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color="#4c4c4c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ARIO_302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float" office:value="-0.15225" calcext:value-type="float">
            <text:p>-0.15225</text:p>
          </table:table-cell>
          <table:table-cell table:style-name="Default" office:value-type="float" office:value="-0.08025" calcext:value-type="float">
            <text:p>-0.08025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T</text:p>
          </table:table-cell>
          <table:table-cell table:formula="of:=[.B300]+[.B$2]" office:value-type="float" office:value="-0.060499" calcext:value-type="float">
            <text:p>-0.060499</text:p>
          </table:table-cell>
          <table:table-cell table:formula="of:=[.C300]+[.C$2]" office:value-type="float" office:value="0.09692" calcext:value-type="float">
            <text:p>0.096920</text:p>
          </table:table-cell>
          <table:table-cell table:formula="of:=[.D300]+[.D$2]" office:value-type="float" office:value="0.79593" calcext:value-type="float">
            <text:p>0.795930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49185" calcext:value-type="float">
            <text:p>0.649185</text:p>
          </table:table-cell>
          <table:table-cell table:style-name="ce1" office:value-type="float" office:value="0.667801" calcext:value-type="float">
            <text:p>0.6678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01]+[.B$2]" office:value-type="float" office:value="-0.060499" calcext:value-type="float">
            <text:p>-0.060499</text:p>
          </table:table-cell>
          <table:table-cell table:formula="of:=[.C301]+[.C$2]" office:value-type="float" office:value="0.090938" calcext:value-type="float">
            <text:p>0.090938</text:p>
          </table:table-cell>
          <table:table-cell table:formula="of:=[.D301]+[.D$2]" office:value-type="float" office:value="0.797883" calcext:value-type="float">
            <text:p>0.797883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49185" calcext:value-type="float">
            <text:p>0.649185</text:p>
          </table:table-cell>
          <table:table-cell table:style-name="ce1" office:value-type="float" office:value="0.616531" calcext:value-type="float">
            <text:p>0.61653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02]+[.B$2]" office:value-type="float" office:value="-0.061552" calcext:value-type="float">
            <text:p>-0.061552</text:p>
          </table:table-cell>
          <table:table-cell table:formula="of:=[.C302]+[.C$2]" office:value-type="float" office:value="0.102917" calcext:value-type="float">
            <text:p>0.102917</text:p>
          </table:table-cell>
          <table:table-cell table:formula="of:=[.D302]+[.D$2]" office:value-type="float" office:value="0.793992" calcext:value-type="float">
            <text:p>0.793992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4064" calcext:value-type="float">
            <text:p>0.640640</text:p>
          </table:table-cell>
          <table:table-cell table:style-name="ce1" office:value-type="float" office:value="0.71907" calcext:value-type="float">
            <text:p>0.71907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03]+[.B$2]" office:value-type="float" office:value="-0.061552" calcext:value-type="float">
            <text:p>-0.061552</text:p>
          </table:table-cell>
          <table:table-cell table:formula="of:=[.C303]+[.C$2]" office:value-type="float" office:value="0.084957" calcext:value-type="float">
            <text:p>0.084957</text:p>
          </table:table-cell>
          <table:table-cell table:formula="of:=[.D303]+[.D$2]" office:value-type="float" office:value="0.799821" calcext:value-type="float">
            <text:p>0.799821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4064" calcext:value-type="float">
            <text:p>0.640640</text:p>
          </table:table-cell>
          <table:table-cell table:style-name="ce1" office:value-type="float" office:value="0.565262" calcext:value-type="float">
            <text:p>0.56526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04]+[.B$2]" office:value-type="float" office:value="-0.063642" calcext:value-type="float">
            <text:p>-0.063642</text:p>
          </table:table-cell>
          <table:table-cell table:formula="of:=[.C304]+[.C$2]" office:value-type="float" office:value="0.107891" calcext:value-type="float">
            <text:p>0.107891</text:p>
          </table:table-cell>
          <table:table-cell table:formula="of:=[.D304]+[.D$2]" office:value-type="float" office:value="0.79236" calcext:value-type="float">
            <text:p>0.792360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23566" calcext:value-type="float">
            <text:p>0.623566</text:p>
          </table:table-cell>
          <table:table-cell table:style-name="ce1" office:value-type="float" office:value="0.76181" calcext:value-type="float">
            <text:p>0.7618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05]+[.B$2]" office:value-type="float" office:value="-0.063642" calcext:value-type="float">
            <text:p>-0.063642</text:p>
          </table:table-cell>
          <table:table-cell table:formula="of:=[.C305]+[.C$2]" office:value-type="float" office:value="0.079967" calcext:value-type="float">
            <text:p>0.079967</text:p>
          </table:table-cell>
          <table:table-cell table:formula="of:=[.D305]+[.D$2]" office:value-type="float" office:value="0.801439" calcext:value-type="float">
            <text:p>0.801439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23566" calcext:value-type="float">
            <text:p>0.623566</text:p>
          </table:table-cell>
          <table:table-cell table:style-name="ce1" office:value-type="float" office:value="0.522537" calcext:value-type="float">
            <text:p>0.52253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06]+[.B$2]" office:value-type="float" office:value="-0.065748" calcext:value-type="float">
            <text:p>-0.065748</text:p>
          </table:table-cell>
          <table:table-cell table:formula="of:=[.C306]+[.C$2]" office:value-type="float" office:value="0.111889" calcext:value-type="float">
            <text:p>0.111889</text:p>
          </table:table-cell>
          <table:table-cell table:formula="of:=[.D306]+[.D$2]" office:value-type="float" office:value="0.791063" calcext:value-type="float">
            <text:p>0.791063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06506" calcext:value-type="float">
            <text:p>0.606506</text:p>
          </table:table-cell>
          <table:table-cell table:style-name="ce1" office:value-type="float" office:value="0.795975" calcext:value-type="float">
            <text:p>0.7959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07]+[.B$2]" office:value-type="float" office:value="-0.065748" calcext:value-type="float">
            <text:p>-0.065748</text:p>
          </table:table-cell>
          <table:table-cell table:formula="of:=[.C307]+[.C$2]" office:value-type="float" office:value="0.075969" calcext:value-type="float">
            <text:p>0.075969</text:p>
          </table:table-cell>
          <table:table-cell table:formula="of:=[.D307]+[.D$2]" office:value-type="float" office:value="0.802736" calcext:value-type="float">
            <text:p>0.802736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606506" calcext:value-type="float">
            <text:p>0.606506</text:p>
          </table:table-cell>
          <table:table-cell table:style-name="ce1" office:value-type="float" office:value="0.488358" calcext:value-type="float">
            <text:p>0.4883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08]+[.B$2]" office:value-type="float" office:value="-0.069944" calcext:value-type="float">
            <text:p>-0.069944</text:p>
          </table:table-cell>
          <table:table-cell table:formula="of:=[.C308]+[.C$2]" office:value-type="float" office:value="0.116878" calcext:value-type="float">
            <text:p>0.116878</text:p>
          </table:table-cell>
          <table:table-cell table:formula="of:=[.D308]+[.D$2]" office:value-type="float" office:value="0.789445" calcext:value-type="float">
            <text:p>0.789445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572372" calcext:value-type="float">
            <text:p>0.572372</text:p>
          </table:table-cell>
          <table:table-cell table:style-name="ce1" office:value-type="float" office:value="0.838699" calcext:value-type="float">
            <text:p>0.838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09]+[.B$2]" office:value-type="float" office:value="-0.069944" calcext:value-type="float">
            <text:p>-0.069944</text:p>
          </table:table-cell>
          <table:table-cell table:formula="of:=[.C309]+[.C$2]" office:value-type="float" office:value="0.07098" calcext:value-type="float">
            <text:p>0.070980</text:p>
          </table:table-cell>
          <table:table-cell table:formula="of:=[.D309]+[.D$2]" office:value-type="float" office:value="0.804368" calcext:value-type="float">
            <text:p>0.804368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572372" calcext:value-type="float">
            <text:p>0.572372</text:p>
          </table:table-cell>
          <table:table-cell table:style-name="ce1" office:value-type="float" office:value="0.445633" calcext:value-type="float">
            <text:p>0.4456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10]+[.B$2]" office:value-type="float" office:value="-0.072035" calcext:value-type="float">
            <text:p>-0.072035</text:p>
          </table:table-cell>
          <table:table-cell table:formula="of:=[.C310]+[.C$2]" office:value-type="float" office:value="0.118877" calcext:value-type="float">
            <text:p>0.118877</text:p>
          </table:table-cell>
          <table:table-cell table:formula="of:=[.D310]+[.D$2]" office:value-type="float" office:value="0.788804" calcext:value-type="float">
            <text:p>0.788804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555298" calcext:value-type="float">
            <text:p>0.555298</text:p>
          </table:table-cell>
          <table:table-cell table:style-name="ce1" office:value-type="float" office:value="0.855789" calcext:value-type="float">
            <text:p>0.8557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11]+[.B$2]" office:value-type="float" office:value="-0.072035" calcext:value-type="float">
            <text:p>-0.072035</text:p>
          </table:table-cell>
          <table:table-cell table:formula="of:=[.C311]+[.C$2]" office:value-type="float" office:value="0.068981" calcext:value-type="float">
            <text:p>0.068981</text:p>
          </table:table-cell>
          <table:table-cell table:formula="of:=[.D311]+[.D$2]" office:value-type="float" office:value="0.805009" calcext:value-type="float">
            <text:p>0.805009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555298" calcext:value-type="float">
            <text:p>0.555298</text:p>
          </table:table-cell>
          <table:table-cell table:style-name="ce1" office:value-type="float" office:value="0.428543" calcext:value-type="float">
            <text:p>0.4285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12]+[.B$2]" office:value-type="float" office:value="-0.077284" calcext:value-type="float">
            <text:p>-0.077284</text:p>
          </table:table-cell>
          <table:table-cell table:formula="of:=[.C312]+[.C$2]" office:value-type="float" office:value="0.12286" calcext:value-type="float">
            <text:p>0.122860</text:p>
          </table:table-cell>
          <table:table-cell table:formula="of:=[.D312]+[.D$2]" office:value-type="float" office:value="0.787507" calcext:value-type="float">
            <text:p>0.787507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512634" calcext:value-type="float">
            <text:p>0.512634</text:p>
          </table:table-cell>
          <table:table-cell table:style-name="ce1" office:value-type="float" office:value="0.889969" calcext:value-type="float">
            <text:p>0.88996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13]+[.B$2]" office:value-type="float" office:value="-0.077284" calcext:value-type="float">
            <text:p>-0.077284</text:p>
          </table:table-cell>
          <table:table-cell table:formula="of:=[.C313]+[.C$2]" office:value-type="float" office:value="0.064998" calcext:value-type="float">
            <text:p>0.064998</text:p>
          </table:table-cell>
          <table:table-cell table:formula="of:=[.D313]+[.D$2]" office:value-type="float" office:value="0.806306" calcext:value-type="float">
            <text:p>0.806306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512634" calcext:value-type="float">
            <text:p>0.512634</text:p>
          </table:table-cell>
          <table:table-cell table:style-name="ce1" office:value-type="float" office:value="0.394379" calcext:value-type="float">
            <text:p>0.3943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14]+[.B$2]" office:value-type="float" office:value="-0.08148" calcext:value-type="float">
            <text:p>-0.081480</text:p>
          </table:table-cell>
          <table:table-cell table:formula="of:=[.C314]+[.C$2]" office:value-type="float" office:value="0.124859" calcext:value-type="float">
            <text:p>0.124859</text:p>
          </table:table-cell>
          <table:table-cell table:formula="of:=[.D314]+[.D$2]" office:value-type="float" office:value="0.786851" calcext:value-type="float">
            <text:p>0.786851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4785" calcext:value-type="float">
            <text:p>0.478500</text:p>
          </table:table-cell>
          <table:table-cell table:style-name="ce1" office:value-type="float" office:value="0.907059" calcext:value-type="float">
            <text:p>0.907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15]+[.B$2]" office:value-type="float" office:value="-0.08148" calcext:value-type="float">
            <text:p>-0.081480</text:p>
          </table:table-cell>
          <table:table-cell table:formula="of:=[.C315]+[.C$2]" office:value-type="float" office:value="0.063" calcext:value-type="float">
            <text:p>0.063000</text:p>
          </table:table-cell>
          <table:table-cell table:formula="of:=[.D315]+[.D$2]" office:value-type="float" office:value="0.806947" calcext:value-type="float">
            <text:p>0.806947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4785" calcext:value-type="float">
            <text:p>0.478500</text:p>
          </table:table-cell>
          <table:table-cell table:style-name="ce1" office:value-type="float" office:value="0.377274" calcext:value-type="float">
            <text:p>0.3772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16]+[.B$2]" office:value-type="float" office:value="-0.086729" calcext:value-type="float">
            <text:p>-0.086729</text:p>
          </table:table-cell>
          <table:table-cell table:formula="of:=[.C316]+[.C$2]" office:value-type="float" office:value="0.126858" calcext:value-type="float">
            <text:p>0.126858</text:p>
          </table:table-cell>
          <table:table-cell table:formula="of:=[.D316]+[.D$2]" office:value-type="float" office:value="0.78621" calcext:value-type="float">
            <text:p>0.786210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435822" calcext:value-type="float">
            <text:p>0.435822</text:p>
          </table:table-cell>
          <table:table-cell table:style-name="ce1" office:value-type="float" office:value="0.924164" calcext:value-type="float">
            <text:p>0.9241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17]+[.B$2]" office:value-type="float" office:value="-0.086729" calcext:value-type="float">
            <text:p>-0.086729</text:p>
          </table:table-cell>
          <table:table-cell table:formula="of:=[.C317]+[.C$2]" office:value-type="float" office:value="0.061001" calcext:value-type="float">
            <text:p>0.061001</text:p>
          </table:table-cell>
          <table:table-cell table:formula="of:=[.D317]+[.D$2]" office:value-type="float" office:value="0.807603" calcext:value-type="float">
            <text:p>0.807603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435822" calcext:value-type="float">
            <text:p>0.435822</text:p>
          </table:table-cell>
          <table:table-cell table:style-name="ce1" office:value-type="float" office:value="0.360184" calcext:value-type="float">
            <text:p>0.36018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18]+[.B$2]" office:value-type="float" office:value="-0.093015" calcext:value-type="float">
            <text:p>-0.093015</text:p>
          </table:table-cell>
          <table:table-cell table:formula="of:=[.C318]+[.C$2]" office:value-type="float" office:value="0.127849" calcext:value-type="float">
            <text:p>0.127849</text:p>
          </table:table-cell>
          <table:table-cell table:formula="of:=[.D318]+[.D$2]" office:value-type="float" office:value="0.78589" calcext:value-type="float">
            <text:p>0.785890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384613" calcext:value-type="float">
            <text:p>0.384613</text:p>
          </table:table-cell>
          <table:table-cell table:style-name="ce1" office:value-type="float" office:value="0.932693" calcext:value-type="float">
            <text:p>0.9326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19]+[.B$2]" office:value-type="float" office:value="-0.093015" calcext:value-type="float">
            <text:p>-0.093015</text:p>
          </table:table-cell>
          <table:table-cell table:formula="of:=[.C319]+[.C$2]" office:value-type="float" office:value="0.060009" calcext:value-type="float">
            <text:p>0.060009</text:p>
          </table:table-cell>
          <table:table-cell table:formula="of:=[.D319]+[.D$2]" office:value-type="float" office:value="0.807924" calcext:value-type="float">
            <text:p>0.807924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384613" calcext:value-type="float">
            <text:p>0.384613</text:p>
          </table:table-cell>
          <table:table-cell table:style-name="ce1" office:value-type="float" office:value="0.351639" calcext:value-type="float">
            <text:p>0.35163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20]+[.B$2]" office:value-type="float" office:value="-0.099317" calcext:value-type="float">
            <text:p>-0.099317</text:p>
          </table:table-cell>
          <table:table-cell table:formula="of:=[.C320]+[.C$2]" office:value-type="float" office:value="0.127849" calcext:value-type="float">
            <text:p>0.127849</text:p>
          </table:table-cell>
          <table:table-cell table:formula="of:=[.D320]+[.D$2]" office:value-type="float" office:value="0.78589" calcext:value-type="float">
            <text:p>0.785890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333405" calcext:value-type="float">
            <text:p>0.333405</text:p>
          </table:table-cell>
          <table:table-cell table:style-name="ce1" office:value-type="float" office:value="0.932693" calcext:value-type="float">
            <text:p>0.9326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21]+[.B$2]" office:value-type="float" office:value="-0.099317" calcext:value-type="float">
            <text:p>-0.099317</text:p>
          </table:table-cell>
          <table:table-cell table:formula="of:=[.C321]+[.C$2]" office:value-type="float" office:value="0.060009" calcext:value-type="float">
            <text:p>0.060009</text:p>
          </table:table-cell>
          <table:table-cell table:formula="of:=[.D321]+[.D$2]" office:value-type="float" office:value="0.807924" calcext:value-type="float">
            <text:p>0.807924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333405" calcext:value-type="float">
            <text:p>0.333405</text:p>
          </table:table-cell>
          <table:table-cell table:style-name="ce1" office:value-type="float" office:value="0.351639" calcext:value-type="float">
            <text:p>0.35163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22]+[.B$2]" office:value-type="float" office:value="-0.105604" calcext:value-type="float">
            <text:p>-0.105604</text:p>
          </table:table-cell>
          <table:table-cell table:formula="of:=[.C322]+[.C$2]" office:value-type="float" office:value="0.126858" calcext:value-type="float">
            <text:p>0.126858</text:p>
          </table:table-cell>
          <table:table-cell table:formula="of:=[.D322]+[.D$2]" office:value-type="float" office:value="0.78621" calcext:value-type="float">
            <text:p>0.786210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82196" calcext:value-type="float">
            <text:p>0.282196</text:p>
          </table:table-cell>
          <table:table-cell table:style-name="ce1" office:value-type="float" office:value="0.924164" calcext:value-type="float">
            <text:p>0.9241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23]+[.B$2]" office:value-type="float" office:value="-0.105604" calcext:value-type="float">
            <text:p>-0.105604</text:p>
          </table:table-cell>
          <table:table-cell table:formula="of:=[.C323]+[.C$2]" office:value-type="float" office:value="0.061001" calcext:value-type="float">
            <text:p>0.061001</text:p>
          </table:table-cell>
          <table:table-cell table:formula="of:=[.D323]+[.D$2]" office:value-type="float" office:value="0.807603" calcext:value-type="float">
            <text:p>0.807603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82196" calcext:value-type="float">
            <text:p>0.282196</text:p>
          </table:table-cell>
          <table:table-cell table:style-name="ce1" office:value-type="float" office:value="0.360184" calcext:value-type="float">
            <text:p>0.36018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24]+[.B$2]" office:value-type="float" office:value="-0.110853" calcext:value-type="float">
            <text:p>-0.110853</text:p>
          </table:table-cell>
          <table:table-cell table:formula="of:=[.C324]+[.C$2]" office:value-type="float" office:value="0.124859" calcext:value-type="float">
            <text:p>0.124859</text:p>
          </table:table-cell>
          <table:table-cell table:formula="of:=[.D324]+[.D$2]" office:value-type="float" office:value="0.786851" calcext:value-type="float">
            <text:p>0.786851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39532" calcext:value-type="float">
            <text:p>0.239532</text:p>
          </table:table-cell>
          <table:table-cell table:style-name="ce1" office:value-type="float" office:value="0.907059" calcext:value-type="float">
            <text:p>0.907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25]+[.B$2]" office:value-type="float" office:value="-0.110853" calcext:value-type="float">
            <text:p>-0.110853</text:p>
          </table:table-cell>
          <table:table-cell table:formula="of:=[.C325]+[.C$2]" office:value-type="float" office:value="0.063" calcext:value-type="float">
            <text:p>0.063000</text:p>
          </table:table-cell>
          <table:table-cell table:formula="of:=[.D325]+[.D$2]" office:value-type="float" office:value="0.806947" calcext:value-type="float">
            <text:p>0.806947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39532" calcext:value-type="float">
            <text:p>0.239532</text:p>
          </table:table-cell>
          <table:table-cell table:style-name="ce1" office:value-type="float" office:value="0.377274" calcext:value-type="float">
            <text:p>0.3772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26]+[.B$2]" office:value-type="float" office:value="-0.115049" calcext:value-type="float">
            <text:p>-0.115049</text:p>
          </table:table-cell>
          <table:table-cell table:formula="of:=[.C326]+[.C$2]" office:value-type="float" office:value="0.12286" calcext:value-type="float">
            <text:p>0.122860</text:p>
          </table:table-cell>
          <table:table-cell table:formula="of:=[.D326]+[.D$2]" office:value-type="float" office:value="0.787507" calcext:value-type="float">
            <text:p>0.787507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05383" calcext:value-type="float">
            <text:p>0.205383</text:p>
          </table:table-cell>
          <table:table-cell table:style-name="ce1" office:value-type="float" office:value="0.889969" calcext:value-type="float">
            <text:p>0.88996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27]+[.B$2]" office:value-type="float" office:value="-0.115049" calcext:value-type="float">
            <text:p>-0.115049</text:p>
          </table:table-cell>
          <table:table-cell table:formula="of:=[.C327]+[.C$2]" office:value-type="float" office:value="0.064998" calcext:value-type="float">
            <text:p>0.064998</text:p>
          </table:table-cell>
          <table:table-cell table:formula="of:=[.D327]+[.D$2]" office:value-type="float" office:value="0.806306" calcext:value-type="float">
            <text:p>0.806306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205383" calcext:value-type="float">
            <text:p>0.205383</text:p>
          </table:table-cell>
          <table:table-cell table:style-name="ce1" office:value-type="float" office:value="0.394379" calcext:value-type="float">
            <text:p>0.3943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28]+[.B$2]" office:value-type="float" office:value="-0.120298" calcext:value-type="float">
            <text:p>-0.120298</text:p>
          </table:table-cell>
          <table:table-cell table:formula="of:=[.C328]+[.C$2]" office:value-type="float" office:value="0.118877" calcext:value-type="float">
            <text:p>0.118877</text:p>
          </table:table-cell>
          <table:table-cell table:formula="of:=[.D328]+[.D$2]" office:value-type="float" office:value="0.788804" calcext:value-type="float">
            <text:p>0.788804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6272" calcext:value-type="float">
            <text:p>0.162720</text:p>
          </table:table-cell>
          <table:table-cell table:style-name="ce1" office:value-type="float" office:value="0.855789" calcext:value-type="float">
            <text:p>0.8557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29]+[.B$2]" office:value-type="float" office:value="-0.120298" calcext:value-type="float">
            <text:p>-0.120298</text:p>
          </table:table-cell>
          <table:table-cell table:formula="of:=[.C329]+[.C$2]" office:value-type="float" office:value="0.068981" calcext:value-type="float">
            <text:p>0.068981</text:p>
          </table:table-cell>
          <table:table-cell table:formula="of:=[.D329]+[.D$2]" office:value-type="float" office:value="0.805009" calcext:value-type="float">
            <text:p>0.805009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6272" calcext:value-type="float">
            <text:p>0.162720</text:p>
          </table:table-cell>
          <table:table-cell table:style-name="ce1" office:value-type="float" office:value="0.428543" calcext:value-type="float">
            <text:p>0.4285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30]+[.B$2]" office:value-type="float" office:value="-0.122389" calcext:value-type="float">
            <text:p>-0.122389</text:p>
          </table:table-cell>
          <table:table-cell table:formula="of:=[.C330]+[.C$2]" office:value-type="float" office:value="0.116878" calcext:value-type="float">
            <text:p>0.116878</text:p>
          </table:table-cell>
          <table:table-cell table:formula="of:=[.D330]+[.D$2]" office:value-type="float" office:value="0.789445" calcext:value-type="float">
            <text:p>0.789445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45645" calcext:value-type="float">
            <text:p>0.145645</text:p>
          </table:table-cell>
          <table:table-cell table:style-name="ce1" office:value-type="float" office:value="0.838699" calcext:value-type="float">
            <text:p>0.838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31]+[.B$2]" office:value-type="float" office:value="-0.122389" calcext:value-type="float">
            <text:p>-0.122389</text:p>
          </table:table-cell>
          <table:table-cell table:formula="of:=[.C331]+[.C$2]" office:value-type="float" office:value="0.07098" calcext:value-type="float">
            <text:p>0.070980</text:p>
          </table:table-cell>
          <table:table-cell table:formula="of:=[.D331]+[.D$2]" office:value-type="float" office:value="0.804368" calcext:value-type="float">
            <text:p>0.804368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45645" calcext:value-type="float">
            <text:p>0.145645</text:p>
          </table:table-cell>
          <table:table-cell table:style-name="ce1" office:value-type="float" office:value="0.445633" calcext:value-type="float">
            <text:p>0.4456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32]+[.B$2]" office:value-type="float" office:value="-0.1266" calcext:value-type="float">
            <text:p>-0.126600</text:p>
          </table:table-cell>
          <table:table-cell table:formula="of:=[.C332]+[.C$2]" office:value-type="float" office:value="0.111889" calcext:value-type="float">
            <text:p>0.111889</text:p>
          </table:table-cell>
          <table:table-cell table:formula="of:=[.D332]+[.D$2]" office:value-type="float" office:value="0.791063" calcext:value-type="float">
            <text:p>0.791063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11511" calcext:value-type="float">
            <text:p>0.111511</text:p>
          </table:table-cell>
          <table:table-cell table:style-name="ce1" office:value-type="float" office:value="0.795975" calcext:value-type="float">
            <text:p>0.7959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33]+[.B$2]" office:value-type="float" office:value="-0.1266" calcext:value-type="float">
            <text:p>-0.126600</text:p>
          </table:table-cell>
          <table:table-cell table:formula="of:=[.C333]+[.C$2]" office:value-type="float" office:value="0.075969" calcext:value-type="float">
            <text:p>0.075969</text:p>
          </table:table-cell>
          <table:table-cell table:formula="of:=[.D333]+[.D$2]" office:value-type="float" office:value="0.802736" calcext:value-type="float">
            <text:p>0.802736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111511" calcext:value-type="float">
            <text:p>0.111511</text:p>
          </table:table-cell>
          <table:table-cell table:style-name="ce1" office:value-type="float" office:value="0.488358" calcext:value-type="float">
            <text:p>0.4883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34]+[.B$2]" office:value-type="float" office:value="-0.12869" calcext:value-type="float">
            <text:p>-0.128690</text:p>
          </table:table-cell>
          <table:table-cell table:formula="of:=[.C334]+[.C$2]" office:value-type="float" office:value="0.107891" calcext:value-type="float">
            <text:p>0.107891</text:p>
          </table:table-cell>
          <table:table-cell table:formula="of:=[.D334]+[.D$2]" office:value-type="float" office:value="0.79236" calcext:value-type="float">
            <text:p>0.792360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094437" calcext:value-type="float">
            <text:p>0.094437</text:p>
          </table:table-cell>
          <table:table-cell table:style-name="ce1" office:value-type="float" office:value="0.76181" calcext:value-type="float">
            <text:p>0.7618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35]+[.B$2]" office:value-type="float" office:value="-0.12869" calcext:value-type="float">
            <text:p>-0.128690</text:p>
          </table:table-cell>
          <table:table-cell table:formula="of:=[.C335]+[.C$2]" office:value-type="float" office:value="0.079967" calcext:value-type="float">
            <text:p>0.079967</text:p>
          </table:table-cell>
          <table:table-cell table:formula="of:=[.D335]+[.D$2]" office:value-type="float" office:value="0.801439" calcext:value-type="float">
            <text:p>0.801439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094437" calcext:value-type="float">
            <text:p>0.094437</text:p>
          </table:table-cell>
          <table:table-cell table:style-name="ce1" office:value-type="float" office:value="0.522537" calcext:value-type="float">
            <text:p>0.52253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36]+[.B$2]" office:value-type="float" office:value="-0.130796" calcext:value-type="float">
            <text:p>-0.130796</text:p>
          </table:table-cell>
          <table:table-cell table:formula="of:=[.C336]+[.C$2]" office:value-type="float" office:value="0.102917" calcext:value-type="float">
            <text:p>0.102917</text:p>
          </table:table-cell>
          <table:table-cell table:formula="of:=[.D336]+[.D$2]" office:value-type="float" office:value="0.793992" calcext:value-type="float">
            <text:p>0.793992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077377" calcext:value-type="float">
            <text:p>0.077377</text:p>
          </table:table-cell>
          <table:table-cell table:style-name="ce1" office:value-type="float" office:value="0.71907" calcext:value-type="float">
            <text:p>0.71907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37]+[.B$2]" office:value-type="float" office:value="-0.130796" calcext:value-type="float">
            <text:p>-0.130796</text:p>
          </table:table-cell>
          <table:table-cell table:formula="of:=[.C337]+[.C$2]" office:value-type="float" office:value="0.084957" calcext:value-type="float">
            <text:p>0.084957</text:p>
          </table:table-cell>
          <table:table-cell table:formula="of:=[.D337]+[.D$2]" office:value-type="float" office:value="0.799821" calcext:value-type="float">
            <text:p>0.799821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077377" calcext:value-type="float">
            <text:p>0.077377</text:p>
          </table:table-cell>
          <table:table-cell table:style-name="ce1" office:value-type="float" office:value="0.565262" calcext:value-type="float">
            <text:p>0.56526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38]+[.B$2]" office:value-type="float" office:value="-0.131834" calcext:value-type="float">
            <text:p>-0.131834</text:p>
          </table:table-cell>
          <table:table-cell table:formula="of:=[.C338]+[.C$2]" office:value-type="float" office:value="0.09692" calcext:value-type="float">
            <text:p>0.096920</text:p>
          </table:table-cell>
          <table:table-cell table:formula="of:=[.D338]+[.D$2]" office:value-type="float" office:value="0.79593" calcext:value-type="float">
            <text:p>0.795930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068848" calcext:value-type="float">
            <text:p>0.068848</text:p>
          </table:table-cell>
          <table:table-cell table:style-name="ce1" office:value-type="float" office:value="0.667801" calcext:value-type="float">
            <text:p>0.6678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39]+[.B$2]" office:value-type="float" office:value="-0.131834" calcext:value-type="float">
            <text:p>-0.131834</text:p>
          </table:table-cell>
          <table:table-cell table:formula="of:=[.C339]+[.C$2]" office:value-type="float" office:value="0.090938" calcext:value-type="float">
            <text:p>0.090938</text:p>
          </table:table-cell>
          <table:table-cell table:formula="of:=[.D339]+[.D$2]" office:value-type="float" office:value="0.797883" calcext:value-type="float">
            <text:p>0.797883</text:p>
          </table:table-cell>
          <table:table-cell table:style-name="ce1" office:value-type="float" office:value="-0.000015" calcext:value-type="float">
            <text:p>-0.000015</text:p>
          </table:table-cell>
          <table:table-cell table:style-name="ce1" office:value-type="float" office:value="0.309036" calcext:value-type="float">
            <text:p>0.309036</text:p>
          </table:table-cell>
          <table:table-cell table:style-name="ce1" office:value-type="float" office:value="0.95105" calcext:value-type="float">
            <text:p>0.951050</text:p>
          </table:table-cell>
          <table:table-cell table:style-name="ce1" office:value-type="float" office:value="0.068848" calcext:value-type="float">
            <text:p>0.068848</text:p>
          </table:table-cell>
          <table:table-cell table:style-name="ce1" office:value-type="float" office:value="0.616531" calcext:value-type="float">
            <text:p>0.61653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40]+[.B$2]" office:value-type="float" office:value="-0.093076" calcext:value-type="float">
            <text:p>-0.093076</text:p>
          </table:table-cell>
          <table:table-cell table:formula="of:=[.C340]+[.C$2]" office:value-type="float" office:value="0.134319" calcext:value-type="float">
            <text:p>0.134319</text:p>
          </table:table-cell>
          <table:table-cell table:formula="of:=[.D340]+[.D$2]" office:value-type="float" office:value="0.791337" calcext:value-type="float">
            <text:p>0.791337</text:p>
          </table:table-cell>
          <table:table-cell table:style-name="ce1" office:value-type="float" office:value="0.061661" calcext:value-type="float">
            <text:p>0.061661</text:p>
          </table:table-cell>
          <table:table-cell table:style-name="ce1" office:value-type="float" office:value="0.919876" calcext:value-type="float">
            <text:p>0.919876</text:p>
          </table:table-cell>
          <table:table-cell table:style-name="ce1" office:value-type="float" office:value="0.387314" calcext:value-type="float">
            <text:p>0.387314</text:p>
          </table:table-cell>
          <table:table-cell table:style-name="ce1" office:value-type="float" office:value="0.388199" calcext:value-type="float">
            <text:p>0.388199</text:p>
          </table:table-cell>
          <table:table-cell table:style-name="ce1" office:value-type="float" office:value="0.988586" calcext:value-type="float">
            <text:p>0.9885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41]+[.B$2]" office:value-type="float" office:value="-0.099256" calcext:value-type="float">
            <text:p>-0.099256</text:p>
          </table:table-cell>
          <table:table-cell table:formula="of:=[.C341]+[.C$2]" office:value-type="float" office:value="0.134319" calcext:value-type="float">
            <text:p>0.134319</text:p>
          </table:table-cell>
          <table:table-cell table:formula="of:=[.D341]+[.D$2]" office:value-type="float" office:value="0.791337" calcext:value-type="float">
            <text:p>0.791337</text:p>
          </table:table-cell>
          <table:table-cell table:style-name="ce1" office:value-type="float" office:value="-0.061661" calcext:value-type="float">
            <text:p>-0.061661</text:p>
          </table:table-cell>
          <table:table-cell table:style-name="ce1" office:value-type="float" office:value="0.919876" calcext:value-type="float">
            <text:p>0.919876</text:p>
          </table:table-cell>
          <table:table-cell table:style-name="ce1" office:value-type="float" office:value="0.387344" calcext:value-type="float">
            <text:p>0.387344</text:p>
          </table:table-cell>
          <table:table-cell table:style-name="ce1" office:value-type="float" office:value="0.33519" calcext:value-type="float">
            <text:p>0.335190</text:p>
          </table:table-cell>
          <table:table-cell table:style-name="ce1" office:value-type="float" office:value="0.988586" calcext:value-type="float">
            <text:p>0.9885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42]+[.B$2]" office:value-type="float" office:value="-0.093168" calcext:value-type="float">
            <text:p>-0.093168</text:p>
          </table:table-cell>
          <table:table-cell table:formula="of:=[.C342]+[.C$2]" office:value-type="float" office:value="0.134807" calcext:value-type="float">
            <text:p>0.134807</text:p>
          </table:table-cell>
          <table:table-cell table:formula="of:=[.D342]+[.D$2]" office:value-type="float" office:value="0.790132" calcext:value-type="float">
            <text:p>0.790132</text:p>
          </table:table-cell>
          <table:table-cell table:style-name="ce1" office:value-type="float" office:value="0.061661" calcext:value-type="float">
            <text:p>0.061661</text:p>
          </table:table-cell>
          <table:table-cell table:style-name="ce1" office:value-type="float" office:value="0.919876" calcext:value-type="float">
            <text:p>0.919876</text:p>
          </table:table-cell>
          <table:table-cell table:style-name="ce1" office:value-type="float" office:value="0.387314" calcext:value-type="float">
            <text:p>0.387314</text:p>
          </table:table-cell>
          <table:table-cell table:style-name="ce1" office:value-type="float" office:value="0.387421" calcext:value-type="float">
            <text:p>0.387421</text:p>
          </table:table-cell>
          <table:table-cell table:style-name="ce1" office:value-type="float" office:value="0.995758" calcext:value-type="float">
            <text:p>0.9957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43]+[.B$2]" office:value-type="float" office:value="-0.099165" calcext:value-type="float">
            <text:p>-0.099165</text:p>
          </table:table-cell>
          <table:table-cell table:formula="of:=[.C343]+[.C$2]" office:value-type="float" office:value="0.134807" calcext:value-type="float">
            <text:p>0.134807</text:p>
          </table:table-cell>
          <table:table-cell table:formula="of:=[.D343]+[.D$2]" office:value-type="float" office:value="0.790132" calcext:value-type="float">
            <text:p>0.790132</text:p>
          </table:table-cell>
          <table:table-cell table:style-name="ce1" office:value-type="float" office:value="-0.061661" calcext:value-type="float">
            <text:p>-0.061661</text:p>
          </table:table-cell>
          <table:table-cell table:style-name="ce1" office:value-type="float" office:value="0.919876" calcext:value-type="float">
            <text:p>0.919876</text:p>
          </table:table-cell>
          <table:table-cell table:style-name="ce1" office:value-type="float" office:value="0.387344" calcext:value-type="float">
            <text:p>0.387344</text:p>
          </table:table-cell>
          <table:table-cell table:style-name="ce1" office:value-type="float" office:value="0.335953" calcext:value-type="float">
            <text:p>0.335953</text:p>
          </table:table-cell>
          <table:table-cell table:style-name="ce1" office:value-type="float" office:value="0.995758" calcext:value-type="float">
            <text:p>0.9957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44]+[.B$2]" office:value-type="float" office:value="-0.086912" calcext:value-type="float">
            <text:p>-0.086912</text:p>
          </table:table-cell>
          <table:table-cell table:formula="of:=[.C344]+[.C$2]" office:value-type="float" office:value="0.133343" calcext:value-type="float">
            <text:p>0.133343</text:p>
          </table:table-cell>
          <table:table-cell table:formula="of:=[.D344]+[.D$2]" office:value-type="float" office:value="0.791658" calcext:value-type="float">
            <text:p>0.791658</text:p>
          </table:table-cell>
          <table:table-cell table:style-name="ce1" office:value-type="float" office:value="0.171127" calcext:value-type="float">
            <text:p>0.171127</text:p>
          </table:table-cell>
          <table:table-cell table:style-name="ce1" office:value-type="float" office:value="0.878906" calcext:value-type="float">
            <text:p>0.878906</text:p>
          </table:table-cell>
          <table:table-cell table:style-name="ce1" office:value-type="float" office:value="0.445236" calcext:value-type="float">
            <text:p>0.445236</text:p>
          </table:table-cell>
          <table:table-cell table:style-name="ce1" office:value-type="float" office:value="0.441223" calcext:value-type="float">
            <text:p>0.441223</text:p>
          </table:table-cell>
          <table:table-cell table:style-name="ce1" office:value-type="float" office:value="0.979675" calcext:value-type="float">
            <text:p>0.9796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45]+[.B$2]" office:value-type="float" office:value="-0.086179" calcext:value-type="float">
            <text:p>-0.086179</text:p>
          </table:table-cell>
          <table:table-cell table:formula="of:=[.C345]+[.C$2]" office:value-type="float" office:value="0.133846" calcext:value-type="float">
            <text:p>0.133846</text:p>
          </table:table-cell>
          <table:table-cell table:formula="of:=[.D345]+[.D$2]" office:value-type="float" office:value="0.790437" calcext:value-type="float">
            <text:p>0.790437</text:p>
          </table:table-cell>
          <table:table-cell table:style-name="ce1" office:value-type="float" office:value="0.171127" calcext:value-type="float">
            <text:p>0.171127</text:p>
          </table:table-cell>
          <table:table-cell table:style-name="ce1" office:value-type="float" office:value="0.878906" calcext:value-type="float">
            <text:p>0.878906</text:p>
          </table:table-cell>
          <table:table-cell table:style-name="ce1" office:value-type="float" office:value="0.445236" calcext:value-type="float">
            <text:p>0.445236</text:p>
          </table:table-cell>
          <table:table-cell table:style-name="ce1" office:value-type="float" office:value="0.447495" calcext:value-type="float">
            <text:p>0.447495</text:p>
          </table:table-cell>
          <table:table-cell table:style-name="ce1" office:value-type="float" office:value="0.987106" calcext:value-type="float">
            <text:p>0.9871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46]+[.B$2]" office:value-type="float" office:value="-0.080732" calcext:value-type="float">
            <text:p>-0.080732</text:p>
          </table:table-cell>
          <table:table-cell table:formula="of:=[.C346]+[.C$2]" office:value-type="float" office:value="0.131389" calcext:value-type="float">
            <text:p>0.131389</text:p>
          </table:table-cell>
          <table:table-cell table:formula="of:=[.D346]+[.D$2]" office:value-type="float" office:value="0.792299" calcext:value-type="float">
            <text:p>0.792299</text:p>
          </table:table-cell>
          <table:table-cell table:style-name="ce1" office:value-type="float" office:value="0.262253" calcext:value-type="float">
            <text:p>0.262253</text:p>
          </table:table-cell>
          <table:table-cell table:style-name="ce1" office:value-type="float" office:value="0.827652" calcext:value-type="float">
            <text:p>0.827652</text:p>
          </table:table-cell>
          <table:table-cell table:style-name="ce1" office:value-type="float" office:value="0.496201" calcext:value-type="float">
            <text:p>0.496201</text:p>
          </table:table-cell>
          <table:table-cell table:style-name="ce1" office:value-type="float" office:value="0.494247" calcext:value-type="float">
            <text:p>0.494247</text:p>
          </table:table-cell>
          <table:table-cell table:style-name="ce1" office:value-type="float" office:value="0.961868" calcext:value-type="float">
            <text:p>0.9618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47]+[.B$2]" office:value-type="float" office:value="-0.080183" calcext:value-type="float">
            <text:p>-0.080183</text:p>
          </table:table-cell>
          <table:table-cell table:formula="of:=[.C347]+[.C$2]" office:value-type="float" office:value="0.131954" calcext:value-type="float">
            <text:p>0.131954</text:p>
          </table:table-cell>
          <table:table-cell table:formula="of:=[.D347]+[.D$2]" office:value-type="float" office:value="0.791063" calcext:value-type="float">
            <text:p>0.791063</text:p>
          </table:table-cell>
          <table:table-cell table:style-name="ce1" office:value-type="float" office:value="0.262253" calcext:value-type="float">
            <text:p>0.262253</text:p>
          </table:table-cell>
          <table:table-cell table:style-name="ce1" office:value-type="float" office:value="0.827652" calcext:value-type="float">
            <text:p>0.827652</text:p>
          </table:table-cell>
          <table:table-cell table:style-name="ce1" office:value-type="float" office:value="0.496201" calcext:value-type="float">
            <text:p>0.496201</text:p>
          </table:table-cell>
          <table:table-cell table:style-name="ce1" office:value-type="float" office:value="0.498962" calcext:value-type="float">
            <text:p>0.498962</text:p>
          </table:table-cell>
          <table:table-cell table:style-name="ce1" office:value-type="float" office:value="0.969818" calcext:value-type="float">
            <text:p>0.969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48]+[.B$2]" office:value-type="float" office:value="-0.074552" calcext:value-type="float">
            <text:p>-0.074552</text:p>
          </table:table-cell>
          <table:table-cell table:formula="of:=[.C348]+[.C$2]" office:value-type="float" office:value="0.128444" calcext:value-type="float">
            <text:p>0.128444</text:p>
          </table:table-cell>
          <table:table-cell table:formula="of:=[.D348]+[.D$2]" office:value-type="float" office:value="0.793245" calcext:value-type="float">
            <text:p>0.793245</text:p>
          </table:table-cell>
          <table:table-cell table:style-name="ce1" office:value-type="float" office:value="0.372375" calcext:value-type="float">
            <text:p>0.372375</text:p>
          </table:table-cell>
          <table:table-cell table:style-name="ce1" office:value-type="float" office:value="0.775681" calcext:value-type="float">
            <text:p>0.775681</text:p>
          </table:table-cell>
          <table:table-cell table:style-name="ce1" office:value-type="float" office:value="0.509567" calcext:value-type="float">
            <text:p>0.509567</text:p>
          </table:table-cell>
          <table:table-cell table:style-name="ce1" office:value-type="float" office:value="0.547272" calcext:value-type="float">
            <text:p>0.547272</text:p>
          </table:table-cell>
          <table:table-cell table:style-name="ce1" office:value-type="float" office:value="0.93515" calcext:value-type="float">
            <text:p>0.9351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49]+[.B$2]" office:value-type="float" office:value="-0.074186" calcext:value-type="float">
            <text:p>-0.074186</text:p>
          </table:table-cell>
          <table:table-cell table:formula="of:=[.C349]+[.C$2]" office:value-type="float" office:value="0.129101" calcext:value-type="float">
            <text:p>0.129101</text:p>
          </table:table-cell>
          <table:table-cell table:formula="of:=[.D349]+[.D$2]" office:value-type="float" office:value="0.791978" calcext:value-type="float">
            <text:p>0.791978</text:p>
          </table:table-cell>
          <table:table-cell table:style-name="ce1" office:value-type="float" office:value="0.372375" calcext:value-type="float">
            <text:p>0.372375</text:p>
          </table:table-cell>
          <table:table-cell table:style-name="ce1" office:value-type="float" office:value="0.775681" calcext:value-type="float">
            <text:p>0.775681</text:p>
          </table:table-cell>
          <table:table-cell table:style-name="ce1" office:value-type="float" office:value="0.509567" calcext:value-type="float">
            <text:p>0.509567</text:p>
          </table:table-cell>
          <table:table-cell table:style-name="ce1" office:value-type="float" office:value="0.550446" calcext:value-type="float">
            <text:p>0.550446</text:p>
          </table:table-cell>
          <table:table-cell table:style-name="ce1" office:value-type="float" office:value="0.943878" calcext:value-type="float">
            <text:p>0.9438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50]+[.B$2]" office:value-type="float" office:value="-0.06941" calcext:value-type="float">
            <text:p>-0.069410</text:p>
          </table:table-cell>
          <table:table-cell table:formula="of:=[.C350]+[.C$2]" office:value-type="float" office:value="0.124538" calcext:value-type="float">
            <text:p>0.124538</text:p>
          </table:table-cell>
          <table:table-cell table:formula="of:=[.D350]+[.D$2]" office:value-type="float" office:value="0.794526" calcext:value-type="float">
            <text:p>0.794526</text:p>
          </table:table-cell>
          <table:table-cell table:style-name="ce1" office:value-type="float" office:value="0.47464" calcext:value-type="float">
            <text:p>0.474640</text:p>
          </table:table-cell>
          <table:table-cell table:style-name="ce1" office:value-type="float" office:value="0.720749" calcext:value-type="float">
            <text:p>0.720749</text:p>
          </table:table-cell>
          <table:table-cell table:style-name="ce1" office:value-type="float" office:value="0.505203" calcext:value-type="float">
            <text:p>0.505203</text:p>
          </table:table-cell>
          <table:table-cell table:style-name="ce1" office:value-type="float" office:value="0.591446" calcext:value-type="float">
            <text:p>0.591446</text:p>
          </table:table-cell>
          <table:table-cell table:style-name="ce1" office:value-type="float" office:value="0.899521" calcext:value-type="float">
            <text:p>0.8995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51]+[.B$2]" office:value-type="float" office:value="-0.069196" calcext:value-type="float">
            <text:p>-0.069196</text:p>
          </table:table-cell>
          <table:table-cell table:formula="of:=[.C351]+[.C$2]" office:value-type="float" office:value="0.125301" calcext:value-type="float">
            <text:p>0.125301</text:p>
          </table:table-cell>
          <table:table-cell table:formula="of:=[.D351]+[.D$2]" office:value-type="float" office:value="0.793214" calcext:value-type="float">
            <text:p>0.793214</text:p>
          </table:table-cell>
          <table:table-cell table:style-name="ce1" office:value-type="float" office:value="0.47464" calcext:value-type="float">
            <text:p>0.474640</text:p>
          </table:table-cell>
          <table:table-cell table:style-name="ce1" office:value-type="float" office:value="0.720749" calcext:value-type="float">
            <text:p>0.720749</text:p>
          </table:table-cell>
          <table:table-cell table:style-name="ce1" office:value-type="float" office:value="0.505203" calcext:value-type="float">
            <text:p>0.505203</text:p>
          </table:table-cell>
          <table:table-cell table:style-name="ce1" office:value-type="float" office:value="0.593338" calcext:value-type="float">
            <text:p>0.593338</text:p>
          </table:table-cell>
          <table:table-cell table:style-name="ce1" office:value-type="float" office:value="0.909302" calcext:value-type="float">
            <text:p>0.90930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52]+[.B$2]" office:value-type="float" office:value="-0.066328" calcext:value-type="float">
            <text:p>-0.066328</text:p>
          </table:table-cell>
          <table:table-cell table:formula="of:=[.C352]+[.C$2]" office:value-type="float" office:value="0.121593" calcext:value-type="float">
            <text:p>0.121593</text:p>
          </table:table-cell>
          <table:table-cell table:formula="of:=[.D352]+[.D$2]" office:value-type="float" office:value="0.795472" calcext:value-type="float">
            <text:p>0.795472</text:p>
          </table:table-cell>
          <table:table-cell table:style-name="ce1" office:value-type="float" office:value="0.529404" calcext:value-type="float">
            <text:p>0.529404</text:p>
          </table:table-cell>
          <table:table-cell table:style-name="ce1" office:value-type="float" office:value="0.668732" calcext:value-type="float">
            <text:p>0.668732</text:p>
          </table:table-cell>
          <table:table-cell table:style-name="ce1" office:value-type="float" office:value="0.522049" calcext:value-type="float">
            <text:p>0.522049</text:p>
          </table:table-cell>
          <table:table-cell table:style-name="ce1" office:value-type="float" office:value="0.61795" calcext:value-type="float">
            <text:p>0.617950</text:p>
          </table:table-cell>
          <table:table-cell table:style-name="ce1" office:value-type="float" office:value="0.872818" calcext:value-type="float">
            <text:p>0.872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53]+[.B$2]" office:value-type="float" office:value="-0.065199" calcext:value-type="float">
            <text:p>-0.065199</text:p>
          </table:table-cell>
          <table:table-cell table:formula="of:=[.C353]+[.C$2]" office:value-type="float" office:value="0.121502" calcext:value-type="float">
            <text:p>0.121502</text:p>
          </table:table-cell>
          <table:table-cell table:formula="of:=[.D353]+[.D$2]" office:value-type="float" office:value="0.79445" calcext:value-type="float">
            <text:p>0.794450</text:p>
          </table:table-cell>
          <table:table-cell table:style-name="ce1" office:value-type="float" office:value="0.529404" calcext:value-type="float">
            <text:p>0.529404</text:p>
          </table:table-cell>
          <table:table-cell table:style-name="ce1" office:value-type="float" office:value="0.668732" calcext:value-type="float">
            <text:p>0.668732</text:p>
          </table:table-cell>
          <table:table-cell table:style-name="ce1" office:value-type="float" office:value="0.522049" calcext:value-type="float">
            <text:p>0.522049</text:p>
          </table:table-cell>
          <table:table-cell table:style-name="ce1" office:value-type="float" office:value="0.627655" calcext:value-type="float">
            <text:p>0.627655</text:p>
          </table:table-cell>
          <table:table-cell table:style-name="ce1" office:value-type="float" office:value="0.874725" calcext:value-type="float">
            <text:p>0.8747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54]+[.B$2]" office:value-type="float" office:value="-0.062208" calcext:value-type="float">
            <text:p>-0.062208</text:p>
          </table:table-cell>
          <table:table-cell table:formula="of:=[.C354]+[.C$2]" office:value-type="float" office:value="0.11671" calcext:value-type="float">
            <text:p>0.116710</text:p>
          </table:table-cell>
          <table:table-cell table:formula="of:=[.D354]+[.D$2]" office:value-type="float" office:value="0.797059" calcext:value-type="float">
            <text:p>0.797059</text:p>
          </table:table-cell>
          <table:table-cell table:style-name="ce1" office:value-type="float" office:value="0.5802" calcext:value-type="float">
            <text:p>0.580200</text:p>
          </table:table-cell>
          <table:table-cell table:style-name="ce1" office:value-type="float" office:value="0.577942" calcext:value-type="float">
            <text:p>0.577942</text:p>
          </table:table-cell>
          <table:table-cell table:style-name="ce1" office:value-type="float" office:value="0.573883" calcext:value-type="float">
            <text:p>0.573883</text:p>
          </table:table-cell>
          <table:table-cell table:style-name="ce1" office:value-type="float" office:value="0.653305" calcext:value-type="float">
            <text:p>0.653305</text:p>
          </table:table-cell>
          <table:table-cell table:style-name="ce1" office:value-type="float" office:value="0.828293" calcext:value-type="float">
            <text:p>0.8282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55]+[.B$2]" office:value-type="float" office:value="-0.061201" calcext:value-type="float">
            <text:p>-0.061201</text:p>
          </table:table-cell>
          <table:table-cell table:formula="of:=[.C355]+[.C$2]" office:value-type="float" office:value="0.116741" calcext:value-type="float">
            <text:p>0.116741</text:p>
          </table:table-cell>
          <table:table-cell table:formula="of:=[.D355]+[.D$2]" office:value-type="float" office:value="0.796006" calcext:value-type="float">
            <text:p>0.796006</text:p>
          </table:table-cell>
          <table:table-cell table:style-name="ce1" office:value-type="float" office:value="0.5802" calcext:value-type="float">
            <text:p>0.580200</text:p>
          </table:table-cell>
          <table:table-cell table:style-name="ce1" office:value-type="float" office:value="0.577942" calcext:value-type="float">
            <text:p>0.577942</text:p>
          </table:table-cell>
          <table:table-cell table:style-name="ce1" office:value-type="float" office:value="0.573883" calcext:value-type="float">
            <text:p>0.573883</text:p>
          </table:table-cell>
          <table:table-cell table:style-name="ce1" office:value-type="float" office:value="0.661957" calcext:value-type="float">
            <text:p>0.661957</text:p>
          </table:table-cell>
          <table:table-cell table:style-name="ce1" office:value-type="float" office:value="0.831482" calcext:value-type="float">
            <text:p>0.8314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56]+[.B$2]" office:value-type="float" office:value="-0.05821" calcext:value-type="float">
            <text:p>-0.058210</text:p>
          </table:table-cell>
          <table:table-cell table:formula="of:=[.C356]+[.C$2]" office:value-type="float" office:value="0.111049" calcext:value-type="float">
            <text:p>0.111049</text:p>
          </table:table-cell>
          <table:table-cell table:formula="of:=[.D356]+[.D$2]" office:value-type="float" office:value="0.797853" calcext:value-type="float">
            <text:p>0.797853</text:p>
          </table:table-cell>
          <table:table-cell table:style-name="ce1" office:value-type="float" office:value="0.633545" calcext:value-type="float">
            <text:p>0.633545</text:p>
          </table:table-cell>
          <table:table-cell table:style-name="ce1" office:value-type="float" office:value="0.474319" calcext:value-type="float">
            <text:p>0.474319</text:p>
          </table:table-cell>
          <table:table-cell table:style-name="ce1" office:value-type="float" office:value="0.611267" calcext:value-type="float">
            <text:p>0.611267</text:p>
          </table:table-cell>
          <table:table-cell table:style-name="ce1" office:value-type="float" office:value="0.687714" calcext:value-type="float">
            <text:p>0.687714</text:p>
          </table:table-cell>
          <table:table-cell table:style-name="ce1" office:value-type="float" office:value="0.779617" calcext:value-type="float">
            <text:p>0.7796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57]+[.B$2]" office:value-type="float" office:value="-0.059126" calcext:value-type="float">
            <text:p>-0.059126</text:p>
          </table:table-cell>
          <table:table-cell table:formula="of:=[.C357]+[.C$2]" office:value-type="float" office:value="0.110836" calcext:value-type="float">
            <text:p>0.110836</text:p>
          </table:table-cell>
          <table:table-cell table:formula="of:=[.D357]+[.D$2]" office:value-type="float" office:value="0.798967" calcext:value-type="float">
            <text:p>0.798967</text:p>
          </table:table-cell>
          <table:table-cell table:style-name="ce1" office:value-type="float" office:value="0.633545" calcext:value-type="float">
            <text:p>0.633545</text:p>
          </table:table-cell>
          <table:table-cell table:style-name="ce1" office:value-type="float" office:value="0.474319" calcext:value-type="float">
            <text:p>0.474319</text:p>
          </table:table-cell>
          <table:table-cell table:style-name="ce1" office:value-type="float" office:value="0.611267" calcext:value-type="float">
            <text:p>0.611267</text:p>
          </table:table-cell>
          <table:table-cell table:style-name="ce1" office:value-type="float" office:value="0.67981" calcext:value-type="float">
            <text:p>0.679810</text:p>
          </table:table-cell>
          <table:table-cell table:style-name="ce1" office:value-type="float" office:value="0.774872" calcext:value-type="float">
            <text:p>0.7748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58]+[.B$2]" office:value-type="float" office:value="-0.056211" calcext:value-type="float">
            <text:p>-0.056211</text:p>
          </table:table-cell>
          <table:table-cell table:formula="of:=[.C358]+[.C$2]" office:value-type="float" office:value="0.105343" calcext:value-type="float">
            <text:p>0.105343</text:p>
          </table:table-cell>
          <table:table-cell table:formula="of:=[.D358]+[.D$2]" office:value-type="float" office:value="0.799699" calcext:value-type="float">
            <text:p>0.799699</text:p>
          </table:table-cell>
          <table:table-cell table:style-name="ce1" office:value-type="float" office:value="0.698135" calcext:value-type="float">
            <text:p>0.698135</text:p>
          </table:table-cell>
          <table:table-cell table:style-name="ce1" office:value-type="float" office:value="0.377579" calcext:value-type="float">
            <text:p>0.377579</text:p>
          </table:table-cell>
          <table:table-cell table:style-name="ce1" office:value-type="float" office:value="0.608307" calcext:value-type="float">
            <text:p>0.608307</text:p>
          </table:table-cell>
          <table:table-cell table:style-name="ce1" office:value-type="float" office:value="0.704865" calcext:value-type="float">
            <text:p>0.704865</text:p>
          </table:table-cell>
          <table:table-cell table:style-name="ce1" office:value-type="float" office:value="0.727753" calcext:value-type="float">
            <text:p>0.7277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59]+[.B$2]" office:value-type="float" office:value="-0.057066" calcext:value-type="float">
            <text:p>-0.057066</text:p>
          </table:table-cell>
          <table:table-cell table:formula="of:=[.C359]+[.C$2]" office:value-type="float" office:value="0.104961" calcext:value-type="float">
            <text:p>0.104961</text:p>
          </table:table-cell>
          <table:table-cell table:formula="of:=[.D359]+[.D$2]" office:value-type="float" office:value="0.800874" calcext:value-type="float">
            <text:p>0.800874</text:p>
          </table:table-cell>
          <table:table-cell table:style-name="ce1" office:value-type="float" office:value="0.698135" calcext:value-type="float">
            <text:p>0.698135</text:p>
          </table:table-cell>
          <table:table-cell table:style-name="ce1" office:value-type="float" office:value="0.377579" calcext:value-type="float">
            <text:p>0.377579</text:p>
          </table:table-cell>
          <table:table-cell table:style-name="ce1" office:value-type="float" office:value="0.608307" calcext:value-type="float">
            <text:p>0.608307</text:p>
          </table:table-cell>
          <table:table-cell table:style-name="ce1" office:value-type="float" office:value="0.697495" calcext:value-type="float">
            <text:p>0.697495</text:p>
          </table:table-cell>
          <table:table-cell table:style-name="ce1" office:value-type="float" office:value="0.721436" calcext:value-type="float">
            <text:p>0.7214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60]+[.B$2]" office:value-type="float" office:value="-0.056028" calcext:value-type="float">
            <text:p>-0.056028</text:p>
          </table:table-cell>
          <table:table-cell table:formula="of:=[.C360]+[.C$2]" office:value-type="float" office:value="0.099087" calcext:value-type="float">
            <text:p>0.099087</text:p>
          </table:table-cell>
          <table:table-cell table:formula="of:=[.D360]+[.D$2]" office:value-type="float" office:value="0.802781" calcext:value-type="float">
            <text:p>0.802781</text:p>
          </table:table-cell>
          <table:table-cell table:style-name="ce1" office:value-type="float" office:value="0.755127" calcext:value-type="float">
            <text:p>0.755127</text:p>
          </table:table-cell>
          <table:table-cell table:style-name="ce1" office:value-type="float" office:value="0.260361" calcext:value-type="float">
            <text:p>0.260361</text:p>
          </table:table-cell>
          <table:table-cell table:style-name="ce1" office:value-type="float" office:value="0.601654" calcext:value-type="float">
            <text:p>0.601654</text:p>
          </table:table-cell>
          <table:table-cell table:style-name="ce1" office:value-type="float" office:value="0.706345" calcext:value-type="float">
            <text:p>0.706345</text:p>
          </table:table-cell>
          <table:table-cell table:style-name="ce1" office:value-type="float" office:value="0.668015" calcext:value-type="float">
            <text:p>0.6680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61]+[.B$2]" office:value-type="float" office:value="-0.055204" calcext:value-type="float">
            <text:p>-0.055204</text:p>
          </table:table-cell>
          <table:table-cell table:formula="of:=[.C361]+[.C$2]" office:value-type="float" office:value="0.09869" calcext:value-type="float">
            <text:p>0.098690</text:p>
          </table:table-cell>
          <table:table-cell table:formula="of:=[.D361]+[.D$2]" office:value-type="float" office:value="0.801866" calcext:value-type="float">
            <text:p>0.801866</text:p>
          </table:table-cell>
          <table:table-cell table:style-name="ce1" office:value-type="float" office:value="0.755127" calcext:value-type="float">
            <text:p>0.755127</text:p>
          </table:table-cell>
          <table:table-cell table:style-name="ce1" office:value-type="float" office:value="0.260361" calcext:value-type="float">
            <text:p>0.260361</text:p>
          </table:table-cell>
          <table:table-cell table:style-name="ce1" office:value-type="float" office:value="0.601654" calcext:value-type="float">
            <text:p>0.601654</text:p>
          </table:table-cell>
          <table:table-cell table:style-name="ce1" office:value-type="float" office:value="0.713455" calcext:value-type="float">
            <text:p>0.713455</text:p>
          </table:table-cell>
          <table:table-cell table:style-name="ce1" office:value-type="float" office:value="0.667236" calcext:value-type="float">
            <text:p>0.6672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62]+[.B$2]" office:value-type="float" office:value="-0.056028" calcext:value-type="float">
            <text:p>-0.056028</text:p>
          </table:table-cell>
          <table:table-cell table:formula="of:=[.C362]+[.C$2]" office:value-type="float" office:value="0.093212" calcext:value-type="float">
            <text:p>0.093212</text:p>
          </table:table-cell>
          <table:table-cell table:formula="of:=[.D362]+[.D$2]" office:value-type="float" office:value="0.804689" calcext:value-type="float">
            <text:p>0.804689</text:p>
          </table:table-cell>
          <table:table-cell table:style-name="ce1" office:value-type="float" office:value="0.755096" calcext:value-type="float">
            <text:p>0.755096</text:p>
          </table:table-cell>
          <table:table-cell table:style-name="ce1" office:value-type="float" office:value="0.143036" calcext:value-type="float">
            <text:p>0.143036</text:p>
          </table:table-cell>
          <table:table-cell table:style-name="ce1" office:value-type="float" office:value="0.639832" calcext:value-type="float">
            <text:p>0.639832</text:p>
          </table:table-cell>
          <table:table-cell table:style-name="ce1" office:value-type="float" office:value="0.706345" calcext:value-type="float">
            <text:p>0.706345</text:p>
          </table:table-cell>
          <table:table-cell table:style-name="ce1" office:value-type="float" office:value="0.614578" calcext:value-type="float">
            <text:p>0.614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63]+[.B$2]" office:value-type="float" office:value="-0.055204" calcext:value-type="float">
            <text:p>-0.055204</text:p>
          </table:table-cell>
          <table:table-cell table:formula="of:=[.C363]+[.C$2]" office:value-type="float" office:value="0.092998" calcext:value-type="float">
            <text:p>0.092998</text:p>
          </table:table-cell>
          <table:table-cell table:formula="of:=[.D363]+[.D$2]" office:value-type="float" office:value="0.803712" calcext:value-type="float">
            <text:p>0.803712</text:p>
          </table:table-cell>
          <table:table-cell table:style-name="ce1" office:value-type="float" office:value="0.755096" calcext:value-type="float">
            <text:p>0.755096</text:p>
          </table:table-cell>
          <table:table-cell table:style-name="ce1" office:value-type="float" office:value="0.143036" calcext:value-type="float">
            <text:p>0.143036</text:p>
          </table:table-cell>
          <table:table-cell table:style-name="ce1" office:value-type="float" office:value="0.639832" calcext:value-type="float">
            <text:p>0.639832</text:p>
          </table:table-cell>
          <table:table-cell table:style-name="ce1" office:value-type="float" office:value="0.713455" calcext:value-type="float">
            <text:p>0.713455</text:p>
          </table:table-cell>
          <table:table-cell table:style-name="ce1" office:value-type="float" office:value="0.615356" calcext:value-type="float">
            <text:p>0.61535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64]+[.B$2]" office:value-type="float" office:value="-0.057066" calcext:value-type="float">
            <text:p>-0.057066</text:p>
          </table:table-cell>
          <table:table-cell table:formula="of:=[.C364]+[.C$2]" office:value-type="float" office:value="0.087337" calcext:value-type="float">
            <text:p>0.087337</text:p>
          </table:table-cell>
          <table:table-cell table:formula="of:=[.D364]+[.D$2]" office:value-type="float" office:value="0.806596" calcext:value-type="float">
            <text:p>0.806596</text:p>
          </table:table-cell>
          <table:table-cell table:style-name="ce1" office:value-type="float" office:value="0.698044" calcext:value-type="float">
            <text:p>0.698044</text:p>
          </table:table-cell>
          <table:table-cell table:style-name="ce1" office:value-type="float" office:value="0.052094" calcext:value-type="float">
            <text:p>0.052094</text:p>
          </table:table-cell>
          <table:table-cell table:style-name="ce1" office:value-type="float" office:value="0.714157" calcext:value-type="float">
            <text:p>0.714157</text:p>
          </table:table-cell>
          <table:table-cell table:style-name="ce1" office:value-type="float" office:value="0.697495" calcext:value-type="float">
            <text:p>0.697495</text:p>
          </table:table-cell>
          <table:table-cell table:style-name="ce1" office:value-type="float" office:value="0.561157" calcext:value-type="float">
            <text:p>0.5611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65]+[.B$2]" office:value-type="float" office:value="-0.056211" calcext:value-type="float">
            <text:p>-0.056211</text:p>
          </table:table-cell>
          <table:table-cell table:formula="of:=[.C365]+[.C$2]" office:value-type="float" office:value="0.086345" calcext:value-type="float">
            <text:p>0.086345</text:p>
          </table:table-cell>
          <table:table-cell table:formula="of:=[.D365]+[.D$2]" office:value-type="float" office:value="0.805879" calcext:value-type="float">
            <text:p>0.805879</text:p>
          </table:table-cell>
          <table:table-cell table:style-name="ce1" office:value-type="float" office:value="0.698044" calcext:value-type="float">
            <text:p>0.698044</text:p>
          </table:table-cell>
          <table:table-cell table:style-name="ce1" office:value-type="float" office:value="0.052094" calcext:value-type="float">
            <text:p>0.052094</text:p>
          </table:table-cell>
          <table:table-cell table:style-name="ce1" office:value-type="float" office:value="0.714157" calcext:value-type="float">
            <text:p>0.714157</text:p>
          </table:table-cell>
          <table:table-cell table:style-name="ce1" office:value-type="float" office:value="0.704865" calcext:value-type="float">
            <text:p>0.704865</text:p>
          </table:table-cell>
          <table:table-cell table:style-name="ce1" office:value-type="float" office:value="0.55484" calcext:value-type="float">
            <text:p>0.5548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66]+[.B$2]" office:value-type="float" office:value="-0.05821" calcext:value-type="float">
            <text:p>-0.058210</text:p>
          </table:table-cell>
          <table:table-cell table:formula="of:=[.C366]+[.C$2]" office:value-type="float" office:value="0.080639" calcext:value-type="float">
            <text:p>0.080639</text:p>
          </table:table-cell>
          <table:table-cell table:formula="of:=[.D366]+[.D$2]" office:value-type="float" office:value="0.807725" calcext:value-type="float">
            <text:p>0.807725</text:p>
          </table:table-cell>
          <table:table-cell table:style-name="ce1" office:value-type="float" office:value="0.633636" calcext:value-type="float">
            <text:p>0.633636</text:p>
          </table:table-cell>
          <table:table-cell table:style-name="ce1" office:value-type="float" office:value="-0.024384" calcext:value-type="float">
            <text:p>-0.024384</text:p>
          </table:table-cell>
          <table:table-cell table:style-name="ce1" office:value-type="float" office:value="0.773254" calcext:value-type="float">
            <text:p>0.773254</text:p>
          </table:table-cell>
          <table:table-cell table:style-name="ce1" office:value-type="float" office:value="0.687714" calcext:value-type="float">
            <text:p>0.687714</text:p>
          </table:table-cell>
          <table:table-cell table:style-name="ce1" office:value-type="float" office:value="0.502975" calcext:value-type="float">
            <text:p>0.5029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67]+[.B$2]" office:value-type="float" office:value="-0.059126" calcext:value-type="float">
            <text:p>-0.059126</text:p>
          </table:table-cell>
          <table:table-cell table:formula="of:=[.C367]+[.C$2]" office:value-type="float" office:value="0.081478" calcext:value-type="float">
            <text:p>0.081478</text:p>
          </table:table-cell>
          <table:table-cell table:formula="of:=[.D367]+[.D$2]" office:value-type="float" office:value="0.808503" calcext:value-type="float">
            <text:p>0.808503</text:p>
          </table:table-cell>
          <table:table-cell table:style-name="ce1" office:value-type="float" office:value="0.633636" calcext:value-type="float">
            <text:p>0.633636</text:p>
          </table:table-cell>
          <table:table-cell table:style-name="ce1" office:value-type="float" office:value="-0.024384" calcext:value-type="float">
            <text:p>-0.024384</text:p>
          </table:table-cell>
          <table:table-cell table:style-name="ce1" office:value-type="float" office:value="0.773254" calcext:value-type="float">
            <text:p>0.773254</text:p>
          </table:table-cell>
          <table:table-cell table:style-name="ce1" office:value-type="float" office:value="0.67981" calcext:value-type="float">
            <text:p>0.679810</text:p>
          </table:table-cell>
          <table:table-cell table:style-name="ce1" office:value-type="float" office:value="0.507736" calcext:value-type="float">
            <text:p>0.507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68]+[.B$2]" office:value-type="float" office:value="-0.061201" calcext:value-type="float">
            <text:p>-0.061201</text:p>
          </table:table-cell>
          <table:table-cell table:formula="of:=[.C368]+[.C$2]" office:value-type="float" office:value="0.074932" calcext:value-type="float">
            <text:p>0.074932</text:p>
          </table:table-cell>
          <table:table-cell table:formula="of:=[.D368]+[.D$2]" office:value-type="float" office:value="0.809587" calcext:value-type="float">
            <text:p>0.809587</text:p>
          </table:table-cell>
          <table:table-cell table:style-name="ce1" office:value-type="float" office:value="0.580429" calcext:value-type="float">
            <text:p>0.580429</text:p>
          </table:table-cell>
          <table:table-cell table:style-name="ce1" office:value-type="float" office:value="-0.130402" calcext:value-type="float">
            <text:p>-0.130402</text:p>
          </table:table-cell>
          <table:table-cell table:style-name="ce1" office:value-type="float" office:value="0.803802" calcext:value-type="float">
            <text:p>0.803802</text:p>
          </table:table-cell>
          <table:table-cell table:style-name="ce1" office:value-type="float" office:value="0.661957" calcext:value-type="float">
            <text:p>0.661957</text:p>
          </table:table-cell>
          <table:table-cell table:style-name="ce1" office:value-type="float" office:value="0.451111" calcext:value-type="float">
            <text:p>0.45111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69]+[.B$2]" office:value-type="float" office:value="-0.062208" calcext:value-type="float">
            <text:p>-0.062208</text:p>
          </table:table-cell>
          <table:table-cell table:formula="of:=[.C369]+[.C$2]" office:value-type="float" office:value="0.075603" calcext:value-type="float">
            <text:p>0.075603</text:p>
          </table:table-cell>
          <table:table-cell table:formula="of:=[.D369]+[.D$2]" office:value-type="float" office:value="0.810426" calcext:value-type="float">
            <text:p>0.810426</text:p>
          </table:table-cell>
          <table:table-cell table:style-name="ce1" office:value-type="float" office:value="0.580429" calcext:value-type="float">
            <text:p>0.580429</text:p>
          </table:table-cell>
          <table:table-cell table:style-name="ce1" office:value-type="float" office:value="-0.130402" calcext:value-type="float">
            <text:p>-0.130402</text:p>
          </table:table-cell>
          <table:table-cell table:style-name="ce1" office:value-type="float" office:value="0.803802" calcext:value-type="float">
            <text:p>0.803802</text:p>
          </table:table-cell>
          <table:table-cell table:style-name="ce1" office:value-type="float" office:value="0.653305" calcext:value-type="float">
            <text:p>0.653305</text:p>
          </table:table-cell>
          <table:table-cell table:style-name="ce1" office:value-type="float" office:value="0.4543" calcext:value-type="float">
            <text:p>0.45430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70]+[.B$2]" office:value-type="float" office:value="-0.065199" calcext:value-type="float">
            <text:p>-0.065199</text:p>
          </table:table-cell>
          <table:table-cell table:formula="of:=[.C370]+[.C$2]" office:value-type="float" office:value="0.070186" calcext:value-type="float">
            <text:p>0.070186</text:p>
          </table:table-cell>
          <table:table-cell table:formula="of:=[.D370]+[.D$2]" office:value-type="float" office:value="0.811128" calcext:value-type="float">
            <text:p>0.811128</text:p>
          </table:table-cell>
          <table:table-cell table:style-name="ce1" office:value-type="float" office:value="0.529449" calcext:value-type="float">
            <text:p>0.529449</text:p>
          </table:table-cell>
          <table:table-cell table:style-name="ce1" office:value-type="float" office:value="-0.23436" calcext:value-type="float">
            <text:p>-0.234360</text:p>
          </table:table-cell>
          <table:table-cell table:style-name="ce1" office:value-type="float" office:value="0.815323" calcext:value-type="float">
            <text:p>0.815323</text:p>
          </table:table-cell>
          <table:table-cell table:style-name="ce1" office:value-type="float" office:value="0.627655" calcext:value-type="float">
            <text:p>0.627655</text:p>
          </table:table-cell>
          <table:table-cell table:style-name="ce1" office:value-type="float" office:value="0.407883" calcext:value-type="float">
            <text:p>0.40788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71]+[.B$2]" office:value-type="float" office:value="-0.066328" calcext:value-type="float">
            <text:p>-0.066328</text:p>
          </table:table-cell>
          <table:table-cell table:formula="of:=[.C371]+[.C$2]" office:value-type="float" office:value="0.070705" calcext:value-type="float">
            <text:p>0.070705</text:p>
          </table:table-cell>
          <table:table-cell table:formula="of:=[.D371]+[.D$2]" office:value-type="float" office:value="0.812013" calcext:value-type="float">
            <text:p>0.812013</text:p>
          </table:table-cell>
          <table:table-cell table:style-name="ce1" office:value-type="float" office:value="0.529449" calcext:value-type="float">
            <text:p>0.529449</text:p>
          </table:table-cell>
          <table:table-cell table:style-name="ce1" office:value-type="float" office:value="-0.23436" calcext:value-type="float">
            <text:p>-0.234360</text:p>
          </table:table-cell>
          <table:table-cell table:style-name="ce1" office:value-type="float" office:value="0.815323" calcext:value-type="float">
            <text:p>0.815323</text:p>
          </table:table-cell>
          <table:table-cell table:style-name="ce1" office:value-type="float" office:value="0.61795" calcext:value-type="float">
            <text:p>0.617950</text:p>
          </table:table-cell>
          <table:table-cell table:style-name="ce1" office:value-type="float" office:value="0.409775" calcext:value-type="float">
            <text:p>0.409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72]+[.B$2]" office:value-type="float" office:value="-0.069196" calcext:value-type="float">
            <text:p>-0.069196</text:p>
          </table:table-cell>
          <table:table-cell table:formula="of:=[.C372]+[.C$2]" office:value-type="float" office:value="0.066387" calcext:value-type="float">
            <text:p>0.066387</text:p>
          </table:table-cell>
          <table:table-cell table:formula="of:=[.D372]+[.D$2]" office:value-type="float" office:value="0.812364" calcext:value-type="float">
            <text:p>0.812364</text:p>
          </table:table-cell>
          <table:table-cell table:style-name="ce1" office:value-type="float" office:value="0.474701" calcext:value-type="float">
            <text:p>0.474701</text:p>
          </table:table-cell>
          <table:table-cell table:style-name="ce1" office:value-type="float" office:value="-0.286224" calcext:value-type="float">
            <text:p>-0.286224</text:p>
          </table:table-cell>
          <table:table-cell table:style-name="ce1" office:value-type="float" office:value="0.832306" calcext:value-type="float">
            <text:p>0.832306</text:p>
          </table:table-cell>
          <table:table-cell table:style-name="ce1" office:value-type="float" office:value="0.593338" calcext:value-type="float">
            <text:p>0.593338</text:p>
          </table:table-cell>
          <table:table-cell table:style-name="ce1" office:value-type="float" office:value="0.373306" calcext:value-type="float">
            <text:p>0.3733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73]+[.B$2]" office:value-type="float" office:value="-0.06941" calcext:value-type="float">
            <text:p>-0.069410</text:p>
          </table:table-cell>
          <table:table-cell table:formula="of:=[.C373]+[.C$2]" office:value-type="float" office:value="0.067776" calcext:value-type="float">
            <text:p>0.067776</text:p>
          </table:table-cell>
          <table:table-cell table:formula="of:=[.D373]+[.D$2]" office:value-type="float" office:value="0.812959" calcext:value-type="float">
            <text:p>0.812959</text:p>
          </table:table-cell>
          <table:table-cell table:style-name="ce1" office:value-type="float" office:value="0.474701" calcext:value-type="float">
            <text:p>0.474701</text:p>
          </table:table-cell>
          <table:table-cell table:style-name="ce1" office:value-type="float" office:value="-0.286224" calcext:value-type="float">
            <text:p>-0.286224</text:p>
          </table:table-cell>
          <table:table-cell table:style-name="ce1" office:value-type="float" office:value="0.832306" calcext:value-type="float">
            <text:p>0.832306</text:p>
          </table:table-cell>
          <table:table-cell table:style-name="ce1" office:value-type="float" office:value="0.591446" calcext:value-type="float">
            <text:p>0.591446</text:p>
          </table:table-cell>
          <table:table-cell table:style-name="ce1" office:value-type="float" office:value="0.383072" calcext:value-type="float">
            <text:p>0.3830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74]+[.B$2]" office:value-type="float" office:value="-0.074186" calcext:value-type="float">
            <text:p>-0.074186</text:p>
          </table:table-cell>
          <table:table-cell table:formula="of:=[.C374]+[.C$2]" office:value-type="float" office:value="0.062588" calcext:value-type="float">
            <text:p>0.062588</text:p>
          </table:table-cell>
          <table:table-cell table:formula="of:=[.D374]+[.D$2]" office:value-type="float" office:value="0.8136" calcext:value-type="float">
            <text:p>0.813600</text:p>
          </table:table-cell>
          <table:table-cell table:style-name="ce1" office:value-type="float" office:value="0.372482" calcext:value-type="float">
            <text:p>0.372482</text:p>
          </table:table-cell>
          <table:table-cell table:style-name="ce1" office:value-type="float" office:value="-0.328156" calcext:value-type="float">
            <text:p>-0.328156</text:p>
          </table:table-cell>
          <table:table-cell table:style-name="ce1" office:value-type="float" office:value="0.868088" calcext:value-type="float">
            <text:p>0.868088</text:p>
          </table:table-cell>
          <table:table-cell table:style-name="ce1" office:value-type="float" office:value="0.550446" calcext:value-type="float">
            <text:p>0.550446</text:p>
          </table:table-cell>
          <table:table-cell table:style-name="ce1" office:value-type="float" office:value="0.338715" calcext:value-type="float">
            <text:p>0.3387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75]+[.B$2]" office:value-type="float" office:value="-0.074552" calcext:value-type="float">
            <text:p>-0.074552</text:p>
          </table:table-cell>
          <table:table-cell table:formula="of:=[.C375]+[.C$2]" office:value-type="float" office:value="0.063854" calcext:value-type="float">
            <text:p>0.063854</text:p>
          </table:table-cell>
          <table:table-cell table:formula="of:=[.D375]+[.D$2]" office:value-type="float" office:value="0.814241" calcext:value-type="float">
            <text:p>0.814241</text:p>
          </table:table-cell>
          <table:table-cell table:style-name="ce1" office:value-type="float" office:value="0.372482" calcext:value-type="float">
            <text:p>0.372482</text:p>
          </table:table-cell>
          <table:table-cell table:style-name="ce1" office:value-type="float" office:value="-0.328156" calcext:value-type="float">
            <text:p>-0.328156</text:p>
          </table:table-cell>
          <table:table-cell table:style-name="ce1" office:value-type="float" office:value="0.868088" calcext:value-type="float">
            <text:p>0.868088</text:p>
          </table:table-cell>
          <table:table-cell table:style-name="ce1" office:value-type="float" office:value="0.547272" calcext:value-type="float">
            <text:p>0.547272</text:p>
          </table:table-cell>
          <table:table-cell table:style-name="ce1" office:value-type="float" office:value="0.347443" calcext:value-type="float">
            <text:p>0.3474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76]+[.B$2]" office:value-type="float" office:value="-0.080183" calcext:value-type="float">
            <text:p>-0.080183</text:p>
          </table:table-cell>
          <table:table-cell table:formula="of:=[.C376]+[.C$2]" office:value-type="float" office:value="0.059734" calcext:value-type="float">
            <text:p>0.059734</text:p>
          </table:table-cell>
          <table:table-cell table:formula="of:=[.D376]+[.D$2]" office:value-type="float" office:value="0.814531" calcext:value-type="float">
            <text:p>0.814531</text:p>
          </table:table-cell>
          <table:table-cell table:style-name="ce1" office:value-type="float" office:value="0.262161" calcext:value-type="float">
            <text:p>0.262161</text:p>
          </table:table-cell>
          <table:table-cell table:style-name="ce1" office:value-type="float" office:value="-0.377869" calcext:value-type="float">
            <text:p>-0.377869</text:p>
          </table:table-cell>
          <table:table-cell table:style-name="ce1" office:value-type="float" office:value="0.88797" calcext:value-type="float">
            <text:p>0.887970</text:p>
          </table:table-cell>
          <table:table-cell table:style-name="ce1" office:value-type="float" office:value="0.498962" calcext:value-type="float">
            <text:p>0.498962</text:p>
          </table:table-cell>
          <table:table-cell table:style-name="ce1" office:value-type="float" office:value="0.312775" calcext:value-type="float">
            <text:p>0.312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77]+[.B$2]" office:value-type="float" office:value="-0.080732" calcext:value-type="float">
            <text:p>-0.080732</text:p>
          </table:table-cell>
          <table:table-cell table:formula="of:=[.C377]+[.C$2]" office:value-type="float" office:value="0.060924" calcext:value-type="float">
            <text:p>0.060924</text:p>
          </table:table-cell>
          <table:table-cell table:formula="of:=[.D377]+[.D$2]" office:value-type="float" office:value="0.815187" calcext:value-type="float">
            <text:p>0.815187</text:p>
          </table:table-cell>
          <table:table-cell table:style-name="ce1" office:value-type="float" office:value="0.262161" calcext:value-type="float">
            <text:p>0.262161</text:p>
          </table:table-cell>
          <table:table-cell table:style-name="ce1" office:value-type="float" office:value="-0.377869" calcext:value-type="float">
            <text:p>-0.377869</text:p>
          </table:table-cell>
          <table:table-cell table:style-name="ce1" office:value-type="float" office:value="0.88797" calcext:value-type="float">
            <text:p>0.887970</text:p>
          </table:table-cell>
          <table:table-cell table:style-name="ce1" office:value-type="float" office:value="0.494247" calcext:value-type="float">
            <text:p>0.494247</text:p>
          </table:table-cell>
          <table:table-cell table:style-name="ce1" office:value-type="float" office:value="0.32074" calcext:value-type="float">
            <text:p>0.3207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78]+[.B$2]" office:value-type="float" office:value="-0.086179" calcext:value-type="float">
            <text:p>-0.086179</text:p>
          </table:table-cell>
          <table:table-cell table:formula="of:=[.C378]+[.C$2]" office:value-type="float" office:value="0.057827" calcext:value-type="float">
            <text:p>0.057827</text:p>
          </table:table-cell>
          <table:table-cell table:formula="of:=[.D378]+[.D$2]" office:value-type="float" office:value="0.815141" calcext:value-type="float">
            <text:p>0.815141</text:p>
          </table:table-cell>
          <table:table-cell table:style-name="ce1" office:value-type="float" office:value="0.170959" calcext:value-type="float">
            <text:p>0.170959</text:p>
          </table:table-cell>
          <table:table-cell table:style-name="ce1" office:value-type="float" office:value="-0.448944" calcext:value-type="float">
            <text:p>-0.448944</text:p>
          </table:table-cell>
          <table:table-cell table:style-name="ce1" office:value-type="float" office:value="0.877045" calcext:value-type="float">
            <text:p>0.877045</text:p>
          </table:table-cell>
          <table:table-cell table:style-name="ce1" office:value-type="float" office:value="0.447495" calcext:value-type="float">
            <text:p>0.447495</text:p>
          </table:table-cell>
          <table:table-cell table:style-name="ce1" office:value-type="float" office:value="0.295486" calcext:value-type="float">
            <text:p>0.2954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79]+[.B$2]" office:value-type="float" office:value="-0.086912" calcext:value-type="float">
            <text:p>-0.086912</text:p>
          </table:table-cell>
          <table:table-cell table:formula="of:=[.C379]+[.C$2]" office:value-type="float" office:value="0.058956" calcext:value-type="float">
            <text:p>0.058956</text:p>
          </table:table-cell>
          <table:table-cell table:formula="of:=[.D379]+[.D$2]" office:value-type="float" office:value="0.815828" calcext:value-type="float">
            <text:p>0.815828</text:p>
          </table:table-cell>
          <table:table-cell table:style-name="ce1" office:value-type="float" office:value="0.170959" calcext:value-type="float">
            <text:p>0.170959</text:p>
          </table:table-cell>
          <table:table-cell table:style-name="ce1" office:value-type="float" office:value="-0.448944" calcext:value-type="float">
            <text:p>-0.448944</text:p>
          </table:table-cell>
          <table:table-cell table:style-name="ce1" office:value-type="float" office:value="0.877045" calcext:value-type="float">
            <text:p>0.877045</text:p>
          </table:table-cell>
          <table:table-cell table:style-name="ce1" office:value-type="float" office:value="0.441223" calcext:value-type="float">
            <text:p>0.441223</text:p>
          </table:table-cell>
          <table:table-cell table:style-name="ce1" office:value-type="float" office:value="0.302917" calcext:value-type="float">
            <text:p>0.3029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80]+[.B$2]" office:value-type="float" office:value="-0.093076" calcext:value-type="float">
            <text:p>-0.093076</text:p>
          </table:table-cell>
          <table:table-cell table:formula="of:=[.C380]+[.C$2]" office:value-type="float" office:value="0.057979" calcext:value-type="float">
            <text:p>0.057979</text:p>
          </table:table-cell>
          <table:table-cell table:formula="of:=[.D380]+[.D$2]" office:value-type="float" office:value="0.816148" calcext:value-type="float">
            <text:p>0.816148</text:p>
          </table:table-cell>
          <table:table-cell table:style-name="ce1" office:value-type="float" office:value="0.0616" calcext:value-type="float">
            <text:p>0.061600</text:p>
          </table:table-cell>
          <table:table-cell table:style-name="ce1" office:value-type="float" office:value="-0.516312" calcext:value-type="float">
            <text:p>-0.516312</text:p>
          </table:table-cell>
          <table:table-cell table:style-name="ce1" office:value-type="float" office:value="0.854172" calcext:value-type="float">
            <text:p>0.854172</text:p>
          </table:table-cell>
          <table:table-cell table:style-name="ce1" office:value-type="float" office:value="0.388199" calcext:value-type="float">
            <text:p>0.388199</text:p>
          </table:table-cell>
          <table:table-cell table:style-name="ce1" office:value-type="float" office:value="0.294022" calcext:value-type="float">
            <text:p>0.2940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81]+[.B$2]" office:value-type="float" office:value="-0.093168" calcext:value-type="float">
            <text:p>-0.093168</text:p>
          </table:table-cell>
          <table:table-cell table:formula="of:=[.C381]+[.C$2]" office:value-type="float" office:value="0.056881" calcext:value-type="float">
            <text:p>0.056881</text:p>
          </table:table-cell>
          <table:table-cell table:formula="of:=[.D381]+[.D$2]" office:value-type="float" office:value="0.815446" calcext:value-type="float">
            <text:p>0.815446</text:p>
          </table:table-cell>
          <table:table-cell table:style-name="ce1" office:value-type="float" office:value="0.0616" calcext:value-type="float">
            <text:p>0.061600</text:p>
          </table:table-cell>
          <table:table-cell table:style-name="ce1" office:value-type="float" office:value="-0.516312" calcext:value-type="float">
            <text:p>-0.516312</text:p>
          </table:table-cell>
          <table:table-cell table:style-name="ce1" office:value-type="float" office:value="0.854172" calcext:value-type="float">
            <text:p>0.854172</text:p>
          </table:table-cell>
          <table:table-cell table:style-name="ce1" office:value-type="float" office:value="0.387421" calcext:value-type="float">
            <text:p>0.387421</text:p>
          </table:table-cell>
          <table:table-cell table:style-name="ce1" office:value-type="float" office:value="0.28685" calcext:value-type="float">
            <text:p>0.2868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82]+[.B$2]" office:value-type="float" office:value="-0.099165" calcext:value-type="float">
            <text:p>-0.099165</text:p>
          </table:table-cell>
          <table:table-cell table:formula="of:=[.C382]+[.C$2]" office:value-type="float" office:value="0.056881" calcext:value-type="float">
            <text:p>0.056881</text:p>
          </table:table-cell>
          <table:table-cell table:formula="of:=[.D382]+[.D$2]" office:value-type="float" office:value="0.815446" calcext:value-type="float">
            <text:p>0.815446</text:p>
          </table:table-cell>
          <table:table-cell table:style-name="ce1" office:value-type="float" office:value="-0.061615" calcext:value-type="float">
            <text:p>-0.061615</text:p>
          </table:table-cell>
          <table:table-cell table:style-name="ce1" office:value-type="float" office:value="-0.516296" calcext:value-type="float">
            <text:p>-0.516296</text:p>
          </table:table-cell>
          <table:table-cell table:style-name="ce1" office:value-type="float" office:value="0.854187" calcext:value-type="float">
            <text:p>0.854187</text:p>
          </table:table-cell>
          <table:table-cell table:style-name="ce1" office:value-type="float" office:value="0.335953" calcext:value-type="float">
            <text:p>0.335953</text:p>
          </table:table-cell>
          <table:table-cell table:style-name="ce1" office:value-type="float" office:value="0.28685" calcext:value-type="float">
            <text:p>0.2868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83]+[.B$2]" office:value-type="float" office:value="-0.099256" calcext:value-type="float">
            <text:p>-0.099256</text:p>
          </table:table-cell>
          <table:table-cell table:formula="of:=[.C383]+[.C$2]" office:value-type="float" office:value="0.057979" calcext:value-type="float">
            <text:p>0.057979</text:p>
          </table:table-cell>
          <table:table-cell table:formula="of:=[.D383]+[.D$2]" office:value-type="float" office:value="0.816148" calcext:value-type="float">
            <text:p>0.816148</text:p>
          </table:table-cell>
          <table:table-cell table:style-name="ce1" office:value-type="float" office:value="-0.061615" calcext:value-type="float">
            <text:p>-0.061615</text:p>
          </table:table-cell>
          <table:table-cell table:style-name="ce1" office:value-type="float" office:value="-0.516296" calcext:value-type="float">
            <text:p>-0.516296</text:p>
          </table:table-cell>
          <table:table-cell table:style-name="ce1" office:value-type="float" office:value="0.854187" calcext:value-type="float">
            <text:p>0.854187</text:p>
          </table:table-cell>
          <table:table-cell table:style-name="ce1" office:value-type="float" office:value="0.33519" calcext:value-type="float">
            <text:p>0.335190</text:p>
          </table:table-cell>
          <table:table-cell table:style-name="ce1" office:value-type="float" office:value="0.294022" calcext:value-type="float">
            <text:p>0.2940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84]+[.B$2]" office:value-type="float" office:value="-0.105436" calcext:value-type="float">
            <text:p>-0.105436</text:p>
          </table:table-cell>
          <table:table-cell table:formula="of:=[.C384]+[.C$2]" office:value-type="float" office:value="0.058956" calcext:value-type="float">
            <text:p>0.058956</text:p>
          </table:table-cell>
          <table:table-cell table:formula="of:=[.D384]+[.D$2]" office:value-type="float" office:value="0.815828" calcext:value-type="float">
            <text:p>0.815828</text:p>
          </table:table-cell>
          <table:table-cell table:style-name="ce1" office:value-type="float" office:value="-0.170959" calcext:value-type="float">
            <text:p>-0.170959</text:p>
          </table:table-cell>
          <table:table-cell table:style-name="ce1" office:value-type="float" office:value="-0.448898" calcext:value-type="float">
            <text:p>-0.448898</text:p>
          </table:table-cell>
          <table:table-cell table:style-name="ce1" office:value-type="float" office:value="0.877075" calcext:value-type="float">
            <text:p>0.877075</text:p>
          </table:table-cell>
          <table:table-cell table:style-name="ce1" office:value-type="float" office:value="0.282166" calcext:value-type="float">
            <text:p>0.282166</text:p>
          </table:table-cell>
          <table:table-cell table:style-name="ce1" office:value-type="float" office:value="0.302917" calcext:value-type="float">
            <text:p>0.3029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85]+[.B$2]" office:value-type="float" office:value="-0.106168" calcext:value-type="float">
            <text:p>-0.106168</text:p>
          </table:table-cell>
          <table:table-cell table:formula="of:=[.C385]+[.C$2]" office:value-type="float" office:value="0.057827" calcext:value-type="float">
            <text:p>0.057827</text:p>
          </table:table-cell>
          <table:table-cell table:formula="of:=[.D385]+[.D$2]" office:value-type="float" office:value="0.815141" calcext:value-type="float">
            <text:p>0.815141</text:p>
          </table:table-cell>
          <table:table-cell table:style-name="ce1" office:value-type="float" office:value="-0.170959" calcext:value-type="float">
            <text:p>-0.170959</text:p>
          </table:table-cell>
          <table:table-cell table:style-name="ce1" office:value-type="float" office:value="-0.448898" calcext:value-type="float">
            <text:p>-0.448898</text:p>
          </table:table-cell>
          <table:table-cell table:style-name="ce1" office:value-type="float" office:value="0.877075" calcext:value-type="float">
            <text:p>0.877075</text:p>
          </table:table-cell>
          <table:table-cell table:style-name="ce1" office:value-type="float" office:value="0.275894" calcext:value-type="float">
            <text:p>0.275894</text:p>
          </table:table-cell>
          <table:table-cell table:style-name="ce1" office:value-type="float" office:value="0.295486" calcext:value-type="float">
            <text:p>0.2954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86]+[.B$2]" office:value-type="float" office:value="-0.111601" calcext:value-type="float">
            <text:p>-0.111601</text:p>
          </table:table-cell>
          <table:table-cell table:formula="of:=[.C386]+[.C$2]" office:value-type="float" office:value="0.060924" calcext:value-type="float">
            <text:p>0.060924</text:p>
          </table:table-cell>
          <table:table-cell table:formula="of:=[.D386]+[.D$2]" office:value-type="float" office:value="0.815187" calcext:value-type="float">
            <text:p>0.815187</text:p>
          </table:table-cell>
          <table:table-cell table:style-name="ce1" office:value-type="float" office:value="-0.262131" calcext:value-type="float">
            <text:p>-0.262131</text:p>
          </table:table-cell>
          <table:table-cell table:style-name="ce1" office:value-type="float" office:value="-0.377792" calcext:value-type="float">
            <text:p>-0.377792</text:p>
          </table:table-cell>
          <table:table-cell table:style-name="ce1" office:value-type="float" office:value="0.888016" calcext:value-type="float">
            <text:p>0.888016</text:p>
          </table:table-cell>
          <table:table-cell table:style-name="ce1" office:value-type="float" office:value="0.229141" calcext:value-type="float">
            <text:p>0.229141</text:p>
          </table:table-cell>
          <table:table-cell table:style-name="ce1" office:value-type="float" office:value="0.32074" calcext:value-type="float">
            <text:p>0.3207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87]+[.B$2]" office:value-type="float" office:value="-0.11215" calcext:value-type="float">
            <text:p>-0.112150</text:p>
          </table:table-cell>
          <table:table-cell table:formula="of:=[.C387]+[.C$2]" office:value-type="float" office:value="0.059734" calcext:value-type="float">
            <text:p>0.059734</text:p>
          </table:table-cell>
          <table:table-cell table:formula="of:=[.D387]+[.D$2]" office:value-type="float" office:value="0.814531" calcext:value-type="float">
            <text:p>0.814531</text:p>
          </table:table-cell>
          <table:table-cell table:style-name="ce1" office:value-type="float" office:value="-0.262131" calcext:value-type="float">
            <text:p>-0.262131</text:p>
          </table:table-cell>
          <table:table-cell table:style-name="ce1" office:value-type="float" office:value="-0.377792" calcext:value-type="float">
            <text:p>-0.377792</text:p>
          </table:table-cell>
          <table:table-cell table:style-name="ce1" office:value-type="float" office:value="0.888016" calcext:value-type="float">
            <text:p>0.888016</text:p>
          </table:table-cell>
          <table:table-cell table:style-name="ce1" office:value-type="float" office:value="0.224426" calcext:value-type="float">
            <text:p>0.224426</text:p>
          </table:table-cell>
          <table:table-cell table:style-name="ce1" office:value-type="float" office:value="0.312775" calcext:value-type="float">
            <text:p>0.312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88]+[.B$2]" office:value-type="float" office:value="-0.11778" calcext:value-type="float">
            <text:p>-0.117780</text:p>
          </table:table-cell>
          <table:table-cell table:formula="of:=[.C388]+[.C$2]" office:value-type="float" office:value="0.063854" calcext:value-type="float">
            <text:p>0.063854</text:p>
          </table:table-cell>
          <table:table-cell table:formula="of:=[.D388]+[.D$2]" office:value-type="float" office:value="0.814241" calcext:value-type="float">
            <text:p>0.814241</text:p>
          </table:table-cell>
          <table:table-cell table:style-name="ce1" office:value-type="float" office:value="-0.372421" calcext:value-type="float">
            <text:p>-0.372421</text:p>
          </table:table-cell>
          <table:table-cell table:style-name="ce1" office:value-type="float" office:value="-0.328049" calcext:value-type="float">
            <text:p>-0.328049</text:p>
          </table:table-cell>
          <table:table-cell table:style-name="ce1" office:value-type="float" office:value="0.868149" calcext:value-type="float">
            <text:p>0.868149</text:p>
          </table:table-cell>
          <table:table-cell table:style-name="ce1" office:value-type="float" office:value="0.176132" calcext:value-type="float">
            <text:p>0.176132</text:p>
          </table:table-cell>
          <table:table-cell table:style-name="ce1" office:value-type="float" office:value="0.347443" calcext:value-type="float">
            <text:p>0.3474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89]+[.B$2]" office:value-type="float" office:value="-0.118147" calcext:value-type="float">
            <text:p>-0.118147</text:p>
          </table:table-cell>
          <table:table-cell table:formula="of:=[.C389]+[.C$2]" office:value-type="float" office:value="0.062588" calcext:value-type="float">
            <text:p>0.062588</text:p>
          </table:table-cell>
          <table:table-cell table:formula="of:=[.D389]+[.D$2]" office:value-type="float" office:value="0.8136" calcext:value-type="float">
            <text:p>0.813600</text:p>
          </table:table-cell>
          <table:table-cell table:style-name="ce1" office:value-type="float" office:value="-0.372421" calcext:value-type="float">
            <text:p>-0.372421</text:p>
          </table:table-cell>
          <table:table-cell table:style-name="ce1" office:value-type="float" office:value="-0.328049" calcext:value-type="float">
            <text:p>-0.328049</text:p>
          </table:table-cell>
          <table:table-cell table:style-name="ce1" office:value-type="float" office:value="0.868149" calcext:value-type="float">
            <text:p>0.868149</text:p>
          </table:table-cell>
          <table:table-cell table:style-name="ce1" office:value-type="float" office:value="0.172943" calcext:value-type="float">
            <text:p>0.172943</text:p>
          </table:table-cell>
          <table:table-cell table:style-name="ce1" office:value-type="float" office:value="0.338715" calcext:value-type="float">
            <text:p>0.3387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90]+[.B$2]" office:value-type="float" office:value="-0.122923" calcext:value-type="float">
            <text:p>-0.122923</text:p>
          </table:table-cell>
          <table:table-cell table:formula="of:=[.C390]+[.C$2]" office:value-type="float" office:value="0.067776" calcext:value-type="float">
            <text:p>0.067776</text:p>
          </table:table-cell>
          <table:table-cell table:formula="of:=[.D390]+[.D$2]" office:value-type="float" office:value="0.812959" calcext:value-type="float">
            <text:p>0.812959</text:p>
          </table:table-cell>
          <table:table-cell table:style-name="ce1" office:value-type="float" office:value="-0.474625" calcext:value-type="float">
            <text:p>-0.474625</text:p>
          </table:table-cell>
          <table:table-cell table:style-name="ce1" office:value-type="float" office:value="-0.286194" calcext:value-type="float">
            <text:p>-0.286194</text:p>
          </table:table-cell>
          <table:table-cell table:style-name="ce1" office:value-type="float" office:value="0.832367" calcext:value-type="float">
            <text:p>0.832367</text:p>
          </table:table-cell>
          <table:table-cell table:style-name="ce1" office:value-type="float" office:value="0.131943" calcext:value-type="float">
            <text:p>0.131943</text:p>
          </table:table-cell>
          <table:table-cell table:style-name="ce1" office:value-type="float" office:value="0.383072" calcext:value-type="float">
            <text:p>0.3830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91]+[.B$2]" office:value-type="float" office:value="-0.123151" calcext:value-type="float">
            <text:p>-0.123151</text:p>
          </table:table-cell>
          <table:table-cell table:formula="of:=[.C391]+[.C$2]" office:value-type="float" office:value="0.066387" calcext:value-type="float">
            <text:p>0.066387</text:p>
          </table:table-cell>
          <table:table-cell table:formula="of:=[.D391]+[.D$2]" office:value-type="float" office:value="0.812364" calcext:value-type="float">
            <text:p>0.812364</text:p>
          </table:table-cell>
          <table:table-cell table:style-name="ce1" office:value-type="float" office:value="-0.474625" calcext:value-type="float">
            <text:p>-0.474625</text:p>
          </table:table-cell>
          <table:table-cell table:style-name="ce1" office:value-type="float" office:value="-0.286194" calcext:value-type="float">
            <text:p>-0.286194</text:p>
          </table:table-cell>
          <table:table-cell table:style-name="ce1" office:value-type="float" office:value="0.832367" calcext:value-type="float">
            <text:p>0.832367</text:p>
          </table:table-cell>
          <table:table-cell table:style-name="ce1" office:value-type="float" office:value="0.130051" calcext:value-type="float">
            <text:p>0.130051</text:p>
          </table:table-cell>
          <table:table-cell table:style-name="ce1" office:value-type="float" office:value="0.373306" calcext:value-type="float">
            <text:p>0.3733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92]+[.B$2]" office:value-type="float" office:value="-0.12602" calcext:value-type="float">
            <text:p>-0.126020</text:p>
          </table:table-cell>
          <table:table-cell table:formula="of:=[.C392]+[.C$2]" office:value-type="float" office:value="0.070705" calcext:value-type="float">
            <text:p>0.070705</text:p>
          </table:table-cell>
          <table:table-cell table:formula="of:=[.D392]+[.D$2]" office:value-type="float" office:value="0.812013" calcext:value-type="float">
            <text:p>0.812013</text:p>
          </table:table-cell>
          <table:table-cell table:style-name="ce1" office:value-type="float" office:value="-0.529404" calcext:value-type="float">
            <text:p>-0.529404</text:p>
          </table:table-cell>
          <table:table-cell table:style-name="ce1" office:value-type="float" office:value="-0.234406" calcext:value-type="float">
            <text:p>-0.234406</text:p>
          </table:table-cell>
          <table:table-cell table:style-name="ce1" office:value-type="float" office:value="0.815338" calcext:value-type="float">
            <text:p>0.815338</text:p>
          </table:table-cell>
          <table:table-cell table:style-name="ce1" office:value-type="float" office:value="0.105423" calcext:value-type="float">
            <text:p>0.105423</text:p>
          </table:table-cell>
          <table:table-cell table:style-name="ce1" office:value-type="float" office:value="0.409775" calcext:value-type="float">
            <text:p>0.409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93]+[.B$2]" office:value-type="float" office:value="-0.127149" calcext:value-type="float">
            <text:p>-0.127149</text:p>
          </table:table-cell>
          <table:table-cell table:formula="of:=[.C393]+[.C$2]" office:value-type="float" office:value="0.070186" calcext:value-type="float">
            <text:p>0.070186</text:p>
          </table:table-cell>
          <table:table-cell table:formula="of:=[.D393]+[.D$2]" office:value-type="float" office:value="0.811128" calcext:value-type="float">
            <text:p>0.811128</text:p>
          </table:table-cell>
          <table:table-cell table:style-name="ce1" office:value-type="float" office:value="-0.529404" calcext:value-type="float">
            <text:p>-0.529404</text:p>
          </table:table-cell>
          <table:table-cell table:style-name="ce1" office:value-type="float" office:value="-0.234406" calcext:value-type="float">
            <text:p>-0.234406</text:p>
          </table:table-cell>
          <table:table-cell table:style-name="ce1" office:value-type="float" office:value="0.815338" calcext:value-type="float">
            <text:p>0.815338</text:p>
          </table:table-cell>
          <table:table-cell table:style-name="ce1" office:value-type="float" office:value="0.095734" calcext:value-type="float">
            <text:p>0.095734</text:p>
          </table:table-cell>
          <table:table-cell table:style-name="ce1" office:value-type="float" office:value="0.407883" calcext:value-type="float">
            <text:p>0.40788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94]+[.B$2]" office:value-type="float" office:value="-0.130125" calcext:value-type="float">
            <text:p>-0.130125</text:p>
          </table:table-cell>
          <table:table-cell table:formula="of:=[.C394]+[.C$2]" office:value-type="float" office:value="0.075603" calcext:value-type="float">
            <text:p>0.075603</text:p>
          </table:table-cell>
          <table:table-cell table:formula="of:=[.D394]+[.D$2]" office:value-type="float" office:value="0.810426" calcext:value-type="float">
            <text:p>0.810426</text:p>
          </table:table-cell>
          <table:table-cell table:style-name="ce1" office:value-type="float" office:value="-0.580368" calcext:value-type="float">
            <text:p>-0.580368</text:p>
          </table:table-cell>
          <table:table-cell table:style-name="ce1" office:value-type="float" office:value="-0.13031" calcext:value-type="float">
            <text:p>-0.130310</text:p>
          </table:table-cell>
          <table:table-cell table:style-name="ce1" office:value-type="float" office:value="0.803848" calcext:value-type="float">
            <text:p>0.803848</text:p>
          </table:table-cell>
          <table:table-cell table:style-name="ce1" office:value-type="float" office:value="0.070084" calcext:value-type="float">
            <text:p>0.070084</text:p>
          </table:table-cell>
          <table:table-cell table:style-name="ce1" office:value-type="float" office:value="0.4543" calcext:value-type="float">
            <text:p>0.45430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95]+[.B$2]" office:value-type="float" office:value="-0.131132" calcext:value-type="float">
            <text:p>-0.131132</text:p>
          </table:table-cell>
          <table:table-cell table:formula="of:=[.C395]+[.C$2]" office:value-type="float" office:value="0.074932" calcext:value-type="float">
            <text:p>0.074932</text:p>
          </table:table-cell>
          <table:table-cell table:formula="of:=[.D395]+[.D$2]" office:value-type="float" office:value="0.809587" calcext:value-type="float">
            <text:p>0.809587</text:p>
          </table:table-cell>
          <table:table-cell table:style-name="ce1" office:value-type="float" office:value="-0.580368" calcext:value-type="float">
            <text:p>-0.580368</text:p>
          </table:table-cell>
          <table:table-cell table:style-name="ce1" office:value-type="float" office:value="-0.13031" calcext:value-type="float">
            <text:p>-0.130310</text:p>
          </table:table-cell>
          <table:table-cell table:style-name="ce1" office:value-type="float" office:value="0.803848" calcext:value-type="float">
            <text:p>0.803848</text:p>
          </table:table-cell>
          <table:table-cell table:style-name="ce1" office:value-type="float" office:value="0.061417" calcext:value-type="float">
            <text:p>0.061417</text:p>
          </table:table-cell>
          <table:table-cell table:style-name="ce1" office:value-type="float" office:value="0.451111" calcext:value-type="float">
            <text:p>0.45111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96]+[.B$2]" office:value-type="float" office:value="-0.133222" calcext:value-type="float">
            <text:p>-0.133222</text:p>
          </table:table-cell>
          <table:table-cell table:formula="of:=[.C396]+[.C$2]" office:value-type="float" office:value="0.081478" calcext:value-type="float">
            <text:p>0.081478</text:p>
          </table:table-cell>
          <table:table-cell table:formula="of:=[.D396]+[.D$2]" office:value-type="float" office:value="0.808503" calcext:value-type="float">
            <text:p>0.808503</text:p>
          </table:table-cell>
          <table:table-cell table:style-name="ce1" office:value-type="float" office:value="-0.633469" calcext:value-type="float">
            <text:p>-0.633469</text:p>
          </table:table-cell>
          <table:table-cell table:style-name="ce1" office:value-type="float" office:value="-0.024277" calcext:value-type="float">
            <text:p>-0.024277</text:p>
          </table:table-cell>
          <table:table-cell table:style-name="ce1" office:value-type="float" office:value="0.773376" calcext:value-type="float">
            <text:p>0.773376</text:p>
          </table:table-cell>
          <table:table-cell table:style-name="ce1" office:value-type="float" office:value="0.043579" calcext:value-type="float">
            <text:p>0.043579</text:p>
          </table:table-cell>
          <table:table-cell table:style-name="ce1" office:value-type="float" office:value="0.507736" calcext:value-type="float">
            <text:p>0.507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97]+[.B$2]" office:value-type="float" office:value="-0.134138" calcext:value-type="float">
            <text:p>-0.134138</text:p>
          </table:table-cell>
          <table:table-cell table:formula="of:=[.C397]+[.C$2]" office:value-type="float" office:value="0.080639" calcext:value-type="float">
            <text:p>0.080639</text:p>
          </table:table-cell>
          <table:table-cell table:formula="of:=[.D397]+[.D$2]" office:value-type="float" office:value="0.807725" calcext:value-type="float">
            <text:p>0.807725</text:p>
          </table:table-cell>
          <table:table-cell table:style-name="ce1" office:value-type="float" office:value="-0.633469" calcext:value-type="float">
            <text:p>-0.633469</text:p>
          </table:table-cell>
          <table:table-cell table:style-name="ce1" office:value-type="float" office:value="-0.024277" calcext:value-type="float">
            <text:p>-0.024277</text:p>
          </table:table-cell>
          <table:table-cell table:style-name="ce1" office:value-type="float" office:value="0.773376" calcext:value-type="float">
            <text:p>0.773376</text:p>
          </table:table-cell>
          <table:table-cell table:style-name="ce1" office:value-type="float" office:value="0.035675" calcext:value-type="float">
            <text:p>0.035675</text:p>
          </table:table-cell>
          <table:table-cell table:style-name="ce1" office:value-type="float" office:value="0.502975" calcext:value-type="float">
            <text:p>0.5029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98]+[.B$2]" office:value-type="float" office:value="-0.135282" calcext:value-type="float">
            <text:p>-0.135282</text:p>
          </table:table-cell>
          <table:table-cell table:formula="of:=[.C398]+[.C$2]" office:value-type="float" office:value="0.087337" calcext:value-type="float">
            <text:p>0.087337</text:p>
          </table:table-cell>
          <table:table-cell table:formula="of:=[.D398]+[.D$2]" office:value-type="float" office:value="0.806596" calcext:value-type="float">
            <text:p>0.806596</text:p>
          </table:table-cell>
          <table:table-cell table:style-name="ce1" office:value-type="float" office:value="-0.697983" calcext:value-type="float">
            <text:p>-0.697983</text:p>
          </table:table-cell>
          <table:table-cell table:style-name="ce1" office:value-type="float" office:value="0.052216" calcext:value-type="float">
            <text:p>0.052216</text:p>
          </table:table-cell>
          <table:table-cell table:style-name="ce1" office:value-type="float" office:value="0.714218" calcext:value-type="float">
            <text:p>0.714218</text:p>
          </table:table-cell>
          <table:table-cell table:style-name="ce1" office:value-type="float" office:value="0.025894" calcext:value-type="float">
            <text:p>0.025894</text:p>
          </table:table-cell>
          <table:table-cell table:style-name="ce1" office:value-type="float" office:value="0.561157" calcext:value-type="float">
            <text:p>0.5611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399]+[.B$2]" office:value-type="float" office:value="-0.136137" calcext:value-type="float">
            <text:p>-0.136137</text:p>
          </table:table-cell>
          <table:table-cell table:formula="of:=[.C399]+[.C$2]" office:value-type="float" office:value="0.086345" calcext:value-type="float">
            <text:p>0.086345</text:p>
          </table:table-cell>
          <table:table-cell table:formula="of:=[.D399]+[.D$2]" office:value-type="float" office:value="0.805879" calcext:value-type="float">
            <text:p>0.805879</text:p>
          </table:table-cell>
          <table:table-cell table:style-name="ce1" office:value-type="float" office:value="-0.697983" calcext:value-type="float">
            <text:p>-0.697983</text:p>
          </table:table-cell>
          <table:table-cell table:style-name="ce1" office:value-type="float" office:value="0.052216" calcext:value-type="float">
            <text:p>0.052216</text:p>
          </table:table-cell>
          <table:table-cell table:style-name="ce1" office:value-type="float" office:value="0.714218" calcext:value-type="float">
            <text:p>0.714218</text:p>
          </table:table-cell>
          <table:table-cell table:style-name="ce1" office:value-type="float" office:value="0.018524" calcext:value-type="float">
            <text:p>0.018524</text:p>
          </table:table-cell>
          <table:table-cell table:style-name="ce1" office:value-type="float" office:value="0.55484" calcext:value-type="float">
            <text:p>0.5548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00]+[.B$2]" office:value-type="float" office:value="-0.136305" calcext:value-type="float">
            <text:p>-0.136305</text:p>
          </table:table-cell>
          <table:table-cell table:formula="of:=[.C400]+[.C$2]" office:value-type="float" office:value="0.093212" calcext:value-type="float">
            <text:p>0.093212</text:p>
          </table:table-cell>
          <table:table-cell table:formula="of:=[.D400]+[.D$2]" office:value-type="float" office:value="0.804689" calcext:value-type="float">
            <text:p>0.804689</text:p>
          </table:table-cell>
          <table:table-cell table:style-name="ce1" office:value-type="float" office:value="-0.755112" calcext:value-type="float">
            <text:p>-0.755112</text:p>
          </table:table-cell>
          <table:table-cell table:style-name="ce1" office:value-type="float" office:value="0.143127" calcext:value-type="float">
            <text:p>0.143127</text:p>
          </table:table-cell>
          <table:table-cell table:style-name="ce1" office:value-type="float" office:value="0.639771" calcext:value-type="float">
            <text:p>0.639771</text:p>
          </table:table-cell>
          <table:table-cell table:style-name="ce1" office:value-type="float" office:value="0.017059" calcext:value-type="float">
            <text:p>0.017059</text:p>
          </table:table-cell>
          <table:table-cell table:style-name="ce1" office:value-type="float" office:value="0.614578" calcext:value-type="float">
            <text:p>0.614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01]+[.B$2]" office:value-type="float" office:value="-0.137129" calcext:value-type="float">
            <text:p>-0.137129</text:p>
          </table:table-cell>
          <table:table-cell table:formula="of:=[.C401]+[.C$2]" office:value-type="float" office:value="0.092998" calcext:value-type="float">
            <text:p>0.092998</text:p>
          </table:table-cell>
          <table:table-cell table:formula="of:=[.D401]+[.D$2]" office:value-type="float" office:value="0.803712" calcext:value-type="float">
            <text:p>0.803712</text:p>
          </table:table-cell>
          <table:table-cell table:style-name="ce1" office:value-type="float" office:value="-0.755112" calcext:value-type="float">
            <text:p>-0.755112</text:p>
          </table:table-cell>
          <table:table-cell table:style-name="ce1" office:value-type="float" office:value="0.143127" calcext:value-type="float">
            <text:p>0.143127</text:p>
          </table:table-cell>
          <table:table-cell table:style-name="ce1" office:value-type="float" office:value="0.639771" calcext:value-type="float">
            <text:p>0.639771</text:p>
          </table:table-cell>
          <table:table-cell table:style-name="ce1" office:value-type="float" office:value="0.009949" calcext:value-type="float">
            <text:p>0.009949</text:p>
          </table:table-cell>
          <table:table-cell table:style-name="ce1" office:value-type="float" office:value="0.615356" calcext:value-type="float">
            <text:p>0.61535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02]+[.B$2]" office:value-type="float" office:value="-0.136305" calcext:value-type="float">
            <text:p>-0.136305</text:p>
          </table:table-cell>
          <table:table-cell table:formula="of:=[.C402]+[.C$2]" office:value-type="float" office:value="0.099087" calcext:value-type="float">
            <text:p>0.099087</text:p>
          </table:table-cell>
          <table:table-cell table:formula="of:=[.D402]+[.D$2]" office:value-type="float" office:value="0.802781" calcext:value-type="float">
            <text:p>0.802781</text:p>
          </table:table-cell>
          <table:table-cell table:style-name="ce1" office:value-type="float" office:value="-0.755157" calcext:value-type="float">
            <text:p>-0.755157</text:p>
          </table:table-cell>
          <table:table-cell table:style-name="ce1" office:value-type="float" office:value="0.260239" calcext:value-type="float">
            <text:p>0.260239</text:p>
          </table:table-cell>
          <table:table-cell table:style-name="ce1" office:value-type="float" office:value="0.601669" calcext:value-type="float">
            <text:p>0.601669</text:p>
          </table:table-cell>
          <table:table-cell table:style-name="ce1" office:value-type="float" office:value="0.017059" calcext:value-type="float">
            <text:p>0.017059</text:p>
          </table:table-cell>
          <table:table-cell table:style-name="ce1" office:value-type="float" office:value="0.668015" calcext:value-type="float">
            <text:p>0.6680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03]+[.B$2]" office:value-type="float" office:value="-0.137129" calcext:value-type="float">
            <text:p>-0.137129</text:p>
          </table:table-cell>
          <table:table-cell table:formula="of:=[.C403]+[.C$2]" office:value-type="float" office:value="0.09869" calcext:value-type="float">
            <text:p>0.098690</text:p>
          </table:table-cell>
          <table:table-cell table:formula="of:=[.D403]+[.D$2]" office:value-type="float" office:value="0.801866" calcext:value-type="float">
            <text:p>0.801866</text:p>
          </table:table-cell>
          <table:table-cell table:style-name="ce1" office:value-type="float" office:value="-0.755157" calcext:value-type="float">
            <text:p>-0.755157</text:p>
          </table:table-cell>
          <table:table-cell table:style-name="ce1" office:value-type="float" office:value="0.260239" calcext:value-type="float">
            <text:p>0.260239</text:p>
          </table:table-cell>
          <table:table-cell table:style-name="ce1" office:value-type="float" office:value="0.601669" calcext:value-type="float">
            <text:p>0.601669</text:p>
          </table:table-cell>
          <table:table-cell table:style-name="ce1" office:value-type="float" office:value="0.009949" calcext:value-type="float">
            <text:p>0.009949</text:p>
          </table:table-cell>
          <table:table-cell table:style-name="ce1" office:value-type="float" office:value="0.667236" calcext:value-type="float">
            <text:p>0.6672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04]+[.B$2]" office:value-type="float" office:value="-0.135282" calcext:value-type="float">
            <text:p>-0.135282</text:p>
          </table:table-cell>
          <table:table-cell table:formula="of:=[.C404]+[.C$2]" office:value-type="float" office:value="0.104961" calcext:value-type="float">
            <text:p>0.104961</text:p>
          </table:table-cell>
          <table:table-cell table:formula="of:=[.D404]+[.D$2]" office:value-type="float" office:value="0.800874" calcext:value-type="float">
            <text:p>0.800874</text:p>
          </table:table-cell>
          <table:table-cell table:style-name="ce1" office:value-type="float" office:value="-0.698074" calcext:value-type="float">
            <text:p>-0.698074</text:p>
          </table:table-cell>
          <table:table-cell table:style-name="ce1" office:value-type="float" office:value="0.377518" calcext:value-type="float">
            <text:p>0.377518</text:p>
          </table:table-cell>
          <table:table-cell table:style-name="ce1" office:value-type="float" office:value="0.608429" calcext:value-type="float">
            <text:p>0.608429</text:p>
          </table:table-cell>
          <table:table-cell table:style-name="ce1" office:value-type="float" office:value="0.025894" calcext:value-type="float">
            <text:p>0.025894</text:p>
          </table:table-cell>
          <table:table-cell table:style-name="ce1" office:value-type="float" office:value="0.721436" calcext:value-type="float">
            <text:p>0.7214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05]+[.B$2]" office:value-type="float" office:value="-0.136137" calcext:value-type="float">
            <text:p>-0.136137</text:p>
          </table:table-cell>
          <table:table-cell table:formula="of:=[.C405]+[.C$2]" office:value-type="float" office:value="0.105343" calcext:value-type="float">
            <text:p>0.105343</text:p>
          </table:table-cell>
          <table:table-cell table:formula="of:=[.D405]+[.D$2]" office:value-type="float" office:value="0.799699" calcext:value-type="float">
            <text:p>0.799699</text:p>
          </table:table-cell>
          <table:table-cell table:style-name="ce1" office:value-type="float" office:value="-0.698074" calcext:value-type="float">
            <text:p>-0.698074</text:p>
          </table:table-cell>
          <table:table-cell table:style-name="ce1" office:value-type="float" office:value="0.377518" calcext:value-type="float">
            <text:p>0.377518</text:p>
          </table:table-cell>
          <table:table-cell table:style-name="ce1" office:value-type="float" office:value="0.608429" calcext:value-type="float">
            <text:p>0.608429</text:p>
          </table:table-cell>
          <table:table-cell table:style-name="ce1" office:value-type="float" office:value="0.018524" calcext:value-type="float">
            <text:p>0.018524</text:p>
          </table:table-cell>
          <table:table-cell table:style-name="ce1" office:value-type="float" office:value="0.727753" calcext:value-type="float">
            <text:p>0.7277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06]+[.B$2]" office:value-type="float" office:value="-0.134138" calcext:value-type="float">
            <text:p>-0.134138</text:p>
          </table:table-cell>
          <table:table-cell table:formula="of:=[.C406]+[.C$2]" office:value-type="float" office:value="0.111049" calcext:value-type="float">
            <text:p>0.111049</text:p>
          </table:table-cell>
          <table:table-cell table:formula="of:=[.D406]+[.D$2]" office:value-type="float" office:value="0.797853" calcext:value-type="float">
            <text:p>0.797853</text:p>
          </table:table-cell>
          <table:table-cell table:style-name="ce1" office:value-type="float" office:value="-0.633392" calcext:value-type="float">
            <text:p>-0.633392</text:p>
          </table:table-cell>
          <table:table-cell table:style-name="ce1" office:value-type="float" office:value="0.474304" calcext:value-type="float">
            <text:p>0.474304</text:p>
          </table:table-cell>
          <table:table-cell table:style-name="ce1" office:value-type="float" office:value="0.611435" calcext:value-type="float">
            <text:p>0.611435</text:p>
          </table:table-cell>
          <table:table-cell table:style-name="ce1" office:value-type="float" office:value="0.035675" calcext:value-type="float">
            <text:p>0.035675</text:p>
          </table:table-cell>
          <table:table-cell table:style-name="ce1" office:value-type="float" office:value="0.779617" calcext:value-type="float">
            <text:p>0.7796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07]+[.B$2]" office:value-type="float" office:value="-0.133222" calcext:value-type="float">
            <text:p>-0.133222</text:p>
          </table:table-cell>
          <table:table-cell table:formula="of:=[.C407]+[.C$2]" office:value-type="float" office:value="0.110836" calcext:value-type="float">
            <text:p>0.110836</text:p>
          </table:table-cell>
          <table:table-cell table:formula="of:=[.D407]+[.D$2]" office:value-type="float" office:value="0.798967" calcext:value-type="float">
            <text:p>0.798967</text:p>
          </table:table-cell>
          <table:table-cell table:style-name="ce1" office:value-type="float" office:value="-0.633392" calcext:value-type="float">
            <text:p>-0.633392</text:p>
          </table:table-cell>
          <table:table-cell table:style-name="ce1" office:value-type="float" office:value="0.474304" calcext:value-type="float">
            <text:p>0.474304</text:p>
          </table:table-cell>
          <table:table-cell table:style-name="ce1" office:value-type="float" office:value="0.611435" calcext:value-type="float">
            <text:p>0.611435</text:p>
          </table:table-cell>
          <table:table-cell table:style-name="ce1" office:value-type="float" office:value="0.043579" calcext:value-type="float">
            <text:p>0.043579</text:p>
          </table:table-cell>
          <table:table-cell table:style-name="ce1" office:value-type="float" office:value="0.774872" calcext:value-type="float">
            <text:p>0.7748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08]+[.B$2]" office:value-type="float" office:value="-0.131132" calcext:value-type="float">
            <text:p>-0.131132</text:p>
          </table:table-cell>
          <table:table-cell table:formula="of:=[.C408]+[.C$2]" office:value-type="float" office:value="0.116741" calcext:value-type="float">
            <text:p>0.116741</text:p>
          </table:table-cell>
          <table:table-cell table:formula="of:=[.D408]+[.D$2]" office:value-type="float" office:value="0.796006" calcext:value-type="float">
            <text:p>0.796006</text:p>
          </table:table-cell>
          <table:table-cell table:style-name="ce1" office:value-type="float" office:value="-0.580154" calcext:value-type="float">
            <text:p>-0.580154</text:p>
          </table:table-cell>
          <table:table-cell table:style-name="ce1" office:value-type="float" office:value="0.577896" calcext:value-type="float">
            <text:p>0.577896</text:p>
          </table:table-cell>
          <table:table-cell table:style-name="ce1" office:value-type="float" office:value="0.57399" calcext:value-type="float">
            <text:p>0.573990</text:p>
          </table:table-cell>
          <table:table-cell table:style-name="ce1" office:value-type="float" office:value="0.061417" calcext:value-type="float">
            <text:p>0.061417</text:p>
          </table:table-cell>
          <table:table-cell table:style-name="ce1" office:value-type="float" office:value="0.831482" calcext:value-type="float">
            <text:p>0.8314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09]+[.B$2]" office:value-type="float" office:value="-0.130125" calcext:value-type="float">
            <text:p>-0.130125</text:p>
          </table:table-cell>
          <table:table-cell table:formula="of:=[.C409]+[.C$2]" office:value-type="float" office:value="0.11671" calcext:value-type="float">
            <text:p>0.116710</text:p>
          </table:table-cell>
          <table:table-cell table:formula="of:=[.D409]+[.D$2]" office:value-type="float" office:value="0.797059" calcext:value-type="float">
            <text:p>0.797059</text:p>
          </table:table-cell>
          <table:table-cell table:style-name="ce1" office:value-type="float" office:value="-0.580154" calcext:value-type="float">
            <text:p>-0.580154</text:p>
          </table:table-cell>
          <table:table-cell table:style-name="ce1" office:value-type="float" office:value="0.577896" calcext:value-type="float">
            <text:p>0.577896</text:p>
          </table:table-cell>
          <table:table-cell table:style-name="ce1" office:value-type="float" office:value="0.57399" calcext:value-type="float">
            <text:p>0.573990</text:p>
          </table:table-cell>
          <table:table-cell table:style-name="ce1" office:value-type="float" office:value="0.070084" calcext:value-type="float">
            <text:p>0.070084</text:p>
          </table:table-cell>
          <table:table-cell table:style-name="ce1" office:value-type="float" office:value="0.828293" calcext:value-type="float">
            <text:p>0.8282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10]+[.B$2]" office:value-type="float" office:value="-0.12602" calcext:value-type="float">
            <text:p>-0.126020</text:p>
          </table:table-cell>
          <table:table-cell table:formula="of:=[.C410]+[.C$2]" office:value-type="float" office:value="0.121593" calcext:value-type="float">
            <text:p>0.121593</text:p>
          </table:table-cell>
          <table:table-cell table:formula="of:=[.D410]+[.D$2]" office:value-type="float" office:value="0.795472" calcext:value-type="float">
            <text:p>0.795472</text:p>
          </table:table-cell>
          <table:table-cell table:style-name="ce1" office:value-type="float" office:value="-0.529358" calcext:value-type="float">
            <text:p>-0.529358</text:p>
          </table:table-cell>
          <table:table-cell table:style-name="ce1" office:value-type="float" office:value="0.668762" calcext:value-type="float">
            <text:p>0.668762</text:p>
          </table:table-cell>
          <table:table-cell table:style-name="ce1" office:value-type="float" office:value="0.522049" calcext:value-type="float">
            <text:p>0.522049</text:p>
          </table:table-cell>
          <table:table-cell table:style-name="ce1" office:value-type="float" office:value="0.105423" calcext:value-type="float">
            <text:p>0.105423</text:p>
          </table:table-cell>
          <table:table-cell table:style-name="ce1" office:value-type="float" office:value="0.872818" calcext:value-type="float">
            <text:p>0.872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11]+[.B$2]" office:value-type="float" office:value="-0.127149" calcext:value-type="float">
            <text:p>-0.127149</text:p>
          </table:table-cell>
          <table:table-cell table:formula="of:=[.C411]+[.C$2]" office:value-type="float" office:value="0.121502" calcext:value-type="float">
            <text:p>0.121502</text:p>
          </table:table-cell>
          <table:table-cell table:formula="of:=[.D411]+[.D$2]" office:value-type="float" office:value="0.79445" calcext:value-type="float">
            <text:p>0.794450</text:p>
          </table:table-cell>
          <table:table-cell table:style-name="ce1" office:value-type="float" office:value="-0.529358" calcext:value-type="float">
            <text:p>-0.529358</text:p>
          </table:table-cell>
          <table:table-cell table:style-name="ce1" office:value-type="float" office:value="0.668762" calcext:value-type="float">
            <text:p>0.668762</text:p>
          </table:table-cell>
          <table:table-cell table:style-name="ce1" office:value-type="float" office:value="0.522049" calcext:value-type="float">
            <text:p>0.522049</text:p>
          </table:table-cell>
          <table:table-cell table:style-name="ce1" office:value-type="float" office:value="0.095734" calcext:value-type="float">
            <text:p>0.095734</text:p>
          </table:table-cell>
          <table:table-cell table:style-name="ce1" office:value-type="float" office:value="0.874725" calcext:value-type="float">
            <text:p>0.8747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12]+[.B$2]" office:value-type="float" office:value="-0.122923" calcext:value-type="float">
            <text:p>-0.122923</text:p>
          </table:table-cell>
          <table:table-cell table:formula="of:=[.C412]+[.C$2]" office:value-type="float" office:value="0.124538" calcext:value-type="float">
            <text:p>0.124538</text:p>
          </table:table-cell>
          <table:table-cell table:formula="of:=[.D412]+[.D$2]" office:value-type="float" office:value="0.794526" calcext:value-type="float">
            <text:p>0.794526</text:p>
          </table:table-cell>
          <table:table-cell table:style-name="ce1" office:value-type="float" office:value="-0.474564" calcext:value-type="float">
            <text:p>-0.474564</text:p>
          </table:table-cell>
          <table:table-cell table:style-name="ce1" office:value-type="float" office:value="0.720764" calcext:value-type="float">
            <text:p>0.720764</text:p>
          </table:table-cell>
          <table:table-cell table:style-name="ce1" office:value-type="float" office:value="0.505249" calcext:value-type="float">
            <text:p>0.505249</text:p>
          </table:table-cell>
          <table:table-cell table:style-name="ce1" office:value-type="float" office:value="0.131943" calcext:value-type="float">
            <text:p>0.131943</text:p>
          </table:table-cell>
          <table:table-cell table:style-name="ce1" office:value-type="float" office:value="0.899521" calcext:value-type="float">
            <text:p>0.8995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13]+[.B$2]" office:value-type="float" office:value="-0.123151" calcext:value-type="float">
            <text:p>-0.123151</text:p>
          </table:table-cell>
          <table:table-cell table:formula="of:=[.C413]+[.C$2]" office:value-type="float" office:value="0.125301" calcext:value-type="float">
            <text:p>0.125301</text:p>
          </table:table-cell>
          <table:table-cell table:formula="of:=[.D413]+[.D$2]" office:value-type="float" office:value="0.793214" calcext:value-type="float">
            <text:p>0.793214</text:p>
          </table:table-cell>
          <table:table-cell table:style-name="ce1" office:value-type="float" office:value="-0.474564" calcext:value-type="float">
            <text:p>-0.474564</text:p>
          </table:table-cell>
          <table:table-cell table:style-name="ce1" office:value-type="float" office:value="0.720764" calcext:value-type="float">
            <text:p>0.720764</text:p>
          </table:table-cell>
          <table:table-cell table:style-name="ce1" office:value-type="float" office:value="0.505249" calcext:value-type="float">
            <text:p>0.505249</text:p>
          </table:table-cell>
          <table:table-cell table:style-name="ce1" office:value-type="float" office:value="0.130051" calcext:value-type="float">
            <text:p>0.130051</text:p>
          </table:table-cell>
          <table:table-cell table:style-name="ce1" office:value-type="float" office:value="0.909302" calcext:value-type="float">
            <text:p>0.90930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14]+[.B$2]" office:value-type="float" office:value="-0.11778" calcext:value-type="float">
            <text:p>-0.117780</text:p>
          </table:table-cell>
          <table:table-cell table:formula="of:=[.C414]+[.C$2]" office:value-type="float" office:value="0.128444" calcext:value-type="float">
            <text:p>0.128444</text:p>
          </table:table-cell>
          <table:table-cell table:formula="of:=[.D414]+[.D$2]" office:value-type="float" office:value="0.793245" calcext:value-type="float">
            <text:p>0.793245</text:p>
          </table:table-cell>
          <table:table-cell table:style-name="ce1" office:value-type="float" office:value="-0.372314" calcext:value-type="float">
            <text:p>-0.372314</text:p>
          </table:table-cell>
          <table:table-cell table:style-name="ce1" office:value-type="float" office:value="0.775635" calcext:value-type="float">
            <text:p>0.775635</text:p>
          </table:table-cell>
          <table:table-cell table:style-name="ce1" office:value-type="float" office:value="0.509689" calcext:value-type="float">
            <text:p>0.509689</text:p>
          </table:table-cell>
          <table:table-cell table:style-name="ce1" office:value-type="float" office:value="0.176132" calcext:value-type="float">
            <text:p>0.176132</text:p>
          </table:table-cell>
          <table:table-cell table:style-name="ce1" office:value-type="float" office:value="0.93515" calcext:value-type="float">
            <text:p>0.9351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15]+[.B$2]" office:value-type="float" office:value="-0.118147" calcext:value-type="float">
            <text:p>-0.118147</text:p>
          </table:table-cell>
          <table:table-cell table:formula="of:=[.C415]+[.C$2]" office:value-type="float" office:value="0.129101" calcext:value-type="float">
            <text:p>0.129101</text:p>
          </table:table-cell>
          <table:table-cell table:formula="of:=[.D415]+[.D$2]" office:value-type="float" office:value="0.791978" calcext:value-type="float">
            <text:p>0.791978</text:p>
          </table:table-cell>
          <table:table-cell table:style-name="ce1" office:value-type="float" office:value="-0.372314" calcext:value-type="float">
            <text:p>-0.372314</text:p>
          </table:table-cell>
          <table:table-cell table:style-name="ce1" office:value-type="float" office:value="0.775635" calcext:value-type="float">
            <text:p>0.775635</text:p>
          </table:table-cell>
          <table:table-cell table:style-name="ce1" office:value-type="float" office:value="0.509689" calcext:value-type="float">
            <text:p>0.509689</text:p>
          </table:table-cell>
          <table:table-cell table:style-name="ce1" office:value-type="float" office:value="0.172943" calcext:value-type="float">
            <text:p>0.172943</text:p>
          </table:table-cell>
          <table:table-cell table:style-name="ce1" office:value-type="float" office:value="0.943878" calcext:value-type="float">
            <text:p>0.9438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16]+[.B$2]" office:value-type="float" office:value="-0.111601" calcext:value-type="float">
            <text:p>-0.111601</text:p>
          </table:table-cell>
          <table:table-cell table:formula="of:=[.C416]+[.C$2]" office:value-type="float" office:value="0.131389" calcext:value-type="float">
            <text:p>0.131389</text:p>
          </table:table-cell>
          <table:table-cell table:formula="of:=[.D416]+[.D$2]" office:value-type="float" office:value="0.792299" calcext:value-type="float">
            <text:p>0.792299</text:p>
          </table:table-cell>
          <table:table-cell table:style-name="ce1" office:value-type="float" office:value="-0.262238" calcext:value-type="float">
            <text:p>-0.262238</text:p>
          </table:table-cell>
          <table:table-cell table:style-name="ce1" office:value-type="float" office:value="0.827621" calcext:value-type="float">
            <text:p>0.827621</text:p>
          </table:table-cell>
          <table:table-cell table:style-name="ce1" office:value-type="float" office:value="0.496277" calcext:value-type="float">
            <text:p>0.496277</text:p>
          </table:table-cell>
          <table:table-cell table:style-name="ce1" office:value-type="float" office:value="0.229141" calcext:value-type="float">
            <text:p>0.229141</text:p>
          </table:table-cell>
          <table:table-cell table:style-name="ce1" office:value-type="float" office:value="0.961868" calcext:value-type="float">
            <text:p>0.9618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17]+[.B$2]" office:value-type="float" office:value="-0.11215" calcext:value-type="float">
            <text:p>-0.112150</text:p>
          </table:table-cell>
          <table:table-cell table:formula="of:=[.C417]+[.C$2]" office:value-type="float" office:value="0.131954" calcext:value-type="float">
            <text:p>0.131954</text:p>
          </table:table-cell>
          <table:table-cell table:formula="of:=[.D417]+[.D$2]" office:value-type="float" office:value="0.791063" calcext:value-type="float">
            <text:p>0.791063</text:p>
          </table:table-cell>
          <table:table-cell table:style-name="ce1" office:value-type="float" office:value="-0.262238" calcext:value-type="float">
            <text:p>-0.262238</text:p>
          </table:table-cell>
          <table:table-cell table:style-name="ce1" office:value-type="float" office:value="0.827621" calcext:value-type="float">
            <text:p>0.827621</text:p>
          </table:table-cell>
          <table:table-cell table:style-name="ce1" office:value-type="float" office:value="0.496277" calcext:value-type="float">
            <text:p>0.496277</text:p>
          </table:table-cell>
          <table:table-cell table:style-name="ce1" office:value-type="float" office:value="0.224426" calcext:value-type="float">
            <text:p>0.224426</text:p>
          </table:table-cell>
          <table:table-cell table:style-name="ce1" office:value-type="float" office:value="0.969818" calcext:value-type="float">
            <text:p>0.969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18]+[.B$2]" office:value-type="float" office:value="-0.105436" calcext:value-type="float">
            <text:p>-0.105436</text:p>
          </table:table-cell>
          <table:table-cell table:formula="of:=[.C418]+[.C$2]" office:value-type="float" office:value="0.133343" calcext:value-type="float">
            <text:p>0.133343</text:p>
          </table:table-cell>
          <table:table-cell table:formula="of:=[.D418]+[.D$2]" office:value-type="float" office:value="0.791658" calcext:value-type="float">
            <text:p>0.791658</text:p>
          </table:table-cell>
          <table:table-cell table:style-name="ce1" office:value-type="float" office:value="-0.171127" calcext:value-type="float">
            <text:p>-0.171127</text:p>
          </table:table-cell>
          <table:table-cell table:style-name="ce1" office:value-type="float" office:value="0.878876" calcext:value-type="float">
            <text:p>0.878876</text:p>
          </table:table-cell>
          <table:table-cell table:style-name="ce1" office:value-type="float" office:value="0.445297" calcext:value-type="float">
            <text:p>0.445297</text:p>
          </table:table-cell>
          <table:table-cell table:style-name="ce1" office:value-type="float" office:value="0.282166" calcext:value-type="float">
            <text:p>0.282166</text:p>
          </table:table-cell>
          <table:table-cell table:style-name="ce1" office:value-type="float" office:value="0.979675" calcext:value-type="float">
            <text:p>0.9796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19]+[.B$2]" office:value-type="float" office:value="-0.106168" calcext:value-type="float">
            <text:p>-0.106168</text:p>
          </table:table-cell>
          <table:table-cell table:formula="of:=[.C419]+[.C$2]" office:value-type="float" office:value="0.133846" calcext:value-type="float">
            <text:p>0.133846</text:p>
          </table:table-cell>
          <table:table-cell table:formula="of:=[.D419]+[.D$2]" office:value-type="float" office:value="0.790437" calcext:value-type="float">
            <text:p>0.790437</text:p>
          </table:table-cell>
          <table:table-cell table:style-name="ce1" office:value-type="float" office:value="-0.171127" calcext:value-type="float">
            <text:p>-0.171127</text:p>
          </table:table-cell>
          <table:table-cell table:style-name="ce1" office:value-type="float" office:value="0.878876" calcext:value-type="float">
            <text:p>0.878876</text:p>
          </table:table-cell>
          <table:table-cell table:style-name="ce1" office:value-type="float" office:value="0.445297" calcext:value-type="float">
            <text:p>0.445297</text:p>
          </table:table-cell>
          <table:table-cell table:style-name="ce1" office:value-type="float" office:value="0.275894" calcext:value-type="float">
            <text:p>0.275894</text:p>
          </table:table-cell>
          <table:table-cell table:style-name="ce1" office:value-type="float" office:value="0.987106" calcext:value-type="float">
            <text:p>0.9871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20]+[.B$2]" office:value-type="float" office:value="-0.093076" calcext:value-type="float">
            <text:p>-0.093076</text:p>
          </table:table-cell>
          <table:table-cell table:formula="of:=[.C420]+[.C$2]" office:value-type="float" office:value="0.134319" calcext:value-type="float">
            <text:p>0.134319</text:p>
          </table:table-cell>
          <table:table-cell table:formula="of:=[.D420]+[.D$2]" office:value-type="float" office:value="0.791337" calcext:value-type="float">
            <text:p>0.791337</text:p>
          </table:table-cell>
          <table:table-cell table:style-name="ce1" office:value-type="float" office:value="-0.03479" calcext:value-type="float">
            <text:p>-0.034790</text:p>
          </table:table-cell>
          <table:table-cell table:style-name="ce1" office:value-type="float" office:value="-0.116959" calcext:value-type="float">
            <text:p>-0.116959</text:p>
          </table:table-cell>
          <table:table-cell table:style-name="ce1" office:value-type="float" office:value="0.992523" calcext:value-type="float">
            <text:p>0.992523</text:p>
          </table:table-cell>
          <table:table-cell table:style-name="ce1" office:value-type="float" office:value="0.388199" calcext:value-type="float">
            <text:p>0.388199</text:p>
          </table:table-cell>
          <table:table-cell table:style-name="ce1" office:value-type="float" office:value="0.988586" calcext:value-type="float">
            <text:p>0.9885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21]+[.B$2]" office:value-type="float" office:value="-0.093015" calcext:value-type="float">
            <text:p>-0.093015</text:p>
          </table:table-cell>
          <table:table-cell table:formula="of:=[.C421]+[.C$2]" office:value-type="float" office:value="0.129436" calcext:value-type="float">
            <text:p>0.129436</text:p>
          </table:table-cell>
          <table:table-cell table:formula="of:=[.D421]+[.D$2]" office:value-type="float" office:value="0.790773" calcext:value-type="float">
            <text:p>0.790773</text:p>
          </table:table-cell>
          <table:table-cell table:style-name="ce1" office:value-type="float" office:value="-0.03479" calcext:value-type="float">
            <text:p>-0.034790</text:p>
          </table:table-cell>
          <table:table-cell table:style-name="ce1" office:value-type="float" office:value="-0.116959" calcext:value-type="float">
            <text:p>-0.116959</text:p>
          </table:table-cell>
          <table:table-cell table:style-name="ce1" office:value-type="float" office:value="0.992523" calcext:value-type="float">
            <text:p>0.992523</text:p>
          </table:table-cell>
          <table:table-cell table:style-name="ce1" office:value-type="float" office:value="0.388718" calcext:value-type="float">
            <text:p>0.388718</text:p>
          </table:table-cell>
          <table:table-cell table:style-name="ce1"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22]+[.B$2]" office:value-type="float" office:value="-0.099256" calcext:value-type="float">
            <text:p>-0.099256</text:p>
          </table:table-cell>
          <table:table-cell table:formula="of:=[.C422]+[.C$2]" office:value-type="float" office:value="0.134319" calcext:value-type="float">
            <text:p>0.134319</text:p>
          </table:table-cell>
          <table:table-cell table:formula="of:=[.D422]+[.D$2]" office:value-type="float" office:value="0.791337" calcext:value-type="float">
            <text:p>0.791337</text:p>
          </table:table-cell>
          <table:table-cell table:style-name="ce1" office:value-type="float" office:value="0.034805" calcext:value-type="float">
            <text:p>0.034805</text:p>
          </table:table-cell>
          <table:table-cell table:style-name="ce1" office:value-type="float" office:value="-0.116959" calcext:value-type="float">
            <text:p>-0.116959</text:p>
          </table:table-cell>
          <table:table-cell table:style-name="ce1" office:value-type="float" office:value="0.992523" calcext:value-type="float">
            <text:p>0.992523</text:p>
          </table:table-cell>
          <table:table-cell table:style-name="ce1" office:value-type="float" office:value="0.33519" calcext:value-type="float">
            <text:p>0.335190</text:p>
          </table:table-cell>
          <table:table-cell table:style-name="ce1" office:value-type="float" office:value="0.988586" calcext:value-type="float">
            <text:p>0.9885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23]+[.B$2]" office:value-type="float" office:value="-0.099317" calcext:value-type="float">
            <text:p>-0.099317</text:p>
          </table:table-cell>
          <table:table-cell table:formula="of:=[.C423]+[.C$2]" office:value-type="float" office:value="0.129436" calcext:value-type="float">
            <text:p>0.129436</text:p>
          </table:table-cell>
          <table:table-cell table:formula="of:=[.D423]+[.D$2]" office:value-type="float" office:value="0.790773" calcext:value-type="float">
            <text:p>0.790773</text:p>
          </table:table-cell>
          <table:table-cell table:style-name="ce1" office:value-type="float" office:value="0.034805" calcext:value-type="float">
            <text:p>0.034805</text:p>
          </table:table-cell>
          <table:table-cell table:style-name="ce1" office:value-type="float" office:value="-0.116959" calcext:value-type="float">
            <text:p>-0.116959</text:p>
          </table:table-cell>
          <table:table-cell table:style-name="ce1" office:value-type="float" office:value="0.992523" calcext:value-type="float">
            <text:p>0.992523</text:p>
          </table:table-cell>
          <table:table-cell table:style-name="ce1" office:value-type="float" office:value="0.334671" calcext:value-type="float">
            <text:p>0.334671</text:p>
          </table:table-cell>
          <table:table-cell table:style-name="ce1"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24]+[.B$2]" office:value-type="float" office:value="-0.086729" calcext:value-type="float">
            <text:p>-0.086729</text:p>
          </table:table-cell>
          <table:table-cell table:formula="of:=[.C424]+[.C$2]" office:value-type="float" office:value="0.128444" calcext:value-type="float">
            <text:p>0.128444</text:p>
          </table:table-cell>
          <table:table-cell table:formula="of:=[.D424]+[.D$2]" office:value-type="float" office:value="0.791093" calcext:value-type="float">
            <text:p>0.791093</text:p>
          </table:table-cell>
          <table:table-cell table:style-name="ce1" office:value-type="float" office:value="-0.115189" calcext:value-type="float">
            <text:p>-0.115189</text:p>
          </table:table-cell>
          <table:table-cell table:style-name="ce1" office:value-type="float" office:value="-0.110107" calcext:value-type="float">
            <text:p>-0.110107</text:p>
          </table:table-cell>
          <table:table-cell table:style-name="ce1" office:value-type="float" office:value="0.987228" calcext:value-type="float">
            <text:p>0.987228</text:p>
          </table:table-cell>
          <table:table-cell table:style-name="ce1" office:value-type="float" office:value="0.442764" calcext:value-type="float">
            <text:p>0.442764</text:p>
          </table:table-cell>
          <table:table-cell table:style-name="ce1"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25]+[.B$2]" office:value-type="float" office:value="-0.086912" calcext:value-type="float">
            <text:p>-0.086912</text:p>
          </table:table-cell>
          <table:table-cell table:formula="of:=[.C425]+[.C$2]" office:value-type="float" office:value="0.133343" calcext:value-type="float">
            <text:p>0.133343</text:p>
          </table:table-cell>
          <table:table-cell table:formula="of:=[.D425]+[.D$2]" office:value-type="float" office:value="0.791658" calcext:value-type="float">
            <text:p>0.791658</text:p>
          </table:table-cell>
          <table:table-cell table:style-name="ce1" office:value-type="float" office:value="-0.115189" calcext:value-type="float">
            <text:p>-0.115189</text:p>
          </table:table-cell>
          <table:table-cell table:style-name="ce1" office:value-type="float" office:value="-0.110107" calcext:value-type="float">
            <text:p>-0.110107</text:p>
          </table:table-cell>
          <table:table-cell table:style-name="ce1" office:value-type="float" office:value="0.987228" calcext:value-type="float">
            <text:p>0.987228</text:p>
          </table:table-cell>
          <table:table-cell table:style-name="ce1" office:value-type="float" office:value="0.441223" calcext:value-type="float">
            <text:p>0.441223</text:p>
          </table:table-cell>
          <table:table-cell table:style-name="ce1" office:value-type="float" office:value="0.979675" calcext:value-type="float">
            <text:p>0.9796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26]+[.B$2]" office:value-type="float" office:value="-0.08148" calcext:value-type="float">
            <text:p>-0.081480</text:p>
          </table:table-cell>
          <table:table-cell table:formula="of:=[.C426]+[.C$2]" office:value-type="float" office:value="0.126446" calcext:value-type="float">
            <text:p>0.126446</text:p>
          </table:table-cell>
          <table:table-cell table:formula="of:=[.D426]+[.D$2]" office:value-type="float" office:value="0.791734" calcext:value-type="float">
            <text:p>0.791734</text:p>
          </table:table-cell>
          <table:table-cell table:style-name="ce1" office:value-type="float" office:value="-0.175156" calcext:value-type="float">
            <text:p>-0.175156</text:p>
          </table:table-cell>
          <table:table-cell table:style-name="ce1" office:value-type="float" office:value="-0.091934" calcext:value-type="float">
            <text:p>-0.091934</text:p>
          </table:table-cell>
          <table:table-cell table:style-name="ce1" office:value-type="float" office:value="0.98024" calcext:value-type="float">
            <text:p>0.980240</text:p>
          </table:table-cell>
          <table:table-cell table:style-name="ce1" office:value-type="float" office:value="0.487808" calcext:value-type="float">
            <text:p>0.487808</text:p>
          </table:table-cell>
          <table:table-cell table:style-name="ce1"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27]+[.B$2]" office:value-type="float" office:value="-0.080732" calcext:value-type="float">
            <text:p>-0.080732</text:p>
          </table:table-cell>
          <table:table-cell table:formula="of:=[.C427]+[.C$2]" office:value-type="float" office:value="0.131389" calcext:value-type="float">
            <text:p>0.131389</text:p>
          </table:table-cell>
          <table:table-cell table:formula="of:=[.D427]+[.D$2]" office:value-type="float" office:value="0.792299" calcext:value-type="float">
            <text:p>0.792299</text:p>
          </table:table-cell>
          <table:table-cell table:style-name="ce1" office:value-type="float" office:value="-0.175156" calcext:value-type="float">
            <text:p>-0.175156</text:p>
          </table:table-cell>
          <table:table-cell table:style-name="ce1" office:value-type="float" office:value="-0.091934" calcext:value-type="float">
            <text:p>-0.091934</text:p>
          </table:table-cell>
          <table:table-cell table:style-name="ce1" office:value-type="float" office:value="0.98024" calcext:value-type="float">
            <text:p>0.980240</text:p>
          </table:table-cell>
          <table:table-cell table:style-name="ce1" office:value-type="float" office:value="0.494247" calcext:value-type="float">
            <text:p>0.494247</text:p>
          </table:table-cell>
          <table:table-cell table:style-name="ce1" office:value-type="float" office:value="0.961868" calcext:value-type="float">
            <text:p>0.9618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28]+[.B$2]" office:value-type="float" office:value="-0.074552" calcext:value-type="float">
            <text:p>-0.074552</text:p>
          </table:table-cell>
          <table:table-cell table:formula="of:=[.C428]+[.C$2]" office:value-type="float" office:value="0.128444" calcext:value-type="float">
            <text:p>0.128444</text:p>
          </table:table-cell>
          <table:table-cell table:formula="of:=[.D428]+[.D$2]" office:value-type="float" office:value="0.793245" calcext:value-type="float">
            <text:p>0.793245</text:p>
          </table:table-cell>
          <table:table-cell table:style-name="ce1" office:value-type="float" office:value="-0.225586" calcext:value-type="float">
            <text:p>-0.225586</text:p>
          </table:table-cell>
          <table:table-cell table:style-name="ce1" office:value-type="float" office:value="-0.055389" calcext:value-type="float">
            <text:p>-0.055389</text:p>
          </table:table-cell>
          <table:table-cell table:style-name="ce1" office:value-type="float" office:value="0.972656" calcext:value-type="float">
            <text:p>0.972656</text:p>
          </table:table-cell>
          <table:table-cell table:style-name="ce1" office:value-type="float" office:value="0.547272" calcext:value-type="float">
            <text:p>0.547272</text:p>
          </table:table-cell>
          <table:table-cell table:style-name="ce1" office:value-type="float" office:value="0.93515" calcext:value-type="float">
            <text:p>0.9351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29]+[.B$2]" office:value-type="float" office:value="-0.077284" calcext:value-type="float">
            <text:p>-0.077284</text:p>
          </table:table-cell>
          <table:table-cell table:formula="of:=[.C429]+[.C$2]" office:value-type="float" office:value="0.124447" calcext:value-type="float">
            <text:p>0.124447</text:p>
          </table:table-cell>
          <table:table-cell table:formula="of:=[.D429]+[.D$2]" office:value-type="float" office:value="0.79239" calcext:value-type="float">
            <text:p>0.792390</text:p>
          </table:table-cell>
          <table:table-cell table:style-name="ce1" office:value-type="float" office:value="-0.225586" calcext:value-type="float">
            <text:p>-0.225586</text:p>
          </table:table-cell>
          <table:table-cell table:style-name="ce1" office:value-type="float" office:value="-0.055389" calcext:value-type="float">
            <text:p>-0.055389</text:p>
          </table:table-cell>
          <table:table-cell table:style-name="ce1" office:value-type="float" office:value="0.972656" calcext:value-type="float">
            <text:p>0.972656</text:p>
          </table:table-cell>
          <table:table-cell table:style-name="ce1" office:value-type="float" office:value="0.523834" calcext:value-type="float">
            <text:p>0.523834</text:p>
          </table:table-cell>
          <table:table-cell table:style-name="ce1"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30]+[.B$2]" office:value-type="float" office:value="-0.06941" calcext:value-type="float">
            <text:p>-0.069410</text:p>
          </table:table-cell>
          <table:table-cell table:formula="of:=[.C430]+[.C$2]" office:value-type="float" office:value="0.124538" calcext:value-type="float">
            <text:p>0.124538</text:p>
          </table:table-cell>
          <table:table-cell table:formula="of:=[.D430]+[.D$2]" office:value-type="float" office:value="0.794526" calcext:value-type="float">
            <text:p>0.794526</text:p>
          </table:table-cell>
          <table:table-cell table:style-name="ce1" office:value-type="float" office:value="-0.279694" calcext:value-type="float">
            <text:p>-0.279694</text:p>
          </table:table-cell>
          <table:table-cell table:style-name="ce1" office:value-type="float" office:value="-0.016556" calcext:value-type="float">
            <text:p>-0.016556</text:p>
          </table:table-cell>
          <table:table-cell table:style-name="ce1" office:value-type="float" office:value="0.959946" calcext:value-type="float">
            <text:p>0.959946</text:p>
          </table:table-cell>
          <table:table-cell table:style-name="ce1" office:value-type="float" office:value="0.591446" calcext:value-type="float">
            <text:p>0.591446</text:p>
          </table:table-cell>
          <table:table-cell table:style-name="ce1" office:value-type="float" office:value="0.899521" calcext:value-type="float">
            <text:p>0.8995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31]+[.B$2]" office:value-type="float" office:value="-0.072035" calcext:value-type="float">
            <text:p>-0.072035</text:p>
          </table:table-cell>
          <table:table-cell table:formula="of:=[.C431]+[.C$2]" office:value-type="float" office:value="0.120464" calcext:value-type="float">
            <text:p>0.120464</text:p>
          </table:table-cell>
          <table:table-cell table:formula="of:=[.D431]+[.D$2]" office:value-type="float" office:value="0.793687" calcext:value-type="float">
            <text:p>0.793687</text:p>
          </table:table-cell>
          <table:table-cell table:style-name="ce1" office:value-type="float" office:value="-0.279694" calcext:value-type="float">
            <text:p>-0.279694</text:p>
          </table:table-cell>
          <table:table-cell table:style-name="ce1" office:value-type="float" office:value="-0.016556" calcext:value-type="float">
            <text:p>-0.016556</text:p>
          </table:table-cell>
          <table:table-cell table:style-name="ce1" office:value-type="float" office:value="0.959946" calcext:value-type="float">
            <text:p>0.959946</text:p>
          </table:table-cell>
          <table:table-cell table:style-name="ce1" office:value-type="float" office:value="0.568893" calcext:value-type="float">
            <text:p>0.568893</text:p>
          </table:table-cell>
          <table:table-cell table:style-name="ce1"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32]+[.B$2]" office:value-type="float" office:value="-0.066328" calcext:value-type="float">
            <text:p>-0.066328</text:p>
          </table:table-cell>
          <table:table-cell table:formula="of:=[.C432]+[.C$2]" office:value-type="float" office:value="0.121593" calcext:value-type="float">
            <text:p>0.121593</text:p>
          </table:table-cell>
          <table:table-cell table:formula="of:=[.D432]+[.D$2]" office:value-type="float" office:value="0.795472" calcext:value-type="float">
            <text:p>0.795472</text:p>
          </table:table-cell>
          <table:table-cell table:style-name="ce1" office:value-type="float" office:value="-0.312317" calcext:value-type="float">
            <text:p>-0.312317</text:p>
          </table:table-cell>
          <table:table-cell table:style-name="ce1" office:value-type="float" office:value="0.014496" calcext:value-type="float">
            <text:p>0.014496</text:p>
          </table:table-cell>
          <table:table-cell table:style-name="ce1" office:value-type="float" office:value="0.94986" calcext:value-type="float">
            <text:p>0.949860</text:p>
          </table:table-cell>
          <table:table-cell table:style-name="ce1" office:value-type="float" office:value="0.61795" calcext:value-type="float">
            <text:p>0.617950</text:p>
          </table:table-cell>
          <table:table-cell table:style-name="ce1" office:value-type="float" office:value="0.872818" calcext:value-type="float">
            <text:p>0.872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33]+[.B$2]" office:value-type="float" office:value="-0.069944" calcext:value-type="float">
            <text:p>-0.069944</text:p>
          </table:table-cell>
          <table:table-cell table:formula="of:=[.C433]+[.C$2]" office:value-type="float" office:value="0.118465" calcext:value-type="float">
            <text:p>0.118465</text:p>
          </table:table-cell>
          <table:table-cell table:formula="of:=[.D433]+[.D$2]" office:value-type="float" office:value="0.794328" calcext:value-type="float">
            <text:p>0.794328</text:p>
          </table:table-cell>
          <table:table-cell table:style-name="ce1" office:value-type="float" office:value="-0.312317" calcext:value-type="float">
            <text:p>-0.312317</text:p>
          </table:table-cell>
          <table:table-cell table:style-name="ce1" office:value-type="float" office:value="0.014496" calcext:value-type="float">
            <text:p>0.014496</text:p>
          </table:table-cell>
          <table:table-cell table:style-name="ce1" office:value-type="float" office:value="0.94986" calcext:value-type="float">
            <text:p>0.949860</text:p>
          </table:table-cell>
          <table:table-cell table:style-name="ce1" office:value-type="float" office:value="0.586899" calcext:value-type="float">
            <text:p>0.586899</text:p>
          </table:table-cell>
          <table:table-cell table:style-name="ce1"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34]+[.B$2]" office:value-type="float" office:value="-0.062208" calcext:value-type="float">
            <text:p>-0.062208</text:p>
          </table:table-cell>
          <table:table-cell table:formula="of:=[.C434]+[.C$2]" office:value-type="float" office:value="0.11671" calcext:value-type="float">
            <text:p>0.116710</text:p>
          </table:table-cell>
          <table:table-cell table:formula="of:=[.D434]+[.D$2]" office:value-type="float" office:value="0.797059" calcext:value-type="float">
            <text:p>0.797059</text:p>
          </table:table-cell>
          <table:table-cell table:style-name="ce1" office:value-type="float" office:value="-0.353226" calcext:value-type="float">
            <text:p>-0.353226</text:p>
          </table:table-cell>
          <table:table-cell table:style-name="ce1" office:value-type="float" office:value="0.066055" calcext:value-type="float">
            <text:p>0.066055</text:p>
          </table:table-cell>
          <table:table-cell table:style-name="ce1" office:value-type="float" office:value="0.933197" calcext:value-type="float">
            <text:p>0.933197</text:p>
          </table:table-cell>
          <table:table-cell table:style-name="ce1" office:value-type="float" office:value="0.653305" calcext:value-type="float">
            <text:p>0.653305</text:p>
          </table:table-cell>
          <table:table-cell table:style-name="ce1" office:value-type="float" office:value="0.828293" calcext:value-type="float">
            <text:p>0.8282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35]+[.B$2]" office:value-type="float" office:value="-0.065748" calcext:value-type="float">
            <text:p>-0.065748</text:p>
          </table:table-cell>
          <table:table-cell table:formula="of:=[.C435]+[.C$2]" office:value-type="float" office:value="0.113476" calcext:value-type="float">
            <text:p>0.113476</text:p>
          </table:table-cell>
          <table:table-cell table:formula="of:=[.D435]+[.D$2]" office:value-type="float" office:value="0.795945" calcext:value-type="float">
            <text:p>0.795945</text:p>
          </table:table-cell>
          <table:table-cell table:style-name="ce1" office:value-type="float" office:value="-0.353226" calcext:value-type="float">
            <text:p>-0.353226</text:p>
          </table:table-cell>
          <table:table-cell table:style-name="ce1" office:value-type="float" office:value="0.066055" calcext:value-type="float">
            <text:p>0.066055</text:p>
          </table:table-cell>
          <table:table-cell table:style-name="ce1" office:value-type="float" office:value="0.933197" calcext:value-type="float">
            <text:p>0.933197</text:p>
          </table:table-cell>
          <table:table-cell table:style-name="ce1" office:value-type="float" office:value="0.62294" calcext:value-type="float">
            <text:p>0.622940</text:p>
          </table:table-cell>
          <table:table-cell table:style-name="ce1"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36]+[.B$2]" office:value-type="float" office:value="-0.059126" calcext:value-type="float">
            <text:p>-0.059126</text:p>
          </table:table-cell>
          <table:table-cell table:formula="of:=[.C436]+[.C$2]" office:value-type="float" office:value="0.110836" calcext:value-type="float">
            <text:p>0.110836</text:p>
          </table:table-cell>
          <table:table-cell table:formula="of:=[.D436]+[.D$2]" office:value-type="float" office:value="0.798967" calcext:value-type="float">
            <text:p>0.798967</text:p>
          </table:table-cell>
          <table:table-cell table:style-name="ce1" office:value-type="float" office:value="-0.390289" calcext:value-type="float">
            <text:p>-0.390289</text:p>
          </table:table-cell>
          <table:table-cell table:style-name="ce1" office:value-type="float" office:value="0.112808" calcext:value-type="float">
            <text:p>0.112808</text:p>
          </table:table-cell>
          <table:table-cell table:style-name="ce1" office:value-type="float" office:value="0.913757" calcext:value-type="float">
            <text:p>0.913757</text:p>
          </table:table-cell>
          <table:table-cell table:style-name="ce1" office:value-type="float" office:value="0.67981" calcext:value-type="float">
            <text:p>0.679810</text:p>
          </table:table-cell>
          <table:table-cell table:style-name="ce1" office:value-type="float" office:value="0.774872" calcext:value-type="float">
            <text:p>0.7748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37]+[.B$2]" office:value-type="float" office:value="-0.063642" calcext:value-type="float">
            <text:p>-0.063642</text:p>
          </table:table-cell>
          <table:table-cell table:formula="of:=[.C437]+[.C$2]" office:value-type="float" office:value="0.109478" calcext:value-type="float">
            <text:p>0.109478</text:p>
          </table:table-cell>
          <table:table-cell table:formula="of:=[.D437]+[.D$2]" office:value-type="float" office:value="0.797242" calcext:value-type="float">
            <text:p>0.797242</text:p>
          </table:table-cell>
          <table:table-cell table:style-name="ce1" office:value-type="float" office:value="-0.390289" calcext:value-type="float">
            <text:p>-0.390289</text:p>
          </table:table-cell>
          <table:table-cell table:style-name="ce1" office:value-type="float" office:value="0.112808" calcext:value-type="float">
            <text:p>0.112808</text:p>
          </table:table-cell>
          <table:table-cell table:style-name="ce1" office:value-type="float" office:value="0.913757" calcext:value-type="float">
            <text:p>0.913757</text:p>
          </table:table-cell>
          <table:table-cell table:style-name="ce1" office:value-type="float" office:value="0.640961" calcext:value-type="float">
            <text:p>0.640961</text:p>
          </table:table-cell>
          <table:table-cell table:style-name="ce1"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38]+[.B$2]" office:value-type="float" office:value="-0.057066" calcext:value-type="float">
            <text:p>-0.057066</text:p>
          </table:table-cell>
          <table:table-cell table:formula="of:=[.C438]+[.C$2]" office:value-type="float" office:value="0.104961" calcext:value-type="float">
            <text:p>0.104961</text:p>
          </table:table-cell>
          <table:table-cell table:formula="of:=[.D438]+[.D$2]" office:value-type="float" office:value="0.800874" calcext:value-type="float">
            <text:p>0.800874</text:p>
          </table:table-cell>
          <table:table-cell table:style-name="ce1" office:value-type="float" office:value="-0.409714" calcext:value-type="float">
            <text:p>-0.409714</text:p>
          </table:table-cell>
          <table:table-cell table:style-name="ce1" office:value-type="float" office:value="0.17009" calcext:value-type="float">
            <text:p>0.170090</text:p>
          </table:table-cell>
          <table:table-cell table:style-name="ce1" office:value-type="float" office:value="0.89621" calcext:value-type="float">
            <text:p>0.896210</text:p>
          </table:table-cell>
          <table:table-cell table:style-name="ce1" office:value-type="float" office:value="0.697495" calcext:value-type="float">
            <text:p>0.697495</text:p>
          </table:table-cell>
          <table:table-cell table:style-name="ce1" office:value-type="float" office:value="0.721436" calcext:value-type="float">
            <text:p>0.7214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39]+[.B$2]" office:value-type="float" office:value="-0.061552" calcext:value-type="float">
            <text:p>-0.061552</text:p>
          </table:table-cell>
          <table:table-cell table:formula="of:=[.C439]+[.C$2]" office:value-type="float" office:value="0.104488" calcext:value-type="float">
            <text:p>0.104488</text:p>
          </table:table-cell>
          <table:table-cell table:formula="of:=[.D439]+[.D$2]" office:value-type="float" office:value="0.798875" calcext:value-type="float">
            <text:p>0.798875</text:p>
          </table:table-cell>
          <table:table-cell table:style-name="ce1" office:value-type="float" office:value="-0.409714" calcext:value-type="float">
            <text:p>-0.409714</text:p>
          </table:table-cell>
          <table:table-cell table:style-name="ce1" office:value-type="float" office:value="0.17009" calcext:value-type="float">
            <text:p>0.170090</text:p>
          </table:table-cell>
          <table:table-cell table:style-name="ce1" office:value-type="float" office:value="0.89621" calcext:value-type="float">
            <text:p>0.896210</text:p>
          </table:table-cell>
          <table:table-cell table:style-name="ce1" office:value-type="float" office:value="0.658966" calcext:value-type="float">
            <text:p>0.658966</text:p>
          </table:table-cell>
          <table:table-cell table:style-name="ce1"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40]+[.B$2]" office:value-type="float" office:value="-0.056028" calcext:value-type="float">
            <text:p>-0.056028</text:p>
          </table:table-cell>
          <table:table-cell table:formula="of:=[.C440]+[.C$2]" office:value-type="float" office:value="0.099087" calcext:value-type="float">
            <text:p>0.099087</text:p>
          </table:table-cell>
          <table:table-cell table:formula="of:=[.D440]+[.D$2]" office:value-type="float" office:value="0.802781" calcext:value-type="float">
            <text:p>0.802781</text:p>
          </table:table-cell>
          <table:table-cell table:style-name="ce1" office:value-type="float" office:value="-0.417938" calcext:value-type="float">
            <text:p>-0.417938</text:p>
          </table:table-cell>
          <table:table-cell table:style-name="ce1" office:value-type="float" office:value="0.247421" calcext:value-type="float">
            <text:p>0.247421</text:p>
          </table:table-cell>
          <table:table-cell table:style-name="ce1" office:value-type="float" office:value="0.87413" calcext:value-type="float">
            <text:p>0.874130</text:p>
          </table:table-cell>
          <table:table-cell table:style-name="ce1" office:value-type="float" office:value="0.706345" calcext:value-type="float">
            <text:p>0.706345</text:p>
          </table:table-cell>
          <table:table-cell table:style-name="ce1" office:value-type="float" office:value="0.668015" calcext:value-type="float">
            <text:p>0.6680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41]+[.B$2]" office:value-type="float" office:value="-0.060499" calcext:value-type="float">
            <text:p>-0.060499</text:p>
          </table:table-cell>
          <table:table-cell table:formula="of:=[.C441]+[.C$2]" office:value-type="float" office:value="0.098507" calcext:value-type="float">
            <text:p>0.098507</text:p>
          </table:table-cell>
          <table:table-cell table:formula="of:=[.D441]+[.D$2]" office:value-type="float" office:value="0.800813" calcext:value-type="float">
            <text:p>0.800813</text:p>
          </table:table-cell>
          <table:table-cell table:style-name="ce1" office:value-type="float" office:value="-0.417938" calcext:value-type="float">
            <text:p>-0.417938</text:p>
          </table:table-cell>
          <table:table-cell table:style-name="ce1" office:value-type="float" office:value="0.247421" calcext:value-type="float">
            <text:p>0.247421</text:p>
          </table:table-cell>
          <table:table-cell table:style-name="ce1" office:value-type="float" office:value="0.87413" calcext:value-type="float">
            <text:p>0.874130</text:p>
          </table:table-cell>
          <table:table-cell table:style-name="ce1" office:value-type="float" office:value="0.667984" calcext:value-type="float">
            <text:p>0.667984</text:p>
          </table:table-cell>
          <table:table-cell table:style-name="ce1"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42]+[.B$2]" office:value-type="float" office:value="-0.056028" calcext:value-type="float">
            <text:p>-0.056028</text:p>
          </table:table-cell>
          <table:table-cell table:formula="of:=[.C442]+[.C$2]" office:value-type="float" office:value="0.093212" calcext:value-type="float">
            <text:p>0.093212</text:p>
          </table:table-cell>
          <table:table-cell table:formula="of:=[.D442]+[.D$2]" office:value-type="float" office:value="0.804689" calcext:value-type="float">
            <text:p>0.804689</text:p>
          </table:table-cell>
          <table:table-cell table:style-name="ce1" office:value-type="float" office:value="-0.417877" calcext:value-type="float">
            <text:p>-0.417877</text:p>
          </table:table-cell>
          <table:table-cell table:style-name="ce1" office:value-type="float" office:value="0.313721" calcext:value-type="float">
            <text:p>0.313721</text:p>
          </table:table-cell>
          <table:table-cell table:style-name="ce1" office:value-type="float" office:value="0.852615" calcext:value-type="float">
            <text:p>0.852615</text:p>
          </table:table-cell>
          <table:table-cell table:style-name="ce1" office:value-type="float" office:value="0.706345" calcext:value-type="float">
            <text:p>0.706345</text:p>
          </table:table-cell>
          <table:table-cell table:style-name="ce1" office:value-type="float" office:value="0.614578" calcext:value-type="float">
            <text:p>0.614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43]+[.B$2]" office:value-type="float" office:value="-0.060499" calcext:value-type="float">
            <text:p>-0.060499</text:p>
          </table:table-cell>
          <table:table-cell table:formula="of:=[.C443]+[.C$2]" office:value-type="float" office:value="0.092525" calcext:value-type="float">
            <text:p>0.092525</text:p>
          </table:table-cell>
          <table:table-cell table:formula="of:=[.D443]+[.D$2]" office:value-type="float" office:value="0.802766" calcext:value-type="float">
            <text:p>0.802766</text:p>
          </table:table-cell>
          <table:table-cell table:style-name="ce1" office:value-type="float" office:value="-0.417877" calcext:value-type="float">
            <text:p>-0.417877</text:p>
          </table:table-cell>
          <table:table-cell table:style-name="ce1" office:value-type="float" office:value="0.313721" calcext:value-type="float">
            <text:p>0.313721</text:p>
          </table:table-cell>
          <table:table-cell table:style-name="ce1" office:value-type="float" office:value="0.852615" calcext:value-type="float">
            <text:p>0.852615</text:p>
          </table:table-cell>
          <table:table-cell table:style-name="ce1" office:value-type="float" office:value="0.667984" calcext:value-type="float">
            <text:p>0.667984</text:p>
          </table:table-cell>
          <table:table-cell table:style-name="ce1"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44]+[.B$2]" office:value-type="float" office:value="-0.057066" calcext:value-type="float">
            <text:p>-0.057066</text:p>
          </table:table-cell>
          <table:table-cell table:formula="of:=[.C444]+[.C$2]" office:value-type="float" office:value="0.087337" calcext:value-type="float">
            <text:p>0.087337</text:p>
          </table:table-cell>
          <table:table-cell table:formula="of:=[.D444]+[.D$2]" office:value-type="float" office:value="0.806596" calcext:value-type="float">
            <text:p>0.806596</text:p>
          </table:table-cell>
          <table:table-cell table:style-name="ce1" office:value-type="float" office:value="-0.409622" calcext:value-type="float">
            <text:p>-0.409622</text:p>
          </table:table-cell>
          <table:table-cell table:style-name="ce1" office:value-type="float" office:value="0.389099" calcext:value-type="float">
            <text:p>0.389099</text:p>
          </table:table-cell>
          <table:table-cell table:style-name="ce1" office:value-type="float" office:value="0.825104" calcext:value-type="float">
            <text:p>0.825104</text:p>
          </table:table-cell>
          <table:table-cell table:style-name="ce1" office:value-type="float" office:value="0.697495" calcext:value-type="float">
            <text:p>0.697495</text:p>
          </table:table-cell>
          <table:table-cell table:style-name="ce1" office:value-type="float" office:value="0.561157" calcext:value-type="float">
            <text:p>0.5611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45]+[.B$2]" office:value-type="float" office:value="-0.061552" calcext:value-type="float">
            <text:p>-0.061552</text:p>
          </table:table-cell>
          <table:table-cell table:formula="of:=[.C445]+[.C$2]" office:value-type="float" office:value="0.086529" calcext:value-type="float">
            <text:p>0.086529</text:p>
          </table:table-cell>
          <table:table-cell table:formula="of:=[.D445]+[.D$2]" office:value-type="float" office:value="0.804704" calcext:value-type="float">
            <text:p>0.804704</text:p>
          </table:table-cell>
          <table:table-cell table:style-name="ce1" office:value-type="float" office:value="-0.409622" calcext:value-type="float">
            <text:p>-0.409622</text:p>
          </table:table-cell>
          <table:table-cell table:style-name="ce1" office:value-type="float" office:value="0.389099" calcext:value-type="float">
            <text:p>0.389099</text:p>
          </table:table-cell>
          <table:table-cell table:style-name="ce1" office:value-type="float" office:value="0.825104" calcext:value-type="float">
            <text:p>0.825104</text:p>
          </table:table-cell>
          <table:table-cell table:style-name="ce1" office:value-type="float" office:value="0.658966" calcext:value-type="float">
            <text:p>0.658966</text:p>
          </table:table-cell>
          <table:table-cell table:style-name="ce1"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46]+[.B$2]" office:value-type="float" office:value="-0.059126" calcext:value-type="float">
            <text:p>-0.059126</text:p>
          </table:table-cell>
          <table:table-cell table:formula="of:=[.C446]+[.C$2]" office:value-type="float" office:value="0.081478" calcext:value-type="float">
            <text:p>0.081478</text:p>
          </table:table-cell>
          <table:table-cell table:formula="of:=[.D446]+[.D$2]" office:value-type="float" office:value="0.808503" calcext:value-type="float">
            <text:p>0.808503</text:p>
          </table:table-cell>
          <table:table-cell table:style-name="ce1" office:value-type="float" office:value="-0.39032" calcext:value-type="float">
            <text:p>-0.390320</text:p>
          </table:table-cell>
          <table:table-cell table:style-name="ce1" office:value-type="float" office:value="0.445786" calcext:value-type="float">
            <text:p>0.445786</text:p>
          </table:table-cell>
          <table:table-cell table:style-name="ce1" office:value-type="float" office:value="0.805557" calcext:value-type="float">
            <text:p>0.805557</text:p>
          </table:table-cell>
          <table:table-cell table:style-name="ce1" office:value-type="float" office:value="0.67981" calcext:value-type="float">
            <text:p>0.679810</text:p>
          </table:table-cell>
          <table:table-cell table:style-name="ce1" office:value-type="float" office:value="0.507736" calcext:value-type="float">
            <text:p>0.507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47]+[.B$2]" office:value-type="float" office:value="-0.063642" calcext:value-type="float">
            <text:p>-0.063642</text:p>
          </table:table-cell>
          <table:table-cell table:formula="of:=[.C447]+[.C$2]" office:value-type="float" office:value="0.081554" calcext:value-type="float">
            <text:p>0.081554</text:p>
          </table:table-cell>
          <table:table-cell table:formula="of:=[.D447]+[.D$2]" office:value-type="float" office:value="0.806321" calcext:value-type="float">
            <text:p>0.806321</text:p>
          </table:table-cell>
          <table:table-cell table:style-name="ce1" office:value-type="float" office:value="-0.39032" calcext:value-type="float">
            <text:p>-0.390320</text:p>
          </table:table-cell>
          <table:table-cell table:style-name="ce1" office:value-type="float" office:value="0.445786" calcext:value-type="float">
            <text:p>0.445786</text:p>
          </table:table-cell>
          <table:table-cell table:style-name="ce1" office:value-type="float" office:value="0.805557" calcext:value-type="float">
            <text:p>0.805557</text:p>
          </table:table-cell>
          <table:table-cell table:style-name="ce1" office:value-type="float" office:value="0.640961" calcext:value-type="float">
            <text:p>0.640961</text:p>
          </table:table-cell>
          <table:table-cell table:style-name="ce1"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48]+[.B$2]" office:value-type="float" office:value="-0.062208" calcext:value-type="float">
            <text:p>-0.062208</text:p>
          </table:table-cell>
          <table:table-cell table:formula="of:=[.C448]+[.C$2]" office:value-type="float" office:value="0.075603" calcext:value-type="float">
            <text:p>0.075603</text:p>
          </table:table-cell>
          <table:table-cell table:formula="of:=[.D448]+[.D$2]" office:value-type="float" office:value="0.810426" calcext:value-type="float">
            <text:p>0.810426</text:p>
          </table:table-cell>
          <table:table-cell table:style-name="ce1" office:value-type="float" office:value="-0.353348" calcext:value-type="float">
            <text:p>-0.353348</text:p>
          </table:table-cell>
          <table:table-cell table:style-name="ce1" office:value-type="float" office:value="0.495148" calcext:value-type="float">
            <text:p>0.495148</text:p>
          </table:table-cell>
          <table:table-cell table:style-name="ce1" office:value-type="float" office:value="0.793701" calcext:value-type="float">
            <text:p>0.793701</text:p>
          </table:table-cell>
          <table:table-cell table:style-name="ce1" office:value-type="float" office:value="0.653305" calcext:value-type="float">
            <text:p>0.653305</text:p>
          </table:table-cell>
          <table:table-cell table:style-name="ce1" office:value-type="float" office:value="0.4543" calcext:value-type="float">
            <text:p>0.45430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49]+[.B$2]" office:value-type="float" office:value="-0.065748" calcext:value-type="float">
            <text:p>-0.065748</text:p>
          </table:table-cell>
          <table:table-cell table:formula="of:=[.C449]+[.C$2]" office:value-type="float" office:value="0.077556" calcext:value-type="float">
            <text:p>0.077556</text:p>
          </table:table-cell>
          <table:table-cell table:formula="of:=[.D449]+[.D$2]" office:value-type="float" office:value="0.807618" calcext:value-type="float">
            <text:p>0.807618</text:p>
          </table:table-cell>
          <table:table-cell table:style-name="ce1" office:value-type="float" office:value="-0.353348" calcext:value-type="float">
            <text:p>-0.353348</text:p>
          </table:table-cell>
          <table:table-cell table:style-name="ce1" office:value-type="float" office:value="0.495148" calcext:value-type="float">
            <text:p>0.495148</text:p>
          </table:table-cell>
          <table:table-cell table:style-name="ce1" office:value-type="float" office:value="0.793701" calcext:value-type="float">
            <text:p>0.793701</text:p>
          </table:table-cell>
          <table:table-cell table:style-name="ce1" office:value-type="float" office:value="0.62294" calcext:value-type="float">
            <text:p>0.622940</text:p>
          </table:table-cell>
          <table:table-cell table:style-name="ce1"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50]+[.B$2]" office:value-type="float" office:value="-0.066328" calcext:value-type="float">
            <text:p>-0.066328</text:p>
          </table:table-cell>
          <table:table-cell table:formula="of:=[.C450]+[.C$2]" office:value-type="float" office:value="0.070705" calcext:value-type="float">
            <text:p>0.070705</text:p>
          </table:table-cell>
          <table:table-cell table:formula="of:=[.D450]+[.D$2]" office:value-type="float" office:value="0.812013" calcext:value-type="float">
            <text:p>0.812013</text:p>
          </table:table-cell>
          <table:table-cell table:style-name="ce1" office:value-type="float" office:value="-0.312332" calcext:value-type="float">
            <text:p>-0.312332</text:p>
          </table:table-cell>
          <table:table-cell table:style-name="ce1" office:value-type="float" office:value="0.546661" calcext:value-type="float">
            <text:p>0.546661</text:p>
          </table:table-cell>
          <table:table-cell table:style-name="ce1" office:value-type="float" office:value="0.776917" calcext:value-type="float">
            <text:p>0.776917</text:p>
          </table:table-cell>
          <table:table-cell table:style-name="ce1" office:value-type="float" office:value="0.61795" calcext:value-type="float">
            <text:p>0.617950</text:p>
          </table:table-cell>
          <table:table-cell table:style-name="ce1" office:value-type="float" office:value="0.409775" calcext:value-type="float">
            <text:p>0.409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51]+[.B$2]" office:value-type="float" office:value="-0.069944" calcext:value-type="float">
            <text:p>-0.069944</text:p>
          </table:table-cell>
          <table:table-cell table:formula="of:=[.C451]+[.C$2]" office:value-type="float" office:value="0.072567" calcext:value-type="float">
            <text:p>0.072567</text:p>
          </table:table-cell>
          <table:table-cell table:formula="of:=[.D451]+[.D$2]" office:value-type="float" office:value="0.809236" calcext:value-type="float">
            <text:p>0.809236</text:p>
          </table:table-cell>
          <table:table-cell table:style-name="ce1" office:value-type="float" office:value="-0.312332" calcext:value-type="float">
            <text:p>-0.312332</text:p>
          </table:table-cell>
          <table:table-cell table:style-name="ce1" office:value-type="float" office:value="0.546661" calcext:value-type="float">
            <text:p>0.546661</text:p>
          </table:table-cell>
          <table:table-cell table:style-name="ce1" office:value-type="float" office:value="0.776917" calcext:value-type="float">
            <text:p>0.776917</text:p>
          </table:table-cell>
          <table:table-cell table:style-name="ce1" office:value-type="float" office:value="0.586899" calcext:value-type="float">
            <text:p>0.586899</text:p>
          </table:table-cell>
          <table:table-cell table:style-name="ce1"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52]+[.B$2]" office:value-type="float" office:value="-0.06941" calcext:value-type="float">
            <text:p>-0.069410</text:p>
          </table:table-cell>
          <table:table-cell table:formula="of:=[.C452]+[.C$2]" office:value-type="float" office:value="0.067776" calcext:value-type="float">
            <text:p>0.067776</text:p>
          </table:table-cell>
          <table:table-cell table:formula="of:=[.D452]+[.D$2]" office:value-type="float" office:value="0.812959" calcext:value-type="float">
            <text:p>0.812959</text:p>
          </table:table-cell>
          <table:table-cell table:style-name="ce1" office:value-type="float" office:value="-0.279663" calcext:value-type="float">
            <text:p>-0.279663</text:p>
          </table:table-cell>
          <table:table-cell table:style-name="ce1" office:value-type="float" office:value="0.577667" calcext:value-type="float">
            <text:p>0.577667</text:p>
          </table:table-cell>
          <table:table-cell table:style-name="ce1" office:value-type="float" office:value="0.766876" calcext:value-type="float">
            <text:p>0.766876</text:p>
          </table:table-cell>
          <table:table-cell table:style-name="ce1" office:value-type="float" office:value="0.591446" calcext:value-type="float">
            <text:p>0.591446</text:p>
          </table:table-cell>
          <table:table-cell table:style-name="ce1" office:value-type="float" office:value="0.383072" calcext:value-type="float">
            <text:p>0.3830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53]+[.B$2]" office:value-type="float" office:value="-0.072035" calcext:value-type="float">
            <text:p>-0.072035</text:p>
          </table:table-cell>
          <table:table-cell table:formula="of:=[.C453]+[.C$2]" office:value-type="float" office:value="0.070568" calcext:value-type="float">
            <text:p>0.070568</text:p>
          </table:table-cell>
          <table:table-cell table:formula="of:=[.D453]+[.D$2]" office:value-type="float" office:value="0.809892" calcext:value-type="float">
            <text:p>0.809892</text:p>
          </table:table-cell>
          <table:table-cell table:style-name="ce1" office:value-type="float" office:value="-0.279663" calcext:value-type="float">
            <text:p>-0.279663</text:p>
          </table:table-cell>
          <table:table-cell table:style-name="ce1" office:value-type="float" office:value="0.577667" calcext:value-type="float">
            <text:p>0.577667</text:p>
          </table:table-cell>
          <table:table-cell table:style-name="ce1" office:value-type="float" office:value="0.766876" calcext:value-type="float">
            <text:p>0.766876</text:p>
          </table:table-cell>
          <table:table-cell table:style-name="ce1" office:value-type="float" office:value="0.568893" calcext:value-type="float">
            <text:p>0.568893</text:p>
          </table:table-cell>
          <table:table-cell table:style-name="ce1"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54]+[.B$2]" office:value-type="float" office:value="-0.074552" calcext:value-type="float">
            <text:p>-0.074552</text:p>
          </table:table-cell>
          <table:table-cell table:formula="of:=[.C454]+[.C$2]" office:value-type="float" office:value="0.063854" calcext:value-type="float">
            <text:p>0.063854</text:p>
          </table:table-cell>
          <table:table-cell table:formula="of:=[.D454]+[.D$2]" office:value-type="float" office:value="0.814241" calcext:value-type="float">
            <text:p>0.814241</text:p>
          </table:table-cell>
          <table:table-cell table:style-name="ce1" office:value-type="float" office:value="-0.225662" calcext:value-type="float">
            <text:p>-0.225662</text:p>
          </table:table-cell>
          <table:table-cell table:style-name="ce1" office:value-type="float" office:value="0.616531" calcext:value-type="float">
            <text:p>0.616531</text:p>
          </table:table-cell>
          <table:table-cell table:style-name="ce1" office:value-type="float" office:value="0.754303" calcext:value-type="float">
            <text:p>0.754303</text:p>
          </table:table-cell>
          <table:table-cell table:style-name="ce1" office:value-type="float" office:value="0.547272" calcext:value-type="float">
            <text:p>0.547272</text:p>
          </table:table-cell>
          <table:table-cell table:style-name="ce1" office:value-type="float" office:value="0.347443" calcext:value-type="float">
            <text:p>0.3474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55]+[.B$2]" office:value-type="float" office:value="-0.077284" calcext:value-type="float">
            <text:p>-0.077284</text:p>
          </table:table-cell>
          <table:table-cell table:formula="of:=[.C455]+[.C$2]" office:value-type="float" office:value="0.066585" calcext:value-type="float">
            <text:p>0.066585</text:p>
          </table:table-cell>
          <table:table-cell table:formula="of:=[.D455]+[.D$2]" office:value-type="float" office:value="0.811189" calcext:value-type="float">
            <text:p>0.811189</text:p>
          </table:table-cell>
          <table:table-cell table:style-name="ce1" office:value-type="float" office:value="-0.225662" calcext:value-type="float">
            <text:p>-0.225662</text:p>
          </table:table-cell>
          <table:table-cell table:style-name="ce1" office:value-type="float" office:value="0.616531" calcext:value-type="float">
            <text:p>0.616531</text:p>
          </table:table-cell>
          <table:table-cell table:style-name="ce1" office:value-type="float" office:value="0.754303" calcext:value-type="float">
            <text:p>0.754303</text:p>
          </table:table-cell>
          <table:table-cell table:style-name="ce1" office:value-type="float" office:value="0.523834" calcext:value-type="float">
            <text:p>0.523834</text:p>
          </table:table-cell>
          <table:table-cell table:style-name="ce1"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56]+[.B$2]" office:value-type="float" office:value="-0.080732" calcext:value-type="float">
            <text:p>-0.080732</text:p>
          </table:table-cell>
          <table:table-cell table:formula="of:=[.C456]+[.C$2]" office:value-type="float" office:value="0.060924" calcext:value-type="float">
            <text:p>0.060924</text:p>
          </table:table-cell>
          <table:table-cell table:formula="of:=[.D456]+[.D$2]" office:value-type="float" office:value="0.815187" calcext:value-type="float">
            <text:p>0.815187</text:p>
          </table:table-cell>
          <table:table-cell table:style-name="ce1" office:value-type="float" office:value="-0.175125" calcext:value-type="float">
            <text:p>-0.175125</text:p>
          </table:table-cell>
          <table:table-cell table:style-name="ce1" office:value-type="float" office:value="0.650574" calcext:value-type="float">
            <text:p>0.650574</text:p>
          </table:table-cell>
          <table:table-cell table:style-name="ce1" office:value-type="float" office:value="0.738983" calcext:value-type="float">
            <text:p>0.738983</text:p>
          </table:table-cell>
          <table:table-cell table:style-name="ce1" office:value-type="float" office:value="0.494247" calcext:value-type="float">
            <text:p>0.494247</text:p>
          </table:table-cell>
          <table:table-cell table:style-name="ce1" office:value-type="float" office:value="0.32074" calcext:value-type="float">
            <text:p>0.3207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57]+[.B$2]" office:value-type="float" office:value="-0.08148" calcext:value-type="float">
            <text:p>-0.081480</text:p>
          </table:table-cell>
          <table:table-cell table:formula="of:=[.C457]+[.C$2]" office:value-type="float" office:value="0.064586" calcext:value-type="float">
            <text:p>0.064586</text:p>
          </table:table-cell>
          <table:table-cell table:formula="of:=[.D457]+[.D$2]" office:value-type="float" office:value="0.81183" calcext:value-type="float">
            <text:p>0.811830</text:p>
          </table:table-cell>
          <table:table-cell table:style-name="ce1" office:value-type="float" office:value="-0.175125" calcext:value-type="float">
            <text:p>-0.175125</text:p>
          </table:table-cell>
          <table:table-cell table:style-name="ce1" office:value-type="float" office:value="0.650574" calcext:value-type="float">
            <text:p>0.650574</text:p>
          </table:table-cell>
          <table:table-cell table:style-name="ce1" office:value-type="float" office:value="0.738983" calcext:value-type="float">
            <text:p>0.738983</text:p>
          </table:table-cell>
          <table:table-cell table:style-name="ce1" office:value-type="float" office:value="0.487808" calcext:value-type="float">
            <text:p>0.487808</text:p>
          </table:table-cell>
          <table:table-cell table:style-name="ce1"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58]+[.B$2]" office:value-type="float" office:value="-0.086729" calcext:value-type="float">
            <text:p>-0.086729</text:p>
          </table:table-cell>
          <table:table-cell table:formula="of:=[.C458]+[.C$2]" office:value-type="float" office:value="0.062588" calcext:value-type="float">
            <text:p>0.062588</text:p>
          </table:table-cell>
          <table:table-cell table:formula="of:=[.D458]+[.D$2]" office:value-type="float" office:value="0.812486" calcext:value-type="float">
            <text:p>0.812486</text:p>
          </table:table-cell>
          <table:table-cell table:style-name="ce1" office:value-type="float" office:value="-0.115143" calcext:value-type="float">
            <text:p>-0.115143</text:p>
          </table:table-cell>
          <table:table-cell table:style-name="ce1" office:value-type="float" office:value="0.669327" calcext:value-type="float">
            <text:p>0.669327</text:p>
          </table:table-cell>
          <table:table-cell table:style-name="ce1" office:value-type="float" office:value="0.733994" calcext:value-type="float">
            <text:p>0.733994</text:p>
          </table:table-cell>
          <table:table-cell table:style-name="ce1" office:value-type="float" office:value="0.442764" calcext:value-type="float">
            <text:p>0.442764</text:p>
          </table:table-cell>
          <table:table-cell table:style-name="ce1"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59]+[.B$2]" office:value-type="float" office:value="-0.086912" calcext:value-type="float">
            <text:p>-0.086912</text:p>
          </table:table-cell>
          <table:table-cell table:formula="of:=[.C459]+[.C$2]" office:value-type="float" office:value="0.058956" calcext:value-type="float">
            <text:p>0.058956</text:p>
          </table:table-cell>
          <table:table-cell table:formula="of:=[.D459]+[.D$2]" office:value-type="float" office:value="0.815828" calcext:value-type="float">
            <text:p>0.815828</text:p>
          </table:table-cell>
          <table:table-cell table:style-name="ce1" office:value-type="float" office:value="-0.115143" calcext:value-type="float">
            <text:p>-0.115143</text:p>
          </table:table-cell>
          <table:table-cell table:style-name="ce1" office:value-type="float" office:value="0.669327" calcext:value-type="float">
            <text:p>0.669327</text:p>
          </table:table-cell>
          <table:table-cell table:style-name="ce1" office:value-type="float" office:value="0.733994" calcext:value-type="float">
            <text:p>0.733994</text:p>
          </table:table-cell>
          <table:table-cell table:style-name="ce1" office:value-type="float" office:value="0.441223" calcext:value-type="float">
            <text:p>0.441223</text:p>
          </table:table-cell>
          <table:table-cell table:style-name="ce1" office:value-type="float" office:value="0.302917" calcext:value-type="float">
            <text:p>0.3029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60]+[.B$2]" office:value-type="float" office:value="-0.093015" calcext:value-type="float">
            <text:p>-0.093015</text:p>
          </table:table-cell>
          <table:table-cell table:formula="of:=[.C460]+[.C$2]" office:value-type="float" office:value="0.061596" calcext:value-type="float">
            <text:p>0.061596</text:p>
          </table:table-cell>
          <table:table-cell table:formula="of:=[.D460]+[.D$2]" office:value-type="float" office:value="0.812806" calcext:value-type="float">
            <text:p>0.812806</text:p>
          </table:table-cell>
          <table:table-cell table:style-name="ce1" office:value-type="float" office:value="-0.034851" calcext:value-type="float">
            <text:p>-0.034851</text:p>
          </table:table-cell>
          <table:table-cell table:style-name="ce1" office:value-type="float" office:value="0.678055" calcext:value-type="float">
            <text:p>0.678055</text:p>
          </table:table-cell>
          <table:table-cell table:style-name="ce1" office:value-type="float" office:value="0.734192" calcext:value-type="float">
            <text:p>0.734192</text:p>
          </table:table-cell>
          <table:table-cell table:style-name="ce1" office:value-type="float" office:value="0.388718" calcext:value-type="float">
            <text:p>0.388718</text:p>
          </table:table-cell>
          <table:table-cell table:style-name="ce1"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61]+[.B$2]" office:value-type="float" office:value="-0.093076" calcext:value-type="float">
            <text:p>-0.093076</text:p>
          </table:table-cell>
          <table:table-cell table:formula="of:=[.C461]+[.C$2]" office:value-type="float" office:value="0.057979" calcext:value-type="float">
            <text:p>0.057979</text:p>
          </table:table-cell>
          <table:table-cell table:formula="of:=[.D461]+[.D$2]" office:value-type="float" office:value="0.816148" calcext:value-type="float">
            <text:p>0.816148</text:p>
          </table:table-cell>
          <table:table-cell table:style-name="ce1" office:value-type="float" office:value="-0.034851" calcext:value-type="float">
            <text:p>-0.034851</text:p>
          </table:table-cell>
          <table:table-cell table:style-name="ce1" office:value-type="float" office:value="0.678055" calcext:value-type="float">
            <text:p>0.678055</text:p>
          </table:table-cell>
          <table:table-cell table:style-name="ce1" office:value-type="float" office:value="0.734192" calcext:value-type="float">
            <text:p>0.734192</text:p>
          </table:table-cell>
          <table:table-cell table:style-name="ce1" office:value-type="float" office:value="0.388199" calcext:value-type="float">
            <text:p>0.388199</text:p>
          </table:table-cell>
          <table:table-cell table:style-name="ce1" office:value-type="float" office:value="0.294022" calcext:value-type="float">
            <text:p>0.2940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62]+[.B$2]" office:value-type="float" office:value="-0.099256" calcext:value-type="float">
            <text:p>-0.099256</text:p>
          </table:table-cell>
          <table:table-cell table:formula="of:=[.C462]+[.C$2]" office:value-type="float" office:value="0.057979" calcext:value-type="float">
            <text:p>0.057979</text:p>
          </table:table-cell>
          <table:table-cell table:formula="of:=[.D462]+[.D$2]" office:value-type="float" office:value="0.816148" calcext:value-type="float">
            <text:p>0.816148</text:p>
          </table:table-cell>
          <table:table-cell table:style-name="ce1" office:value-type="float" office:value="0.034851" calcext:value-type="float">
            <text:p>0.034851</text:p>
          </table:table-cell>
          <table:table-cell table:style-name="ce1" office:value-type="float" office:value="0.678055" calcext:value-type="float">
            <text:p>0.678055</text:p>
          </table:table-cell>
          <table:table-cell table:style-name="ce1" office:value-type="float" office:value="0.734192" calcext:value-type="float">
            <text:p>0.734192</text:p>
          </table:table-cell>
          <table:table-cell table:style-name="ce1" office:value-type="float" office:value="0.33519" calcext:value-type="float">
            <text:p>0.335190</text:p>
          </table:table-cell>
          <table:table-cell table:style-name="ce1" office:value-type="float" office:value="0.294022" calcext:value-type="float">
            <text:p>0.2940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63]+[.B$2]" office:value-type="float" office:value="-0.099317" calcext:value-type="float">
            <text:p>-0.099317</text:p>
          </table:table-cell>
          <table:table-cell table:formula="of:=[.C463]+[.C$2]" office:value-type="float" office:value="0.061596" calcext:value-type="float">
            <text:p>0.061596</text:p>
          </table:table-cell>
          <table:table-cell table:formula="of:=[.D463]+[.D$2]" office:value-type="float" office:value="0.812806" calcext:value-type="float">
            <text:p>0.812806</text:p>
          </table:table-cell>
          <table:table-cell table:style-name="ce1" office:value-type="float" office:value="0.034851" calcext:value-type="float">
            <text:p>0.034851</text:p>
          </table:table-cell>
          <table:table-cell table:style-name="ce1" office:value-type="float" office:value="0.678055" calcext:value-type="float">
            <text:p>0.678055</text:p>
          </table:table-cell>
          <table:table-cell table:style-name="ce1" office:value-type="float" office:value="0.734192" calcext:value-type="float">
            <text:p>0.734192</text:p>
          </table:table-cell>
          <table:table-cell table:style-name="ce1" office:value-type="float" office:value="0.334671" calcext:value-type="float">
            <text:p>0.334671</text:p>
          </table:table-cell>
          <table:table-cell table:style-name="ce1"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64]+[.B$2]" office:value-type="float" office:value="-0.105436" calcext:value-type="float">
            <text:p>-0.105436</text:p>
          </table:table-cell>
          <table:table-cell table:formula="of:=[.C464]+[.C$2]" office:value-type="float" office:value="0.058956" calcext:value-type="float">
            <text:p>0.058956</text:p>
          </table:table-cell>
          <table:table-cell table:formula="of:=[.D464]+[.D$2]" office:value-type="float" office:value="0.815828" calcext:value-type="float">
            <text:p>0.815828</text:p>
          </table:table-cell>
          <table:table-cell table:style-name="ce1" office:value-type="float" office:value="0.115158" calcext:value-type="float">
            <text:p>0.115158</text:p>
          </table:table-cell>
          <table:table-cell table:style-name="ce1" office:value-type="float" office:value="0.669327" calcext:value-type="float">
            <text:p>0.669327</text:p>
          </table:table-cell>
          <table:table-cell table:style-name="ce1" office:value-type="float" office:value="0.733994" calcext:value-type="float">
            <text:p>0.733994</text:p>
          </table:table-cell>
          <table:table-cell table:style-name="ce1" office:value-type="float" office:value="0.282166" calcext:value-type="float">
            <text:p>0.282166</text:p>
          </table:table-cell>
          <table:table-cell table:style-name="ce1" office:value-type="float" office:value="0.302917" calcext:value-type="float">
            <text:p>0.3029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65]+[.B$2]" office:value-type="float" office:value="-0.105604" calcext:value-type="float">
            <text:p>-0.105604</text:p>
          </table:table-cell>
          <table:table-cell table:formula="of:=[.C465]+[.C$2]" office:value-type="float" office:value="0.062588" calcext:value-type="float">
            <text:p>0.062588</text:p>
          </table:table-cell>
          <table:table-cell table:formula="of:=[.D465]+[.D$2]" office:value-type="float" office:value="0.812486" calcext:value-type="float">
            <text:p>0.812486</text:p>
          </table:table-cell>
          <table:table-cell table:style-name="ce1" office:value-type="float" office:value="0.115158" calcext:value-type="float">
            <text:p>0.115158</text:p>
          </table:table-cell>
          <table:table-cell table:style-name="ce1" office:value-type="float" office:value="0.669327" calcext:value-type="float">
            <text:p>0.669327</text:p>
          </table:table-cell>
          <table:table-cell table:style-name="ce1" office:value-type="float" office:value="0.733994" calcext:value-type="float">
            <text:p>0.733994</text:p>
          </table:table-cell>
          <table:table-cell table:style-name="ce1" office:value-type="float" office:value="0.280624" calcext:value-type="float">
            <text:p>0.280624</text:p>
          </table:table-cell>
          <table:table-cell table:style-name="ce1"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66]+[.B$2]" office:value-type="float" office:value="-0.110853" calcext:value-type="float">
            <text:p>-0.110853</text:p>
          </table:table-cell>
          <table:table-cell table:formula="of:=[.C466]+[.C$2]" office:value-type="float" office:value="0.064586" calcext:value-type="float">
            <text:p>0.064586</text:p>
          </table:table-cell>
          <table:table-cell table:formula="of:=[.D466]+[.D$2]" office:value-type="float" office:value="0.81183" calcext:value-type="float">
            <text:p>0.811830</text:p>
          </table:table-cell>
          <table:table-cell table:style-name="ce1" office:value-type="float" office:value="0.175125" calcext:value-type="float">
            <text:p>0.175125</text:p>
          </table:table-cell>
          <table:table-cell table:style-name="ce1" office:value-type="float" office:value="0.650574" calcext:value-type="float">
            <text:p>0.650574</text:p>
          </table:table-cell>
          <table:table-cell table:style-name="ce1" office:value-type="float" office:value="0.738983" calcext:value-type="float">
            <text:p>0.738983</text:p>
          </table:table-cell>
          <table:table-cell table:style-name="ce1" office:value-type="float" office:value="0.23558" calcext:value-type="float">
            <text:p>0.235580</text:p>
          </table:table-cell>
          <table:table-cell table:style-name="ce1"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67]+[.B$2]" office:value-type="float" office:value="-0.111601" calcext:value-type="float">
            <text:p>-0.111601</text:p>
          </table:table-cell>
          <table:table-cell table:formula="of:=[.C467]+[.C$2]" office:value-type="float" office:value="0.060924" calcext:value-type="float">
            <text:p>0.060924</text:p>
          </table:table-cell>
          <table:table-cell table:formula="of:=[.D467]+[.D$2]" office:value-type="float" office:value="0.815187" calcext:value-type="float">
            <text:p>0.815187</text:p>
          </table:table-cell>
          <table:table-cell table:style-name="ce1" office:value-type="float" office:value="0.175125" calcext:value-type="float">
            <text:p>0.175125</text:p>
          </table:table-cell>
          <table:table-cell table:style-name="ce1" office:value-type="float" office:value="0.650574" calcext:value-type="float">
            <text:p>0.650574</text:p>
          </table:table-cell>
          <table:table-cell table:style-name="ce1" office:value-type="float" office:value="0.738983" calcext:value-type="float">
            <text:p>0.738983</text:p>
          </table:table-cell>
          <table:table-cell table:style-name="ce1" office:value-type="float" office:value="0.229141" calcext:value-type="float">
            <text:p>0.229141</text:p>
          </table:table-cell>
          <table:table-cell table:style-name="ce1" office:value-type="float" office:value="0.32074" calcext:value-type="float">
            <text:p>0.3207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68]+[.B$2]" office:value-type="float" office:value="-0.115049" calcext:value-type="float">
            <text:p>-0.115049</text:p>
          </table:table-cell>
          <table:table-cell table:formula="of:=[.C468]+[.C$2]" office:value-type="float" office:value="0.066585" calcext:value-type="float">
            <text:p>0.066585</text:p>
          </table:table-cell>
          <table:table-cell table:formula="of:=[.D468]+[.D$2]" office:value-type="float" office:value="0.811189" calcext:value-type="float">
            <text:p>0.811189</text:p>
          </table:table-cell>
          <table:table-cell table:style-name="ce1" office:value-type="float" office:value="0.225662" calcext:value-type="float">
            <text:p>0.225662</text:p>
          </table:table-cell>
          <table:table-cell table:style-name="ce1" office:value-type="float" office:value="0.616531" calcext:value-type="float">
            <text:p>0.616531</text:p>
          </table:table-cell>
          <table:table-cell table:style-name="ce1" office:value-type="float" office:value="0.754303" calcext:value-type="float">
            <text:p>0.754303</text:p>
          </table:table-cell>
          <table:table-cell table:style-name="ce1" office:value-type="float" office:value="0.199539" calcext:value-type="float">
            <text:p>0.199539</text:p>
          </table:table-cell>
          <table:table-cell table:style-name="ce1"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69]+[.B$2]" office:value-type="float" office:value="-0.11778" calcext:value-type="float">
            <text:p>-0.117780</text:p>
          </table:table-cell>
          <table:table-cell table:formula="of:=[.C469]+[.C$2]" office:value-type="float" office:value="0.063854" calcext:value-type="float">
            <text:p>0.063854</text:p>
          </table:table-cell>
          <table:table-cell table:formula="of:=[.D469]+[.D$2]" office:value-type="float" office:value="0.814241" calcext:value-type="float">
            <text:p>0.814241</text:p>
          </table:table-cell>
          <table:table-cell table:style-name="ce1" office:value-type="float" office:value="0.225662" calcext:value-type="float">
            <text:p>0.225662</text:p>
          </table:table-cell>
          <table:table-cell table:style-name="ce1" office:value-type="float" office:value="0.616531" calcext:value-type="float">
            <text:p>0.616531</text:p>
          </table:table-cell>
          <table:table-cell table:style-name="ce1" office:value-type="float" office:value="0.754303" calcext:value-type="float">
            <text:p>0.754303</text:p>
          </table:table-cell>
          <table:table-cell table:style-name="ce1" office:value-type="float" office:value="0.176132" calcext:value-type="float">
            <text:p>0.176132</text:p>
          </table:table-cell>
          <table:table-cell table:style-name="ce1" office:value-type="float" office:value="0.347443" calcext:value-type="float">
            <text:p>0.3474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70]+[.B$2]" office:value-type="float" office:value="-0.120298" calcext:value-type="float">
            <text:p>-0.120298</text:p>
          </table:table-cell>
          <table:table-cell table:formula="of:=[.C470]+[.C$2]" office:value-type="float" office:value="0.070568" calcext:value-type="float">
            <text:p>0.070568</text:p>
          </table:table-cell>
          <table:table-cell table:formula="of:=[.D470]+[.D$2]" office:value-type="float" office:value="0.809892" calcext:value-type="float">
            <text:p>0.809892</text:p>
          </table:table-cell>
          <table:table-cell table:style-name="ce1" office:value-type="float" office:value="0.279648" calcext:value-type="float">
            <text:p>0.279648</text:p>
          </table:table-cell>
          <table:table-cell table:style-name="ce1" office:value-type="float" office:value="0.577652" calcext:value-type="float">
            <text:p>0.577652</text:p>
          </table:table-cell>
          <table:table-cell table:style-name="ce1" office:value-type="float" office:value="0.766876" calcext:value-type="float">
            <text:p>0.766876</text:p>
          </table:table-cell>
          <table:table-cell table:style-name="ce1" office:value-type="float" office:value="0.154495" calcext:value-type="float">
            <text:p>0.154495</text:p>
          </table:table-cell>
          <table:table-cell table:style-name="ce1"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71]+[.B$2]" office:value-type="float" office:value="-0.122923" calcext:value-type="float">
            <text:p>-0.122923</text:p>
          </table:table-cell>
          <table:table-cell table:formula="of:=[.C471]+[.C$2]" office:value-type="float" office:value="0.067776" calcext:value-type="float">
            <text:p>0.067776</text:p>
          </table:table-cell>
          <table:table-cell table:formula="of:=[.D471]+[.D$2]" office:value-type="float" office:value="0.812959" calcext:value-type="float">
            <text:p>0.812959</text:p>
          </table:table-cell>
          <table:table-cell table:style-name="ce1" office:value-type="float" office:value="0.279648" calcext:value-type="float">
            <text:p>0.279648</text:p>
          </table:table-cell>
          <table:table-cell table:style-name="ce1" office:value-type="float" office:value="0.577652" calcext:value-type="float">
            <text:p>0.577652</text:p>
          </table:table-cell>
          <table:table-cell table:style-name="ce1" office:value-type="float" office:value="0.766876" calcext:value-type="float">
            <text:p>0.766876</text:p>
          </table:table-cell>
          <table:table-cell table:style-name="ce1" office:value-type="float" office:value="0.131943" calcext:value-type="float">
            <text:p>0.131943</text:p>
          </table:table-cell>
          <table:table-cell table:style-name="ce1" office:value-type="float" office:value="0.383072" calcext:value-type="float">
            <text:p>0.3830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72]+[.B$2]" office:value-type="float" office:value="-0.122389" calcext:value-type="float">
            <text:p>-0.122389</text:p>
          </table:table-cell>
          <table:table-cell table:formula="of:=[.C472]+[.C$2]" office:value-type="float" office:value="0.072567" calcext:value-type="float">
            <text:p>0.072567</text:p>
          </table:table-cell>
          <table:table-cell table:formula="of:=[.D472]+[.D$2]" office:value-type="float" office:value="0.809236" calcext:value-type="float">
            <text:p>0.809236</text:p>
          </table:table-cell>
          <table:table-cell table:style-name="ce1" office:value-type="float" office:value="0.312302" calcext:value-type="float">
            <text:p>0.312302</text:p>
          </table:table-cell>
          <table:table-cell table:style-name="ce1" office:value-type="float" office:value="0.546677" calcext:value-type="float">
            <text:p>0.546677</text:p>
          </table:table-cell>
          <table:table-cell table:style-name="ce1" office:value-type="float" office:value="0.776932" calcext:value-type="float">
            <text:p>0.776932</text:p>
          </table:table-cell>
          <table:table-cell table:style-name="ce1" office:value-type="float" office:value="0.13649" calcext:value-type="float">
            <text:p>0.136490</text:p>
          </table:table-cell>
          <table:table-cell table:style-name="ce1"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73]+[.B$2]" office:value-type="float" office:value="-0.12602" calcext:value-type="float">
            <text:p>-0.126020</text:p>
          </table:table-cell>
          <table:table-cell table:formula="of:=[.C473]+[.C$2]" office:value-type="float" office:value="0.070705" calcext:value-type="float">
            <text:p>0.070705</text:p>
          </table:table-cell>
          <table:table-cell table:formula="of:=[.D473]+[.D$2]" office:value-type="float" office:value="0.812013" calcext:value-type="float">
            <text:p>0.812013</text:p>
          </table:table-cell>
          <table:table-cell table:style-name="ce1" office:value-type="float" office:value="0.312302" calcext:value-type="float">
            <text:p>0.312302</text:p>
          </table:table-cell>
          <table:table-cell table:style-name="ce1" office:value-type="float" office:value="0.546677" calcext:value-type="float">
            <text:p>0.546677</text:p>
          </table:table-cell>
          <table:table-cell table:style-name="ce1" office:value-type="float" office:value="0.776932" calcext:value-type="float">
            <text:p>0.776932</text:p>
          </table:table-cell>
          <table:table-cell table:style-name="ce1" office:value-type="float" office:value="0.105423" calcext:value-type="float">
            <text:p>0.105423</text:p>
          </table:table-cell>
          <table:table-cell table:style-name="ce1" office:value-type="float" office:value="0.409775" calcext:value-type="float">
            <text:p>0.409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74]+[.B$2]" office:value-type="float" office:value="-0.1266" calcext:value-type="float">
            <text:p>-0.126600</text:p>
          </table:table-cell>
          <table:table-cell table:formula="of:=[.C474]+[.C$2]" office:value-type="float" office:value="0.077556" calcext:value-type="float">
            <text:p>0.077556</text:p>
          </table:table-cell>
          <table:table-cell table:formula="of:=[.D474]+[.D$2]" office:value-type="float" office:value="0.807618" calcext:value-type="float">
            <text:p>0.807618</text:p>
          </table:table-cell>
          <table:table-cell table:style-name="ce1" office:value-type="float" office:value="0.353348" calcext:value-type="float">
            <text:p>0.353348</text:p>
          </table:table-cell>
          <table:table-cell table:style-name="ce1" office:value-type="float" office:value="0.495163" calcext:value-type="float">
            <text:p>0.495163</text:p>
          </table:table-cell>
          <table:table-cell table:style-name="ce1" office:value-type="float" office:value="0.793701" calcext:value-type="float">
            <text:p>0.793701</text:p>
          </table:table-cell>
          <table:table-cell table:style-name="ce1" office:value-type="float" office:value="0.100449" calcext:value-type="float">
            <text:p>0.100449</text:p>
          </table:table-cell>
          <table:table-cell table:style-name="ce1"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75]+[.B$2]" office:value-type="float" office:value="-0.130125" calcext:value-type="float">
            <text:p>-0.130125</text:p>
          </table:table-cell>
          <table:table-cell table:formula="of:=[.C475]+[.C$2]" office:value-type="float" office:value="0.075603" calcext:value-type="float">
            <text:p>0.075603</text:p>
          </table:table-cell>
          <table:table-cell table:formula="of:=[.D475]+[.D$2]" office:value-type="float" office:value="0.810426" calcext:value-type="float">
            <text:p>0.810426</text:p>
          </table:table-cell>
          <table:table-cell table:style-name="ce1" office:value-type="float" office:value="0.353348" calcext:value-type="float">
            <text:p>0.353348</text:p>
          </table:table-cell>
          <table:table-cell table:style-name="ce1" office:value-type="float" office:value="0.495163" calcext:value-type="float">
            <text:p>0.495163</text:p>
          </table:table-cell>
          <table:table-cell table:style-name="ce1" office:value-type="float" office:value="0.793701" calcext:value-type="float">
            <text:p>0.793701</text:p>
          </table:table-cell>
          <table:table-cell table:style-name="ce1" office:value-type="float" office:value="0.070084" calcext:value-type="float">
            <text:p>0.070084</text:p>
          </table:table-cell>
          <table:table-cell table:style-name="ce1" office:value-type="float" office:value="0.4543" calcext:value-type="float">
            <text:p>0.45430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76]+[.B$2]" office:value-type="float" office:value="-0.12869" calcext:value-type="float">
            <text:p>-0.128690</text:p>
          </table:table-cell>
          <table:table-cell table:formula="of:=[.C476]+[.C$2]" office:value-type="float" office:value="0.081554" calcext:value-type="float">
            <text:p>0.081554</text:p>
          </table:table-cell>
          <table:table-cell table:formula="of:=[.D476]+[.D$2]" office:value-type="float" office:value="0.806321" calcext:value-type="float">
            <text:p>0.806321</text:p>
          </table:table-cell>
          <table:table-cell table:style-name="ce1" office:value-type="float" office:value="0.390366" calcext:value-type="float">
            <text:p>0.390366</text:p>
          </table:table-cell>
          <table:table-cell table:style-name="ce1" office:value-type="float" office:value="0.445831" calcext:value-type="float">
            <text:p>0.445831</text:p>
          </table:table-cell>
          <table:table-cell table:style-name="ce1" office:value-type="float" office:value="0.805511" calcext:value-type="float">
            <text:p>0.805511</text:p>
          </table:table-cell>
          <table:table-cell table:style-name="ce1" office:value-type="float" office:value="0.082428" calcext:value-type="float">
            <text:p>0.082428</text:p>
          </table:table-cell>
          <table:table-cell table:style-name="ce1"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77]+[.B$2]" office:value-type="float" office:value="-0.133222" calcext:value-type="float">
            <text:p>-0.133222</text:p>
          </table:table-cell>
          <table:table-cell table:formula="of:=[.C477]+[.C$2]" office:value-type="float" office:value="0.081478" calcext:value-type="float">
            <text:p>0.081478</text:p>
          </table:table-cell>
          <table:table-cell table:formula="of:=[.D477]+[.D$2]" office:value-type="float" office:value="0.808503" calcext:value-type="float">
            <text:p>0.808503</text:p>
          </table:table-cell>
          <table:table-cell table:style-name="ce1" office:value-type="float" office:value="0.390366" calcext:value-type="float">
            <text:p>0.390366</text:p>
          </table:table-cell>
          <table:table-cell table:style-name="ce1" office:value-type="float" office:value="0.445831" calcext:value-type="float">
            <text:p>0.445831</text:p>
          </table:table-cell>
          <table:table-cell table:style-name="ce1" office:value-type="float" office:value="0.805511" calcext:value-type="float">
            <text:p>0.805511</text:p>
          </table:table-cell>
          <table:table-cell table:style-name="ce1" office:value-type="float" office:value="0.043579" calcext:value-type="float">
            <text:p>0.043579</text:p>
          </table:table-cell>
          <table:table-cell table:style-name="ce1" office:value-type="float" office:value="0.507736" calcext:value-type="float">
            <text:p>0.507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78]+[.B$2]" office:value-type="float" office:value="-0.130796" calcext:value-type="float">
            <text:p>-0.130796</text:p>
          </table:table-cell>
          <table:table-cell table:formula="of:=[.C478]+[.C$2]" office:value-type="float" office:value="0.086529" calcext:value-type="float">
            <text:p>0.086529</text:p>
          </table:table-cell>
          <table:table-cell table:formula="of:=[.D478]+[.D$2]" office:value-type="float" office:value="0.804704" calcext:value-type="float">
            <text:p>0.804704</text:p>
          </table:table-cell>
          <table:table-cell table:style-name="ce1" office:value-type="float" office:value="0.409698" calcext:value-type="float">
            <text:p>0.409698</text:p>
          </table:table-cell>
          <table:table-cell table:style-name="ce1" office:value-type="float" office:value="0.389084" calcext:value-type="float">
            <text:p>0.389084</text:p>
          </table:table-cell>
          <table:table-cell table:style-name="ce1" office:value-type="float" office:value="0.825089" calcext:value-type="float">
            <text:p>0.825089</text:p>
          </table:table-cell>
          <table:table-cell table:style-name="ce1" office:value-type="float" office:value="0.064423" calcext:value-type="float">
            <text:p>0.064423</text:p>
          </table:table-cell>
          <table:table-cell table:style-name="ce1"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79]+[.B$2]" office:value-type="float" office:value="-0.135282" calcext:value-type="float">
            <text:p>-0.135282</text:p>
          </table:table-cell>
          <table:table-cell table:formula="of:=[.C479]+[.C$2]" office:value-type="float" office:value="0.087337" calcext:value-type="float">
            <text:p>0.087337</text:p>
          </table:table-cell>
          <table:table-cell table:formula="of:=[.D479]+[.D$2]" office:value-type="float" office:value="0.806596" calcext:value-type="float">
            <text:p>0.806596</text:p>
          </table:table-cell>
          <table:table-cell table:style-name="ce1" office:value-type="float" office:value="0.409698" calcext:value-type="float">
            <text:p>0.409698</text:p>
          </table:table-cell>
          <table:table-cell table:style-name="ce1" office:value-type="float" office:value="0.389084" calcext:value-type="float">
            <text:p>0.389084</text:p>
          </table:table-cell>
          <table:table-cell table:style-name="ce1" office:value-type="float" office:value="0.825089" calcext:value-type="float">
            <text:p>0.825089</text:p>
          </table:table-cell>
          <table:table-cell table:style-name="ce1" office:value-type="float" office:value="0.025894" calcext:value-type="float">
            <text:p>0.025894</text:p>
          </table:table-cell>
          <table:table-cell table:style-name="ce1" office:value-type="float" office:value="0.561157" calcext:value-type="float">
            <text:p>0.5611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80]+[.B$2]" office:value-type="float" office:value="-0.131834" calcext:value-type="float">
            <text:p>-0.131834</text:p>
          </table:table-cell>
          <table:table-cell table:formula="of:=[.C480]+[.C$2]" office:value-type="float" office:value="0.092525" calcext:value-type="float">
            <text:p>0.092525</text:p>
          </table:table-cell>
          <table:table-cell table:formula="of:=[.D480]+[.D$2]" office:value-type="float" office:value="0.802766" calcext:value-type="float">
            <text:p>0.802766</text:p>
          </table:table-cell>
          <table:table-cell table:style-name="ce1" office:value-type="float" office:value="0.417953" calcext:value-type="float">
            <text:p>0.417953</text:p>
          </table:table-cell>
          <table:table-cell table:style-name="ce1" office:value-type="float" office:value="0.31366" calcext:value-type="float">
            <text:p>0.313660</text:p>
          </table:table-cell>
          <table:table-cell table:style-name="ce1" office:value-type="float" office:value="0.8526" calcext:value-type="float">
            <text:p>0.852600</text:p>
          </table:table-cell>
          <table:table-cell table:style-name="ce1" office:value-type="float" office:value="0.05542" calcext:value-type="float">
            <text:p>0.055420</text:p>
          </table:table-cell>
          <table:table-cell table:style-name="ce1"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81]+[.B$2]" office:value-type="float" office:value="-0.136305" calcext:value-type="float">
            <text:p>-0.136305</text:p>
          </table:table-cell>
          <table:table-cell table:formula="of:=[.C481]+[.C$2]" office:value-type="float" office:value="0.093212" calcext:value-type="float">
            <text:p>0.093212</text:p>
          </table:table-cell>
          <table:table-cell table:formula="of:=[.D481]+[.D$2]" office:value-type="float" office:value="0.804689" calcext:value-type="float">
            <text:p>0.804689</text:p>
          </table:table-cell>
          <table:table-cell table:style-name="ce1" office:value-type="float" office:value="0.417953" calcext:value-type="float">
            <text:p>0.417953</text:p>
          </table:table-cell>
          <table:table-cell table:style-name="ce1" office:value-type="float" office:value="0.31366" calcext:value-type="float">
            <text:p>0.313660</text:p>
          </table:table-cell>
          <table:table-cell table:style-name="ce1" office:value-type="float" office:value="0.8526" calcext:value-type="float">
            <text:p>0.852600</text:p>
          </table:table-cell>
          <table:table-cell table:style-name="ce1" office:value-type="float" office:value="0.017059" calcext:value-type="float">
            <text:p>0.017059</text:p>
          </table:table-cell>
          <table:table-cell table:style-name="ce1" office:value-type="float" office:value="0.614578" calcext:value-type="float">
            <text:p>0.614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82]+[.B$2]" office:value-type="float" office:value="-0.131834" calcext:value-type="float">
            <text:p>-0.131834</text:p>
          </table:table-cell>
          <table:table-cell table:formula="of:=[.C482]+[.C$2]" office:value-type="float" office:value="0.098507" calcext:value-type="float">
            <text:p>0.098507</text:p>
          </table:table-cell>
          <table:table-cell table:formula="of:=[.D482]+[.D$2]" office:value-type="float" office:value="0.800813" calcext:value-type="float">
            <text:p>0.800813</text:p>
          </table:table-cell>
          <table:table-cell table:style-name="ce1" office:value-type="float" office:value="0.41803" calcext:value-type="float">
            <text:p>0.418030</text:p>
          </table:table-cell>
          <table:table-cell table:style-name="ce1" office:value-type="float" office:value="0.247467" calcext:value-type="float">
            <text:p>0.247467</text:p>
          </table:table-cell>
          <table:table-cell table:style-name="ce1" office:value-type="float" office:value="0.874084" calcext:value-type="float">
            <text:p>0.874084</text:p>
          </table:table-cell>
          <table:table-cell table:style-name="ce1" office:value-type="float" office:value="0.05542" calcext:value-type="float">
            <text:p>0.055420</text:p>
          </table:table-cell>
          <table:table-cell table:style-name="ce1"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83]+[.B$2]" office:value-type="float" office:value="-0.136305" calcext:value-type="float">
            <text:p>-0.136305</text:p>
          </table:table-cell>
          <table:table-cell table:formula="of:=[.C483]+[.C$2]" office:value-type="float" office:value="0.099087" calcext:value-type="float">
            <text:p>0.099087</text:p>
          </table:table-cell>
          <table:table-cell table:formula="of:=[.D483]+[.D$2]" office:value-type="float" office:value="0.802781" calcext:value-type="float">
            <text:p>0.802781</text:p>
          </table:table-cell>
          <table:table-cell table:style-name="ce1" office:value-type="float" office:value="0.41803" calcext:value-type="float">
            <text:p>0.418030</text:p>
          </table:table-cell>
          <table:table-cell table:style-name="ce1" office:value-type="float" office:value="0.247467" calcext:value-type="float">
            <text:p>0.247467</text:p>
          </table:table-cell>
          <table:table-cell table:style-name="ce1" office:value-type="float" office:value="0.874084" calcext:value-type="float">
            <text:p>0.874084</text:p>
          </table:table-cell>
          <table:table-cell table:style-name="ce1" office:value-type="float" office:value="0.017059" calcext:value-type="float">
            <text:p>0.017059</text:p>
          </table:table-cell>
          <table:table-cell table:style-name="ce1" office:value-type="float" office:value="0.668015" calcext:value-type="float">
            <text:p>0.6680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84]+[.B$2]" office:value-type="float" office:value="-0.130796" calcext:value-type="float">
            <text:p>-0.130796</text:p>
          </table:table-cell>
          <table:table-cell table:formula="of:=[.C484]+[.C$2]" office:value-type="float" office:value="0.104488" calcext:value-type="float">
            <text:p>0.104488</text:p>
          </table:table-cell>
          <table:table-cell table:formula="of:=[.D484]+[.D$2]" office:value-type="float" office:value="0.798875" calcext:value-type="float">
            <text:p>0.798875</text:p>
          </table:table-cell>
          <table:table-cell table:style-name="ce1" office:value-type="float" office:value="0.40979" calcext:value-type="float">
            <text:p>0.409790</text:p>
          </table:table-cell>
          <table:table-cell table:style-name="ce1" office:value-type="float" office:value="0.17009" calcext:value-type="float">
            <text:p>0.170090</text:p>
          </table:table-cell>
          <table:table-cell table:style-name="ce1" office:value-type="float" office:value="0.896179" calcext:value-type="float">
            <text:p>0.896179</text:p>
          </table:table-cell>
          <table:table-cell table:style-name="ce1" office:value-type="float" office:value="0.064423" calcext:value-type="float">
            <text:p>0.064423</text:p>
          </table:table-cell>
          <table:table-cell table:style-name="ce1"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85]+[.B$2]" office:value-type="float" office:value="-0.135282" calcext:value-type="float">
            <text:p>-0.135282</text:p>
          </table:table-cell>
          <table:table-cell table:formula="of:=[.C485]+[.C$2]" office:value-type="float" office:value="0.104961" calcext:value-type="float">
            <text:p>0.104961</text:p>
          </table:table-cell>
          <table:table-cell table:formula="of:=[.D485]+[.D$2]" office:value-type="float" office:value="0.800874" calcext:value-type="float">
            <text:p>0.800874</text:p>
          </table:table-cell>
          <table:table-cell table:style-name="ce1" office:value-type="float" office:value="0.40979" calcext:value-type="float">
            <text:p>0.409790</text:p>
          </table:table-cell>
          <table:table-cell table:style-name="ce1" office:value-type="float" office:value="0.17009" calcext:value-type="float">
            <text:p>0.170090</text:p>
          </table:table-cell>
          <table:table-cell table:style-name="ce1" office:value-type="float" office:value="0.896179" calcext:value-type="float">
            <text:p>0.896179</text:p>
          </table:table-cell>
          <table:table-cell table:style-name="ce1" office:value-type="float" office:value="0.025894" calcext:value-type="float">
            <text:p>0.025894</text:p>
          </table:table-cell>
          <table:table-cell table:style-name="ce1" office:value-type="float" office:value="0.721436" calcext:value-type="float">
            <text:p>0.7214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86]+[.B$2]" office:value-type="float" office:value="-0.12869" calcext:value-type="float">
            <text:p>-0.128690</text:p>
          </table:table-cell>
          <table:table-cell table:formula="of:=[.C486]+[.C$2]" office:value-type="float" office:value="0.109478" calcext:value-type="float">
            <text:p>0.109478</text:p>
          </table:table-cell>
          <table:table-cell table:formula="of:=[.D486]+[.D$2]" office:value-type="float" office:value="0.797242" calcext:value-type="float">
            <text:p>0.797242</text:p>
          </table:table-cell>
          <table:table-cell table:style-name="ce1" office:value-type="float" office:value="0.390335" calcext:value-type="float">
            <text:p>0.390335</text:p>
          </table:table-cell>
          <table:table-cell table:style-name="ce1" office:value-type="float" office:value="0.112747" calcext:value-type="float">
            <text:p>0.112747</text:p>
          </table:table-cell>
          <table:table-cell table:style-name="ce1" office:value-type="float" office:value="0.913742" calcext:value-type="float">
            <text:p>0.913742</text:p>
          </table:table-cell>
          <table:table-cell table:style-name="ce1" office:value-type="float" office:value="0.082428" calcext:value-type="float">
            <text:p>0.082428</text:p>
          </table:table-cell>
          <table:table-cell table:style-name="ce1"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87]+[.B$2]" office:value-type="float" office:value="-0.133222" calcext:value-type="float">
            <text:p>-0.133222</text:p>
          </table:table-cell>
          <table:table-cell table:formula="of:=[.C487]+[.C$2]" office:value-type="float" office:value="0.110836" calcext:value-type="float">
            <text:p>0.110836</text:p>
          </table:table-cell>
          <table:table-cell table:formula="of:=[.D487]+[.D$2]" office:value-type="float" office:value="0.798967" calcext:value-type="float">
            <text:p>0.798967</text:p>
          </table:table-cell>
          <table:table-cell table:style-name="ce1" office:value-type="float" office:value="0.390335" calcext:value-type="float">
            <text:p>0.390335</text:p>
          </table:table-cell>
          <table:table-cell table:style-name="ce1" office:value-type="float" office:value="0.112747" calcext:value-type="float">
            <text:p>0.112747</text:p>
          </table:table-cell>
          <table:table-cell table:style-name="ce1" office:value-type="float" office:value="0.913742" calcext:value-type="float">
            <text:p>0.913742</text:p>
          </table:table-cell>
          <table:table-cell table:style-name="ce1" office:value-type="float" office:value="0.043579" calcext:value-type="float">
            <text:p>0.043579</text:p>
          </table:table-cell>
          <table:table-cell table:style-name="ce1" office:value-type="float" office:value="0.774872" calcext:value-type="float">
            <text:p>0.7748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88]+[.B$2]" office:value-type="float" office:value="-0.1266" calcext:value-type="float">
            <text:p>-0.126600</text:p>
          </table:table-cell>
          <table:table-cell table:formula="of:=[.C488]+[.C$2]" office:value-type="float" office:value="0.113476" calcext:value-type="float">
            <text:p>0.113476</text:p>
          </table:table-cell>
          <table:table-cell table:formula="of:=[.D488]+[.D$2]" office:value-type="float" office:value="0.795945" calcext:value-type="float">
            <text:p>0.795945</text:p>
          </table:table-cell>
          <table:table-cell table:style-name="ce1" office:value-type="float" office:value="0.353226" calcext:value-type="float">
            <text:p>0.353226</text:p>
          </table:table-cell>
          <table:table-cell table:style-name="ce1" office:value-type="float" office:value="0.06604" calcext:value-type="float">
            <text:p>0.066040</text:p>
          </table:table-cell>
          <table:table-cell table:style-name="ce1" office:value-type="float" office:value="0.933212" calcext:value-type="float">
            <text:p>0.933212</text:p>
          </table:table-cell>
          <table:table-cell table:style-name="ce1" office:value-type="float" office:value="0.100449" calcext:value-type="float">
            <text:p>0.100449</text:p>
          </table:table-cell>
          <table:table-cell table:style-name="ce1"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89]+[.B$2]" office:value-type="float" office:value="-0.130125" calcext:value-type="float">
            <text:p>-0.130125</text:p>
          </table:table-cell>
          <table:table-cell table:formula="of:=[.C489]+[.C$2]" office:value-type="float" office:value="0.11671" calcext:value-type="float">
            <text:p>0.116710</text:p>
          </table:table-cell>
          <table:table-cell table:formula="of:=[.D489]+[.D$2]" office:value-type="float" office:value="0.797059" calcext:value-type="float">
            <text:p>0.797059</text:p>
          </table:table-cell>
          <table:table-cell table:style-name="ce1" office:value-type="float" office:value="0.353226" calcext:value-type="float">
            <text:p>0.353226</text:p>
          </table:table-cell>
          <table:table-cell table:style-name="ce1" office:value-type="float" office:value="0.06604" calcext:value-type="float">
            <text:p>0.066040</text:p>
          </table:table-cell>
          <table:table-cell table:style-name="ce1" office:value-type="float" office:value="0.933212" calcext:value-type="float">
            <text:p>0.933212</text:p>
          </table:table-cell>
          <table:table-cell table:style-name="ce1" office:value-type="float" office:value="0.070084" calcext:value-type="float">
            <text:p>0.070084</text:p>
          </table:table-cell>
          <table:table-cell table:style-name="ce1" office:value-type="float" office:value="0.828293" calcext:value-type="float">
            <text:p>0.8282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90]+[.B$2]" office:value-type="float" office:value="-0.122389" calcext:value-type="float">
            <text:p>-0.122389</text:p>
          </table:table-cell>
          <table:table-cell table:formula="of:=[.C490]+[.C$2]" office:value-type="float" office:value="0.118465" calcext:value-type="float">
            <text:p>0.118465</text:p>
          </table:table-cell>
          <table:table-cell table:formula="of:=[.D490]+[.D$2]" office:value-type="float" office:value="0.794328" calcext:value-type="float">
            <text:p>0.794328</text:p>
          </table:table-cell>
          <table:table-cell table:style-name="ce1" office:value-type="float" office:value="0.312286" calcext:value-type="float">
            <text:p>0.312286</text:p>
          </table:table-cell>
          <table:table-cell table:style-name="ce1" office:value-type="float" office:value="0.014496" calcext:value-type="float">
            <text:p>0.014496</text:p>
          </table:table-cell>
          <table:table-cell table:style-name="ce1" office:value-type="float" office:value="0.949875" calcext:value-type="float">
            <text:p>0.949875</text:p>
          </table:table-cell>
          <table:table-cell table:style-name="ce1" office:value-type="float" office:value="0.13649" calcext:value-type="float">
            <text:p>0.136490</text:p>
          </table:table-cell>
          <table:table-cell table:style-name="ce1"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91]+[.B$2]" office:value-type="float" office:value="-0.12602" calcext:value-type="float">
            <text:p>-0.126020</text:p>
          </table:table-cell>
          <table:table-cell table:formula="of:=[.C491]+[.C$2]" office:value-type="float" office:value="0.121593" calcext:value-type="float">
            <text:p>0.121593</text:p>
          </table:table-cell>
          <table:table-cell table:formula="of:=[.D491]+[.D$2]" office:value-type="float" office:value="0.795472" calcext:value-type="float">
            <text:p>0.795472</text:p>
          </table:table-cell>
          <table:table-cell table:style-name="ce1" office:value-type="float" office:value="0.312286" calcext:value-type="float">
            <text:p>0.312286</text:p>
          </table:table-cell>
          <table:table-cell table:style-name="ce1" office:value-type="float" office:value="0.014496" calcext:value-type="float">
            <text:p>0.014496</text:p>
          </table:table-cell>
          <table:table-cell table:style-name="ce1" office:value-type="float" office:value="0.949875" calcext:value-type="float">
            <text:p>0.949875</text:p>
          </table:table-cell>
          <table:table-cell table:style-name="ce1" office:value-type="float" office:value="0.105423" calcext:value-type="float">
            <text:p>0.105423</text:p>
          </table:table-cell>
          <table:table-cell table:style-name="ce1" office:value-type="float" office:value="0.872818" calcext:value-type="float">
            <text:p>0.872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92]+[.B$2]" office:value-type="float" office:value="-0.120298" calcext:value-type="float">
            <text:p>-0.120298</text:p>
          </table:table-cell>
          <table:table-cell table:formula="of:=[.C492]+[.C$2]" office:value-type="float" office:value="0.120464" calcext:value-type="float">
            <text:p>0.120464</text:p>
          </table:table-cell>
          <table:table-cell table:formula="of:=[.D492]+[.D$2]" office:value-type="float" office:value="0.793687" calcext:value-type="float">
            <text:p>0.793687</text:p>
          </table:table-cell>
          <table:table-cell table:style-name="ce1" office:value-type="float" office:value="0.279678" calcext:value-type="float">
            <text:p>0.279678</text:p>
          </table:table-cell>
          <table:table-cell table:style-name="ce1" office:value-type="float" office:value="-0.016541" calcext:value-type="float">
            <text:p>-0.016541</text:p>
          </table:table-cell>
          <table:table-cell table:style-name="ce1" office:value-type="float" office:value="0.959946" calcext:value-type="float">
            <text:p>0.959946</text:p>
          </table:table-cell>
          <table:table-cell table:style-name="ce1" office:value-type="float" office:value="0.154495" calcext:value-type="float">
            <text:p>0.154495</text:p>
          </table:table-cell>
          <table:table-cell table:style-name="ce1"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93]+[.B$2]" office:value-type="float" office:value="-0.122923" calcext:value-type="float">
            <text:p>-0.122923</text:p>
          </table:table-cell>
          <table:table-cell table:formula="of:=[.C493]+[.C$2]" office:value-type="float" office:value="0.124538" calcext:value-type="float">
            <text:p>0.124538</text:p>
          </table:table-cell>
          <table:table-cell table:formula="of:=[.D493]+[.D$2]" office:value-type="float" office:value="0.794526" calcext:value-type="float">
            <text:p>0.794526</text:p>
          </table:table-cell>
          <table:table-cell table:style-name="ce1" office:value-type="float" office:value="0.279678" calcext:value-type="float">
            <text:p>0.279678</text:p>
          </table:table-cell>
          <table:table-cell table:style-name="ce1" office:value-type="float" office:value="-0.016541" calcext:value-type="float">
            <text:p>-0.016541</text:p>
          </table:table-cell>
          <table:table-cell table:style-name="ce1" office:value-type="float" office:value="0.959946" calcext:value-type="float">
            <text:p>0.959946</text:p>
          </table:table-cell>
          <table:table-cell table:style-name="ce1" office:value-type="float" office:value="0.131943" calcext:value-type="float">
            <text:p>0.131943</text:p>
          </table:table-cell>
          <table:table-cell table:style-name="ce1" office:value-type="float" office:value="0.899521" calcext:value-type="float">
            <text:p>0.8995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94]+[.B$2]" office:value-type="float" office:value="-0.115049" calcext:value-type="float">
            <text:p>-0.115049</text:p>
          </table:table-cell>
          <table:table-cell table:formula="of:=[.C494]+[.C$2]" office:value-type="float" office:value="0.124447" calcext:value-type="float">
            <text:p>0.124447</text:p>
          </table:table-cell>
          <table:table-cell table:formula="of:=[.D494]+[.D$2]" office:value-type="float" office:value="0.79239" calcext:value-type="float">
            <text:p>0.792390</text:p>
          </table:table-cell>
          <table:table-cell table:style-name="ce1" office:value-type="float" office:value="0.225586" calcext:value-type="float">
            <text:p>0.225586</text:p>
          </table:table-cell>
          <table:table-cell table:style-name="ce1" office:value-type="float" office:value="-0.055389" calcext:value-type="float">
            <text:p>-0.055389</text:p>
          </table:table-cell>
          <table:table-cell table:style-name="ce1" office:value-type="float" office:value="0.972656" calcext:value-type="float">
            <text:p>0.972656</text:p>
          </table:table-cell>
          <table:table-cell table:style-name="ce1" office:value-type="float" office:value="0.199539" calcext:value-type="float">
            <text:p>0.199539</text:p>
          </table:table-cell>
          <table:table-cell table:style-name="ce1"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95]+[.B$2]" office:value-type="float" office:value="-0.11778" calcext:value-type="float">
            <text:p>-0.117780</text:p>
          </table:table-cell>
          <table:table-cell table:formula="of:=[.C495]+[.C$2]" office:value-type="float" office:value="0.128444" calcext:value-type="float">
            <text:p>0.128444</text:p>
          </table:table-cell>
          <table:table-cell table:formula="of:=[.D495]+[.D$2]" office:value-type="float" office:value="0.793245" calcext:value-type="float">
            <text:p>0.793245</text:p>
          </table:table-cell>
          <table:table-cell table:style-name="ce1" office:value-type="float" office:value="0.225586" calcext:value-type="float">
            <text:p>0.225586</text:p>
          </table:table-cell>
          <table:table-cell table:style-name="ce1" office:value-type="float" office:value="-0.055389" calcext:value-type="float">
            <text:p>-0.055389</text:p>
          </table:table-cell>
          <table:table-cell table:style-name="ce1" office:value-type="float" office:value="0.972656" calcext:value-type="float">
            <text:p>0.972656</text:p>
          </table:table-cell>
          <table:table-cell table:style-name="ce1" office:value-type="float" office:value="0.176132" calcext:value-type="float">
            <text:p>0.176132</text:p>
          </table:table-cell>
          <table:table-cell table:style-name="ce1" office:value-type="float" office:value="0.93515" calcext:value-type="float">
            <text:p>0.9351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96]+[.B$2]" office:value-type="float" office:value="-0.110853" calcext:value-type="float">
            <text:p>-0.110853</text:p>
          </table:table-cell>
          <table:table-cell table:formula="of:=[.C496]+[.C$2]" office:value-type="float" office:value="0.126446" calcext:value-type="float">
            <text:p>0.126446</text:p>
          </table:table-cell>
          <table:table-cell table:formula="of:=[.D496]+[.D$2]" office:value-type="float" office:value="0.791734" calcext:value-type="float">
            <text:p>0.791734</text:p>
          </table:table-cell>
          <table:table-cell table:style-name="ce1" office:value-type="float" office:value="0.175156" calcext:value-type="float">
            <text:p>0.175156</text:p>
          </table:table-cell>
          <table:table-cell table:style-name="ce1" office:value-type="float" office:value="-0.091934" calcext:value-type="float">
            <text:p>-0.091934</text:p>
          </table:table-cell>
          <table:table-cell table:style-name="ce1" office:value-type="float" office:value="0.98024" calcext:value-type="float">
            <text:p>0.980240</text:p>
          </table:table-cell>
          <table:table-cell table:style-name="ce1" office:value-type="float" office:value="0.23558" calcext:value-type="float">
            <text:p>0.235580</text:p>
          </table:table-cell>
          <table:table-cell table:style-name="ce1"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97]+[.B$2]" office:value-type="float" office:value="-0.111601" calcext:value-type="float">
            <text:p>-0.111601</text:p>
          </table:table-cell>
          <table:table-cell table:formula="of:=[.C497]+[.C$2]" office:value-type="float" office:value="0.131389" calcext:value-type="float">
            <text:p>0.131389</text:p>
          </table:table-cell>
          <table:table-cell table:formula="of:=[.D497]+[.D$2]" office:value-type="float" office:value="0.792299" calcext:value-type="float">
            <text:p>0.792299</text:p>
          </table:table-cell>
          <table:table-cell table:style-name="ce1" office:value-type="float" office:value="0.175156" calcext:value-type="float">
            <text:p>0.175156</text:p>
          </table:table-cell>
          <table:table-cell table:style-name="ce1" office:value-type="float" office:value="-0.091934" calcext:value-type="float">
            <text:p>-0.091934</text:p>
          </table:table-cell>
          <table:table-cell table:style-name="ce1" office:value-type="float" office:value="0.98024" calcext:value-type="float">
            <text:p>0.980240</text:p>
          </table:table-cell>
          <table:table-cell table:style-name="ce1" office:value-type="float" office:value="0.229141" calcext:value-type="float">
            <text:p>0.229141</text:p>
          </table:table-cell>
          <table:table-cell table:style-name="ce1" office:value-type="float" office:value="0.961868" calcext:value-type="float">
            <text:p>0.9618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98]+[.B$2]" office:value-type="float" office:value="-0.105604" calcext:value-type="float">
            <text:p>-0.105604</text:p>
          </table:table-cell>
          <table:table-cell table:formula="of:=[.C498]+[.C$2]" office:value-type="float" office:value="0.128444" calcext:value-type="float">
            <text:p>0.128444</text:p>
          </table:table-cell>
          <table:table-cell table:formula="of:=[.D498]+[.D$2]" office:value-type="float" office:value="0.791093" calcext:value-type="float">
            <text:p>0.791093</text:p>
          </table:table-cell>
          <table:table-cell table:style-name="ce1" office:value-type="float" office:value="0.115189" calcext:value-type="float">
            <text:p>0.115189</text:p>
          </table:table-cell>
          <table:table-cell table:style-name="ce1" office:value-type="float" office:value="-0.110107" calcext:value-type="float">
            <text:p>-0.110107</text:p>
          </table:table-cell>
          <table:table-cell table:style-name="ce1" office:value-type="float" office:value="0.987228" calcext:value-type="float">
            <text:p>0.987228</text:p>
          </table:table-cell>
          <table:table-cell table:style-name="ce1" office:value-type="float" office:value="0.280624" calcext:value-type="float">
            <text:p>0.280624</text:p>
          </table:table-cell>
          <table:table-cell table:style-name="ce1"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499]+[.B$2]" office:value-type="float" office:value="-0.105436" calcext:value-type="float">
            <text:p>-0.105436</text:p>
          </table:table-cell>
          <table:table-cell table:formula="of:=[.C499]+[.C$2]" office:value-type="float" office:value="0.133343" calcext:value-type="float">
            <text:p>0.133343</text:p>
          </table:table-cell>
          <table:table-cell table:formula="of:=[.D499]+[.D$2]" office:value-type="float" office:value="0.791658" calcext:value-type="float">
            <text:p>0.791658</text:p>
          </table:table-cell>
          <table:table-cell table:style-name="ce1" office:value-type="float" office:value="0.115189" calcext:value-type="float">
            <text:p>0.115189</text:p>
          </table:table-cell>
          <table:table-cell table:style-name="ce1" office:value-type="float" office:value="-0.110107" calcext:value-type="float">
            <text:p>-0.110107</text:p>
          </table:table-cell>
          <table:table-cell table:style-name="ce1" office:value-type="float" office:value="0.987228" calcext:value-type="float">
            <text:p>0.987228</text:p>
          </table:table-cell>
          <table:table-cell table:style-name="ce1" office:value-type="float" office:value="0.282166" calcext:value-type="float">
            <text:p>0.282166</text:p>
          </table:table-cell>
          <table:table-cell table:style-name="ce1" office:value-type="float" office:value="0.979675" calcext:value-type="float">
            <text:p>0.9796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00]+[.B$2]" office:value-type="float" office:value="-0.099317" calcext:value-type="float">
            <text:p>-0.099317</text:p>
          </table:table-cell>
          <table:table-cell table:formula="of:=[.C500]+[.C$2]" office:value-type="float" office:value="0.129436" calcext:value-type="float">
            <text:p>0.129436</text:p>
          </table:table-cell>
          <table:table-cell table:formula="of:=[.D500]+[.D$2]" office:value-type="float" office:value="0.790773" calcext:value-type="float">
            <text:p>0.790773</text:p>
          </table:table-cell>
          <table:table-cell table:style-name="ce1" office:value-type="float" office:value="0.082413" calcext:value-type="float">
            <text:p>0.082413</text:p>
          </table:table-cell>
          <table:table-cell table:style-name="ce1" office:value-type="float" office:value="-0.94783" calcext:value-type="float">
            <text:p>-0.947830</text:p>
          </table:table-cell>
          <table:table-cell table:style-name="ce1" office:value-type="float" office:value="0.307953" calcext:value-type="float">
            <text:p>0.307953</text:p>
          </table:table-cell>
          <table:table-cell table:style-name="ce1" office:value-type="float" office:value="0.334671" calcext:value-type="float">
            <text:p>0.334671</text:p>
          </table:table-cell>
          <table:table-cell table:style-name="ce1"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01]+[.B$2]" office:value-type="float" office:value="-0.093015" calcext:value-type="float">
            <text:p>-0.093015</text:p>
          </table:table-cell>
          <table:table-cell table:formula="of:=[.C501]+[.C$2]" office:value-type="float" office:value="0.129436" calcext:value-type="float">
            <text:p>0.129436</text:p>
          </table:table-cell>
          <table:table-cell table:formula="of:=[.D501]+[.D$2]" office:value-type="float" office:value="0.790773" calcext:value-type="float">
            <text:p>0.790773</text:p>
          </table:table-cell>
          <table:table-cell table:style-name="ce1" office:value-type="float" office:value="-0.082397" calcext:value-type="float">
            <text:p>-0.082397</text:p>
          </table:table-cell>
          <table:table-cell table:style-name="ce1" office:value-type="float" office:value="-0.94783" calcext:value-type="float">
            <text:p>-0.947830</text:p>
          </table:table-cell>
          <table:table-cell table:style-name="ce1" office:value-type="float" office:value="0.307953" calcext:value-type="float">
            <text:p>0.307953</text:p>
          </table:table-cell>
          <table:table-cell table:style-name="ce1" office:value-type="float" office:value="0.388718" calcext:value-type="float">
            <text:p>0.388718</text:p>
          </table:table-cell>
          <table:table-cell table:style-name="ce1"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02]+[.B$2]" office:value-type="float" office:value="-0.099317" calcext:value-type="float">
            <text:p>-0.099317</text:p>
          </table:table-cell>
          <table:table-cell table:formula="of:=[.C502]+[.C$2]" office:value-type="float" office:value="0.127849" calcext:value-type="float">
            <text:p>0.127849</text:p>
          </table:table-cell>
          <table:table-cell table:formula="of:=[.D502]+[.D$2]" office:value-type="float" office:value="0.78589" calcext:value-type="float">
            <text:p>0.785890</text:p>
          </table:table-cell>
          <table:table-cell table:style-name="ce1" office:value-type="float" office:value="0.082413" calcext:value-type="float">
            <text:p>0.082413</text:p>
          </table:table-cell>
          <table:table-cell table:style-name="ce1" office:value-type="float" office:value="-0.94783" calcext:value-type="float">
            <text:p>-0.947830</text:p>
          </table:table-cell>
          <table:table-cell table:style-name="ce1" office:value-type="float" office:value="0.307953" calcext:value-type="float">
            <text:p>0.307953</text:p>
          </table:table-cell>
          <table:table-cell table:style-name="ce1" office:value-type="float" office:value="0.334671" calcext:value-type="float">
            <text:p>0.334671</text:p>
          </table:table-cell>
          <table:table-cell table:style-name="ce1"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03]+[.B$2]" office:value-type="float" office:value="-0.093015" calcext:value-type="float">
            <text:p>-0.093015</text:p>
          </table:table-cell>
          <table:table-cell table:formula="of:=[.C503]+[.C$2]" office:value-type="float" office:value="0.127849" calcext:value-type="float">
            <text:p>0.127849</text:p>
          </table:table-cell>
          <table:table-cell table:formula="of:=[.D503]+[.D$2]" office:value-type="float" office:value="0.78589" calcext:value-type="float">
            <text:p>0.785890</text:p>
          </table:table-cell>
          <table:table-cell table:style-name="ce1" office:value-type="float" office:value="-0.082397" calcext:value-type="float">
            <text:p>-0.082397</text:p>
          </table:table-cell>
          <table:table-cell table:style-name="ce1" office:value-type="float" office:value="-0.94783" calcext:value-type="float">
            <text:p>-0.947830</text:p>
          </table:table-cell>
          <table:table-cell table:style-name="ce1" office:value-type="float" office:value="0.307953" calcext:value-type="float">
            <text:p>0.307953</text:p>
          </table:table-cell>
          <table:table-cell table:style-name="ce1" office:value-type="float" office:value="0.388718" calcext:value-type="float">
            <text:p>0.388718</text:p>
          </table:table-cell>
          <table:table-cell table:style-name="ce1"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04]+[.B$2]" office:value-type="float" office:value="-0.086729" calcext:value-type="float">
            <text:p>-0.086729</text:p>
          </table:table-cell>
          <table:table-cell table:formula="of:=[.C504]+[.C$2]" office:value-type="float" office:value="0.128444" calcext:value-type="float">
            <text:p>0.128444</text:p>
          </table:table-cell>
          <table:table-cell table:formula="of:=[.D504]+[.D$2]" office:value-type="float" office:value="0.791093" calcext:value-type="float">
            <text:p>0.791093</text:p>
          </table:table-cell>
          <table:table-cell table:style-name="ce1" office:value-type="float" office:value="-0.269455" calcext:value-type="float">
            <text:p>-0.269455</text:p>
          </table:table-cell>
          <table:table-cell table:style-name="ce1" office:value-type="float" office:value="-0.915878" calcext:value-type="float">
            <text:p>-0.915878</text:p>
          </table:table-cell>
          <table:table-cell table:style-name="ce1" office:value-type="float" office:value="0.297577" calcext:value-type="float">
            <text:p>0.297577</text:p>
          </table:table-cell>
          <table:table-cell table:style-name="ce1" office:value-type="float" office:value="0.442764" calcext:value-type="float">
            <text:p>0.442764</text:p>
          </table:table-cell>
          <table:table-cell table:style-name="ce1"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05]+[.B$2]" office:value-type="float" office:value="-0.086729" calcext:value-type="float">
            <text:p>-0.086729</text:p>
          </table:table-cell>
          <table:table-cell table:formula="of:=[.C505]+[.C$2]" office:value-type="float" office:value="0.126858" calcext:value-type="float">
            <text:p>0.126858</text:p>
          </table:table-cell>
          <table:table-cell table:formula="of:=[.D505]+[.D$2]" office:value-type="float" office:value="0.78621" calcext:value-type="float">
            <text:p>0.786210</text:p>
          </table:table-cell>
          <table:table-cell table:style-name="ce1" office:value-type="float" office:value="-0.269455" calcext:value-type="float">
            <text:p>-0.269455</text:p>
          </table:table-cell>
          <table:table-cell table:style-name="ce1" office:value-type="float" office:value="-0.915878" calcext:value-type="float">
            <text:p>-0.915878</text:p>
          </table:table-cell>
          <table:table-cell table:style-name="ce1" office:value-type="float" office:value="0.297577" calcext:value-type="float">
            <text:p>0.297577</text:p>
          </table:table-cell>
          <table:table-cell table:style-name="ce1" office:value-type="float" office:value="0.442764" calcext:value-type="float">
            <text:p>0.442764</text:p>
          </table:table-cell>
          <table:table-cell table:style-name="ce1"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06]+[.B$2]" office:value-type="float" office:value="-0.08148" calcext:value-type="float">
            <text:p>-0.081480</text:p>
          </table:table-cell>
          <table:table-cell table:formula="of:=[.C506]+[.C$2]" office:value-type="float" office:value="0.126446" calcext:value-type="float">
            <text:p>0.126446</text:p>
          </table:table-cell>
          <table:table-cell table:formula="of:=[.D506]+[.D$2]" office:value-type="float" office:value="0.791734" calcext:value-type="float">
            <text:p>0.791734</text:p>
          </table:table-cell>
          <table:table-cell table:style-name="ce1" office:value-type="float" office:value="-0.409729" calcext:value-type="float">
            <text:p>-0.409729</text:p>
          </table:table-cell>
          <table:table-cell table:style-name="ce1" office:value-type="float" office:value="-0.867554" calcext:value-type="float">
            <text:p>-0.867554</text:p>
          </table:table-cell>
          <table:table-cell table:style-name="ce1" office:value-type="float" office:value="0.281891" calcext:value-type="float">
            <text:p>0.281891</text:p>
          </table:table-cell>
          <table:table-cell table:style-name="ce1" office:value-type="float" office:value="0.487808" calcext:value-type="float">
            <text:p>0.487808</text:p>
          </table:table-cell>
          <table:table-cell table:style-name="ce1"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07]+[.B$2]" office:value-type="float" office:value="-0.08148" calcext:value-type="float">
            <text:p>-0.081480</text:p>
          </table:table-cell>
          <table:table-cell table:formula="of:=[.C507]+[.C$2]" office:value-type="float" office:value="0.124859" calcext:value-type="float">
            <text:p>0.124859</text:p>
          </table:table-cell>
          <table:table-cell table:formula="of:=[.D507]+[.D$2]" office:value-type="float" office:value="0.786851" calcext:value-type="float">
            <text:p>0.786851</text:p>
          </table:table-cell>
          <table:table-cell table:style-name="ce1" office:value-type="float" office:value="-0.409729" calcext:value-type="float">
            <text:p>-0.409729</text:p>
          </table:table-cell>
          <table:table-cell table:style-name="ce1" office:value-type="float" office:value="-0.867554" calcext:value-type="float">
            <text:p>-0.867554</text:p>
          </table:table-cell>
          <table:table-cell table:style-name="ce1" office:value-type="float" office:value="0.281891" calcext:value-type="float">
            <text:p>0.281891</text:p>
          </table:table-cell>
          <table:table-cell table:style-name="ce1" office:value-type="float" office:value="0.487808" calcext:value-type="float">
            <text:p>0.487808</text:p>
          </table:table-cell>
          <table:table-cell table:style-name="ce1"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08]+[.B$2]" office:value-type="float" office:value="-0.077284" calcext:value-type="float">
            <text:p>-0.077284</text:p>
          </table:table-cell>
          <table:table-cell table:formula="of:=[.C508]+[.C$2]" office:value-type="float" office:value="0.124447" calcext:value-type="float">
            <text:p>0.124447</text:p>
          </table:table-cell>
          <table:table-cell table:formula="of:=[.D508]+[.D$2]" office:value-type="float" office:value="0.79239" calcext:value-type="float">
            <text:p>0.792390</text:p>
          </table:table-cell>
          <table:table-cell table:style-name="ce1" office:value-type="float" office:value="-0.53891" calcext:value-type="float">
            <text:p>-0.538910</text:p>
          </table:table-cell>
          <table:table-cell table:style-name="ce1" office:value-type="float" office:value="-0.801132" calcext:value-type="float">
            <text:p>-0.801132</text:p>
          </table:table-cell>
          <table:table-cell table:style-name="ce1" office:value-type="float" office:value="0.2603" calcext:value-type="float">
            <text:p>0.260300</text:p>
          </table:table-cell>
          <table:table-cell table:style-name="ce1" office:value-type="float" office:value="0.523834" calcext:value-type="float">
            <text:p>0.523834</text:p>
          </table:table-cell>
          <table:table-cell table:style-name="ce1"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09]+[.B$2]" office:value-type="float" office:value="-0.077284" calcext:value-type="float">
            <text:p>-0.077284</text:p>
          </table:table-cell>
          <table:table-cell table:formula="of:=[.C509]+[.C$2]" office:value-type="float" office:value="0.12286" calcext:value-type="float">
            <text:p>0.122860</text:p>
          </table:table-cell>
          <table:table-cell table:formula="of:=[.D509]+[.D$2]" office:value-type="float" office:value="0.787507" calcext:value-type="float">
            <text:p>0.787507</text:p>
          </table:table-cell>
          <table:table-cell table:style-name="ce1" office:value-type="float" office:value="-0.53891" calcext:value-type="float">
            <text:p>-0.538910</text:p>
          </table:table-cell>
          <table:table-cell table:style-name="ce1" office:value-type="float" office:value="-0.801132" calcext:value-type="float">
            <text:p>-0.801132</text:p>
          </table:table-cell>
          <table:table-cell table:style-name="ce1" office:value-type="float" office:value="0.2603" calcext:value-type="float">
            <text:p>0.260300</text:p>
          </table:table-cell>
          <table:table-cell table:style-name="ce1" office:value-type="float" office:value="0.523834" calcext:value-type="float">
            <text:p>0.523834</text:p>
          </table:table-cell>
          <table:table-cell table:style-name="ce1"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10]+[.B$2]" office:value-type="float" office:value="-0.072035" calcext:value-type="float">
            <text:p>-0.072035</text:p>
          </table:table-cell>
          <table:table-cell table:formula="of:=[.C510]+[.C$2]" office:value-type="float" office:value="0.120464" calcext:value-type="float">
            <text:p>0.120464</text:p>
          </table:table-cell>
          <table:table-cell table:formula="of:=[.D510]+[.D$2]" office:value-type="float" office:value="0.793687" calcext:value-type="float">
            <text:p>0.793687</text:p>
          </table:table-cell>
          <table:table-cell table:style-name="ce1" office:value-type="float" office:value="-0.666885" calcext:value-type="float">
            <text:p>-0.666885</text:p>
          </table:table-cell>
          <table:table-cell table:style-name="ce1" office:value-type="float" office:value="-0.708694" calcext:value-type="float">
            <text:p>-0.708694</text:p>
          </table:table-cell>
          <table:table-cell table:style-name="ce1" office:value-type="float" office:value="0.23027" calcext:value-type="float">
            <text:p>0.230270</text:p>
          </table:table-cell>
          <table:table-cell table:style-name="ce1" office:value-type="float" office:value="0.568893" calcext:value-type="float">
            <text:p>0.568893</text:p>
          </table:table-cell>
          <table:table-cell table:style-name="ce1"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11]+[.B$2]" office:value-type="float" office:value="-0.072035" calcext:value-type="float">
            <text:p>-0.072035</text:p>
          </table:table-cell>
          <table:table-cell table:formula="of:=[.C511]+[.C$2]" office:value-type="float" office:value="0.118877" calcext:value-type="float">
            <text:p>0.118877</text:p>
          </table:table-cell>
          <table:table-cell table:formula="of:=[.D511]+[.D$2]" office:value-type="float" office:value="0.788804" calcext:value-type="float">
            <text:p>0.788804</text:p>
          </table:table-cell>
          <table:table-cell table:style-name="ce1" office:value-type="float" office:value="-0.666885" calcext:value-type="float">
            <text:p>-0.666885</text:p>
          </table:table-cell>
          <table:table-cell table:style-name="ce1" office:value-type="float" office:value="-0.708694" calcext:value-type="float">
            <text:p>-0.708694</text:p>
          </table:table-cell>
          <table:table-cell table:style-name="ce1" office:value-type="float" office:value="0.23027" calcext:value-type="float">
            <text:p>0.230270</text:p>
          </table:table-cell>
          <table:table-cell table:style-name="ce1" office:value-type="float" office:value="0.568893" calcext:value-type="float">
            <text:p>0.568893</text:p>
          </table:table-cell>
          <table:table-cell table:style-name="ce1"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12]+[.B$2]" office:value-type="float" office:value="-0.069944" calcext:value-type="float">
            <text:p>-0.069944</text:p>
          </table:table-cell>
          <table:table-cell table:formula="of:=[.C512]+[.C$2]" office:value-type="float" office:value="0.118465" calcext:value-type="float">
            <text:p>0.118465</text:p>
          </table:table-cell>
          <table:table-cell table:formula="of:=[.D512]+[.D$2]" office:value-type="float" office:value="0.794328" calcext:value-type="float">
            <text:p>0.794328</text:p>
          </table:table-cell>
          <table:table-cell table:style-name="ce1" office:value-type="float" office:value="-0.745163" calcext:value-type="float">
            <text:p>-0.745163</text:p>
          </table:table-cell>
          <table:table-cell table:style-name="ce1" office:value-type="float" office:value="-0.634247" calcext:value-type="float">
            <text:p>-0.634247</text:p>
          </table:table-cell>
          <table:table-cell table:style-name="ce1" office:value-type="float" office:value="0.206085" calcext:value-type="float">
            <text:p>0.206085</text:p>
          </table:table-cell>
          <table:table-cell table:style-name="ce1" office:value-type="float" office:value="0.586899" calcext:value-type="float">
            <text:p>0.586899</text:p>
          </table:table-cell>
          <table:table-cell table:style-name="ce1"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13]+[.B$2]" office:value-type="float" office:value="-0.069944" calcext:value-type="float">
            <text:p>-0.069944</text:p>
          </table:table-cell>
          <table:table-cell table:formula="of:=[.C513]+[.C$2]" office:value-type="float" office:value="0.116878" calcext:value-type="float">
            <text:p>0.116878</text:p>
          </table:table-cell>
          <table:table-cell table:formula="of:=[.D513]+[.D$2]" office:value-type="float" office:value="0.789445" calcext:value-type="float">
            <text:p>0.789445</text:p>
          </table:table-cell>
          <table:table-cell table:style-name="ce1" office:value-type="float" office:value="-0.745163" calcext:value-type="float">
            <text:p>-0.745163</text:p>
          </table:table-cell>
          <table:table-cell table:style-name="ce1" office:value-type="float" office:value="-0.634247" calcext:value-type="float">
            <text:p>-0.634247</text:p>
          </table:table-cell>
          <table:table-cell table:style-name="ce1" office:value-type="float" office:value="0.206085" calcext:value-type="float">
            <text:p>0.206085</text:p>
          </table:table-cell>
          <table:table-cell table:style-name="ce1" office:value-type="float" office:value="0.586899" calcext:value-type="float">
            <text:p>0.586899</text:p>
          </table:table-cell>
          <table:table-cell table:style-name="ce1"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14]+[.B$2]" office:value-type="float" office:value="-0.065748" calcext:value-type="float">
            <text:p>-0.065748</text:p>
          </table:table-cell>
          <table:table-cell table:formula="of:=[.C514]+[.C$2]" office:value-type="float" office:value="0.113476" calcext:value-type="float">
            <text:p>0.113476</text:p>
          </table:table-cell>
          <table:table-cell table:formula="of:=[.D514]+[.D$2]" office:value-type="float" office:value="0.795945" calcext:value-type="float">
            <text:p>0.795945</text:p>
          </table:table-cell>
          <table:table-cell table:style-name="ce1" office:value-type="float" office:value="-0.842361" calcext:value-type="float">
            <text:p>-0.842361</text:p>
          </table:table-cell>
          <table:table-cell table:style-name="ce1" office:value-type="float" office:value="-0.512543" calcext:value-type="float">
            <text:p>-0.512543</text:p>
          </table:table-cell>
          <table:table-cell table:style-name="ce1" office:value-type="float" office:value="0.166534" calcext:value-type="float">
            <text:p>0.166534</text:p>
          </table:table-cell>
          <table:table-cell table:style-name="ce1" office:value-type="float" office:value="0.62294" calcext:value-type="float">
            <text:p>0.622940</text:p>
          </table:table-cell>
          <table:table-cell table:style-name="ce1"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15]+[.B$2]" office:value-type="float" office:value="-0.065748" calcext:value-type="float">
            <text:p>-0.065748</text:p>
          </table:table-cell>
          <table:table-cell table:formula="of:=[.C515]+[.C$2]" office:value-type="float" office:value="0.111889" calcext:value-type="float">
            <text:p>0.111889</text:p>
          </table:table-cell>
          <table:table-cell table:formula="of:=[.D515]+[.D$2]" office:value-type="float" office:value="0.791063" calcext:value-type="float">
            <text:p>0.791063</text:p>
          </table:table-cell>
          <table:table-cell table:style-name="ce1" office:value-type="float" office:value="-0.842361" calcext:value-type="float">
            <text:p>-0.842361</text:p>
          </table:table-cell>
          <table:table-cell table:style-name="ce1" office:value-type="float" office:value="-0.512543" calcext:value-type="float">
            <text:p>-0.512543</text:p>
          </table:table-cell>
          <table:table-cell table:style-name="ce1" office:value-type="float" office:value="0.166534" calcext:value-type="float">
            <text:p>0.166534</text:p>
          </table:table-cell>
          <table:table-cell table:style-name="ce1" office:value-type="float" office:value="0.62294" calcext:value-type="float">
            <text:p>0.622940</text:p>
          </table:table-cell>
          <table:table-cell table:style-name="ce1"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16]+[.B$2]" office:value-type="float" office:value="-0.063642" calcext:value-type="float">
            <text:p>-0.063642</text:p>
          </table:table-cell>
          <table:table-cell table:formula="of:=[.C516]+[.C$2]" office:value-type="float" office:value="0.109478" calcext:value-type="float">
            <text:p>0.109478</text:p>
          </table:table-cell>
          <table:table-cell table:formula="of:=[.D516]+[.D$2]" office:value-type="float" office:value="0.797242" calcext:value-type="float">
            <text:p>0.797242</text:p>
          </table:table-cell>
          <table:table-cell table:style-name="ce1" office:value-type="float" office:value="-0.912277" calcext:value-type="float">
            <text:p>-0.912277</text:p>
          </table:table-cell>
          <table:table-cell table:style-name="ce1" office:value-type="float" office:value="-0.389542" calcext:value-type="float">
            <text:p>-0.389542</text:p>
          </table:table-cell>
          <table:table-cell table:style-name="ce1" office:value-type="float" office:value="0.126572" calcext:value-type="float">
            <text:p>0.126572</text:p>
          </table:table-cell>
          <table:table-cell table:style-name="ce1" office:value-type="float" office:value="0.640961" calcext:value-type="float">
            <text:p>0.640961</text:p>
          </table:table-cell>
          <table:table-cell table:style-name="ce1"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17]+[.B$2]" office:value-type="float" office:value="-0.063642" calcext:value-type="float">
            <text:p>-0.063642</text:p>
          </table:table-cell>
          <table:table-cell table:formula="of:=[.C517]+[.C$2]" office:value-type="float" office:value="0.107891" calcext:value-type="float">
            <text:p>0.107891</text:p>
          </table:table-cell>
          <table:table-cell table:formula="of:=[.D517]+[.D$2]" office:value-type="float" office:value="0.79236" calcext:value-type="float">
            <text:p>0.792360</text:p>
          </table:table-cell>
          <table:table-cell table:style-name="ce1" office:value-type="float" office:value="-0.912277" calcext:value-type="float">
            <text:p>-0.912277</text:p>
          </table:table-cell>
          <table:table-cell table:style-name="ce1" office:value-type="float" office:value="-0.389542" calcext:value-type="float">
            <text:p>-0.389542</text:p>
          </table:table-cell>
          <table:table-cell table:style-name="ce1" office:value-type="float" office:value="0.126572" calcext:value-type="float">
            <text:p>0.126572</text:p>
          </table:table-cell>
          <table:table-cell table:style-name="ce1" office:value-type="float" office:value="0.640961" calcext:value-type="float">
            <text:p>0.640961</text:p>
          </table:table-cell>
          <table:table-cell table:style-name="ce1"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18]+[.B$2]" office:value-type="float" office:value="-0.061552" calcext:value-type="float">
            <text:p>-0.061552</text:p>
          </table:table-cell>
          <table:table-cell table:formula="of:=[.C518]+[.C$2]" office:value-type="float" office:value="0.104488" calcext:value-type="float">
            <text:p>0.104488</text:p>
          </table:table-cell>
          <table:table-cell table:formula="of:=[.D518]+[.D$2]" office:value-type="float" office:value="0.798875" calcext:value-type="float">
            <text:p>0.798875</text:p>
          </table:table-cell>
          <table:table-cell table:style-name="ce1" office:value-type="float" office:value="-0.963013" calcext:value-type="float">
            <text:p>-0.963013</text:p>
          </table:table-cell>
          <table:table-cell table:style-name="ce1" office:value-type="float" office:value="-0.256271" calcext:value-type="float">
            <text:p>-0.256271</text:p>
          </table:table-cell>
          <table:table-cell table:style-name="ce1" office:value-type="float" office:value="0.083267" calcext:value-type="float">
            <text:p>0.083267</text:p>
          </table:table-cell>
          <table:table-cell table:style-name="ce1" office:value-type="float" office:value="0.658966" calcext:value-type="float">
            <text:p>0.658966</text:p>
          </table:table-cell>
          <table:table-cell table:style-name="ce1"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19]+[.B$2]" office:value-type="float" office:value="-0.061552" calcext:value-type="float">
            <text:p>-0.061552</text:p>
          </table:table-cell>
          <table:table-cell table:formula="of:=[.C519]+[.C$2]" office:value-type="float" office:value="0.102917" calcext:value-type="float">
            <text:p>0.102917</text:p>
          </table:table-cell>
          <table:table-cell table:formula="of:=[.D519]+[.D$2]" office:value-type="float" office:value="0.793992" calcext:value-type="float">
            <text:p>0.793992</text:p>
          </table:table-cell>
          <table:table-cell table:style-name="ce1" office:value-type="float" office:value="-0.963013" calcext:value-type="float">
            <text:p>-0.963013</text:p>
          </table:table-cell>
          <table:table-cell table:style-name="ce1" office:value-type="float" office:value="-0.256271" calcext:value-type="float">
            <text:p>-0.256271</text:p>
          </table:table-cell>
          <table:table-cell table:style-name="ce1" office:value-type="float" office:value="0.083267" calcext:value-type="float">
            <text:p>0.083267</text:p>
          </table:table-cell>
          <table:table-cell table:style-name="ce1" office:value-type="float" office:value="0.658966" calcext:value-type="float">
            <text:p>0.658966</text:p>
          </table:table-cell>
          <table:table-cell table:style-name="ce1"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20]+[.B$2]" office:value-type="float" office:value="-0.060499" calcext:value-type="float">
            <text:p>-0.060499</text:p>
          </table:table-cell>
          <table:table-cell table:formula="of:=[.C520]+[.C$2]" office:value-type="float" office:value="0.098507" calcext:value-type="float">
            <text:p>0.098507</text:p>
          </table:table-cell>
          <table:table-cell table:formula="of:=[.D520]+[.D$2]" office:value-type="float" office:value="0.800813" calcext:value-type="float">
            <text:p>0.800813</text:p>
          </table:table-cell>
          <table:table-cell table:style-name="ce1" office:value-type="float" office:value="-0.996582" calcext:value-type="float">
            <text:p>-0.996582</text:p>
          </table:table-cell>
          <table:table-cell table:style-name="ce1" office:value-type="float" office:value="-0.078522" calcext:value-type="float">
            <text:p>-0.078522</text:p>
          </table:table-cell>
          <table:table-cell table:style-name="ce1" office:value-type="float" office:value="0.025513" calcext:value-type="float">
            <text:p>0.025513</text:p>
          </table:table-cell>
          <table:table-cell table:style-name="ce1" office:value-type="float" office:value="0.667984" calcext:value-type="float">
            <text:p>0.667984</text:p>
          </table:table-cell>
          <table:table-cell table:style-name="ce1"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21]+[.B$2]" office:value-type="float" office:value="-0.060499" calcext:value-type="float">
            <text:p>-0.060499</text:p>
          </table:table-cell>
          <table:table-cell table:formula="of:=[.C521]+[.C$2]" office:value-type="float" office:value="0.09692" calcext:value-type="float">
            <text:p>0.096920</text:p>
          </table:table-cell>
          <table:table-cell table:formula="of:=[.D521]+[.D$2]" office:value-type="float" office:value="0.79593" calcext:value-type="float">
            <text:p>0.795930</text:p>
          </table:table-cell>
          <table:table-cell table:style-name="ce1" office:value-type="float" office:value="-0.996582" calcext:value-type="float">
            <text:p>-0.996582</text:p>
          </table:table-cell>
          <table:table-cell table:style-name="ce1" office:value-type="float" office:value="-0.078522" calcext:value-type="float">
            <text:p>-0.078522</text:p>
          </table:table-cell>
          <table:table-cell table:style-name="ce1" office:value-type="float" office:value="0.025513" calcext:value-type="float">
            <text:p>0.025513</text:p>
          </table:table-cell>
          <table:table-cell table:style-name="ce1" office:value-type="float" office:value="0.667984" calcext:value-type="float">
            <text:p>0.667984</text:p>
          </table:table-cell>
          <table:table-cell table:style-name="ce1"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22]+[.B$2]" office:value-type="float" office:value="-0.060499" calcext:value-type="float">
            <text:p>-0.060499</text:p>
          </table:table-cell>
          <table:table-cell table:formula="of:=[.C522]+[.C$2]" office:value-type="float" office:value="0.092525" calcext:value-type="float">
            <text:p>0.092525</text:p>
          </table:table-cell>
          <table:table-cell table:formula="of:=[.D522]+[.D$2]" office:value-type="float" office:value="0.802766" calcext:value-type="float">
            <text:p>0.802766</text:p>
          </table:table-cell>
          <table:table-cell table:style-name="ce1" office:value-type="float" office:value="-0.996582" calcext:value-type="float">
            <text:p>-0.996582</text:p>
          </table:table-cell>
          <table:table-cell table:style-name="ce1" office:value-type="float" office:value="0.078522" calcext:value-type="float">
            <text:p>0.078522</text:p>
          </table:table-cell>
          <table:table-cell table:style-name="ce1" office:value-type="float" office:value="-0.025513" calcext:value-type="float">
            <text:p>-0.025513</text:p>
          </table:table-cell>
          <table:table-cell table:style-name="ce1" office:value-type="float" office:value="0.667984" calcext:value-type="float">
            <text:p>0.667984</text:p>
          </table:table-cell>
          <table:table-cell table:style-name="ce1"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23]+[.B$2]" office:value-type="float" office:value="-0.060499" calcext:value-type="float">
            <text:p>-0.060499</text:p>
          </table:table-cell>
          <table:table-cell table:formula="of:=[.C523]+[.C$2]" office:value-type="float" office:value="0.090938" calcext:value-type="float">
            <text:p>0.090938</text:p>
          </table:table-cell>
          <table:table-cell table:formula="of:=[.D523]+[.D$2]" office:value-type="float" office:value="0.797883" calcext:value-type="float">
            <text:p>0.797883</text:p>
          </table:table-cell>
          <table:table-cell table:style-name="ce1" office:value-type="float" office:value="-0.996582" calcext:value-type="float">
            <text:p>-0.996582</text:p>
          </table:table-cell>
          <table:table-cell table:style-name="ce1" office:value-type="float" office:value="0.078522" calcext:value-type="float">
            <text:p>0.078522</text:p>
          </table:table-cell>
          <table:table-cell table:style-name="ce1" office:value-type="float" office:value="-0.025513" calcext:value-type="float">
            <text:p>-0.025513</text:p>
          </table:table-cell>
          <table:table-cell table:style-name="ce1" office:value-type="float" office:value="0.667984" calcext:value-type="float">
            <text:p>0.667984</text:p>
          </table:table-cell>
          <table:table-cell table:style-name="ce1"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24]+[.B$2]" office:value-type="float" office:value="-0.061552" calcext:value-type="float">
            <text:p>-0.061552</text:p>
          </table:table-cell>
          <table:table-cell table:formula="of:=[.C524]+[.C$2]" office:value-type="float" office:value="0.086529" calcext:value-type="float">
            <text:p>0.086529</text:p>
          </table:table-cell>
          <table:table-cell table:formula="of:=[.D524]+[.D$2]" office:value-type="float" office:value="0.804704" calcext:value-type="float">
            <text:p>0.804704</text:p>
          </table:table-cell>
          <table:table-cell table:style-name="ce1" office:value-type="float" office:value="-0.963028" calcext:value-type="float">
            <text:p>-0.963028</text:p>
          </table:table-cell>
          <table:table-cell table:style-name="ce1" office:value-type="float" office:value="0.256241" calcext:value-type="float">
            <text:p>0.256241</text:p>
          </table:table-cell>
          <table:table-cell table:style-name="ce1" office:value-type="float" office:value="-0.083252" calcext:value-type="float">
            <text:p>-0.083252</text:p>
          </table:table-cell>
          <table:table-cell table:style-name="ce1" office:value-type="float" office:value="0.658966" calcext:value-type="float">
            <text:p>0.658966</text:p>
          </table:table-cell>
          <table:table-cell table:style-name="ce1"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25]+[.B$2]" office:value-type="float" office:value="-0.061552" calcext:value-type="float">
            <text:p>-0.061552</text:p>
          </table:table-cell>
          <table:table-cell table:formula="of:=[.C525]+[.C$2]" office:value-type="float" office:value="0.084957" calcext:value-type="float">
            <text:p>0.084957</text:p>
          </table:table-cell>
          <table:table-cell table:formula="of:=[.D525]+[.D$2]" office:value-type="float" office:value="0.799821" calcext:value-type="float">
            <text:p>0.799821</text:p>
          </table:table-cell>
          <table:table-cell table:style-name="ce1" office:value-type="float" office:value="-0.963028" calcext:value-type="float">
            <text:p>-0.963028</text:p>
          </table:table-cell>
          <table:table-cell table:style-name="ce1" office:value-type="float" office:value="0.256241" calcext:value-type="float">
            <text:p>0.256241</text:p>
          </table:table-cell>
          <table:table-cell table:style-name="ce1" office:value-type="float" office:value="-0.083252" calcext:value-type="float">
            <text:p>-0.083252</text:p>
          </table:table-cell>
          <table:table-cell table:style-name="ce1" office:value-type="float" office:value="0.658966" calcext:value-type="float">
            <text:p>0.658966</text:p>
          </table:table-cell>
          <table:table-cell table:style-name="ce1"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26]+[.B$2]" office:value-type="float" office:value="-0.063642" calcext:value-type="float">
            <text:p>-0.063642</text:p>
          </table:table-cell>
          <table:table-cell table:formula="of:=[.C526]+[.C$2]" office:value-type="float" office:value="0.081554" calcext:value-type="float">
            <text:p>0.081554</text:p>
          </table:table-cell>
          <table:table-cell table:formula="of:=[.D526]+[.D$2]" office:value-type="float" office:value="0.806321" calcext:value-type="float">
            <text:p>0.806321</text:p>
          </table:table-cell>
          <table:table-cell table:style-name="ce1" office:value-type="float" office:value="-0.912262" calcext:value-type="float">
            <text:p>-0.912262</text:p>
          </table:table-cell>
          <table:table-cell table:style-name="ce1" office:value-type="float" office:value="0.389557" calcext:value-type="float">
            <text:p>0.389557</text:p>
          </table:table-cell>
          <table:table-cell table:style-name="ce1" office:value-type="float" office:value="-0.126556" calcext:value-type="float">
            <text:p>-0.126556</text:p>
          </table:table-cell>
          <table:table-cell table:style-name="ce1" office:value-type="float" office:value="0.640961" calcext:value-type="float">
            <text:p>0.640961</text:p>
          </table:table-cell>
          <table:table-cell table:style-name="ce1"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27]+[.B$2]" office:value-type="float" office:value="-0.063642" calcext:value-type="float">
            <text:p>-0.063642</text:p>
          </table:table-cell>
          <table:table-cell table:formula="of:=[.C527]+[.C$2]" office:value-type="float" office:value="0.079967" calcext:value-type="float">
            <text:p>0.079967</text:p>
          </table:table-cell>
          <table:table-cell table:formula="of:=[.D527]+[.D$2]" office:value-type="float" office:value="0.801439" calcext:value-type="float">
            <text:p>0.801439</text:p>
          </table:table-cell>
          <table:table-cell table:style-name="ce1" office:value-type="float" office:value="-0.912262" calcext:value-type="float">
            <text:p>-0.912262</text:p>
          </table:table-cell>
          <table:table-cell table:style-name="ce1" office:value-type="float" office:value="0.389557" calcext:value-type="float">
            <text:p>0.389557</text:p>
          </table:table-cell>
          <table:table-cell table:style-name="ce1" office:value-type="float" office:value="-0.126556" calcext:value-type="float">
            <text:p>-0.126556</text:p>
          </table:table-cell>
          <table:table-cell table:style-name="ce1" office:value-type="float" office:value="0.640961" calcext:value-type="float">
            <text:p>0.640961</text:p>
          </table:table-cell>
          <table:table-cell table:style-name="ce1"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28]+[.B$2]" office:value-type="float" office:value="-0.065748" calcext:value-type="float">
            <text:p>-0.065748</text:p>
          </table:table-cell>
          <table:table-cell table:formula="of:=[.C528]+[.C$2]" office:value-type="float" office:value="0.077556" calcext:value-type="float">
            <text:p>0.077556</text:p>
          </table:table-cell>
          <table:table-cell table:formula="of:=[.D528]+[.D$2]" office:value-type="float" office:value="0.807618" calcext:value-type="float">
            <text:p>0.807618</text:p>
          </table:table-cell>
          <table:table-cell table:style-name="ce1" office:value-type="float" office:value="-0.842331" calcext:value-type="float">
            <text:p>-0.842331</text:p>
          </table:table-cell>
          <table:table-cell table:style-name="ce1" office:value-type="float" office:value="0.512589" calcext:value-type="float">
            <text:p>0.512589</text:p>
          </table:table-cell>
          <table:table-cell table:style-name="ce1" office:value-type="float" office:value="-0.166519" calcext:value-type="float">
            <text:p>-0.166519</text:p>
          </table:table-cell>
          <table:table-cell table:style-name="ce1" office:value-type="float" office:value="0.62294" calcext:value-type="float">
            <text:p>0.622940</text:p>
          </table:table-cell>
          <table:table-cell table:style-name="ce1"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29]+[.B$2]" office:value-type="float" office:value="-0.065748" calcext:value-type="float">
            <text:p>-0.065748</text:p>
          </table:table-cell>
          <table:table-cell table:formula="of:=[.C529]+[.C$2]" office:value-type="float" office:value="0.075969" calcext:value-type="float">
            <text:p>0.075969</text:p>
          </table:table-cell>
          <table:table-cell table:formula="of:=[.D529]+[.D$2]" office:value-type="float" office:value="0.802736" calcext:value-type="float">
            <text:p>0.802736</text:p>
          </table:table-cell>
          <table:table-cell table:style-name="ce1" office:value-type="float" office:value="-0.842331" calcext:value-type="float">
            <text:p>-0.842331</text:p>
          </table:table-cell>
          <table:table-cell table:style-name="ce1" office:value-type="float" office:value="0.512589" calcext:value-type="float">
            <text:p>0.512589</text:p>
          </table:table-cell>
          <table:table-cell table:style-name="ce1" office:value-type="float" office:value="-0.166519" calcext:value-type="float">
            <text:p>-0.166519</text:p>
          </table:table-cell>
          <table:table-cell table:style-name="ce1" office:value-type="float" office:value="0.62294" calcext:value-type="float">
            <text:p>0.622940</text:p>
          </table:table-cell>
          <table:table-cell table:style-name="ce1"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30]+[.B$2]" office:value-type="float" office:value="-0.069944" calcext:value-type="float">
            <text:p>-0.069944</text:p>
          </table:table-cell>
          <table:table-cell table:formula="of:=[.C530]+[.C$2]" office:value-type="float" office:value="0.072567" calcext:value-type="float">
            <text:p>0.072567</text:p>
          </table:table-cell>
          <table:table-cell table:formula="of:=[.D530]+[.D$2]" office:value-type="float" office:value="0.809236" calcext:value-type="float">
            <text:p>0.809236</text:p>
          </table:table-cell>
          <table:table-cell table:style-name="ce1" office:value-type="float" office:value="-0.745224" calcext:value-type="float">
            <text:p>-0.745224</text:p>
          </table:table-cell>
          <table:table-cell table:style-name="ce1" office:value-type="float" office:value="0.634186" calcext:value-type="float">
            <text:p>0.634186</text:p>
          </table:table-cell>
          <table:table-cell table:style-name="ce1" office:value-type="float" office:value="-0.206055" calcext:value-type="float">
            <text:p>-0.206055</text:p>
          </table:table-cell>
          <table:table-cell table:style-name="ce1" office:value-type="float" office:value="0.586899" calcext:value-type="float">
            <text:p>0.586899</text:p>
          </table:table-cell>
          <table:table-cell table:style-name="ce1"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31]+[.B$2]" office:value-type="float" office:value="-0.069944" calcext:value-type="float">
            <text:p>-0.069944</text:p>
          </table:table-cell>
          <table:table-cell table:formula="of:=[.C531]+[.C$2]" office:value-type="float" office:value="0.07098" calcext:value-type="float">
            <text:p>0.070980</text:p>
          </table:table-cell>
          <table:table-cell table:formula="of:=[.D531]+[.D$2]" office:value-type="float" office:value="0.804368" calcext:value-type="float">
            <text:p>0.804368</text:p>
          </table:table-cell>
          <table:table-cell table:style-name="ce1" office:value-type="float" office:value="-0.745224" calcext:value-type="float">
            <text:p>-0.745224</text:p>
          </table:table-cell>
          <table:table-cell table:style-name="ce1" office:value-type="float" office:value="0.634186" calcext:value-type="float">
            <text:p>0.634186</text:p>
          </table:table-cell>
          <table:table-cell table:style-name="ce1" office:value-type="float" office:value="-0.206055" calcext:value-type="float">
            <text:p>-0.206055</text:p>
          </table:table-cell>
          <table:table-cell table:style-name="ce1" office:value-type="float" office:value="0.586899" calcext:value-type="float">
            <text:p>0.586899</text:p>
          </table:table-cell>
          <table:table-cell table:style-name="ce1"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32]+[.B$2]" office:value-type="float" office:value="-0.072035" calcext:value-type="float">
            <text:p>-0.072035</text:p>
          </table:table-cell>
          <table:table-cell table:formula="of:=[.C532]+[.C$2]" office:value-type="float" office:value="0.070568" calcext:value-type="float">
            <text:p>0.070568</text:p>
          </table:table-cell>
          <table:table-cell table:formula="of:=[.D532]+[.D$2]" office:value-type="float" office:value="0.809892" calcext:value-type="float">
            <text:p>0.809892</text:p>
          </table:table-cell>
          <table:table-cell table:style-name="ce1" office:value-type="float" office:value="-0.666931" calcext:value-type="float">
            <text:p>-0.666931</text:p>
          </table:table-cell>
          <table:table-cell table:style-name="ce1" office:value-type="float" office:value="0.708649" calcext:value-type="float">
            <text:p>0.708649</text:p>
          </table:table-cell>
          <table:table-cell table:style-name="ce1" office:value-type="float" office:value="-0.230286" calcext:value-type="float">
            <text:p>-0.230286</text:p>
          </table:table-cell>
          <table:table-cell table:style-name="ce1" office:value-type="float" office:value="0.568893" calcext:value-type="float">
            <text:p>0.568893</text:p>
          </table:table-cell>
          <table:table-cell table:style-name="ce1"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33]+[.B$2]" office:value-type="float" office:value="-0.072035" calcext:value-type="float">
            <text:p>-0.072035</text:p>
          </table:table-cell>
          <table:table-cell table:formula="of:=[.C533]+[.C$2]" office:value-type="float" office:value="0.068981" calcext:value-type="float">
            <text:p>0.068981</text:p>
          </table:table-cell>
          <table:table-cell table:formula="of:=[.D533]+[.D$2]" office:value-type="float" office:value="0.805009" calcext:value-type="float">
            <text:p>0.805009</text:p>
          </table:table-cell>
          <table:table-cell table:style-name="ce1" office:value-type="float" office:value="-0.666931" calcext:value-type="float">
            <text:p>-0.666931</text:p>
          </table:table-cell>
          <table:table-cell table:style-name="ce1" office:value-type="float" office:value="0.708649" calcext:value-type="float">
            <text:p>0.708649</text:p>
          </table:table-cell>
          <table:table-cell table:style-name="ce1" office:value-type="float" office:value="-0.230286" calcext:value-type="float">
            <text:p>-0.230286</text:p>
          </table:table-cell>
          <table:table-cell table:style-name="ce1" office:value-type="float" office:value="0.568893" calcext:value-type="float">
            <text:p>0.568893</text:p>
          </table:table-cell>
          <table:table-cell table:style-name="ce1"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34]+[.B$2]" office:value-type="float" office:value="-0.077284" calcext:value-type="float">
            <text:p>-0.077284</text:p>
          </table:table-cell>
          <table:table-cell table:formula="of:=[.C534]+[.C$2]" office:value-type="float" office:value="0.066585" calcext:value-type="float">
            <text:p>0.066585</text:p>
          </table:table-cell>
          <table:table-cell table:formula="of:=[.D534]+[.D$2]" office:value-type="float" office:value="0.811189" calcext:value-type="float">
            <text:p>0.811189</text:p>
          </table:table-cell>
          <table:table-cell table:style-name="ce1" office:value-type="float" office:value="-0.538849" calcext:value-type="float">
            <text:p>-0.538849</text:p>
          </table:table-cell>
          <table:table-cell table:style-name="ce1" office:value-type="float" office:value="0.801178" calcext:value-type="float">
            <text:p>0.801178</text:p>
          </table:table-cell>
          <table:table-cell table:style-name="ce1" office:value-type="float" office:value="-0.260315" calcext:value-type="float">
            <text:p>-0.260315</text:p>
          </table:table-cell>
          <table:table-cell table:style-name="ce1" office:value-type="float" office:value="0.523834" calcext:value-type="float">
            <text:p>0.523834</text:p>
          </table:table-cell>
          <table:table-cell table:style-name="ce1"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35]+[.B$2]" office:value-type="float" office:value="-0.077284" calcext:value-type="float">
            <text:p>-0.077284</text:p>
          </table:table-cell>
          <table:table-cell table:formula="of:=[.C535]+[.C$2]" office:value-type="float" office:value="0.064998" calcext:value-type="float">
            <text:p>0.064998</text:p>
          </table:table-cell>
          <table:table-cell table:formula="of:=[.D535]+[.D$2]" office:value-type="float" office:value="0.806306" calcext:value-type="float">
            <text:p>0.806306</text:p>
          </table:table-cell>
          <table:table-cell table:style-name="ce1" office:value-type="float" office:value="-0.538849" calcext:value-type="float">
            <text:p>-0.538849</text:p>
          </table:table-cell>
          <table:table-cell table:style-name="ce1" office:value-type="float" office:value="0.801178" calcext:value-type="float">
            <text:p>0.801178</text:p>
          </table:table-cell>
          <table:table-cell table:style-name="ce1" office:value-type="float" office:value="-0.260315" calcext:value-type="float">
            <text:p>-0.260315</text:p>
          </table:table-cell>
          <table:table-cell table:style-name="ce1" office:value-type="float" office:value="0.523834" calcext:value-type="float">
            <text:p>0.523834</text:p>
          </table:table-cell>
          <table:table-cell table:style-name="ce1"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36]+[.B$2]" office:value-type="float" office:value="-0.08148" calcext:value-type="float">
            <text:p>-0.081480</text:p>
          </table:table-cell>
          <table:table-cell table:formula="of:=[.C536]+[.C$2]" office:value-type="float" office:value="0.064586" calcext:value-type="float">
            <text:p>0.064586</text:p>
          </table:table-cell>
          <table:table-cell table:formula="of:=[.D536]+[.D$2]" office:value-type="float" office:value="0.81183" calcext:value-type="float">
            <text:p>0.811830</text:p>
          </table:table-cell>
          <table:table-cell table:style-name="ce1" office:value-type="float" office:value="-0.409683" calcext:value-type="float">
            <text:p>-0.409683</text:p>
          </table:table-cell>
          <table:table-cell table:style-name="ce1" office:value-type="float" office:value="0.867599" calcext:value-type="float">
            <text:p>0.867599</text:p>
          </table:table-cell>
          <table:table-cell table:style-name="ce1" office:value-type="float" office:value="-0.281845" calcext:value-type="float">
            <text:p>-0.281845</text:p>
          </table:table-cell>
          <table:table-cell table:style-name="ce1" office:value-type="float" office:value="0.487808" calcext:value-type="float">
            <text:p>0.487808</text:p>
          </table:table-cell>
          <table:table-cell table:style-name="ce1"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37]+[.B$2]" office:value-type="float" office:value="-0.08148" calcext:value-type="float">
            <text:p>-0.081480</text:p>
          </table:table-cell>
          <table:table-cell table:formula="of:=[.C537]+[.C$2]" office:value-type="float" office:value="0.063" calcext:value-type="float">
            <text:p>0.063000</text:p>
          </table:table-cell>
          <table:table-cell table:formula="of:=[.D537]+[.D$2]" office:value-type="float" office:value="0.806947" calcext:value-type="float">
            <text:p>0.806947</text:p>
          </table:table-cell>
          <table:table-cell table:style-name="ce1" office:value-type="float" office:value="-0.409683" calcext:value-type="float">
            <text:p>-0.409683</text:p>
          </table:table-cell>
          <table:table-cell table:style-name="ce1" office:value-type="float" office:value="0.867599" calcext:value-type="float">
            <text:p>0.867599</text:p>
          </table:table-cell>
          <table:table-cell table:style-name="ce1" office:value-type="float" office:value="-0.281845" calcext:value-type="float">
            <text:p>-0.281845</text:p>
          </table:table-cell>
          <table:table-cell table:style-name="ce1" office:value-type="float" office:value="0.487808" calcext:value-type="float">
            <text:p>0.487808</text:p>
          </table:table-cell>
          <table:table-cell table:style-name="ce1"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38]+[.B$2]" office:value-type="float" office:value="-0.086729" calcext:value-type="float">
            <text:p>-0.086729</text:p>
          </table:table-cell>
          <table:table-cell table:formula="of:=[.C538]+[.C$2]" office:value-type="float" office:value="0.062588" calcext:value-type="float">
            <text:p>0.062588</text:p>
          </table:table-cell>
          <table:table-cell table:formula="of:=[.D538]+[.D$2]" office:value-type="float" office:value="0.812486" calcext:value-type="float">
            <text:p>0.812486</text:p>
          </table:table-cell>
          <table:table-cell table:style-name="ce1" office:value-type="float" office:value="-0.269531" calcext:value-type="float">
            <text:p>-0.269531</text:p>
          </table:table-cell>
          <table:table-cell table:style-name="ce1" office:value-type="float" office:value="0.915878" calcext:value-type="float">
            <text:p>0.915878</text:p>
          </table:table-cell>
          <table:table-cell table:style-name="ce1" office:value-type="float" office:value="-0.297531" calcext:value-type="float">
            <text:p>-0.297531</text:p>
          </table:table-cell>
          <table:table-cell table:style-name="ce1" office:value-type="float" office:value="0.442764" calcext:value-type="float">
            <text:p>0.442764</text:p>
          </table:table-cell>
          <table:table-cell table:style-name="ce1"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39]+[.B$2]" office:value-type="float" office:value="-0.086729" calcext:value-type="float">
            <text:p>-0.086729</text:p>
          </table:table-cell>
          <table:table-cell table:formula="of:=[.C539]+[.C$2]" office:value-type="float" office:value="0.061001" calcext:value-type="float">
            <text:p>0.061001</text:p>
          </table:table-cell>
          <table:table-cell table:formula="of:=[.D539]+[.D$2]" office:value-type="float" office:value="0.807603" calcext:value-type="float">
            <text:p>0.807603</text:p>
          </table:table-cell>
          <table:table-cell table:style-name="ce1" office:value-type="float" office:value="-0.269531" calcext:value-type="float">
            <text:p>-0.269531</text:p>
          </table:table-cell>
          <table:table-cell table:style-name="ce1" office:value-type="float" office:value="0.915878" calcext:value-type="float">
            <text:p>0.915878</text:p>
          </table:table-cell>
          <table:table-cell table:style-name="ce1" office:value-type="float" office:value="-0.297531" calcext:value-type="float">
            <text:p>-0.297531</text:p>
          </table:table-cell>
          <table:table-cell table:style-name="ce1" office:value-type="float" office:value="0.442764" calcext:value-type="float">
            <text:p>0.442764</text:p>
          </table:table-cell>
          <table:table-cell table:style-name="ce1"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40]+[.B$2]" office:value-type="float" office:value="-0.093015" calcext:value-type="float">
            <text:p>-0.093015</text:p>
          </table:table-cell>
          <table:table-cell table:formula="of:=[.C540]+[.C$2]" office:value-type="float" office:value="0.061596" calcext:value-type="float">
            <text:p>0.061596</text:p>
          </table:table-cell>
          <table:table-cell table:formula="of:=[.D540]+[.D$2]" office:value-type="float" office:value="0.812806" calcext:value-type="float">
            <text:p>0.812806</text:p>
          </table:table-cell>
          <table:table-cell table:style-name="ce1" office:value-type="float" office:value="-0.082489" calcext:value-type="float">
            <text:p>-0.082489</text:p>
          </table:table-cell>
          <table:table-cell table:style-name="ce1" office:value-type="float" office:value="0.94783" calcext:value-type="float">
            <text:p>0.947830</text:p>
          </table:table-cell>
          <table:table-cell table:style-name="ce1" office:value-type="float" office:value="-0.307922" calcext:value-type="float">
            <text:p>-0.307922</text:p>
          </table:table-cell>
          <table:table-cell table:style-name="ce1" office:value-type="float" office:value="0.388718" calcext:value-type="float">
            <text:p>0.388718</text:p>
          </table:table-cell>
          <table:table-cell table:style-name="ce1"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41]+[.B$2]" office:value-type="float" office:value="-0.093015" calcext:value-type="float">
            <text:p>-0.093015</text:p>
          </table:table-cell>
          <table:table-cell table:formula="of:=[.C541]+[.C$2]" office:value-type="float" office:value="0.060009" calcext:value-type="float">
            <text:p>0.060009</text:p>
          </table:table-cell>
          <table:table-cell table:formula="of:=[.D541]+[.D$2]" office:value-type="float" office:value="0.807924" calcext:value-type="float">
            <text:p>0.807924</text:p>
          </table:table-cell>
          <table:table-cell table:style-name="ce1" office:value-type="float" office:value="-0.082489" calcext:value-type="float">
            <text:p>-0.082489</text:p>
          </table:table-cell>
          <table:table-cell table:style-name="ce1" office:value-type="float" office:value="0.94783" calcext:value-type="float">
            <text:p>0.947830</text:p>
          </table:table-cell>
          <table:table-cell table:style-name="ce1" office:value-type="float" office:value="-0.307922" calcext:value-type="float">
            <text:p>-0.307922</text:p>
          </table:table-cell>
          <table:table-cell table:style-name="ce1" office:value-type="float" office:value="0.388718" calcext:value-type="float">
            <text:p>0.388718</text:p>
          </table:table-cell>
          <table:table-cell table:style-name="ce1"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42]+[.B$2]" office:value-type="float" office:value="-0.099317" calcext:value-type="float">
            <text:p>-0.099317</text:p>
          </table:table-cell>
          <table:table-cell table:formula="of:=[.C542]+[.C$2]" office:value-type="float" office:value="0.061596" calcext:value-type="float">
            <text:p>0.061596</text:p>
          </table:table-cell>
          <table:table-cell table:formula="of:=[.D542]+[.D$2]" office:value-type="float" office:value="0.812806" calcext:value-type="float">
            <text:p>0.812806</text:p>
          </table:table-cell>
          <table:table-cell table:style-name="ce1" office:value-type="float" office:value="0.082504" calcext:value-type="float">
            <text:p>0.082504</text:p>
          </table:table-cell>
          <table:table-cell table:style-name="ce1" office:value-type="float" office:value="0.94783" calcext:value-type="float">
            <text:p>0.947830</text:p>
          </table:table-cell>
          <table:table-cell table:style-name="ce1" office:value-type="float" office:value="-0.307922" calcext:value-type="float">
            <text:p>-0.307922</text:p>
          </table:table-cell>
          <table:table-cell table:style-name="ce1" office:value-type="float" office:value="0.334671" calcext:value-type="float">
            <text:p>0.334671</text:p>
          </table:table-cell>
          <table:table-cell table:style-name="ce1"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43]+[.B$2]" office:value-type="float" office:value="-0.099317" calcext:value-type="float">
            <text:p>-0.099317</text:p>
          </table:table-cell>
          <table:table-cell table:formula="of:=[.C543]+[.C$2]" office:value-type="float" office:value="0.060009" calcext:value-type="float">
            <text:p>0.060009</text:p>
          </table:table-cell>
          <table:table-cell table:formula="of:=[.D543]+[.D$2]" office:value-type="float" office:value="0.807924" calcext:value-type="float">
            <text:p>0.807924</text:p>
          </table:table-cell>
          <table:table-cell table:style-name="ce1" office:value-type="float" office:value="0.082504" calcext:value-type="float">
            <text:p>0.082504</text:p>
          </table:table-cell>
          <table:table-cell table:style-name="ce1" office:value-type="float" office:value="0.94783" calcext:value-type="float">
            <text:p>0.947830</text:p>
          </table:table-cell>
          <table:table-cell table:style-name="ce1" office:value-type="float" office:value="-0.307922" calcext:value-type="float">
            <text:p>-0.307922</text:p>
          </table:table-cell>
          <table:table-cell table:style-name="ce1" office:value-type="float" office:value="0.334671" calcext:value-type="float">
            <text:p>0.334671</text:p>
          </table:table-cell>
          <table:table-cell table:style-name="ce1"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44]+[.B$2]" office:value-type="float" office:value="-0.105604" calcext:value-type="float">
            <text:p>-0.105604</text:p>
          </table:table-cell>
          <table:table-cell table:formula="of:=[.C544]+[.C$2]" office:value-type="float" office:value="0.062588" calcext:value-type="float">
            <text:p>0.062588</text:p>
          </table:table-cell>
          <table:table-cell table:formula="of:=[.D544]+[.D$2]" office:value-type="float" office:value="0.812486" calcext:value-type="float">
            <text:p>0.812486</text:p>
          </table:table-cell>
          <table:table-cell table:style-name="ce1" office:value-type="float" office:value="0.269547" calcext:value-type="float">
            <text:p>0.269547</text:p>
          </table:table-cell>
          <table:table-cell table:style-name="ce1" office:value-type="float" office:value="0.915878" calcext:value-type="float">
            <text:p>0.915878</text:p>
          </table:table-cell>
          <table:table-cell table:style-name="ce1" office:value-type="float" office:value="-0.297531" calcext:value-type="float">
            <text:p>-0.297531</text:p>
          </table:table-cell>
          <table:table-cell table:style-name="ce1" office:value-type="float" office:value="0.280624" calcext:value-type="float">
            <text:p>0.280624</text:p>
          </table:table-cell>
          <table:table-cell table:style-name="ce1"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45]+[.B$2]" office:value-type="float" office:value="-0.105604" calcext:value-type="float">
            <text:p>-0.105604</text:p>
          </table:table-cell>
          <table:table-cell table:formula="of:=[.C545]+[.C$2]" office:value-type="float" office:value="0.061001" calcext:value-type="float">
            <text:p>0.061001</text:p>
          </table:table-cell>
          <table:table-cell table:formula="of:=[.D545]+[.D$2]" office:value-type="float" office:value="0.807603" calcext:value-type="float">
            <text:p>0.807603</text:p>
          </table:table-cell>
          <table:table-cell table:style-name="ce1" office:value-type="float" office:value="0.269547" calcext:value-type="float">
            <text:p>0.269547</text:p>
          </table:table-cell>
          <table:table-cell table:style-name="ce1" office:value-type="float" office:value="0.915878" calcext:value-type="float">
            <text:p>0.915878</text:p>
          </table:table-cell>
          <table:table-cell table:style-name="ce1" office:value-type="float" office:value="-0.297531" calcext:value-type="float">
            <text:p>-0.297531</text:p>
          </table:table-cell>
          <table:table-cell table:style-name="ce1" office:value-type="float" office:value="0.280624" calcext:value-type="float">
            <text:p>0.280624</text:p>
          </table:table-cell>
          <table:table-cell table:style-name="ce1"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46]+[.B$2]" office:value-type="float" office:value="-0.110853" calcext:value-type="float">
            <text:p>-0.110853</text:p>
          </table:table-cell>
          <table:table-cell table:formula="of:=[.C546]+[.C$2]" office:value-type="float" office:value="0.064586" calcext:value-type="float">
            <text:p>0.064586</text:p>
          </table:table-cell>
          <table:table-cell table:formula="of:=[.D546]+[.D$2]" office:value-type="float" office:value="0.81183" calcext:value-type="float">
            <text:p>0.811830</text:p>
          </table:table-cell>
          <table:table-cell table:style-name="ce1" office:value-type="float" office:value="0.409683" calcext:value-type="float">
            <text:p>0.409683</text:p>
          </table:table-cell>
          <table:table-cell table:style-name="ce1" office:value-type="float" office:value="0.867599" calcext:value-type="float">
            <text:p>0.867599</text:p>
          </table:table-cell>
          <table:table-cell table:style-name="ce1" office:value-type="float" office:value="-0.281845" calcext:value-type="float">
            <text:p>-0.281845</text:p>
          </table:table-cell>
          <table:table-cell table:style-name="ce1" office:value-type="float" office:value="0.23558" calcext:value-type="float">
            <text:p>0.235580</text:p>
          </table:table-cell>
          <table:table-cell table:style-name="ce1"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47]+[.B$2]" office:value-type="float" office:value="-0.110853" calcext:value-type="float">
            <text:p>-0.110853</text:p>
          </table:table-cell>
          <table:table-cell table:formula="of:=[.C547]+[.C$2]" office:value-type="float" office:value="0.063" calcext:value-type="float">
            <text:p>0.063000</text:p>
          </table:table-cell>
          <table:table-cell table:formula="of:=[.D547]+[.D$2]" office:value-type="float" office:value="0.806947" calcext:value-type="float">
            <text:p>0.806947</text:p>
          </table:table-cell>
          <table:table-cell table:style-name="ce1" office:value-type="float" office:value="0.409683" calcext:value-type="float">
            <text:p>0.409683</text:p>
          </table:table-cell>
          <table:table-cell table:style-name="ce1" office:value-type="float" office:value="0.867599" calcext:value-type="float">
            <text:p>0.867599</text:p>
          </table:table-cell>
          <table:table-cell table:style-name="ce1" office:value-type="float" office:value="-0.281845" calcext:value-type="float">
            <text:p>-0.281845</text:p>
          </table:table-cell>
          <table:table-cell table:style-name="ce1" office:value-type="float" office:value="0.23558" calcext:value-type="float">
            <text:p>0.235580</text:p>
          </table:table-cell>
          <table:table-cell table:style-name="ce1"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48]+[.B$2]" office:value-type="float" office:value="-0.115049" calcext:value-type="float">
            <text:p>-0.115049</text:p>
          </table:table-cell>
          <table:table-cell table:formula="of:=[.C548]+[.C$2]" office:value-type="float" office:value="0.066585" calcext:value-type="float">
            <text:p>0.066585</text:p>
          </table:table-cell>
          <table:table-cell table:formula="of:=[.D548]+[.D$2]" office:value-type="float" office:value="0.811189" calcext:value-type="float">
            <text:p>0.811189</text:p>
          </table:table-cell>
          <table:table-cell table:style-name="ce1" office:value-type="float" office:value="0.538849" calcext:value-type="float">
            <text:p>0.538849</text:p>
          </table:table-cell>
          <table:table-cell table:style-name="ce1" office:value-type="float" office:value="0.801178" calcext:value-type="float">
            <text:p>0.801178</text:p>
          </table:table-cell>
          <table:table-cell table:style-name="ce1" office:value-type="float" office:value="-0.260315" calcext:value-type="float">
            <text:p>-0.260315</text:p>
          </table:table-cell>
          <table:table-cell table:style-name="ce1" office:value-type="float" office:value="0.199539" calcext:value-type="float">
            <text:p>0.199539</text:p>
          </table:table-cell>
          <table:table-cell table:style-name="ce1"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49]+[.B$2]" office:value-type="float" office:value="-0.115049" calcext:value-type="float">
            <text:p>-0.115049</text:p>
          </table:table-cell>
          <table:table-cell table:formula="of:=[.C549]+[.C$2]" office:value-type="float" office:value="0.064998" calcext:value-type="float">
            <text:p>0.064998</text:p>
          </table:table-cell>
          <table:table-cell table:formula="of:=[.D549]+[.D$2]" office:value-type="float" office:value="0.806306" calcext:value-type="float">
            <text:p>0.806306</text:p>
          </table:table-cell>
          <table:table-cell table:style-name="ce1" office:value-type="float" office:value="0.538849" calcext:value-type="float">
            <text:p>0.538849</text:p>
          </table:table-cell>
          <table:table-cell table:style-name="ce1" office:value-type="float" office:value="0.801178" calcext:value-type="float">
            <text:p>0.801178</text:p>
          </table:table-cell>
          <table:table-cell table:style-name="ce1" office:value-type="float" office:value="-0.260315" calcext:value-type="float">
            <text:p>-0.260315</text:p>
          </table:table-cell>
          <table:table-cell table:style-name="ce1" office:value-type="float" office:value="0.199539" calcext:value-type="float">
            <text:p>0.199539</text:p>
          </table:table-cell>
          <table:table-cell table:style-name="ce1"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50]+[.B$2]" office:value-type="float" office:value="-0.120298" calcext:value-type="float">
            <text:p>-0.120298</text:p>
          </table:table-cell>
          <table:table-cell table:formula="of:=[.C550]+[.C$2]" office:value-type="float" office:value="0.070568" calcext:value-type="float">
            <text:p>0.070568</text:p>
          </table:table-cell>
          <table:table-cell table:formula="of:=[.D550]+[.D$2]" office:value-type="float" office:value="0.809892" calcext:value-type="float">
            <text:p>0.809892</text:p>
          </table:table-cell>
          <table:table-cell table:style-name="ce1" office:value-type="float" office:value="0.666931" calcext:value-type="float">
            <text:p>0.666931</text:p>
          </table:table-cell>
          <table:table-cell table:style-name="ce1" office:value-type="float" office:value="0.708649" calcext:value-type="float">
            <text:p>0.708649</text:p>
          </table:table-cell>
          <table:table-cell table:style-name="ce1" office:value-type="float" office:value="-0.230286" calcext:value-type="float">
            <text:p>-0.230286</text:p>
          </table:table-cell>
          <table:table-cell table:style-name="ce1" office:value-type="float" office:value="0.154495" calcext:value-type="float">
            <text:p>0.154495</text:p>
          </table:table-cell>
          <table:table-cell table:style-name="ce1"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51]+[.B$2]" office:value-type="float" office:value="-0.120298" calcext:value-type="float">
            <text:p>-0.120298</text:p>
          </table:table-cell>
          <table:table-cell table:formula="of:=[.C551]+[.C$2]" office:value-type="float" office:value="0.068981" calcext:value-type="float">
            <text:p>0.068981</text:p>
          </table:table-cell>
          <table:table-cell table:formula="of:=[.D551]+[.D$2]" office:value-type="float" office:value="0.805009" calcext:value-type="float">
            <text:p>0.805009</text:p>
          </table:table-cell>
          <table:table-cell table:style-name="ce1" office:value-type="float" office:value="0.666931" calcext:value-type="float">
            <text:p>0.666931</text:p>
          </table:table-cell>
          <table:table-cell table:style-name="ce1" office:value-type="float" office:value="0.708649" calcext:value-type="float">
            <text:p>0.708649</text:p>
          </table:table-cell>
          <table:table-cell table:style-name="ce1" office:value-type="float" office:value="-0.230286" calcext:value-type="float">
            <text:p>-0.230286</text:p>
          </table:table-cell>
          <table:table-cell table:style-name="ce1" office:value-type="float" office:value="0.154495" calcext:value-type="float">
            <text:p>0.154495</text:p>
          </table:table-cell>
          <table:table-cell table:style-name="ce1"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52]+[.B$2]" office:value-type="float" office:value="-0.122389" calcext:value-type="float">
            <text:p>-0.122389</text:p>
          </table:table-cell>
          <table:table-cell table:formula="of:=[.C552]+[.C$2]" office:value-type="float" office:value="0.072567" calcext:value-type="float">
            <text:p>0.072567</text:p>
          </table:table-cell>
          <table:table-cell table:formula="of:=[.D552]+[.D$2]" office:value-type="float" office:value="0.809236" calcext:value-type="float">
            <text:p>0.809236</text:p>
          </table:table-cell>
          <table:table-cell table:style-name="ce1" office:value-type="float" office:value="0.745178" calcext:value-type="float">
            <text:p>0.745178</text:p>
          </table:table-cell>
          <table:table-cell table:style-name="ce1" office:value-type="float" office:value="0.634232" calcext:value-type="float">
            <text:p>0.634232</text:p>
          </table:table-cell>
          <table:table-cell table:style-name="ce1" office:value-type="float" office:value="-0.20607" calcext:value-type="float">
            <text:p>-0.206070</text:p>
          </table:table-cell>
          <table:table-cell table:style-name="ce1" office:value-type="float" office:value="0.13649" calcext:value-type="float">
            <text:p>0.136490</text:p>
          </table:table-cell>
          <table:table-cell table:style-name="ce1"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53]+[.B$2]" office:value-type="float" office:value="-0.122389" calcext:value-type="float">
            <text:p>-0.122389</text:p>
          </table:table-cell>
          <table:table-cell table:formula="of:=[.C553]+[.C$2]" office:value-type="float" office:value="0.07098" calcext:value-type="float">
            <text:p>0.070980</text:p>
          </table:table-cell>
          <table:table-cell table:formula="of:=[.D553]+[.D$2]" office:value-type="float" office:value="0.804368" calcext:value-type="float">
            <text:p>0.804368</text:p>
          </table:table-cell>
          <table:table-cell table:style-name="ce1" office:value-type="float" office:value="0.745178" calcext:value-type="float">
            <text:p>0.745178</text:p>
          </table:table-cell>
          <table:table-cell table:style-name="ce1" office:value-type="float" office:value="0.634232" calcext:value-type="float">
            <text:p>0.634232</text:p>
          </table:table-cell>
          <table:table-cell table:style-name="ce1" office:value-type="float" office:value="-0.20607" calcext:value-type="float">
            <text:p>-0.206070</text:p>
          </table:table-cell>
          <table:table-cell table:style-name="ce1" office:value-type="float" office:value="0.13649" calcext:value-type="float">
            <text:p>0.136490</text:p>
          </table:table-cell>
          <table:table-cell table:style-name="ce1"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54]+[.B$2]" office:value-type="float" office:value="-0.1266" calcext:value-type="float">
            <text:p>-0.126600</text:p>
          </table:table-cell>
          <table:table-cell table:formula="of:=[.C554]+[.C$2]" office:value-type="float" office:value="0.077556" calcext:value-type="float">
            <text:p>0.077556</text:p>
          </table:table-cell>
          <table:table-cell table:formula="of:=[.D554]+[.D$2]" office:value-type="float" office:value="0.807618" calcext:value-type="float">
            <text:p>0.807618</text:p>
          </table:table-cell>
          <table:table-cell table:style-name="ce1" office:value-type="float" office:value="0.8423" calcext:value-type="float">
            <text:p>0.842300</text:p>
          </table:table-cell>
          <table:table-cell table:style-name="ce1" office:value-type="float" office:value="0.512634" calcext:value-type="float">
            <text:p>0.512634</text:p>
          </table:table-cell>
          <table:table-cell table:style-name="ce1" office:value-type="float" office:value="-0.166534" calcext:value-type="float">
            <text:p>-0.166534</text:p>
          </table:table-cell>
          <table:table-cell table:style-name="ce1" office:value-type="float" office:value="0.100449" calcext:value-type="float">
            <text:p>0.100449</text:p>
          </table:table-cell>
          <table:table-cell table:style-name="ce1"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55]+[.B$2]" office:value-type="float" office:value="-0.1266" calcext:value-type="float">
            <text:p>-0.126600</text:p>
          </table:table-cell>
          <table:table-cell table:formula="of:=[.C555]+[.C$2]" office:value-type="float" office:value="0.075969" calcext:value-type="float">
            <text:p>0.075969</text:p>
          </table:table-cell>
          <table:table-cell table:formula="of:=[.D555]+[.D$2]" office:value-type="float" office:value="0.802736" calcext:value-type="float">
            <text:p>0.802736</text:p>
          </table:table-cell>
          <table:table-cell table:style-name="ce1" office:value-type="float" office:value="0.8423" calcext:value-type="float">
            <text:p>0.842300</text:p>
          </table:table-cell>
          <table:table-cell table:style-name="ce1" office:value-type="float" office:value="0.512634" calcext:value-type="float">
            <text:p>0.512634</text:p>
          </table:table-cell>
          <table:table-cell table:style-name="ce1" office:value-type="float" office:value="-0.166534" calcext:value-type="float">
            <text:p>-0.166534</text:p>
          </table:table-cell>
          <table:table-cell table:style-name="ce1" office:value-type="float" office:value="0.100449" calcext:value-type="float">
            <text:p>0.100449</text:p>
          </table:table-cell>
          <table:table-cell table:style-name="ce1"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56]+[.B$2]" office:value-type="float" office:value="-0.12869" calcext:value-type="float">
            <text:p>-0.128690</text:p>
          </table:table-cell>
          <table:table-cell table:formula="of:=[.C556]+[.C$2]" office:value-type="float" office:value="0.081554" calcext:value-type="float">
            <text:p>0.081554</text:p>
          </table:table-cell>
          <table:table-cell table:formula="of:=[.D556]+[.D$2]" office:value-type="float" office:value="0.806321" calcext:value-type="float">
            <text:p>0.806321</text:p>
          </table:table-cell>
          <table:table-cell table:style-name="ce1" office:value-type="float" office:value="0.912231" calcext:value-type="float">
            <text:p>0.912231</text:p>
          </table:table-cell>
          <table:table-cell table:style-name="ce1" office:value-type="float" office:value="0.389618" calcext:value-type="float">
            <text:p>0.389618</text:p>
          </table:table-cell>
          <table:table-cell table:style-name="ce1" office:value-type="float" office:value="-0.126572" calcext:value-type="float">
            <text:p>-0.126572</text:p>
          </table:table-cell>
          <table:table-cell table:style-name="ce1" office:value-type="float" office:value="0.082428" calcext:value-type="float">
            <text:p>0.082428</text:p>
          </table:table-cell>
          <table:table-cell table:style-name="ce1"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57]+[.B$2]" office:value-type="float" office:value="-0.12869" calcext:value-type="float">
            <text:p>-0.128690</text:p>
          </table:table-cell>
          <table:table-cell table:formula="of:=[.C557]+[.C$2]" office:value-type="float" office:value="0.079967" calcext:value-type="float">
            <text:p>0.079967</text:p>
          </table:table-cell>
          <table:table-cell table:formula="of:=[.D557]+[.D$2]" office:value-type="float" office:value="0.801439" calcext:value-type="float">
            <text:p>0.801439</text:p>
          </table:table-cell>
          <table:table-cell table:style-name="ce1" office:value-type="float" office:value="0.912231" calcext:value-type="float">
            <text:p>0.912231</text:p>
          </table:table-cell>
          <table:table-cell table:style-name="ce1" office:value-type="float" office:value="0.389618" calcext:value-type="float">
            <text:p>0.389618</text:p>
          </table:table-cell>
          <table:table-cell table:style-name="ce1" office:value-type="float" office:value="-0.126572" calcext:value-type="float">
            <text:p>-0.126572</text:p>
          </table:table-cell>
          <table:table-cell table:style-name="ce1" office:value-type="float" office:value="0.082428" calcext:value-type="float">
            <text:p>0.082428</text:p>
          </table:table-cell>
          <table:table-cell table:style-name="ce1"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58]+[.B$2]" office:value-type="float" office:value="-0.130796" calcext:value-type="float">
            <text:p>-0.130796</text:p>
          </table:table-cell>
          <table:table-cell table:formula="of:=[.C558]+[.C$2]" office:value-type="float" office:value="0.086529" calcext:value-type="float">
            <text:p>0.086529</text:p>
          </table:table-cell>
          <table:table-cell table:formula="of:=[.D558]+[.D$2]" office:value-type="float" office:value="0.804704" calcext:value-type="float">
            <text:p>0.804704</text:p>
          </table:table-cell>
          <table:table-cell table:style-name="ce1" office:value-type="float" office:value="0.963043" calcext:value-type="float">
            <text:p>0.963043</text:p>
          </table:table-cell>
          <table:table-cell table:style-name="ce1" office:value-type="float" office:value="0.25618" calcext:value-type="float">
            <text:p>0.256180</text:p>
          </table:table-cell>
          <table:table-cell table:style-name="ce1" office:value-type="float" office:value="-0.083221" calcext:value-type="float">
            <text:p>-0.083221</text:p>
          </table:table-cell>
          <table:table-cell table:style-name="ce1" office:value-type="float" office:value="0.064423" calcext:value-type="float">
            <text:p>0.064423</text:p>
          </table:table-cell>
          <table:table-cell table:style-name="ce1"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59]+[.B$2]" office:value-type="float" office:value="-0.130796" calcext:value-type="float">
            <text:p>-0.130796</text:p>
          </table:table-cell>
          <table:table-cell table:formula="of:=[.C559]+[.C$2]" office:value-type="float" office:value="0.084957" calcext:value-type="float">
            <text:p>0.084957</text:p>
          </table:table-cell>
          <table:table-cell table:formula="of:=[.D559]+[.D$2]" office:value-type="float" office:value="0.799821" calcext:value-type="float">
            <text:p>0.799821</text:p>
          </table:table-cell>
          <table:table-cell table:style-name="ce1" office:value-type="float" office:value="0.963043" calcext:value-type="float">
            <text:p>0.963043</text:p>
          </table:table-cell>
          <table:table-cell table:style-name="ce1" office:value-type="float" office:value="0.25618" calcext:value-type="float">
            <text:p>0.256180</text:p>
          </table:table-cell>
          <table:table-cell table:style-name="ce1" office:value-type="float" office:value="-0.083221" calcext:value-type="float">
            <text:p>-0.083221</text:p>
          </table:table-cell>
          <table:table-cell table:style-name="ce1" office:value-type="float" office:value="0.064423" calcext:value-type="float">
            <text:p>0.064423</text:p>
          </table:table-cell>
          <table:table-cell table:style-name="ce1"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60]+[.B$2]" office:value-type="float" office:value="-0.131834" calcext:value-type="float">
            <text:p>-0.131834</text:p>
          </table:table-cell>
          <table:table-cell table:formula="of:=[.C560]+[.C$2]" office:value-type="float" office:value="0.092525" calcext:value-type="float">
            <text:p>0.092525</text:p>
          </table:table-cell>
          <table:table-cell table:formula="of:=[.D560]+[.D$2]" office:value-type="float" office:value="0.802766" calcext:value-type="float">
            <text:p>0.802766</text:p>
          </table:table-cell>
          <table:table-cell table:style-name="ce1" office:value-type="float" office:value="0.996597" calcext:value-type="float">
            <text:p>0.996597</text:p>
          </table:table-cell>
          <table:table-cell table:style-name="ce1" office:value-type="float" office:value="0.078369" calcext:value-type="float">
            <text:p>0.078369</text:p>
          </table:table-cell>
          <table:table-cell table:style-name="ce1" office:value-type="float" office:value="-0.025467" calcext:value-type="float">
            <text:p>-0.025467</text:p>
          </table:table-cell>
          <table:table-cell table:style-name="ce1" office:value-type="float" office:value="0.05542" calcext:value-type="float">
            <text:p>0.055420</text:p>
          </table:table-cell>
          <table:table-cell table:style-name="ce1"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61]+[.B$2]" office:value-type="float" office:value="-0.131834" calcext:value-type="float">
            <text:p>-0.131834</text:p>
          </table:table-cell>
          <table:table-cell table:formula="of:=[.C561]+[.C$2]" office:value-type="float" office:value="0.090938" calcext:value-type="float">
            <text:p>0.090938</text:p>
          </table:table-cell>
          <table:table-cell table:formula="of:=[.D561]+[.D$2]" office:value-type="float" office:value="0.797883" calcext:value-type="float">
            <text:p>0.797883</text:p>
          </table:table-cell>
          <table:table-cell table:style-name="ce1" office:value-type="float" office:value="0.996597" calcext:value-type="float">
            <text:p>0.996597</text:p>
          </table:table-cell>
          <table:table-cell table:style-name="ce1" office:value-type="float" office:value="0.078369" calcext:value-type="float">
            <text:p>0.078369</text:p>
          </table:table-cell>
          <table:table-cell table:style-name="ce1" office:value-type="float" office:value="-0.025467" calcext:value-type="float">
            <text:p>-0.025467</text:p>
          </table:table-cell>
          <table:table-cell table:style-name="ce1" office:value-type="float" office:value="0.05542" calcext:value-type="float">
            <text:p>0.055420</text:p>
          </table:table-cell>
          <table:table-cell table:style-name="ce1"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62]+[.B$2]" office:value-type="float" office:value="-0.131834" calcext:value-type="float">
            <text:p>-0.131834</text:p>
          </table:table-cell>
          <table:table-cell table:formula="of:=[.C562]+[.C$2]" office:value-type="float" office:value="0.098507" calcext:value-type="float">
            <text:p>0.098507</text:p>
          </table:table-cell>
          <table:table-cell table:formula="of:=[.D562]+[.D$2]" office:value-type="float" office:value="0.800813" calcext:value-type="float">
            <text:p>0.800813</text:p>
          </table:table-cell>
          <table:table-cell table:style-name="ce1" office:value-type="float" office:value="0.996597" calcext:value-type="float">
            <text:p>0.996597</text:p>
          </table:table-cell>
          <table:table-cell table:style-name="ce1" office:value-type="float" office:value="-0.078369" calcext:value-type="float">
            <text:p>-0.078369</text:p>
          </table:table-cell>
          <table:table-cell table:style-name="ce1" office:value-type="float" office:value="0.025467" calcext:value-type="float">
            <text:p>0.025467</text:p>
          </table:table-cell>
          <table:table-cell table:style-name="ce1" office:value-type="float" office:value="0.05542" calcext:value-type="float">
            <text:p>0.055420</text:p>
          </table:table-cell>
          <table:table-cell table:style-name="ce1"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63]+[.B$2]" office:value-type="float" office:value="-0.131834" calcext:value-type="float">
            <text:p>-0.131834</text:p>
          </table:table-cell>
          <table:table-cell table:formula="of:=[.C563]+[.C$2]" office:value-type="float" office:value="0.09692" calcext:value-type="float">
            <text:p>0.096920</text:p>
          </table:table-cell>
          <table:table-cell table:formula="of:=[.D563]+[.D$2]" office:value-type="float" office:value="0.79593" calcext:value-type="float">
            <text:p>0.795930</text:p>
          </table:table-cell>
          <table:table-cell table:style-name="ce1" office:value-type="float" office:value="0.996597" calcext:value-type="float">
            <text:p>0.996597</text:p>
          </table:table-cell>
          <table:table-cell table:style-name="ce1" office:value-type="float" office:value="-0.078369" calcext:value-type="float">
            <text:p>-0.078369</text:p>
          </table:table-cell>
          <table:table-cell table:style-name="ce1" office:value-type="float" office:value="0.025467" calcext:value-type="float">
            <text:p>0.025467</text:p>
          </table:table-cell>
          <table:table-cell table:style-name="ce1" office:value-type="float" office:value="0.05542" calcext:value-type="float">
            <text:p>0.055420</text:p>
          </table:table-cell>
          <table:table-cell table:style-name="ce1"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64]+[.B$2]" office:value-type="float" office:value="-0.130796" calcext:value-type="float">
            <text:p>-0.130796</text:p>
          </table:table-cell>
          <table:table-cell table:formula="of:=[.C564]+[.C$2]" office:value-type="float" office:value="0.104488" calcext:value-type="float">
            <text:p>0.104488</text:p>
          </table:table-cell>
          <table:table-cell table:formula="of:=[.D564]+[.D$2]" office:value-type="float" office:value="0.798875" calcext:value-type="float">
            <text:p>0.798875</text:p>
          </table:table-cell>
          <table:table-cell table:style-name="ce1" office:value-type="float" office:value="0.963028" calcext:value-type="float">
            <text:p>0.963028</text:p>
          </table:table-cell>
          <table:table-cell table:style-name="ce1" office:value-type="float" office:value="-0.256195" calcext:value-type="float">
            <text:p>-0.256195</text:p>
          </table:table-cell>
          <table:table-cell table:style-name="ce1" office:value-type="float" office:value="0.083252" calcext:value-type="float">
            <text:p>0.083252</text:p>
          </table:table-cell>
          <table:table-cell table:style-name="ce1" office:value-type="float" office:value="0.064423" calcext:value-type="float">
            <text:p>0.064423</text:p>
          </table:table-cell>
          <table:table-cell table:style-name="ce1"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65]+[.B$2]" office:value-type="float" office:value="-0.130796" calcext:value-type="float">
            <text:p>-0.130796</text:p>
          </table:table-cell>
          <table:table-cell table:formula="of:=[.C565]+[.C$2]" office:value-type="float" office:value="0.102917" calcext:value-type="float">
            <text:p>0.102917</text:p>
          </table:table-cell>
          <table:table-cell table:formula="of:=[.D565]+[.D$2]" office:value-type="float" office:value="0.793992" calcext:value-type="float">
            <text:p>0.793992</text:p>
          </table:table-cell>
          <table:table-cell table:style-name="ce1" office:value-type="float" office:value="0.963028" calcext:value-type="float">
            <text:p>0.963028</text:p>
          </table:table-cell>
          <table:table-cell table:style-name="ce1" office:value-type="float" office:value="-0.256195" calcext:value-type="float">
            <text:p>-0.256195</text:p>
          </table:table-cell>
          <table:table-cell table:style-name="ce1" office:value-type="float" office:value="0.083252" calcext:value-type="float">
            <text:p>0.083252</text:p>
          </table:table-cell>
          <table:table-cell table:style-name="ce1" office:value-type="float" office:value="0.064423" calcext:value-type="float">
            <text:p>0.064423</text:p>
          </table:table-cell>
          <table:table-cell table:style-name="ce1"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66]+[.B$2]" office:value-type="float" office:value="-0.12869" calcext:value-type="float">
            <text:p>-0.128690</text:p>
          </table:table-cell>
          <table:table-cell table:formula="of:=[.C566]+[.C$2]" office:value-type="float" office:value="0.109478" calcext:value-type="float">
            <text:p>0.109478</text:p>
          </table:table-cell>
          <table:table-cell table:formula="of:=[.D566]+[.D$2]" office:value-type="float" office:value="0.797242" calcext:value-type="float">
            <text:p>0.797242</text:p>
          </table:table-cell>
          <table:table-cell table:style-name="ce1" office:value-type="float" office:value="0.912231" calcext:value-type="float">
            <text:p>0.912231</text:p>
          </table:table-cell>
          <table:table-cell table:style-name="ce1" office:value-type="float" office:value="-0.389603" calcext:value-type="float">
            <text:p>-0.389603</text:p>
          </table:table-cell>
          <table:table-cell table:style-name="ce1" office:value-type="float" office:value="0.126587" calcext:value-type="float">
            <text:p>0.126587</text:p>
          </table:table-cell>
          <table:table-cell table:style-name="ce1" office:value-type="float" office:value="0.082428" calcext:value-type="float">
            <text:p>0.082428</text:p>
          </table:table-cell>
          <table:table-cell table:style-name="ce1"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67]+[.B$2]" office:value-type="float" office:value="-0.12869" calcext:value-type="float">
            <text:p>-0.128690</text:p>
          </table:table-cell>
          <table:table-cell table:formula="of:=[.C567]+[.C$2]" office:value-type="float" office:value="0.107891" calcext:value-type="float">
            <text:p>0.107891</text:p>
          </table:table-cell>
          <table:table-cell table:formula="of:=[.D567]+[.D$2]" office:value-type="float" office:value="0.79236" calcext:value-type="float">
            <text:p>0.792360</text:p>
          </table:table-cell>
          <table:table-cell table:style-name="ce1" office:value-type="float" office:value="0.912231" calcext:value-type="float">
            <text:p>0.912231</text:p>
          </table:table-cell>
          <table:table-cell table:style-name="ce1" office:value-type="float" office:value="-0.389603" calcext:value-type="float">
            <text:p>-0.389603</text:p>
          </table:table-cell>
          <table:table-cell table:style-name="ce1" office:value-type="float" office:value="0.126587" calcext:value-type="float">
            <text:p>0.126587</text:p>
          </table:table-cell>
          <table:table-cell table:style-name="ce1" office:value-type="float" office:value="0.082428" calcext:value-type="float">
            <text:p>0.082428</text:p>
          </table:table-cell>
          <table:table-cell table:style-name="ce1"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68]+[.B$2]" office:value-type="float" office:value="-0.1266" calcext:value-type="float">
            <text:p>-0.126600</text:p>
          </table:table-cell>
          <table:table-cell table:formula="of:=[.C568]+[.C$2]" office:value-type="float" office:value="0.113476" calcext:value-type="float">
            <text:p>0.113476</text:p>
          </table:table-cell>
          <table:table-cell table:formula="of:=[.D568]+[.D$2]" office:value-type="float" office:value="0.795945" calcext:value-type="float">
            <text:p>0.795945</text:p>
          </table:table-cell>
          <table:table-cell table:style-name="ce1" office:value-type="float" office:value="0.842331" calcext:value-type="float">
            <text:p>0.842331</text:p>
          </table:table-cell>
          <table:table-cell table:style-name="ce1" office:value-type="float" office:value="-0.512589" calcext:value-type="float">
            <text:p>-0.512589</text:p>
          </table:table-cell>
          <table:table-cell table:style-name="ce1" office:value-type="float" office:value="0.16655" calcext:value-type="float">
            <text:p>0.166550</text:p>
          </table:table-cell>
          <table:table-cell table:style-name="ce1" office:value-type="float" office:value="0.100449" calcext:value-type="float">
            <text:p>0.100449</text:p>
          </table:table-cell>
          <table:table-cell table:style-name="ce1"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69]+[.B$2]" office:value-type="float" office:value="-0.1266" calcext:value-type="float">
            <text:p>-0.126600</text:p>
          </table:table-cell>
          <table:table-cell table:formula="of:=[.C569]+[.C$2]" office:value-type="float" office:value="0.111889" calcext:value-type="float">
            <text:p>0.111889</text:p>
          </table:table-cell>
          <table:table-cell table:formula="of:=[.D569]+[.D$2]" office:value-type="float" office:value="0.791063" calcext:value-type="float">
            <text:p>0.791063</text:p>
          </table:table-cell>
          <table:table-cell table:style-name="ce1" office:value-type="float" office:value="0.842331" calcext:value-type="float">
            <text:p>0.842331</text:p>
          </table:table-cell>
          <table:table-cell table:style-name="ce1" office:value-type="float" office:value="-0.512589" calcext:value-type="float">
            <text:p>-0.512589</text:p>
          </table:table-cell>
          <table:table-cell table:style-name="ce1" office:value-type="float" office:value="0.16655" calcext:value-type="float">
            <text:p>0.166550</text:p>
          </table:table-cell>
          <table:table-cell table:style-name="ce1" office:value-type="float" office:value="0.100449" calcext:value-type="float">
            <text:p>0.100449</text:p>
          </table:table-cell>
          <table:table-cell table:style-name="ce1"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70]+[.B$2]" office:value-type="float" office:value="-0.122389" calcext:value-type="float">
            <text:p>-0.122389</text:p>
          </table:table-cell>
          <table:table-cell table:formula="of:=[.C570]+[.C$2]" office:value-type="float" office:value="0.118465" calcext:value-type="float">
            <text:p>0.118465</text:p>
          </table:table-cell>
          <table:table-cell table:formula="of:=[.D570]+[.D$2]" office:value-type="float" office:value="0.794328" calcext:value-type="float">
            <text:p>0.794328</text:p>
          </table:table-cell>
          <table:table-cell table:style-name="ce1" office:value-type="float" office:value="0.745117" calcext:value-type="float">
            <text:p>0.745117</text:p>
          </table:table-cell>
          <table:table-cell table:style-name="ce1" office:value-type="float" office:value="-0.634293" calcext:value-type="float">
            <text:p>-0.634293</text:p>
          </table:table-cell>
          <table:table-cell table:style-name="ce1" office:value-type="float" office:value="0.2061" calcext:value-type="float">
            <text:p>0.206100</text:p>
          </table:table-cell>
          <table:table-cell table:style-name="ce1" office:value-type="float" office:value="0.13649" calcext:value-type="float">
            <text:p>0.136490</text:p>
          </table:table-cell>
          <table:table-cell table:style-name="ce1"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71]+[.B$2]" office:value-type="float" office:value="-0.122389" calcext:value-type="float">
            <text:p>-0.122389</text:p>
          </table:table-cell>
          <table:table-cell table:formula="of:=[.C571]+[.C$2]" office:value-type="float" office:value="0.116878" calcext:value-type="float">
            <text:p>0.116878</text:p>
          </table:table-cell>
          <table:table-cell table:formula="of:=[.D571]+[.D$2]" office:value-type="float" office:value="0.789445" calcext:value-type="float">
            <text:p>0.789445</text:p>
          </table:table-cell>
          <table:table-cell table:style-name="ce1" office:value-type="float" office:value="0.745117" calcext:value-type="float">
            <text:p>0.745117</text:p>
          </table:table-cell>
          <table:table-cell table:style-name="ce1" office:value-type="float" office:value="-0.634293" calcext:value-type="float">
            <text:p>-0.634293</text:p>
          </table:table-cell>
          <table:table-cell table:style-name="ce1" office:value-type="float" office:value="0.2061" calcext:value-type="float">
            <text:p>0.206100</text:p>
          </table:table-cell>
          <table:table-cell table:style-name="ce1" office:value-type="float" office:value="0.13649" calcext:value-type="float">
            <text:p>0.136490</text:p>
          </table:table-cell>
          <table:table-cell table:style-name="ce1"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72]+[.B$2]" office:value-type="float" office:value="-0.120298" calcext:value-type="float">
            <text:p>-0.120298</text:p>
          </table:table-cell>
          <table:table-cell table:formula="of:=[.C572]+[.C$2]" office:value-type="float" office:value="0.120464" calcext:value-type="float">
            <text:p>0.120464</text:p>
          </table:table-cell>
          <table:table-cell table:formula="of:=[.D572]+[.D$2]" office:value-type="float" office:value="0.793687" calcext:value-type="float">
            <text:p>0.793687</text:p>
          </table:table-cell>
          <table:table-cell table:style-name="ce1" office:value-type="float" office:value="0.666885" calcext:value-type="float">
            <text:p>0.666885</text:p>
          </table:table-cell>
          <table:table-cell table:style-name="ce1" office:value-type="float" office:value="-0.708694" calcext:value-type="float">
            <text:p>-0.708694</text:p>
          </table:table-cell>
          <table:table-cell table:style-name="ce1" office:value-type="float" office:value="0.23027" calcext:value-type="float">
            <text:p>0.230270</text:p>
          </table:table-cell>
          <table:table-cell table:style-name="ce1" office:value-type="float" office:value="0.154495" calcext:value-type="float">
            <text:p>0.154495</text:p>
          </table:table-cell>
          <table:table-cell table:style-name="ce1"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73]+[.B$2]" office:value-type="float" office:value="-0.120298" calcext:value-type="float">
            <text:p>-0.120298</text:p>
          </table:table-cell>
          <table:table-cell table:formula="of:=[.C573]+[.C$2]" office:value-type="float" office:value="0.118877" calcext:value-type="float">
            <text:p>0.118877</text:p>
          </table:table-cell>
          <table:table-cell table:formula="of:=[.D573]+[.D$2]" office:value-type="float" office:value="0.788804" calcext:value-type="float">
            <text:p>0.788804</text:p>
          </table:table-cell>
          <table:table-cell table:style-name="ce1" office:value-type="float" office:value="0.666885" calcext:value-type="float">
            <text:p>0.666885</text:p>
          </table:table-cell>
          <table:table-cell table:style-name="ce1" office:value-type="float" office:value="-0.708694" calcext:value-type="float">
            <text:p>-0.708694</text:p>
          </table:table-cell>
          <table:table-cell table:style-name="ce1" office:value-type="float" office:value="0.23027" calcext:value-type="float">
            <text:p>0.230270</text:p>
          </table:table-cell>
          <table:table-cell table:style-name="ce1" office:value-type="float" office:value="0.154495" calcext:value-type="float">
            <text:p>0.154495</text:p>
          </table:table-cell>
          <table:table-cell table:style-name="ce1"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74]+[.B$2]" office:value-type="float" office:value="-0.115049" calcext:value-type="float">
            <text:p>-0.115049</text:p>
          </table:table-cell>
          <table:table-cell table:formula="of:=[.C574]+[.C$2]" office:value-type="float" office:value="0.124447" calcext:value-type="float">
            <text:p>0.124447</text:p>
          </table:table-cell>
          <table:table-cell table:formula="of:=[.D574]+[.D$2]" office:value-type="float" office:value="0.79239" calcext:value-type="float">
            <text:p>0.792390</text:p>
          </table:table-cell>
          <table:table-cell table:style-name="ce1" office:value-type="float" office:value="0.53891" calcext:value-type="float">
            <text:p>0.538910</text:p>
          </table:table-cell>
          <table:table-cell table:style-name="ce1" office:value-type="float" office:value="-0.801132" calcext:value-type="float">
            <text:p>-0.801132</text:p>
          </table:table-cell>
          <table:table-cell table:style-name="ce1" office:value-type="float" office:value="0.2603" calcext:value-type="float">
            <text:p>0.260300</text:p>
          </table:table-cell>
          <table:table-cell table:style-name="ce1" office:value-type="float" office:value="0.199539" calcext:value-type="float">
            <text:p>0.199539</text:p>
          </table:table-cell>
          <table:table-cell table:style-name="ce1"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75]+[.B$2]" office:value-type="float" office:value="-0.115049" calcext:value-type="float">
            <text:p>-0.115049</text:p>
          </table:table-cell>
          <table:table-cell table:formula="of:=[.C575]+[.C$2]" office:value-type="float" office:value="0.12286" calcext:value-type="float">
            <text:p>0.122860</text:p>
          </table:table-cell>
          <table:table-cell table:formula="of:=[.D575]+[.D$2]" office:value-type="float" office:value="0.787507" calcext:value-type="float">
            <text:p>0.787507</text:p>
          </table:table-cell>
          <table:table-cell table:style-name="ce1" office:value-type="float" office:value="0.53891" calcext:value-type="float">
            <text:p>0.538910</text:p>
          </table:table-cell>
          <table:table-cell table:style-name="ce1" office:value-type="float" office:value="-0.801132" calcext:value-type="float">
            <text:p>-0.801132</text:p>
          </table:table-cell>
          <table:table-cell table:style-name="ce1" office:value-type="float" office:value="0.2603" calcext:value-type="float">
            <text:p>0.260300</text:p>
          </table:table-cell>
          <table:table-cell table:style-name="ce1" office:value-type="float" office:value="0.199539" calcext:value-type="float">
            <text:p>0.199539</text:p>
          </table:table-cell>
          <table:table-cell table:style-name="ce1"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76]+[.B$2]" office:value-type="float" office:value="-0.110853" calcext:value-type="float">
            <text:p>-0.110853</text:p>
          </table:table-cell>
          <table:table-cell table:formula="of:=[.C576]+[.C$2]" office:value-type="float" office:value="0.126446" calcext:value-type="float">
            <text:p>0.126446</text:p>
          </table:table-cell>
          <table:table-cell table:formula="of:=[.D576]+[.D$2]" office:value-type="float" office:value="0.791734" calcext:value-type="float">
            <text:p>0.791734</text:p>
          </table:table-cell>
          <table:table-cell table:style-name="ce1" office:value-type="float" office:value="0.409729" calcext:value-type="float">
            <text:p>0.409729</text:p>
          </table:table-cell>
          <table:table-cell table:style-name="ce1" office:value-type="float" office:value="-0.867554" calcext:value-type="float">
            <text:p>-0.867554</text:p>
          </table:table-cell>
          <table:table-cell table:style-name="ce1" office:value-type="float" office:value="0.281891" calcext:value-type="float">
            <text:p>0.281891</text:p>
          </table:table-cell>
          <table:table-cell table:style-name="ce1" office:value-type="float" office:value="0.23558" calcext:value-type="float">
            <text:p>0.235580</text:p>
          </table:table-cell>
          <table:table-cell table:style-name="ce1"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77]+[.B$2]" office:value-type="float" office:value="-0.110853" calcext:value-type="float">
            <text:p>-0.110853</text:p>
          </table:table-cell>
          <table:table-cell table:formula="of:=[.C577]+[.C$2]" office:value-type="float" office:value="0.124859" calcext:value-type="float">
            <text:p>0.124859</text:p>
          </table:table-cell>
          <table:table-cell table:formula="of:=[.D577]+[.D$2]" office:value-type="float" office:value="0.786851" calcext:value-type="float">
            <text:p>0.786851</text:p>
          </table:table-cell>
          <table:table-cell table:style-name="ce1" office:value-type="float" office:value="0.409729" calcext:value-type="float">
            <text:p>0.409729</text:p>
          </table:table-cell>
          <table:table-cell table:style-name="ce1" office:value-type="float" office:value="-0.867554" calcext:value-type="float">
            <text:p>-0.867554</text:p>
          </table:table-cell>
          <table:table-cell table:style-name="ce1" office:value-type="float" office:value="0.281891" calcext:value-type="float">
            <text:p>0.281891</text:p>
          </table:table-cell>
          <table:table-cell table:style-name="ce1" office:value-type="float" office:value="0.23558" calcext:value-type="float">
            <text:p>0.235580</text:p>
          </table:table-cell>
          <table:table-cell table:style-name="ce1"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78]+[.B$2]" office:value-type="float" office:value="-0.105604" calcext:value-type="float">
            <text:p>-0.105604</text:p>
          </table:table-cell>
          <table:table-cell table:formula="of:=[.C578]+[.C$2]" office:value-type="float" office:value="0.128444" calcext:value-type="float">
            <text:p>0.128444</text:p>
          </table:table-cell>
          <table:table-cell table:formula="of:=[.D578]+[.D$2]" office:value-type="float" office:value="0.791093" calcext:value-type="float">
            <text:p>0.791093</text:p>
          </table:table-cell>
          <table:table-cell table:style-name="ce1" office:value-type="float" office:value="0.26947" calcext:value-type="float">
            <text:p>0.269470</text:p>
          </table:table-cell>
          <table:table-cell table:style-name="ce1" office:value-type="float" office:value="-0.915878" calcext:value-type="float">
            <text:p>-0.915878</text:p>
          </table:table-cell>
          <table:table-cell table:style-name="ce1" office:value-type="float" office:value="0.297577" calcext:value-type="float">
            <text:p>0.297577</text:p>
          </table:table-cell>
          <table:table-cell table:style-name="ce1" office:value-type="float" office:value="0.280624" calcext:value-type="float">
            <text:p>0.280624</text:p>
          </table:table-cell>
          <table:table-cell table:style-name="ce1"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79]+[.B$2]" office:value-type="float" office:value="-0.105604" calcext:value-type="float">
            <text:p>-0.105604</text:p>
          </table:table-cell>
          <table:table-cell table:formula="of:=[.C579]+[.C$2]" office:value-type="float" office:value="0.126858" calcext:value-type="float">
            <text:p>0.126858</text:p>
          </table:table-cell>
          <table:table-cell table:formula="of:=[.D579]+[.D$2]" office:value-type="float" office:value="0.78621" calcext:value-type="float">
            <text:p>0.786210</text:p>
          </table:table-cell>
          <table:table-cell table:style-name="ce1" office:value-type="float" office:value="0.26947" calcext:value-type="float">
            <text:p>0.269470</text:p>
          </table:table-cell>
          <table:table-cell table:style-name="ce1" office:value-type="float" office:value="-0.915878" calcext:value-type="float">
            <text:p>-0.915878</text:p>
          </table:table-cell>
          <table:table-cell table:style-name="ce1" office:value-type="float" office:value="0.297577" calcext:value-type="float">
            <text:p>0.297577</text:p>
          </table:table-cell>
          <table:table-cell table:style-name="ce1" office:value-type="float" office:value="0.280624" calcext:value-type="float">
            <text:p>0.280624</text:p>
          </table:table-cell>
          <table:table-cell table:style-name="ce1"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80]+[.B$2]" office:value-type="float" office:value="-0.09184" calcext:value-type="float">
            <text:p>-0.091840</text:p>
          </table:table-cell>
          <table:table-cell table:formula="of:=[.C580]+[.C$2]" office:value-type="float" office:value="0.096279" calcext:value-type="float">
            <text:p>0.096279</text:p>
          </table:table-cell>
          <table:table-cell table:formula="of:=[.D580]+[.D$2]" office:value-type="float" office:value="0.799257" calcext:value-type="float">
            <text:p>0.799257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33975" calcext:value-type="float">
            <text:p>0.933975</text:p>
          </table:table-cell>
          <table:table-cell table:style-name="ce1" office:value-type="float" office:value="0.707657" calcext:value-type="float">
            <text:p>0.707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81]+[.B$2]" office:value-type="float" office:value="-0.09184" calcext:value-type="float">
            <text:p>-0.091840</text:p>
          </table:table-cell>
          <table:table-cell table:formula="of:=[.C581]+[.C$2]" office:value-type="float" office:value="0.094051" calcext:value-type="float">
            <text:p>0.094051</text:p>
          </table:table-cell>
          <table:table-cell table:formula="of:=[.D581]+[.D$2]" office:value-type="float" office:value="0.799989" calcext:value-type="float">
            <text:p>0.799989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33975" calcext:value-type="float">
            <text:p>0.933975</text:p>
          </table:table-cell>
          <table:table-cell table:style-name="ce1" office:value-type="float" office:value="0.692795" calcext:value-type="float">
            <text:p>0.69279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82]+[.B$2]" office:value-type="float" office:value="-0.093" calcext:value-type="float">
            <text:p>-0.093000</text:p>
          </table:table-cell>
          <table:table-cell table:formula="of:=[.C582]+[.C$2]" office:value-type="float" office:value="0.098202" calcext:value-type="float">
            <text:p>0.098202</text:p>
          </table:table-cell>
          <table:table-cell table:formula="of:=[.D582]+[.D$2]" office:value-type="float" office:value="0.798646" calcext:value-type="float">
            <text:p>0.79864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41437" calcext:value-type="float">
            <text:p>0.941437</text:p>
          </table:table-cell>
          <table:table-cell table:style-name="ce1" office:value-type="float" office:value="0.72052" calcext:value-type="float">
            <text:p>0.72052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83]+[.B$2]" office:value-type="float" office:value="-0.093" calcext:value-type="float">
            <text:p>-0.093000</text:p>
          </table:table-cell>
          <table:table-cell table:formula="of:=[.C583]+[.C$2]" office:value-type="float" office:value="0.092129" calcext:value-type="float">
            <text:p>0.092129</text:p>
          </table:table-cell>
          <table:table-cell table:formula="of:=[.D583]+[.D$2]" office:value-type="float" office:value="0.800615" calcext:value-type="float">
            <text:p>0.80061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41437" calcext:value-type="float">
            <text:p>0.941437</text:p>
          </table:table-cell>
          <table:table-cell table:style-name="ce1" office:value-type="float" office:value="0.679916" calcext:value-type="float">
            <text:p>0.6799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84]+[.B$2]" office:value-type="float" office:value="-0.09503" calcext:value-type="float">
            <text:p>-0.095030</text:p>
          </table:table-cell>
          <table:table-cell table:formula="of:=[.C584]+[.C$2]" office:value-type="float" office:value="0.099315" calcext:value-type="float">
            <text:p>0.099315</text:p>
          </table:table-cell>
          <table:table-cell table:formula="of:=[.D584]+[.D$2]" office:value-type="float" office:value="0.79828" calcext:value-type="float">
            <text:p>0.798280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54361" calcext:value-type="float">
            <text:p>0.954361</text:p>
          </table:table-cell>
          <table:table-cell table:style-name="ce1" office:value-type="float" office:value="0.727951" calcext:value-type="float">
            <text:p>0.72795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85]+[.B$2]" office:value-type="float" office:value="-0.09503" calcext:value-type="float">
            <text:p>-0.095030</text:p>
          </table:table-cell>
          <table:table-cell table:formula="of:=[.C585]+[.C$2]" office:value-type="float" office:value="0.091015" calcext:value-type="float">
            <text:p>0.091015</text:p>
          </table:table-cell>
          <table:table-cell table:formula="of:=[.D585]+[.D$2]" office:value-type="float" office:value="0.800966" calcext:value-type="float">
            <text:p>0.80096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54361" calcext:value-type="float">
            <text:p>0.954361</text:p>
          </table:table-cell>
          <table:table-cell table:style-name="ce1" office:value-type="float" office:value="0.672485" calcext:value-type="float">
            <text:p>0.6724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86]+[.B$2]" office:value-type="float" office:value="-0.097364" calcext:value-type="float">
            <text:p>-0.097364</text:p>
          </table:table-cell>
          <table:table-cell table:formula="of:=[.C586]+[.C$2]" office:value-type="float" office:value="0.099315" calcext:value-type="float">
            <text:p>0.099315</text:p>
          </table:table-cell>
          <table:table-cell table:formula="of:=[.D586]+[.D$2]" office:value-type="float" office:value="0.79828" calcext:value-type="float">
            <text:p>0.798280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69269" calcext:value-type="float">
            <text:p>0.969269</text:p>
          </table:table-cell>
          <table:table-cell table:style-name="ce1" office:value-type="float" office:value="0.727951" calcext:value-type="float">
            <text:p>0.72795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87]+[.B$2]" office:value-type="float" office:value="-0.097364" calcext:value-type="float">
            <text:p>-0.097364</text:p>
          </table:table-cell>
          <table:table-cell table:formula="of:=[.C587]+[.C$2]" office:value-type="float" office:value="0.091015" calcext:value-type="float">
            <text:p>0.091015</text:p>
          </table:table-cell>
          <table:table-cell table:formula="of:=[.D587]+[.D$2]" office:value-type="float" office:value="0.800966" calcext:value-type="float">
            <text:p>0.80096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69269" calcext:value-type="float">
            <text:p>0.969269</text:p>
          </table:table-cell>
          <table:table-cell table:style-name="ce1" office:value-type="float" office:value="0.672485" calcext:value-type="float">
            <text:p>0.6724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88]+[.B$2]" office:value-type="float" office:value="-0.099394" calcext:value-type="float">
            <text:p>-0.099394</text:p>
          </table:table-cell>
          <table:table-cell table:formula="of:=[.C588]+[.C$2]" office:value-type="float" office:value="0.098202" calcext:value-type="float">
            <text:p>0.098202</text:p>
          </table:table-cell>
          <table:table-cell table:formula="of:=[.D588]+[.D$2]" office:value-type="float" office:value="0.798646" calcext:value-type="float">
            <text:p>0.79864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82193" calcext:value-type="float">
            <text:p>0.982193</text:p>
          </table:table-cell>
          <table:table-cell table:style-name="ce1" office:value-type="float" office:value="0.72052" calcext:value-type="float">
            <text:p>0.72052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89]+[.B$2]" office:value-type="float" office:value="-0.099394" calcext:value-type="float">
            <text:p>-0.099394</text:p>
          </table:table-cell>
          <table:table-cell table:formula="of:=[.C589]+[.C$2]" office:value-type="float" office:value="0.092129" calcext:value-type="float">
            <text:p>0.092129</text:p>
          </table:table-cell>
          <table:table-cell table:formula="of:=[.D589]+[.D$2]" office:value-type="float" office:value="0.800615" calcext:value-type="float">
            <text:p>0.80061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82193" calcext:value-type="float">
            <text:p>0.982193</text:p>
          </table:table-cell>
          <table:table-cell table:style-name="ce1" office:value-type="float" office:value="0.679916" calcext:value-type="float">
            <text:p>0.6799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90]+[.B$2]" office:value-type="float" office:value="-0.100553" calcext:value-type="float">
            <text:p>-0.100553</text:p>
          </table:table-cell>
          <table:table-cell table:formula="of:=[.C590]+[.C$2]" office:value-type="float" office:value="0.096279" calcext:value-type="float">
            <text:p>0.096279</text:p>
          </table:table-cell>
          <table:table-cell table:formula="of:=[.D590]+[.D$2]" office:value-type="float" office:value="0.799257" calcext:value-type="float">
            <text:p>0.799257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89655" calcext:value-type="float">
            <text:p>0.989655</text:p>
          </table:table-cell>
          <table:table-cell table:style-name="ce1" office:value-type="float" office:value="0.707657" calcext:value-type="float">
            <text:p>0.707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formula="of:=[.B591]+[.B$2]" office:value-type="float" office:value="-0.100553" calcext:value-type="float">
            <text:p>-0.100553</text:p>
          </table:table-cell>
          <table:table-cell table:formula="of:=[.C591]+[.C$2]" office:value-type="float" office:value="0.094051" calcext:value-type="float">
            <text:p>0.094051</text:p>
          </table:table-cell>
          <table:table-cell table:formula="of:=[.D591]+[.D$2]" office:value-type="float" office:value="0.799989" calcext:value-type="float">
            <text:p>0.799989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89655" calcext:value-type="float">
            <text:p>0.989655</text:p>
          </table:table-cell>
          <table:table-cell table:style-name="ce1" office:value-type="float" office:value="0.692795" calcext:value-type="float">
            <text:p>0.69279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formula="of:=MIN([.B3:.B294])" office:value-type="float" office:value="-0.137129" calcext:value-type="float">
            <text:p>-0.137129</text:p>
          </table:table-cell>
          <table:table-cell table:style-name="Default" table:formula="of:=MIN([.C3:.C294])" office:value-type="float" office:value="0.056881" calcext:value-type="float">
            <text:p>0.056881</text:p>
          </table:table-cell>
          <table:table-cell table:style-name="Default" table:formula="of:=MIN([.D3:.D294])" office:value-type="float" office:value="0.78589" calcext:value-type="float">
            <text:p>0.78589</text:p>
          </table:table-cell>
          <table:table-cell table:number-columns-repeated="5"/>
        </table:table-row>
        <table:table-row table:style-name="ro1">
          <table:table-cell/>
          <table:table-cell table:style-name="Default" table:formula="of:=MAX([.B3:.B294])" office:value-type="float" office:value="-0.055204" calcext:value-type="float">
            <text:p>-0.055204</text:p>
          </table:table-cell>
          <table:table-cell table:style-name="Default" table:formula="of:=MAX([.C3:.C294])" office:value-type="float" office:value="0.134807" calcext:value-type="float">
            <text:p>0.134807</text:p>
          </table:table-cell>
          <table:table-cell table:style-name="Default" table:formula="of:=MAX([.D3:.D294])" office:value-type="float" office:value="0.816148" calcext:value-type="float">
            <text:p>0.816148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float" office:value="0.091751" calcext:value-type="float">
            <text:p>0.091751</text:p>
          </table:table-cell>
          <table:table-cell office:value-type="float" office:value="0.17717" calcext:value-type="float">
            <text:p>0.177170</text:p>
          </table:table-cell>
          <table:table-cell office:value-type="float" office:value="0.76593" calcext:value-type="float">
            <text:p>0.7659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1751" calcext:value-type="float">
            <text:p>0.091751</text:p>
          </table:table-cell>
          <table:table-cell office:value-type="float" office:value="0.171188" calcext:value-type="float">
            <text:p>0.171188</text:p>
          </table:table-cell>
          <table:table-cell office:value-type="float" office:value="0.767883" calcext:value-type="float">
            <text:p>0.7678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698" calcext:value-type="float">
            <text:p>0.090698</text:p>
          </table:table-cell>
          <table:table-cell office:value-type="float" office:value="0.183167" calcext:value-type="float">
            <text:p>0.183167</text:p>
          </table:table-cell>
          <table:table-cell office:value-type="float" office:value="0.763992" calcext:value-type="float">
            <text:p>0.763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698" calcext:value-type="float">
            <text:p>0.090698</text:p>
          </table:table-cell>
          <table:table-cell office:value-type="float" office:value="0.165207" calcext:value-type="float">
            <text:p>0.165207</text:p>
          </table:table-cell>
          <table:table-cell office:value-type="float" office:value="0.769821" calcext:value-type="float">
            <text:p>0.769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608" calcext:value-type="float">
            <text:p>0.088608</text:p>
          </table:table-cell>
          <table:table-cell office:value-type="float" office:value="0.188141" calcext:value-type="float">
            <text:p>0.188141</text:p>
          </table:table-cell>
          <table:table-cell office:value-type="float" office:value="0.76236" calcext:value-type="float">
            <text:p>0.7623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608" calcext:value-type="float">
            <text:p>0.088608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0.771439" calcext:value-type="float">
            <text:p>0.771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6502" calcext:value-type="float">
            <text:p>0.086502</text:p>
          </table:table-cell>
          <table:table-cell office:value-type="float" office:value="0.192139" calcext:value-type="float">
            <text:p>0.192139</text:p>
          </table:table-cell>
          <table:table-cell office:value-type="float" office:value="0.761063" calcext:value-type="float">
            <text:p>0.7610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6502" calcext:value-type="float">
            <text:p>0.086502</text:p>
          </table:table-cell>
          <table:table-cell office:value-type="float" office:value="0.156219" calcext:value-type="float">
            <text:p>0.156219</text:p>
          </table:table-cell>
          <table:table-cell office:value-type="float" office:value="0.772736" calcext:value-type="float">
            <text:p>0.7727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306" calcext:value-type="float">
            <text:p>0.082306</text:p>
          </table:table-cell>
          <table:table-cell office:value-type="float" office:value="0.197128" calcext:value-type="float">
            <text:p>0.197128</text:p>
          </table:table-cell>
          <table:table-cell office:value-type="float" office:value="0.759445" calcext:value-type="float">
            <text:p>0.759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306" calcext:value-type="float">
            <text:p>0.082306</text:p>
          </table:table-cell>
          <table:table-cell office:value-type="float" office:value="0.15123" calcext:value-type="float">
            <text:p>0.151230</text:p>
          </table:table-cell>
          <table:table-cell office:value-type="float" office:value="0.774368" calcext:value-type="float">
            <text:p>0.774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0215" calcext:value-type="float">
            <text:p>0.080215</text:p>
          </table:table-cell>
          <table:table-cell office:value-type="float" office:value="0.199127" calcext:value-type="float">
            <text:p>0.199127</text:p>
          </table:table-cell>
          <table:table-cell office:value-type="float" office:value="0.758804" calcext:value-type="float">
            <text:p>0.758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0215" calcext:value-type="float">
            <text:p>0.080215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0.775009" calcext:value-type="float">
            <text:p>0.775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4966" calcext:value-type="float">
            <text:p>0.074966</text:p>
          </table:table-cell>
          <table:table-cell office:value-type="float" office:value="0.20311" calcext:value-type="float">
            <text:p>0.203110</text:p>
          </table:table-cell>
          <table:table-cell office:value-type="float" office:value="0.757507" calcext:value-type="float">
            <text:p>0.7575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4966" calcext:value-type="float">
            <text:p>0.074966</text:p>
          </table:table-cell>
          <table:table-cell office:value-type="float" office:value="0.145248" calcext:value-type="float">
            <text:p>0.145248</text:p>
          </table:table-cell>
          <table:table-cell office:value-type="float" office:value="0.776306" calcext:value-type="float">
            <text:p>0.7763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077" calcext:value-type="float">
            <text:p>0.070770</text:p>
          </table:table-cell>
          <table:table-cell office:value-type="float" office:value="0.205109" calcext:value-type="float">
            <text:p>0.205109</text:p>
          </table:table-cell>
          <table:table-cell office:value-type="float" office:value="0.756851" calcext:value-type="float">
            <text:p>0.7568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077" calcext:value-type="float">
            <text:p>0.070770</text:p>
          </table:table-cell>
          <table:table-cell office:value-type="float" office:value="0.14325" calcext:value-type="float">
            <text:p>0.143250</text:p>
          </table:table-cell>
          <table:table-cell office:value-type="float" office:value="0.776947" calcext:value-type="float">
            <text:p>0.7769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521" calcext:value-type="float">
            <text:p>0.065521</text:p>
          </table:table-cell>
          <table:table-cell office:value-type="float" office:value="0.207108" calcext:value-type="float">
            <text:p>0.207108</text:p>
          </table:table-cell>
          <table:table-cell office:value-type="float" office:value="0.75621" calcext:value-type="float">
            <text:p>0.7562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521" calcext:value-type="float">
            <text:p>0.065521</text:p>
          </table:table-cell>
          <table:table-cell office:value-type="float" office:value="0.141251" calcext:value-type="float">
            <text:p>0.141251</text:p>
          </table:table-cell>
          <table:table-cell office:value-type="float" office:value="0.777603" calcext:value-type="float">
            <text:p>0.7776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235" calcext:value-type="float">
            <text:p>0.059235</text:p>
          </table:table-cell>
          <table:table-cell office:value-type="float" office:value="0.208099" calcext:value-type="float">
            <text:p>0.208099</text:p>
          </table:table-cell>
          <table:table-cell office:value-type="float" office:value="0.75589" calcext:value-type="float">
            <text:p>0.7558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235" calcext:value-type="float">
            <text:p>0.059235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0.777924" calcext:value-type="float">
            <text:p>0.7779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33" calcext:value-type="float">
            <text:p>0.052933</text:p>
          </table:table-cell>
          <table:table-cell office:value-type="float" office:value="0.208099" calcext:value-type="float">
            <text:p>0.208099</text:p>
          </table:table-cell>
          <table:table-cell office:value-type="float" office:value="0.75589" calcext:value-type="float">
            <text:p>0.7558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33" calcext:value-type="float">
            <text:p>0.052933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0.777924" calcext:value-type="float">
            <text:p>0.7779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646" calcext:value-type="float">
            <text:p>0.046646</text:p>
          </table:table-cell>
          <table:table-cell office:value-type="float" office:value="0.207108" calcext:value-type="float">
            <text:p>0.207108</text:p>
          </table:table-cell>
          <table:table-cell office:value-type="float" office:value="0.75621" calcext:value-type="float">
            <text:p>0.7562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646" calcext:value-type="float">
            <text:p>0.046646</text:p>
          </table:table-cell>
          <table:table-cell office:value-type="float" office:value="0.141251" calcext:value-type="float">
            <text:p>0.141251</text:p>
          </table:table-cell>
          <table:table-cell office:value-type="float" office:value="0.777603" calcext:value-type="float">
            <text:p>0.7776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1397" calcext:value-type="float">
            <text:p>0.041397</text:p>
          </table:table-cell>
          <table:table-cell office:value-type="float" office:value="0.205109" calcext:value-type="float">
            <text:p>0.205109</text:p>
          </table:table-cell>
          <table:table-cell office:value-type="float" office:value="0.756851" calcext:value-type="float">
            <text:p>0.7568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1397" calcext:value-type="float">
            <text:p>0.041397</text:p>
          </table:table-cell>
          <table:table-cell office:value-type="float" office:value="0.14325" calcext:value-type="float">
            <text:p>0.143250</text:p>
          </table:table-cell>
          <table:table-cell office:value-type="float" office:value="0.776947" calcext:value-type="float">
            <text:p>0.7769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7201" calcext:value-type="float">
            <text:p>0.037201</text:p>
          </table:table-cell>
          <table:table-cell office:value-type="float" office:value="0.20311" calcext:value-type="float">
            <text:p>0.203110</text:p>
          </table:table-cell>
          <table:table-cell office:value-type="float" office:value="0.757507" calcext:value-type="float">
            <text:p>0.7575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7201" calcext:value-type="float">
            <text:p>0.037201</text:p>
          </table:table-cell>
          <table:table-cell office:value-type="float" office:value="0.145248" calcext:value-type="float">
            <text:p>0.145248</text:p>
          </table:table-cell>
          <table:table-cell office:value-type="float" office:value="0.776306" calcext:value-type="float">
            <text:p>0.7763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952" calcext:value-type="float">
            <text:p>0.031952</text:p>
          </table:table-cell>
          <table:table-cell office:value-type="float" office:value="0.199127" calcext:value-type="float">
            <text:p>0.199127</text:p>
          </table:table-cell>
          <table:table-cell office:value-type="float" office:value="0.758804" calcext:value-type="float">
            <text:p>0.758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952" calcext:value-type="float">
            <text:p>0.031952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0.775009" calcext:value-type="float">
            <text:p>0.775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861" calcext:value-type="float">
            <text:p>0.029861</text:p>
          </table:table-cell>
          <table:table-cell office:value-type="float" office:value="0.197128" calcext:value-type="float">
            <text:p>0.197128</text:p>
          </table:table-cell>
          <table:table-cell office:value-type="float" office:value="0.759445" calcext:value-type="float">
            <text:p>0.759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861" calcext:value-type="float">
            <text:p>0.029861</text:p>
          </table:table-cell>
          <table:table-cell office:value-type="float" office:value="0.15123" calcext:value-type="float">
            <text:p>0.151230</text:p>
          </table:table-cell>
          <table:table-cell office:value-type="float" office:value="0.774368" calcext:value-type="float">
            <text:p>0.774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65" calcext:value-type="float">
            <text:p>0.025650</text:p>
          </table:table-cell>
          <table:table-cell office:value-type="float" office:value="0.192139" calcext:value-type="float">
            <text:p>0.192139</text:p>
          </table:table-cell>
          <table:table-cell office:value-type="float" office:value="0.761063" calcext:value-type="float">
            <text:p>0.7610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65" calcext:value-type="float">
            <text:p>0.025650</text:p>
          </table:table-cell>
          <table:table-cell office:value-type="float" office:value="0.156219" calcext:value-type="float">
            <text:p>0.156219</text:p>
          </table:table-cell>
          <table:table-cell office:value-type="float" office:value="0.772736" calcext:value-type="float">
            <text:p>0.7727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56" calcext:value-type="float">
            <text:p>0.023560</text:p>
          </table:table-cell>
          <table:table-cell office:value-type="float" office:value="0.188141" calcext:value-type="float">
            <text:p>0.188141</text:p>
          </table:table-cell>
          <table:table-cell office:value-type="float" office:value="0.76236" calcext:value-type="float">
            <text:p>0.7623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56" calcext:value-type="float">
            <text:p>0.023560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0.771439" calcext:value-type="float">
            <text:p>0.771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454" calcext:value-type="float">
            <text:p>0.021454</text:p>
          </table:table-cell>
          <table:table-cell office:value-type="float" office:value="0.183167" calcext:value-type="float">
            <text:p>0.183167</text:p>
          </table:table-cell>
          <table:table-cell office:value-type="float" office:value="0.763992" calcext:value-type="float">
            <text:p>0.763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454" calcext:value-type="float">
            <text:p>0.021454</text:p>
          </table:table-cell>
          <table:table-cell office:value-type="float" office:value="0.165207" calcext:value-type="float">
            <text:p>0.165207</text:p>
          </table:table-cell>
          <table:table-cell office:value-type="float" office:value="0.769821" calcext:value-type="float">
            <text:p>0.769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416" calcext:value-type="float">
            <text:p>0.020416</text:p>
          </table:table-cell>
          <table:table-cell office:value-type="float" office:value="0.17717" calcext:value-type="float">
            <text:p>0.177170</text:p>
          </table:table-cell>
          <table:table-cell office:value-type="float" office:value="0.76593" calcext:value-type="float">
            <text:p>0.7659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416" calcext:value-type="float">
            <text:p>0.020416</text:p>
          </table:table-cell>
          <table:table-cell office:value-type="float" office:value="0.171188" calcext:value-type="float">
            <text:p>0.171188</text:p>
          </table:table-cell>
          <table:table-cell office:value-type="float" office:value="0.767883" calcext:value-type="float">
            <text:p>0.7678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174" calcext:value-type="float">
            <text:p>0.059174</text:p>
          </table:table-cell>
          <table:table-cell office:value-type="float" office:value="0.214569" calcext:value-type="float">
            <text:p>0.214569</text:p>
          </table:table-cell>
          <table:table-cell office:value-type="float" office:value="0.761337" calcext:value-type="float">
            <text:p>0.761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94" calcext:value-type="float">
            <text:p>0.052994</text:p>
          </table:table-cell>
          <table:table-cell office:value-type="float" office:value="0.214569" calcext:value-type="float">
            <text:p>0.214569</text:p>
          </table:table-cell>
          <table:table-cell office:value-type="float" office:value="0.761337" calcext:value-type="float">
            <text:p>0.761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082" calcext:value-type="float">
            <text:p>0.059082</text:p>
          </table:table-cell>
          <table:table-cell office:value-type="float" office:value="0.215057" calcext:value-type="float">
            <text:p>0.215057</text:p>
          </table:table-cell>
          <table:table-cell office:value-type="float" office:value="0.760132" calcext:value-type="float">
            <text:p>0.7601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3085" calcext:value-type="float">
            <text:p>0.053085</text:p>
          </table:table-cell>
          <table:table-cell office:value-type="float" office:value="0.215057" calcext:value-type="float">
            <text:p>0.215057</text:p>
          </table:table-cell>
          <table:table-cell office:value-type="float" office:value="0.760132" calcext:value-type="float">
            <text:p>0.7601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338" calcext:value-type="float">
            <text:p>0.065338</text:p>
          </table:table-cell>
          <table:table-cell office:value-type="float" office:value="0.213593" calcext:value-type="float">
            <text:p>0.213593</text:p>
          </table:table-cell>
          <table:table-cell office:value-type="float" office:value="0.761658" calcext:value-type="float">
            <text:p>0.7616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6071" calcext:value-type="float">
            <text:p>0.066071</text:p>
          </table:table-cell>
          <table:table-cell office:value-type="float" office:value="0.214096" calcext:value-type="float">
            <text:p>0.214096</text:p>
          </table:table-cell>
          <table:table-cell office:value-type="float" office:value="0.760437" calcext:value-type="float">
            <text:p>0.760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1518" calcext:value-type="float">
            <text:p>0.071518</text:p>
          </table:table-cell>
          <table:table-cell office:value-type="float" office:value="0.211639" calcext:value-type="float">
            <text:p>0.211639</text:p>
          </table:table-cell>
          <table:table-cell office:value-type="float" office:value="0.762299" calcext:value-type="float">
            <text:p>0.7622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2067" calcext:value-type="float">
            <text:p>0.072067</text:p>
          </table:table-cell>
          <table:table-cell office:value-type="float" office:value="0.212204" calcext:value-type="float">
            <text:p>0.212204</text:p>
          </table:table-cell>
          <table:table-cell office:value-type="float" office:value="0.761063" calcext:value-type="float">
            <text:p>0.7610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7698" calcext:value-type="float">
            <text:p>0.077698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3245" calcext:value-type="float">
            <text:p>0.7632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8064" calcext:value-type="float">
            <text:p>0.078064</text:p>
          </table:table-cell>
          <table:table-cell office:value-type="float" office:value="0.209351" calcext:value-type="float">
            <text:p>0.209351</text:p>
          </table:table-cell>
          <table:table-cell office:value-type="float" office:value="0.761978" calcext:value-type="float">
            <text:p>0.7619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84" calcext:value-type="float">
            <text:p>0.082840</text:p>
          </table:table-cell>
          <table:table-cell office:value-type="float" office:value="0.204788" calcext:value-type="float">
            <text:p>0.204788</text:p>
          </table:table-cell>
          <table:table-cell office:value-type="float" office:value="0.764526" calcext:value-type="float">
            <text:p>0.7645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3054" calcext:value-type="float">
            <text:p>0.083054</text:p>
          </table:table-cell>
          <table:table-cell office:value-type="float" office:value="0.205551" calcext:value-type="float">
            <text:p>0.205551</text:p>
          </table:table-cell>
          <table:table-cell office:value-type="float" office:value="0.763214" calcext:value-type="float">
            <text:p>0.763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5922" calcext:value-type="float">
            <text:p>0.085922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765472" calcext:value-type="float">
            <text:p>0.765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7051" calcext:value-type="float">
            <text:p>0.087051</text:p>
          </table:table-cell>
          <table:table-cell office:value-type="float" office:value="0.201752" calcext:value-type="float">
            <text:p>0.201752</text:p>
          </table:table-cell>
          <table:table-cell office:value-type="float" office:value="0.76445" calcext:value-type="float">
            <text:p>0.7644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042" calcext:value-type="float">
            <text:p>0.090042</text:p>
          </table:table-cell>
          <table:table-cell office:value-type="float" office:value="0.19696" calcext:value-type="float">
            <text:p>0.196960</text:p>
          </table:table-cell>
          <table:table-cell office:value-type="float" office:value="0.767059" calcext:value-type="float">
            <text:p>0.7670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1049" calcext:value-type="float">
            <text:p>0.091049</text:p>
          </table:table-cell>
          <table:table-cell office:value-type="float" office:value="0.196991" calcext:value-type="float">
            <text:p>0.196991</text:p>
          </table:table-cell>
          <table:table-cell office:value-type="float" office:value="0.766006" calcext:value-type="float">
            <text:p>0.766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404" calcext:value-type="float">
            <text:p>0.094040</text:p>
          </table:table-cell>
          <table:table-cell office:value-type="float" office:value="0.191299" calcext:value-type="float">
            <text:p>0.191299</text:p>
          </table:table-cell>
          <table:table-cell office:value-type="float" office:value="0.767853" calcext:value-type="float">
            <text:p>0.7678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3124" calcext:value-type="float">
            <text:p>0.093124</text:p>
          </table:table-cell>
          <table:table-cell office:value-type="float" office:value="0.191086" calcext:value-type="float">
            <text:p>0.191086</text:p>
          </table:table-cell>
          <table:table-cell office:value-type="float" office:value="0.768967" calcext:value-type="float">
            <text:p>0.768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6039" calcext:value-type="float">
            <text:p>0.096039</text:p>
          </table:table-cell>
          <table:table-cell office:value-type="float" office:value="0.185593" calcext:value-type="float">
            <text:p>0.185593</text:p>
          </table:table-cell>
          <table:table-cell office:value-type="float" office:value="0.769699" calcext:value-type="float">
            <text:p>0.7696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5184" calcext:value-type="float">
            <text:p>0.095184</text:p>
          </table:table-cell>
          <table:table-cell office:value-type="float" office:value="0.185211" calcext:value-type="float">
            <text:p>0.185211</text:p>
          </table:table-cell>
          <table:table-cell office:value-type="float" office:value="0.770874" calcext:value-type="float">
            <text:p>0.7708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6222" calcext:value-type="float">
            <text:p>0.096222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772781" calcext:value-type="float">
            <text:p>0.7727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7046" calcext:value-type="float">
            <text:p>0.097046</text:p>
          </table:table-cell>
          <table:table-cell office:value-type="float" office:value="0.17894" calcext:value-type="float">
            <text:p>0.178940</text:p>
          </table:table-cell>
          <table:table-cell office:value-type="float" office:value="0.771866" calcext:value-type="float">
            <text:p>0.771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6222" calcext:value-type="float">
            <text:p>0.096222</text:p>
          </table:table-cell>
          <table:table-cell office:value-type="float" office:value="0.173462" calcext:value-type="float">
            <text:p>0.173462</text:p>
          </table:table-cell>
          <table:table-cell office:value-type="float" office:value="0.774689" calcext:value-type="float">
            <text:p>0.774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7046" calcext:value-type="float">
            <text:p>0.097046</text:p>
          </table:table-cell>
          <table:table-cell office:value-type="float" office:value="0.173248" calcext:value-type="float">
            <text:p>0.173248</text:p>
          </table:table-cell>
          <table:table-cell office:value-type="float" office:value="0.773712" calcext:value-type="float">
            <text:p>0.7737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5184" calcext:value-type="float">
            <text:p>0.095184</text:p>
          </table:table-cell>
          <table:table-cell office:value-type="float" office:value="0.167587" calcext:value-type="float">
            <text:p>0.167587</text:p>
          </table:table-cell>
          <table:table-cell office:value-type="float" office:value="0.776596" calcext:value-type="float">
            <text:p>0.7765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6039" calcext:value-type="float">
            <text:p>0.096039</text:p>
          </table:table-cell>
          <table:table-cell office:value-type="float" office:value="0.166595" calcext:value-type="float">
            <text:p>0.166595</text:p>
          </table:table-cell>
          <table:table-cell office:value-type="float" office:value="0.775879" calcext:value-type="float">
            <text:p>0.7758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404" calcext:value-type="float">
            <text:p>0.094040</text:p>
          </table:table-cell>
          <table:table-cell office:value-type="float" office:value="0.160889" calcext:value-type="float">
            <text:p>0.160889</text:p>
          </table:table-cell>
          <table:table-cell office:value-type="float" office:value="0.777725" calcext:value-type="float">
            <text:p>0.7777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3124" calcext:value-type="float">
            <text:p>0.093124</text:p>
          </table:table-cell>
          <table:table-cell office:value-type="float" office:value="0.161728" calcext:value-type="float">
            <text:p>0.161728</text:p>
          </table:table-cell>
          <table:table-cell office:value-type="float" office:value="0.778503" calcext:value-type="float">
            <text:p>0.778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1049" calcext:value-type="float">
            <text:p>0.091049</text:p>
          </table:table-cell>
          <table:table-cell office:value-type="float" office:value="0.155182" calcext:value-type="float">
            <text:p>0.155182</text:p>
          </table:table-cell>
          <table:table-cell office:value-type="float" office:value="0.779587" calcext:value-type="float">
            <text:p>0.779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042" calcext:value-type="float">
            <text:p>0.090042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780426" calcext:value-type="float">
            <text:p>0.7804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7051" calcext:value-type="float">
            <text:p>0.087051</text:p>
          </table:table-cell>
          <table:table-cell office:value-type="float" office:value="0.150436" calcext:value-type="float">
            <text:p>0.150436</text:p>
          </table:table-cell>
          <table:table-cell office:value-type="float" office:value="0.781128" calcext:value-type="float">
            <text:p>0.7811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5922" calcext:value-type="float">
            <text:p>0.085922</text:p>
          </table:table-cell>
          <table:table-cell office:value-type="float" office:value="0.150955" calcext:value-type="float">
            <text:p>0.150955</text:p>
          </table:table-cell>
          <table:table-cell office:value-type="float" office:value="0.782013" calcext:value-type="float">
            <text:p>0.7820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3054" calcext:value-type="float">
            <text:p>0.083054</text:p>
          </table:table-cell>
          <table:table-cell office:value-type="float" office:value="0.146637" calcext:value-type="float">
            <text:p>0.146637</text:p>
          </table:table-cell>
          <table:table-cell office:value-type="float" office:value="0.782364" calcext:value-type="float">
            <text:p>0.7823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84" calcext:value-type="float">
            <text:p>0.082840</text:p>
          </table:table-cell>
          <table:table-cell office:value-type="float" office:value="0.148026" calcext:value-type="float">
            <text:p>0.148026</text:p>
          </table:table-cell>
          <table:table-cell office:value-type="float" office:value="0.782959" calcext:value-type="float">
            <text:p>0.782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8064" calcext:value-type="float">
            <text:p>0.078064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36" calcext:value-type="float">
            <text:p>0.7836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7698" calcext:value-type="float">
            <text:p>0.077698</text:p>
          </table:table-cell>
          <table:table-cell office:value-type="float" office:value="0.144104" calcext:value-type="float">
            <text:p>0.144104</text:p>
          </table:table-cell>
          <table:table-cell office:value-type="float" office:value="0.784241" calcext:value-type="float">
            <text:p>0.784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2067" calcext:value-type="float">
            <text:p>0.072067</text:p>
          </table:table-cell>
          <table:table-cell office:value-type="float" office:value="0.139984" calcext:value-type="float">
            <text:p>0.139984</text:p>
          </table:table-cell>
          <table:table-cell office:value-type="float" office:value="0.784531" calcext:value-type="float">
            <text:p>0.7845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1518" calcext:value-type="float">
            <text:p>0.071518</text:p>
          </table:table-cell>
          <table:table-cell office:value-type="float" office:value="0.141174" calcext:value-type="float">
            <text:p>0.141174</text:p>
          </table:table-cell>
          <table:table-cell office:value-type="float" office:value="0.785187" calcext:value-type="float">
            <text:p>0.7851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6071" calcext:value-type="float">
            <text:p>0.066071</text:p>
          </table:table-cell>
          <table:table-cell office:value-type="float" office:value="0.138077" calcext:value-type="float">
            <text:p>0.138077</text:p>
          </table:table-cell>
          <table:table-cell office:value-type="float" office:value="0.785141" calcext:value-type="float">
            <text:p>0.7851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338" calcext:value-type="float">
            <text:p>0.065338</text:p>
          </table:table-cell>
          <table:table-cell office:value-type="float" office:value="0.139206" calcext:value-type="float">
            <text:p>0.139206</text:p>
          </table:table-cell>
          <table:table-cell office:value-type="float" office:value="0.785828" calcext:value-type="float">
            <text:p>0.7858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174" calcext:value-type="float">
            <text:p>0.059174</text:p>
          </table:table-cell>
          <table:table-cell office:value-type="float" office:value="0.138229" calcext:value-type="float">
            <text:p>0.138229</text:p>
          </table:table-cell>
          <table:table-cell office:value-type="float" office:value="0.786148" calcext:value-type="float">
            <text:p>0.786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082" calcext:value-type="float">
            <text:p>0.059082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785446" calcext:value-type="float">
            <text:p>0.785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3085" calcext:value-type="float">
            <text:p>0.053085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785446" calcext:value-type="float">
            <text:p>0.785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94" calcext:value-type="float">
            <text:p>0.052994</text:p>
          </table:table-cell>
          <table:table-cell office:value-type="float" office:value="0.138229" calcext:value-type="float">
            <text:p>0.138229</text:p>
          </table:table-cell>
          <table:table-cell office:value-type="float" office:value="0.786148" calcext:value-type="float">
            <text:p>0.786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814" calcext:value-type="float">
            <text:p>0.046814</text:p>
          </table:table-cell>
          <table:table-cell office:value-type="float" office:value="0.139206" calcext:value-type="float">
            <text:p>0.139206</text:p>
          </table:table-cell>
          <table:table-cell office:value-type="float" office:value="0.785828" calcext:value-type="float">
            <text:p>0.7858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082" calcext:value-type="float">
            <text:p>0.046082</text:p>
          </table:table-cell>
          <table:table-cell office:value-type="float" office:value="0.138077" calcext:value-type="float">
            <text:p>0.138077</text:p>
          </table:table-cell>
          <table:table-cell office:value-type="float" office:value="0.785141" calcext:value-type="float">
            <text:p>0.7851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0649" calcext:value-type="float">
            <text:p>0.040649</text:p>
          </table:table-cell>
          <table:table-cell office:value-type="float" office:value="0.141174" calcext:value-type="float">
            <text:p>0.141174</text:p>
          </table:table-cell>
          <table:table-cell office:value-type="float" office:value="0.785187" calcext:value-type="float">
            <text:p>0.7851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01" calcext:value-type="float">
            <text:p>0.040100</text:p>
          </table:table-cell>
          <table:table-cell office:value-type="float" office:value="0.139984" calcext:value-type="float">
            <text:p>0.139984</text:p>
          </table:table-cell>
          <table:table-cell office:value-type="float" office:value="0.784531" calcext:value-type="float">
            <text:p>0.7845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47" calcext:value-type="float">
            <text:p>0.034470</text:p>
          </table:table-cell>
          <table:table-cell office:value-type="float" office:value="0.144104" calcext:value-type="float">
            <text:p>0.144104</text:p>
          </table:table-cell>
          <table:table-cell office:value-type="float" office:value="0.784241" calcext:value-type="float">
            <text:p>0.784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103" calcext:value-type="float">
            <text:p>0.034103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36" calcext:value-type="float">
            <text:p>0.7836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327" calcext:value-type="float">
            <text:p>0.029327</text:p>
          </table:table-cell>
          <table:table-cell office:value-type="float" office:value="0.148026" calcext:value-type="float">
            <text:p>0.148026</text:p>
          </table:table-cell>
          <table:table-cell office:value-type="float" office:value="0.782959" calcext:value-type="float">
            <text:p>0.782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099" calcext:value-type="float">
            <text:p>0.029099</text:p>
          </table:table-cell>
          <table:table-cell office:value-type="float" office:value="0.146637" calcext:value-type="float">
            <text:p>0.146637</text:p>
          </table:table-cell>
          <table:table-cell office:value-type="float" office:value="0.782364" calcext:value-type="float">
            <text:p>0.7823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623" calcext:value-type="float">
            <text:p>0.026230</text:p>
          </table:table-cell>
          <table:table-cell office:value-type="float" office:value="0.150955" calcext:value-type="float">
            <text:p>0.150955</text:p>
          </table:table-cell>
          <table:table-cell office:value-type="float" office:value="0.782013" calcext:value-type="float">
            <text:p>0.7820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101" calcext:value-type="float">
            <text:p>0.025101</text:p>
          </table:table-cell>
          <table:table-cell office:value-type="float" office:value="0.150436" calcext:value-type="float">
            <text:p>0.150436</text:p>
          </table:table-cell>
          <table:table-cell office:value-type="float" office:value="0.781128" calcext:value-type="float">
            <text:p>0.7811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2125" calcext:value-type="float">
            <text:p>0.022125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780426" calcext:value-type="float">
            <text:p>0.7804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118" calcext:value-type="float">
            <text:p>0.021118</text:p>
          </table:table-cell>
          <table:table-cell office:value-type="float" office:value="0.155182" calcext:value-type="float">
            <text:p>0.155182</text:p>
          </table:table-cell>
          <table:table-cell office:value-type="float" office:value="0.779587" calcext:value-type="float">
            <text:p>0.779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9028" calcext:value-type="float">
            <text:p>0.019028</text:p>
          </table:table-cell>
          <table:table-cell office:value-type="float" office:value="0.161728" calcext:value-type="float">
            <text:p>0.161728</text:p>
          </table:table-cell>
          <table:table-cell office:value-type="float" office:value="0.778503" calcext:value-type="float">
            <text:p>0.778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8112" calcext:value-type="float">
            <text:p>0.018112</text:p>
          </table:table-cell>
          <table:table-cell office:value-type="float" office:value="0.160889" calcext:value-type="float">
            <text:p>0.160889</text:p>
          </table:table-cell>
          <table:table-cell office:value-type="float" office:value="0.777725" calcext:value-type="float">
            <text:p>0.7777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6968" calcext:value-type="float">
            <text:p>0.016968</text:p>
          </table:table-cell>
          <table:table-cell office:value-type="float" office:value="0.167587" calcext:value-type="float">
            <text:p>0.167587</text:p>
          </table:table-cell>
          <table:table-cell office:value-type="float" office:value="0.776596" calcext:value-type="float">
            <text:p>0.7765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6113" calcext:value-type="float">
            <text:p>0.016113</text:p>
          </table:table-cell>
          <table:table-cell office:value-type="float" office:value="0.166595" calcext:value-type="float">
            <text:p>0.166595</text:p>
          </table:table-cell>
          <table:table-cell office:value-type="float" office:value="0.775879" calcext:value-type="float">
            <text:p>0.7758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945" calcext:value-type="float">
            <text:p>0.015945</text:p>
          </table:table-cell>
          <table:table-cell office:value-type="float" office:value="0.173462" calcext:value-type="float">
            <text:p>0.173462</text:p>
          </table:table-cell>
          <table:table-cell office:value-type="float" office:value="0.774689" calcext:value-type="float">
            <text:p>0.774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121" calcext:value-type="float">
            <text:p>0.015121</text:p>
          </table:table-cell>
          <table:table-cell office:value-type="float" office:value="0.173248" calcext:value-type="float">
            <text:p>0.173248</text:p>
          </table:table-cell>
          <table:table-cell office:value-type="float" office:value="0.773712" calcext:value-type="float">
            <text:p>0.7737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945" calcext:value-type="float">
            <text:p>0.015945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772781" calcext:value-type="float">
            <text:p>0.7727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121" calcext:value-type="float">
            <text:p>0.015121</text:p>
          </table:table-cell>
          <table:table-cell office:value-type="float" office:value="0.17894" calcext:value-type="float">
            <text:p>0.178940</text:p>
          </table:table-cell>
          <table:table-cell office:value-type="float" office:value="0.771866" calcext:value-type="float">
            <text:p>0.771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6968" calcext:value-type="float">
            <text:p>0.016968</text:p>
          </table:table-cell>
          <table:table-cell office:value-type="float" office:value="0.185211" calcext:value-type="float">
            <text:p>0.185211</text:p>
          </table:table-cell>
          <table:table-cell office:value-type="float" office:value="0.770874" calcext:value-type="float">
            <text:p>0.7708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6113" calcext:value-type="float">
            <text:p>0.016113</text:p>
          </table:table-cell>
          <table:table-cell office:value-type="float" office:value="0.185593" calcext:value-type="float">
            <text:p>0.185593</text:p>
          </table:table-cell>
          <table:table-cell office:value-type="float" office:value="0.769699" calcext:value-type="float">
            <text:p>0.7696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8112" calcext:value-type="float">
            <text:p>0.018112</text:p>
          </table:table-cell>
          <table:table-cell office:value-type="float" office:value="0.191299" calcext:value-type="float">
            <text:p>0.191299</text:p>
          </table:table-cell>
          <table:table-cell office:value-type="float" office:value="0.767853" calcext:value-type="float">
            <text:p>0.7678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9028" calcext:value-type="float">
            <text:p>0.019028</text:p>
          </table:table-cell>
          <table:table-cell office:value-type="float" office:value="0.191086" calcext:value-type="float">
            <text:p>0.191086</text:p>
          </table:table-cell>
          <table:table-cell office:value-type="float" office:value="0.768967" calcext:value-type="float">
            <text:p>0.768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118" calcext:value-type="float">
            <text:p>0.021118</text:p>
          </table:table-cell>
          <table:table-cell office:value-type="float" office:value="0.196991" calcext:value-type="float">
            <text:p>0.196991</text:p>
          </table:table-cell>
          <table:table-cell office:value-type="float" office:value="0.766006" calcext:value-type="float">
            <text:p>0.766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2125" calcext:value-type="float">
            <text:p>0.022125</text:p>
          </table:table-cell>
          <table:table-cell office:value-type="float" office:value="0.19696" calcext:value-type="float">
            <text:p>0.196960</text:p>
          </table:table-cell>
          <table:table-cell office:value-type="float" office:value="0.767059" calcext:value-type="float">
            <text:p>0.7670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623" calcext:value-type="float">
            <text:p>0.026230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765472" calcext:value-type="float">
            <text:p>0.765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101" calcext:value-type="float">
            <text:p>0.025101</text:p>
          </table:table-cell>
          <table:table-cell office:value-type="float" office:value="0.201752" calcext:value-type="float">
            <text:p>0.201752</text:p>
          </table:table-cell>
          <table:table-cell office:value-type="float" office:value="0.76445" calcext:value-type="float">
            <text:p>0.7644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327" calcext:value-type="float">
            <text:p>0.029327</text:p>
          </table:table-cell>
          <table:table-cell office:value-type="float" office:value="0.204788" calcext:value-type="float">
            <text:p>0.204788</text:p>
          </table:table-cell>
          <table:table-cell office:value-type="float" office:value="0.764526" calcext:value-type="float">
            <text:p>0.7645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099" calcext:value-type="float">
            <text:p>0.029099</text:p>
          </table:table-cell>
          <table:table-cell office:value-type="float" office:value="0.205551" calcext:value-type="float">
            <text:p>0.205551</text:p>
          </table:table-cell>
          <table:table-cell office:value-type="float" office:value="0.763214" calcext:value-type="float">
            <text:p>0.763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47" calcext:value-type="float">
            <text:p>0.034470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3245" calcext:value-type="float">
            <text:p>0.7632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103" calcext:value-type="float">
            <text:p>0.034103</text:p>
          </table:table-cell>
          <table:table-cell office:value-type="float" office:value="0.209351" calcext:value-type="float">
            <text:p>0.209351</text:p>
          </table:table-cell>
          <table:table-cell office:value-type="float" office:value="0.761978" calcext:value-type="float">
            <text:p>0.7619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0649" calcext:value-type="float">
            <text:p>0.040649</text:p>
          </table:table-cell>
          <table:table-cell office:value-type="float" office:value="0.211639" calcext:value-type="float">
            <text:p>0.211639</text:p>
          </table:table-cell>
          <table:table-cell office:value-type="float" office:value="0.762299" calcext:value-type="float">
            <text:p>0.7622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01" calcext:value-type="float">
            <text:p>0.040100</text:p>
          </table:table-cell>
          <table:table-cell office:value-type="float" office:value="0.212204" calcext:value-type="float">
            <text:p>0.212204</text:p>
          </table:table-cell>
          <table:table-cell office:value-type="float" office:value="0.761063" calcext:value-type="float">
            <text:p>0.7610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814" calcext:value-type="float">
            <text:p>0.046814</text:p>
          </table:table-cell>
          <table:table-cell office:value-type="float" office:value="0.213593" calcext:value-type="float">
            <text:p>0.213593</text:p>
          </table:table-cell>
          <table:table-cell office:value-type="float" office:value="0.761658" calcext:value-type="float">
            <text:p>0.7616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082" calcext:value-type="float">
            <text:p>0.046082</text:p>
          </table:table-cell>
          <table:table-cell office:value-type="float" office:value="0.214096" calcext:value-type="float">
            <text:p>0.214096</text:p>
          </table:table-cell>
          <table:table-cell office:value-type="float" office:value="0.760437" calcext:value-type="float">
            <text:p>0.760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174" calcext:value-type="float">
            <text:p>0.059174</text:p>
          </table:table-cell>
          <table:table-cell office:value-type="float" office:value="0.214569" calcext:value-type="float">
            <text:p>0.214569</text:p>
          </table:table-cell>
          <table:table-cell office:value-type="float" office:value="0.761337" calcext:value-type="float">
            <text:p>0.761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235" calcext:value-type="float">
            <text:p>0.059235</text:p>
          </table:table-cell>
          <table:table-cell office:value-type="float" office:value="0.209686" calcext:value-type="float">
            <text:p>0.209686</text:p>
          </table:table-cell>
          <table:table-cell office:value-type="float" office:value="0.760773" calcext:value-type="float">
            <text:p>0.760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94" calcext:value-type="float">
            <text:p>0.052994</text:p>
          </table:table-cell>
          <table:table-cell office:value-type="float" office:value="0.214569" calcext:value-type="float">
            <text:p>0.214569</text:p>
          </table:table-cell>
          <table:table-cell office:value-type="float" office:value="0.761337" calcext:value-type="float">
            <text:p>0.761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33" calcext:value-type="float">
            <text:p>0.052933</text:p>
          </table:table-cell>
          <table:table-cell office:value-type="float" office:value="0.209686" calcext:value-type="float">
            <text:p>0.209686</text:p>
          </table:table-cell>
          <table:table-cell office:value-type="float" office:value="0.760773" calcext:value-type="float">
            <text:p>0.760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521" calcext:value-type="float">
            <text:p>0.065521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1093" calcext:value-type="float">
            <text:p>0.761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338" calcext:value-type="float">
            <text:p>0.065338</text:p>
          </table:table-cell>
          <table:table-cell office:value-type="float" office:value="0.213593" calcext:value-type="float">
            <text:p>0.213593</text:p>
          </table:table-cell>
          <table:table-cell office:value-type="float" office:value="0.761658" calcext:value-type="float">
            <text:p>0.7616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077" calcext:value-type="float">
            <text:p>0.070770</text:p>
          </table:table-cell>
          <table:table-cell office:value-type="float" office:value="0.206696" calcext:value-type="float">
            <text:p>0.206696</text:p>
          </table:table-cell>
          <table:table-cell office:value-type="float" office:value="0.761734" calcext:value-type="float">
            <text:p>0.7617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1518" calcext:value-type="float">
            <text:p>0.071518</text:p>
          </table:table-cell>
          <table:table-cell office:value-type="float" office:value="0.211639" calcext:value-type="float">
            <text:p>0.211639</text:p>
          </table:table-cell>
          <table:table-cell office:value-type="float" office:value="0.762299" calcext:value-type="float">
            <text:p>0.7622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7698" calcext:value-type="float">
            <text:p>0.077698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3245" calcext:value-type="float">
            <text:p>0.7632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4966" calcext:value-type="float">
            <text:p>0.074966</text:p>
          </table:table-cell>
          <table:table-cell office:value-type="float" office:value="0.204697" calcext:value-type="float">
            <text:p>0.204697</text:p>
          </table:table-cell>
          <table:table-cell office:value-type="float" office:value="0.76239" calcext:value-type="float">
            <text:p>0.7623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84" calcext:value-type="float">
            <text:p>0.082840</text:p>
          </table:table-cell>
          <table:table-cell office:value-type="float" office:value="0.204788" calcext:value-type="float">
            <text:p>0.204788</text:p>
          </table:table-cell>
          <table:table-cell office:value-type="float" office:value="0.764526" calcext:value-type="float">
            <text:p>0.7645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0215" calcext:value-type="float">
            <text:p>0.080215</text:p>
          </table:table-cell>
          <table:table-cell office:value-type="float" office:value="0.200714" calcext:value-type="float">
            <text:p>0.200714</text:p>
          </table:table-cell>
          <table:table-cell office:value-type="float" office:value="0.763687" calcext:value-type="float">
            <text:p>0.7636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5922" calcext:value-type="float">
            <text:p>0.085922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765472" calcext:value-type="float">
            <text:p>0.765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306" calcext:value-type="float">
            <text:p>0.082306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0.764328" calcext:value-type="float">
            <text:p>0.7643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042" calcext:value-type="float">
            <text:p>0.090042</text:p>
          </table:table-cell>
          <table:table-cell office:value-type="float" office:value="0.19696" calcext:value-type="float">
            <text:p>0.196960</text:p>
          </table:table-cell>
          <table:table-cell office:value-type="float" office:value="0.767059" calcext:value-type="float">
            <text:p>0.7670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6502" calcext:value-type="float">
            <text:p>0.086502</text:p>
          </table:table-cell>
          <table:table-cell office:value-type="float" office:value="0.193726" calcext:value-type="float">
            <text:p>0.193726</text:p>
          </table:table-cell>
          <table:table-cell office:value-type="float" office:value="0.765945" calcext:value-type="float">
            <text:p>0.765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3124" calcext:value-type="float">
            <text:p>0.093124</text:p>
          </table:table-cell>
          <table:table-cell office:value-type="float" office:value="0.191086" calcext:value-type="float">
            <text:p>0.191086</text:p>
          </table:table-cell>
          <table:table-cell office:value-type="float" office:value="0.768967" calcext:value-type="float">
            <text:p>0.768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608" calcext:value-type="float">
            <text:p>0.088608</text:p>
          </table:table-cell>
          <table:table-cell office:value-type="float" office:value="0.189728" calcext:value-type="float">
            <text:p>0.189728</text:p>
          </table:table-cell>
          <table:table-cell office:value-type="float" office:value="0.767242" calcext:value-type="float">
            <text:p>0.767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5184" calcext:value-type="float">
            <text:p>0.095184</text:p>
          </table:table-cell>
          <table:table-cell office:value-type="float" office:value="0.185211" calcext:value-type="float">
            <text:p>0.185211</text:p>
          </table:table-cell>
          <table:table-cell office:value-type="float" office:value="0.770874" calcext:value-type="float">
            <text:p>0.7708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698" calcext:value-type="float">
            <text:p>0.090698</text:p>
          </table:table-cell>
          <table:table-cell office:value-type="float" office:value="0.184738" calcext:value-type="float">
            <text:p>0.184738</text:p>
          </table:table-cell>
          <table:table-cell office:value-type="float" office:value="0.768875" calcext:value-type="float">
            <text:p>0.768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6222" calcext:value-type="float">
            <text:p>0.096222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772781" calcext:value-type="float">
            <text:p>0.7727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1751" calcext:value-type="float">
            <text:p>0.091751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770813" calcext:value-type="float">
            <text:p>0.7708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6222" calcext:value-type="float">
            <text:p>0.096222</text:p>
          </table:table-cell>
          <table:table-cell office:value-type="float" office:value="0.173462" calcext:value-type="float">
            <text:p>0.173462</text:p>
          </table:table-cell>
          <table:table-cell office:value-type="float" office:value="0.774689" calcext:value-type="float">
            <text:p>0.774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1751" calcext:value-type="float">
            <text:p>0.091751</text:p>
          </table:table-cell>
          <table:table-cell office:value-type="float" office:value="0.172775" calcext:value-type="float">
            <text:p>0.172775</text:p>
          </table:table-cell>
          <table:table-cell office:value-type="float" office:value="0.772766" calcext:value-type="float">
            <text:p>0.772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5184" calcext:value-type="float">
            <text:p>0.095184</text:p>
          </table:table-cell>
          <table:table-cell office:value-type="float" office:value="0.167587" calcext:value-type="float">
            <text:p>0.167587</text:p>
          </table:table-cell>
          <table:table-cell office:value-type="float" office:value="0.776596" calcext:value-type="float">
            <text:p>0.7765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698" calcext:value-type="float">
            <text:p>0.090698</text:p>
          </table:table-cell>
          <table:table-cell office:value-type="float" office:value="0.166779" calcext:value-type="float">
            <text:p>0.166779</text:p>
          </table:table-cell>
          <table:table-cell office:value-type="float" office:value="0.774704" calcext:value-type="float">
            <text:p>0.7747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3124" calcext:value-type="float">
            <text:p>0.093124</text:p>
          </table:table-cell>
          <table:table-cell office:value-type="float" office:value="0.161728" calcext:value-type="float">
            <text:p>0.161728</text:p>
          </table:table-cell>
          <table:table-cell office:value-type="float" office:value="0.778503" calcext:value-type="float">
            <text:p>0.778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608" calcext:value-type="float">
            <text:p>0.088608</text:p>
          </table:table-cell>
          <table:table-cell office:value-type="float" office:value="0.161804" calcext:value-type="float">
            <text:p>0.161804</text:p>
          </table:table-cell>
          <table:table-cell office:value-type="float" office:value="0.776321" calcext:value-type="float">
            <text:p>0.7763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042" calcext:value-type="float">
            <text:p>0.090042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780426" calcext:value-type="float">
            <text:p>0.7804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6502" calcext:value-type="float">
            <text:p>0.086502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777618" calcext:value-type="float">
            <text:p>0.777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5922" calcext:value-type="float">
            <text:p>0.085922</text:p>
          </table:table-cell>
          <table:table-cell office:value-type="float" office:value="0.150955" calcext:value-type="float">
            <text:p>0.150955</text:p>
          </table:table-cell>
          <table:table-cell office:value-type="float" office:value="0.782013" calcext:value-type="float">
            <text:p>0.7820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306" calcext:value-type="float">
            <text:p>0.082306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0.779236" calcext:value-type="float">
            <text:p>0.7792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84" calcext:value-type="float">
            <text:p>0.082840</text:p>
          </table:table-cell>
          <table:table-cell office:value-type="float" office:value="0.148026" calcext:value-type="float">
            <text:p>0.148026</text:p>
          </table:table-cell>
          <table:table-cell office:value-type="float" office:value="0.782959" calcext:value-type="float">
            <text:p>0.782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0215" calcext:value-type="float">
            <text:p>0.080215</text:p>
          </table:table-cell>
          <table:table-cell office:value-type="float" office:value="0.150818" calcext:value-type="float">
            <text:p>0.150818</text:p>
          </table:table-cell>
          <table:table-cell office:value-type="float" office:value="0.779892" calcext:value-type="float">
            <text:p>0.7798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7698" calcext:value-type="float">
            <text:p>0.077698</text:p>
          </table:table-cell>
          <table:table-cell office:value-type="float" office:value="0.144104" calcext:value-type="float">
            <text:p>0.144104</text:p>
          </table:table-cell>
          <table:table-cell office:value-type="float" office:value="0.784241" calcext:value-type="float">
            <text:p>0.784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4966" calcext:value-type="float">
            <text:p>0.074966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0.781189" calcext:value-type="float">
            <text:p>0.781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1518" calcext:value-type="float">
            <text:p>0.071518</text:p>
          </table:table-cell>
          <table:table-cell office:value-type="float" office:value="0.141174" calcext:value-type="float">
            <text:p>0.141174</text:p>
          </table:table-cell>
          <table:table-cell office:value-type="float" office:value="0.785187" calcext:value-type="float">
            <text:p>0.7851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077" calcext:value-type="float">
            <text:p>0.070770</text:p>
          </table:table-cell>
          <table:table-cell office:value-type="float" office:value="0.144836" calcext:value-type="float">
            <text:p>0.144836</text:p>
          </table:table-cell>
          <table:table-cell office:value-type="float" office:value="0.78183" calcext:value-type="float">
            <text:p>0.7818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521" calcext:value-type="float">
            <text:p>0.065521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2486" calcext:value-type="float">
            <text:p>0.7824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338" calcext:value-type="float">
            <text:p>0.065338</text:p>
          </table:table-cell>
          <table:table-cell office:value-type="float" office:value="0.139206" calcext:value-type="float">
            <text:p>0.139206</text:p>
          </table:table-cell>
          <table:table-cell office:value-type="float" office:value="0.785828" calcext:value-type="float">
            <text:p>0.7858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235" calcext:value-type="float">
            <text:p>0.059235</text:p>
          </table:table-cell>
          <table:table-cell office:value-type="float" office:value="0.141846" calcext:value-type="float">
            <text:p>0.141846</text:p>
          </table:table-cell>
          <table:table-cell office:value-type="float" office:value="0.782806" calcext:value-type="float">
            <text:p>0.782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174" calcext:value-type="float">
            <text:p>0.059174</text:p>
          </table:table-cell>
          <table:table-cell office:value-type="float" office:value="0.138229" calcext:value-type="float">
            <text:p>0.138229</text:p>
          </table:table-cell>
          <table:table-cell office:value-type="float" office:value="0.786148" calcext:value-type="float">
            <text:p>0.786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94" calcext:value-type="float">
            <text:p>0.052994</text:p>
          </table:table-cell>
          <table:table-cell office:value-type="float" office:value="0.138229" calcext:value-type="float">
            <text:p>0.138229</text:p>
          </table:table-cell>
          <table:table-cell office:value-type="float" office:value="0.786148" calcext:value-type="float">
            <text:p>0.786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33" calcext:value-type="float">
            <text:p>0.052933</text:p>
          </table:table-cell>
          <table:table-cell office:value-type="float" office:value="0.141846" calcext:value-type="float">
            <text:p>0.141846</text:p>
          </table:table-cell>
          <table:table-cell office:value-type="float" office:value="0.782806" calcext:value-type="float">
            <text:p>0.782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814" calcext:value-type="float">
            <text:p>0.046814</text:p>
          </table:table-cell>
          <table:table-cell office:value-type="float" office:value="0.139206" calcext:value-type="float">
            <text:p>0.139206</text:p>
          </table:table-cell>
          <table:table-cell office:value-type="float" office:value="0.785828" calcext:value-type="float">
            <text:p>0.7858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646" calcext:value-type="float">
            <text:p>0.046646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2486" calcext:value-type="float">
            <text:p>0.7824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1397" calcext:value-type="float">
            <text:p>0.041397</text:p>
          </table:table-cell>
          <table:table-cell office:value-type="float" office:value="0.144836" calcext:value-type="float">
            <text:p>0.144836</text:p>
          </table:table-cell>
          <table:table-cell office:value-type="float" office:value="0.78183" calcext:value-type="float">
            <text:p>0.7818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0649" calcext:value-type="float">
            <text:p>0.040649</text:p>
          </table:table-cell>
          <table:table-cell office:value-type="float" office:value="0.141174" calcext:value-type="float">
            <text:p>0.141174</text:p>
          </table:table-cell>
          <table:table-cell office:value-type="float" office:value="0.785187" calcext:value-type="float">
            <text:p>0.7851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7201" calcext:value-type="float">
            <text:p>0.037201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0.781189" calcext:value-type="float">
            <text:p>0.781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47" calcext:value-type="float">
            <text:p>0.034470</text:p>
          </table:table-cell>
          <table:table-cell office:value-type="float" office:value="0.144104" calcext:value-type="float">
            <text:p>0.144104</text:p>
          </table:table-cell>
          <table:table-cell office:value-type="float" office:value="0.784241" calcext:value-type="float">
            <text:p>0.784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952" calcext:value-type="float">
            <text:p>0.031952</text:p>
          </table:table-cell>
          <table:table-cell office:value-type="float" office:value="0.150818" calcext:value-type="float">
            <text:p>0.150818</text:p>
          </table:table-cell>
          <table:table-cell office:value-type="float" office:value="0.779892" calcext:value-type="float">
            <text:p>0.7798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327" calcext:value-type="float">
            <text:p>0.029327</text:p>
          </table:table-cell>
          <table:table-cell office:value-type="float" office:value="0.148026" calcext:value-type="float">
            <text:p>0.148026</text:p>
          </table:table-cell>
          <table:table-cell office:value-type="float" office:value="0.782959" calcext:value-type="float">
            <text:p>0.782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861" calcext:value-type="float">
            <text:p>0.029861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0.779236" calcext:value-type="float">
            <text:p>0.7792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623" calcext:value-type="float">
            <text:p>0.026230</text:p>
          </table:table-cell>
          <table:table-cell office:value-type="float" office:value="0.150955" calcext:value-type="float">
            <text:p>0.150955</text:p>
          </table:table-cell>
          <table:table-cell office:value-type="float" office:value="0.782013" calcext:value-type="float">
            <text:p>0.7820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65" calcext:value-type="float">
            <text:p>0.025650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777618" calcext:value-type="float">
            <text:p>0.777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2125" calcext:value-type="float">
            <text:p>0.022125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780426" calcext:value-type="float">
            <text:p>0.7804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56" calcext:value-type="float">
            <text:p>0.023560</text:p>
          </table:table-cell>
          <table:table-cell office:value-type="float" office:value="0.161804" calcext:value-type="float">
            <text:p>0.161804</text:p>
          </table:table-cell>
          <table:table-cell office:value-type="float" office:value="0.776321" calcext:value-type="float">
            <text:p>0.7763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9028" calcext:value-type="float">
            <text:p>0.019028</text:p>
          </table:table-cell>
          <table:table-cell office:value-type="float" office:value="0.161728" calcext:value-type="float">
            <text:p>0.161728</text:p>
          </table:table-cell>
          <table:table-cell office:value-type="float" office:value="0.778503" calcext:value-type="float">
            <text:p>0.778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454" calcext:value-type="float">
            <text:p>0.021454</text:p>
          </table:table-cell>
          <table:table-cell office:value-type="float" office:value="0.166779" calcext:value-type="float">
            <text:p>0.166779</text:p>
          </table:table-cell>
          <table:table-cell office:value-type="float" office:value="0.774704" calcext:value-type="float">
            <text:p>0.7747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6968" calcext:value-type="float">
            <text:p>0.016968</text:p>
          </table:table-cell>
          <table:table-cell office:value-type="float" office:value="0.167587" calcext:value-type="float">
            <text:p>0.167587</text:p>
          </table:table-cell>
          <table:table-cell office:value-type="float" office:value="0.776596" calcext:value-type="float">
            <text:p>0.7765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416" calcext:value-type="float">
            <text:p>0.020416</text:p>
          </table:table-cell>
          <table:table-cell office:value-type="float" office:value="0.172775" calcext:value-type="float">
            <text:p>0.172775</text:p>
          </table:table-cell>
          <table:table-cell office:value-type="float" office:value="0.772766" calcext:value-type="float">
            <text:p>0.772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945" calcext:value-type="float">
            <text:p>0.015945</text:p>
          </table:table-cell>
          <table:table-cell office:value-type="float" office:value="0.173462" calcext:value-type="float">
            <text:p>0.173462</text:p>
          </table:table-cell>
          <table:table-cell office:value-type="float" office:value="0.774689" calcext:value-type="float">
            <text:p>0.774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416" calcext:value-type="float">
            <text:p>0.020416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770813" calcext:value-type="float">
            <text:p>0.7708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5945" calcext:value-type="float">
            <text:p>0.015945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772781" calcext:value-type="float">
            <text:p>0.7727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454" calcext:value-type="float">
            <text:p>0.021454</text:p>
          </table:table-cell>
          <table:table-cell office:value-type="float" office:value="0.184738" calcext:value-type="float">
            <text:p>0.184738</text:p>
          </table:table-cell>
          <table:table-cell office:value-type="float" office:value="0.768875" calcext:value-type="float">
            <text:p>0.768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6968" calcext:value-type="float">
            <text:p>0.016968</text:p>
          </table:table-cell>
          <table:table-cell office:value-type="float" office:value="0.185211" calcext:value-type="float">
            <text:p>0.185211</text:p>
          </table:table-cell>
          <table:table-cell office:value-type="float" office:value="0.770874" calcext:value-type="float">
            <text:p>0.7708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56" calcext:value-type="float">
            <text:p>0.023560</text:p>
          </table:table-cell>
          <table:table-cell office:value-type="float" office:value="0.189728" calcext:value-type="float">
            <text:p>0.189728</text:p>
          </table:table-cell>
          <table:table-cell office:value-type="float" office:value="0.767242" calcext:value-type="float">
            <text:p>0.767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9028" calcext:value-type="float">
            <text:p>0.019028</text:p>
          </table:table-cell>
          <table:table-cell office:value-type="float" office:value="0.191086" calcext:value-type="float">
            <text:p>0.191086</text:p>
          </table:table-cell>
          <table:table-cell office:value-type="float" office:value="0.768967" calcext:value-type="float">
            <text:p>0.768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65" calcext:value-type="float">
            <text:p>0.025650</text:p>
          </table:table-cell>
          <table:table-cell office:value-type="float" office:value="0.193726" calcext:value-type="float">
            <text:p>0.193726</text:p>
          </table:table-cell>
          <table:table-cell office:value-type="float" office:value="0.765945" calcext:value-type="float">
            <text:p>0.765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2125" calcext:value-type="float">
            <text:p>0.022125</text:p>
          </table:table-cell>
          <table:table-cell office:value-type="float" office:value="0.19696" calcext:value-type="float">
            <text:p>0.196960</text:p>
          </table:table-cell>
          <table:table-cell office:value-type="float" office:value="0.767059" calcext:value-type="float">
            <text:p>0.7670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861" calcext:value-type="float">
            <text:p>0.029861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0.764328" calcext:value-type="float">
            <text:p>0.7643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623" calcext:value-type="float">
            <text:p>0.026230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765472" calcext:value-type="float">
            <text:p>0.765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952" calcext:value-type="float">
            <text:p>0.031952</text:p>
          </table:table-cell>
          <table:table-cell office:value-type="float" office:value="0.200714" calcext:value-type="float">
            <text:p>0.200714</text:p>
          </table:table-cell>
          <table:table-cell office:value-type="float" office:value="0.763687" calcext:value-type="float">
            <text:p>0.7636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327" calcext:value-type="float">
            <text:p>0.029327</text:p>
          </table:table-cell>
          <table:table-cell office:value-type="float" office:value="0.204788" calcext:value-type="float">
            <text:p>0.204788</text:p>
          </table:table-cell>
          <table:table-cell office:value-type="float" office:value="0.764526" calcext:value-type="float">
            <text:p>0.7645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7201" calcext:value-type="float">
            <text:p>0.037201</text:p>
          </table:table-cell>
          <table:table-cell office:value-type="float" office:value="0.204697" calcext:value-type="float">
            <text:p>0.204697</text:p>
          </table:table-cell>
          <table:table-cell office:value-type="float" office:value="0.76239" calcext:value-type="float">
            <text:p>0.7623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47" calcext:value-type="float">
            <text:p>0.034470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3245" calcext:value-type="float">
            <text:p>0.7632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1397" calcext:value-type="float">
            <text:p>0.041397</text:p>
          </table:table-cell>
          <table:table-cell office:value-type="float" office:value="0.206696" calcext:value-type="float">
            <text:p>0.206696</text:p>
          </table:table-cell>
          <table:table-cell office:value-type="float" office:value="0.761734" calcext:value-type="float">
            <text:p>0.7617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0649" calcext:value-type="float">
            <text:p>0.040649</text:p>
          </table:table-cell>
          <table:table-cell office:value-type="float" office:value="0.211639" calcext:value-type="float">
            <text:p>0.211639</text:p>
          </table:table-cell>
          <table:table-cell office:value-type="float" office:value="0.762299" calcext:value-type="float">
            <text:p>0.7622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646" calcext:value-type="float">
            <text:p>0.046646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1093" calcext:value-type="float">
            <text:p>0.761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814" calcext:value-type="float">
            <text:p>0.046814</text:p>
          </table:table-cell>
          <table:table-cell office:value-type="float" office:value="0.213593" calcext:value-type="float">
            <text:p>0.213593</text:p>
          </table:table-cell>
          <table:table-cell office:value-type="float" office:value="0.761658" calcext:value-type="float">
            <text:p>0.7616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33" calcext:value-type="float">
            <text:p>0.052933</text:p>
          </table:table-cell>
          <table:table-cell office:value-type="float" office:value="0.209686" calcext:value-type="float">
            <text:p>0.209686</text:p>
          </table:table-cell>
          <table:table-cell office:value-type="float" office:value="0.760773" calcext:value-type="float">
            <text:p>0.760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235" calcext:value-type="float">
            <text:p>0.059235</text:p>
          </table:table-cell>
          <table:table-cell office:value-type="float" office:value="0.209686" calcext:value-type="float">
            <text:p>0.209686</text:p>
          </table:table-cell>
          <table:table-cell office:value-type="float" office:value="0.760773" calcext:value-type="float">
            <text:p>0.760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33" calcext:value-type="float">
            <text:p>0.052933</text:p>
          </table:table-cell>
          <table:table-cell office:value-type="float" office:value="0.208099" calcext:value-type="float">
            <text:p>0.208099</text:p>
          </table:table-cell>
          <table:table-cell office:value-type="float" office:value="0.75589" calcext:value-type="float">
            <text:p>0.7558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235" calcext:value-type="float">
            <text:p>0.059235</text:p>
          </table:table-cell>
          <table:table-cell office:value-type="float" office:value="0.208099" calcext:value-type="float">
            <text:p>0.208099</text:p>
          </table:table-cell>
          <table:table-cell office:value-type="float" office:value="0.75589" calcext:value-type="float">
            <text:p>0.7558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521" calcext:value-type="float">
            <text:p>0.065521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1093" calcext:value-type="float">
            <text:p>0.761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521" calcext:value-type="float">
            <text:p>0.065521</text:p>
          </table:table-cell>
          <table:table-cell office:value-type="float" office:value="0.207108" calcext:value-type="float">
            <text:p>0.207108</text:p>
          </table:table-cell>
          <table:table-cell office:value-type="float" office:value="0.75621" calcext:value-type="float">
            <text:p>0.7562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077" calcext:value-type="float">
            <text:p>0.070770</text:p>
          </table:table-cell>
          <table:table-cell office:value-type="float" office:value="0.206696" calcext:value-type="float">
            <text:p>0.206696</text:p>
          </table:table-cell>
          <table:table-cell office:value-type="float" office:value="0.761734" calcext:value-type="float">
            <text:p>0.7617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077" calcext:value-type="float">
            <text:p>0.070770</text:p>
          </table:table-cell>
          <table:table-cell office:value-type="float" office:value="0.205109" calcext:value-type="float">
            <text:p>0.205109</text:p>
          </table:table-cell>
          <table:table-cell office:value-type="float" office:value="0.756851" calcext:value-type="float">
            <text:p>0.7568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4966" calcext:value-type="float">
            <text:p>0.074966</text:p>
          </table:table-cell>
          <table:table-cell office:value-type="float" office:value="0.204697" calcext:value-type="float">
            <text:p>0.204697</text:p>
          </table:table-cell>
          <table:table-cell office:value-type="float" office:value="0.76239" calcext:value-type="float">
            <text:p>0.7623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4966" calcext:value-type="float">
            <text:p>0.074966</text:p>
          </table:table-cell>
          <table:table-cell office:value-type="float" office:value="0.20311" calcext:value-type="float">
            <text:p>0.203110</text:p>
          </table:table-cell>
          <table:table-cell office:value-type="float" office:value="0.757507" calcext:value-type="float">
            <text:p>0.7575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0215" calcext:value-type="float">
            <text:p>0.080215</text:p>
          </table:table-cell>
          <table:table-cell office:value-type="float" office:value="0.200714" calcext:value-type="float">
            <text:p>0.200714</text:p>
          </table:table-cell>
          <table:table-cell office:value-type="float" office:value="0.763687" calcext:value-type="float">
            <text:p>0.7636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0215" calcext:value-type="float">
            <text:p>0.080215</text:p>
          </table:table-cell>
          <table:table-cell office:value-type="float" office:value="0.199127" calcext:value-type="float">
            <text:p>0.199127</text:p>
          </table:table-cell>
          <table:table-cell office:value-type="float" office:value="0.758804" calcext:value-type="float">
            <text:p>0.758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306" calcext:value-type="float">
            <text:p>0.082306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0.764328" calcext:value-type="float">
            <text:p>0.7643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306" calcext:value-type="float">
            <text:p>0.082306</text:p>
          </table:table-cell>
          <table:table-cell office:value-type="float" office:value="0.197128" calcext:value-type="float">
            <text:p>0.197128</text:p>
          </table:table-cell>
          <table:table-cell office:value-type="float" office:value="0.759445" calcext:value-type="float">
            <text:p>0.759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6502" calcext:value-type="float">
            <text:p>0.086502</text:p>
          </table:table-cell>
          <table:table-cell office:value-type="float" office:value="0.193726" calcext:value-type="float">
            <text:p>0.193726</text:p>
          </table:table-cell>
          <table:table-cell office:value-type="float" office:value="0.765945" calcext:value-type="float">
            <text:p>0.765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6502" calcext:value-type="float">
            <text:p>0.086502</text:p>
          </table:table-cell>
          <table:table-cell office:value-type="float" office:value="0.192139" calcext:value-type="float">
            <text:p>0.192139</text:p>
          </table:table-cell>
          <table:table-cell office:value-type="float" office:value="0.761063" calcext:value-type="float">
            <text:p>0.7610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608" calcext:value-type="float">
            <text:p>0.088608</text:p>
          </table:table-cell>
          <table:table-cell office:value-type="float" office:value="0.189728" calcext:value-type="float">
            <text:p>0.189728</text:p>
          </table:table-cell>
          <table:table-cell office:value-type="float" office:value="0.767242" calcext:value-type="float">
            <text:p>0.767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608" calcext:value-type="float">
            <text:p>0.088608</text:p>
          </table:table-cell>
          <table:table-cell office:value-type="float" office:value="0.188141" calcext:value-type="float">
            <text:p>0.188141</text:p>
          </table:table-cell>
          <table:table-cell office:value-type="float" office:value="0.76236" calcext:value-type="float">
            <text:p>0.7623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698" calcext:value-type="float">
            <text:p>0.090698</text:p>
          </table:table-cell>
          <table:table-cell office:value-type="float" office:value="0.184738" calcext:value-type="float">
            <text:p>0.184738</text:p>
          </table:table-cell>
          <table:table-cell office:value-type="float" office:value="0.768875" calcext:value-type="float">
            <text:p>0.768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698" calcext:value-type="float">
            <text:p>0.090698</text:p>
          </table:table-cell>
          <table:table-cell office:value-type="float" office:value="0.183167" calcext:value-type="float">
            <text:p>0.183167</text:p>
          </table:table-cell>
          <table:table-cell office:value-type="float" office:value="0.763992" calcext:value-type="float">
            <text:p>0.763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1751" calcext:value-type="float">
            <text:p>0.091751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770813" calcext:value-type="float">
            <text:p>0.7708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1751" calcext:value-type="float">
            <text:p>0.091751</text:p>
          </table:table-cell>
          <table:table-cell office:value-type="float" office:value="0.17717" calcext:value-type="float">
            <text:p>0.177170</text:p>
          </table:table-cell>
          <table:table-cell office:value-type="float" office:value="0.76593" calcext:value-type="float">
            <text:p>0.7659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1751" calcext:value-type="float">
            <text:p>0.091751</text:p>
          </table:table-cell>
          <table:table-cell office:value-type="float" office:value="0.172775" calcext:value-type="float">
            <text:p>0.172775</text:p>
          </table:table-cell>
          <table:table-cell office:value-type="float" office:value="0.772766" calcext:value-type="float">
            <text:p>0.772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1751" calcext:value-type="float">
            <text:p>0.091751</text:p>
          </table:table-cell>
          <table:table-cell office:value-type="float" office:value="0.171188" calcext:value-type="float">
            <text:p>0.171188</text:p>
          </table:table-cell>
          <table:table-cell office:value-type="float" office:value="0.767883" calcext:value-type="float">
            <text:p>0.7678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698" calcext:value-type="float">
            <text:p>0.090698</text:p>
          </table:table-cell>
          <table:table-cell office:value-type="float" office:value="0.166779" calcext:value-type="float">
            <text:p>0.166779</text:p>
          </table:table-cell>
          <table:table-cell office:value-type="float" office:value="0.774704" calcext:value-type="float">
            <text:p>0.7747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0698" calcext:value-type="float">
            <text:p>0.090698</text:p>
          </table:table-cell>
          <table:table-cell office:value-type="float" office:value="0.165207" calcext:value-type="float">
            <text:p>0.165207</text:p>
          </table:table-cell>
          <table:table-cell office:value-type="float" office:value="0.769821" calcext:value-type="float">
            <text:p>0.769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608" calcext:value-type="float">
            <text:p>0.088608</text:p>
          </table:table-cell>
          <table:table-cell office:value-type="float" office:value="0.161804" calcext:value-type="float">
            <text:p>0.161804</text:p>
          </table:table-cell>
          <table:table-cell office:value-type="float" office:value="0.776321" calcext:value-type="float">
            <text:p>0.7763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608" calcext:value-type="float">
            <text:p>0.088608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0.771439" calcext:value-type="float">
            <text:p>0.771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6502" calcext:value-type="float">
            <text:p>0.086502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777618" calcext:value-type="float">
            <text:p>0.777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6502" calcext:value-type="float">
            <text:p>0.086502</text:p>
          </table:table-cell>
          <table:table-cell office:value-type="float" office:value="0.156219" calcext:value-type="float">
            <text:p>0.156219</text:p>
          </table:table-cell>
          <table:table-cell office:value-type="float" office:value="0.772736" calcext:value-type="float">
            <text:p>0.7727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306" calcext:value-type="float">
            <text:p>0.082306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0.779236" calcext:value-type="float">
            <text:p>0.7792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2306" calcext:value-type="float">
            <text:p>0.082306</text:p>
          </table:table-cell>
          <table:table-cell office:value-type="float" office:value="0.15123" calcext:value-type="float">
            <text:p>0.151230</text:p>
          </table:table-cell>
          <table:table-cell office:value-type="float" office:value="0.774368" calcext:value-type="float">
            <text:p>0.774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0215" calcext:value-type="float">
            <text:p>0.080215</text:p>
          </table:table-cell>
          <table:table-cell office:value-type="float" office:value="0.150818" calcext:value-type="float">
            <text:p>0.150818</text:p>
          </table:table-cell>
          <table:table-cell office:value-type="float" office:value="0.779892" calcext:value-type="float">
            <text:p>0.7798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0215" calcext:value-type="float">
            <text:p>0.080215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0.775009" calcext:value-type="float">
            <text:p>0.775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4966" calcext:value-type="float">
            <text:p>0.074966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0.781189" calcext:value-type="float">
            <text:p>0.781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4966" calcext:value-type="float">
            <text:p>0.074966</text:p>
          </table:table-cell>
          <table:table-cell office:value-type="float" office:value="0.145248" calcext:value-type="float">
            <text:p>0.145248</text:p>
          </table:table-cell>
          <table:table-cell office:value-type="float" office:value="0.776306" calcext:value-type="float">
            <text:p>0.7763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077" calcext:value-type="float">
            <text:p>0.070770</text:p>
          </table:table-cell>
          <table:table-cell office:value-type="float" office:value="0.144836" calcext:value-type="float">
            <text:p>0.144836</text:p>
          </table:table-cell>
          <table:table-cell office:value-type="float" office:value="0.78183" calcext:value-type="float">
            <text:p>0.7818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077" calcext:value-type="float">
            <text:p>0.070770</text:p>
          </table:table-cell>
          <table:table-cell office:value-type="float" office:value="0.14325" calcext:value-type="float">
            <text:p>0.143250</text:p>
          </table:table-cell>
          <table:table-cell office:value-type="float" office:value="0.776947" calcext:value-type="float">
            <text:p>0.7769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521" calcext:value-type="float">
            <text:p>0.065521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2486" calcext:value-type="float">
            <text:p>0.7824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5521" calcext:value-type="float">
            <text:p>0.065521</text:p>
          </table:table-cell>
          <table:table-cell office:value-type="float" office:value="0.141251" calcext:value-type="float">
            <text:p>0.141251</text:p>
          </table:table-cell>
          <table:table-cell office:value-type="float" office:value="0.777603" calcext:value-type="float">
            <text:p>0.7776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235" calcext:value-type="float">
            <text:p>0.059235</text:p>
          </table:table-cell>
          <table:table-cell office:value-type="float" office:value="0.141846" calcext:value-type="float">
            <text:p>0.141846</text:p>
          </table:table-cell>
          <table:table-cell office:value-type="float" office:value="0.782806" calcext:value-type="float">
            <text:p>0.782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235" calcext:value-type="float">
            <text:p>0.059235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0.777924" calcext:value-type="float">
            <text:p>0.7779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33" calcext:value-type="float">
            <text:p>0.052933</text:p>
          </table:table-cell>
          <table:table-cell office:value-type="float" office:value="0.141846" calcext:value-type="float">
            <text:p>0.141846</text:p>
          </table:table-cell>
          <table:table-cell office:value-type="float" office:value="0.782806" calcext:value-type="float">
            <text:p>0.782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933" calcext:value-type="float">
            <text:p>0.052933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0.777924" calcext:value-type="float">
            <text:p>0.7779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646" calcext:value-type="float">
            <text:p>0.046646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2486" calcext:value-type="float">
            <text:p>0.7824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646" calcext:value-type="float">
            <text:p>0.046646</text:p>
          </table:table-cell>
          <table:table-cell office:value-type="float" office:value="0.141251" calcext:value-type="float">
            <text:p>0.141251</text:p>
          </table:table-cell>
          <table:table-cell office:value-type="float" office:value="0.777603" calcext:value-type="float">
            <text:p>0.7776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1397" calcext:value-type="float">
            <text:p>0.041397</text:p>
          </table:table-cell>
          <table:table-cell office:value-type="float" office:value="0.144836" calcext:value-type="float">
            <text:p>0.144836</text:p>
          </table:table-cell>
          <table:table-cell office:value-type="float" office:value="0.78183" calcext:value-type="float">
            <text:p>0.7818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1397" calcext:value-type="float">
            <text:p>0.041397</text:p>
          </table:table-cell>
          <table:table-cell office:value-type="float" office:value="0.14325" calcext:value-type="float">
            <text:p>0.143250</text:p>
          </table:table-cell>
          <table:table-cell office:value-type="float" office:value="0.776947" calcext:value-type="float">
            <text:p>0.7769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7201" calcext:value-type="float">
            <text:p>0.037201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0.781189" calcext:value-type="float">
            <text:p>0.781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7201" calcext:value-type="float">
            <text:p>0.037201</text:p>
          </table:table-cell>
          <table:table-cell office:value-type="float" office:value="0.145248" calcext:value-type="float">
            <text:p>0.145248</text:p>
          </table:table-cell>
          <table:table-cell office:value-type="float" office:value="0.776306" calcext:value-type="float">
            <text:p>0.7763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952" calcext:value-type="float">
            <text:p>0.031952</text:p>
          </table:table-cell>
          <table:table-cell office:value-type="float" office:value="0.150818" calcext:value-type="float">
            <text:p>0.150818</text:p>
          </table:table-cell>
          <table:table-cell office:value-type="float" office:value="0.779892" calcext:value-type="float">
            <text:p>0.7798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952" calcext:value-type="float">
            <text:p>0.031952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0.775009" calcext:value-type="float">
            <text:p>0.775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861" calcext:value-type="float">
            <text:p>0.029861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0.779236" calcext:value-type="float">
            <text:p>0.7792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861" calcext:value-type="float">
            <text:p>0.029861</text:p>
          </table:table-cell>
          <table:table-cell office:value-type="float" office:value="0.15123" calcext:value-type="float">
            <text:p>0.151230</text:p>
          </table:table-cell>
          <table:table-cell office:value-type="float" office:value="0.774368" calcext:value-type="float">
            <text:p>0.774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65" calcext:value-type="float">
            <text:p>0.025650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777618" calcext:value-type="float">
            <text:p>0.777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65" calcext:value-type="float">
            <text:p>0.025650</text:p>
          </table:table-cell>
          <table:table-cell office:value-type="float" office:value="0.156219" calcext:value-type="float">
            <text:p>0.156219</text:p>
          </table:table-cell>
          <table:table-cell office:value-type="float" office:value="0.772736" calcext:value-type="float">
            <text:p>0.7727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56" calcext:value-type="float">
            <text:p>0.023560</text:p>
          </table:table-cell>
          <table:table-cell office:value-type="float" office:value="0.161804" calcext:value-type="float">
            <text:p>0.161804</text:p>
          </table:table-cell>
          <table:table-cell office:value-type="float" office:value="0.776321" calcext:value-type="float">
            <text:p>0.7763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56" calcext:value-type="float">
            <text:p>0.023560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0.771439" calcext:value-type="float">
            <text:p>0.771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454" calcext:value-type="float">
            <text:p>0.021454</text:p>
          </table:table-cell>
          <table:table-cell office:value-type="float" office:value="0.166779" calcext:value-type="float">
            <text:p>0.166779</text:p>
          </table:table-cell>
          <table:table-cell office:value-type="float" office:value="0.774704" calcext:value-type="float">
            <text:p>0.7747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454" calcext:value-type="float">
            <text:p>0.021454</text:p>
          </table:table-cell>
          <table:table-cell office:value-type="float" office:value="0.165207" calcext:value-type="float">
            <text:p>0.165207</text:p>
          </table:table-cell>
          <table:table-cell office:value-type="float" office:value="0.769821" calcext:value-type="float">
            <text:p>0.769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416" calcext:value-type="float">
            <text:p>0.020416</text:p>
          </table:table-cell>
          <table:table-cell office:value-type="float" office:value="0.172775" calcext:value-type="float">
            <text:p>0.172775</text:p>
          </table:table-cell>
          <table:table-cell office:value-type="float" office:value="0.772766" calcext:value-type="float">
            <text:p>0.772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416" calcext:value-type="float">
            <text:p>0.020416</text:p>
          </table:table-cell>
          <table:table-cell office:value-type="float" office:value="0.171188" calcext:value-type="float">
            <text:p>0.171188</text:p>
          </table:table-cell>
          <table:table-cell office:value-type="float" office:value="0.767883" calcext:value-type="float">
            <text:p>0.7678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416" calcext:value-type="float">
            <text:p>0.020416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770813" calcext:value-type="float">
            <text:p>0.7708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0416" calcext:value-type="float">
            <text:p>0.020416</text:p>
          </table:table-cell>
          <table:table-cell office:value-type="float" office:value="0.17717" calcext:value-type="float">
            <text:p>0.177170</text:p>
          </table:table-cell>
          <table:table-cell office:value-type="float" office:value="0.76593" calcext:value-type="float">
            <text:p>0.7659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454" calcext:value-type="float">
            <text:p>0.021454</text:p>
          </table:table-cell>
          <table:table-cell office:value-type="float" office:value="0.184738" calcext:value-type="float">
            <text:p>0.184738</text:p>
          </table:table-cell>
          <table:table-cell office:value-type="float" office:value="0.768875" calcext:value-type="float">
            <text:p>0.768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1454" calcext:value-type="float">
            <text:p>0.021454</text:p>
          </table:table-cell>
          <table:table-cell office:value-type="float" office:value="0.183167" calcext:value-type="float">
            <text:p>0.183167</text:p>
          </table:table-cell>
          <table:table-cell office:value-type="float" office:value="0.763992" calcext:value-type="float">
            <text:p>0.763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56" calcext:value-type="float">
            <text:p>0.023560</text:p>
          </table:table-cell>
          <table:table-cell office:value-type="float" office:value="0.189728" calcext:value-type="float">
            <text:p>0.189728</text:p>
          </table:table-cell>
          <table:table-cell office:value-type="float" office:value="0.767242" calcext:value-type="float">
            <text:p>0.767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356" calcext:value-type="float">
            <text:p>0.023560</text:p>
          </table:table-cell>
          <table:table-cell office:value-type="float" office:value="0.188141" calcext:value-type="float">
            <text:p>0.188141</text:p>
          </table:table-cell>
          <table:table-cell office:value-type="float" office:value="0.76236" calcext:value-type="float">
            <text:p>0.7623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65" calcext:value-type="float">
            <text:p>0.025650</text:p>
          </table:table-cell>
          <table:table-cell office:value-type="float" office:value="0.193726" calcext:value-type="float">
            <text:p>0.193726</text:p>
          </table:table-cell>
          <table:table-cell office:value-type="float" office:value="0.765945" calcext:value-type="float">
            <text:p>0.765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65" calcext:value-type="float">
            <text:p>0.025650</text:p>
          </table:table-cell>
          <table:table-cell office:value-type="float" office:value="0.192139" calcext:value-type="float">
            <text:p>0.192139</text:p>
          </table:table-cell>
          <table:table-cell office:value-type="float" office:value="0.761063" calcext:value-type="float">
            <text:p>0.7610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861" calcext:value-type="float">
            <text:p>0.029861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0.764328" calcext:value-type="float">
            <text:p>0.7643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9861" calcext:value-type="float">
            <text:p>0.029861</text:p>
          </table:table-cell>
          <table:table-cell office:value-type="float" office:value="0.197128" calcext:value-type="float">
            <text:p>0.197128</text:p>
          </table:table-cell>
          <table:table-cell office:value-type="float" office:value="0.759445" calcext:value-type="float">
            <text:p>0.759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952" calcext:value-type="float">
            <text:p>0.031952</text:p>
          </table:table-cell>
          <table:table-cell office:value-type="float" office:value="0.200714" calcext:value-type="float">
            <text:p>0.200714</text:p>
          </table:table-cell>
          <table:table-cell office:value-type="float" office:value="0.763687" calcext:value-type="float">
            <text:p>0.7636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1952" calcext:value-type="float">
            <text:p>0.031952</text:p>
          </table:table-cell>
          <table:table-cell office:value-type="float" office:value="0.199127" calcext:value-type="float">
            <text:p>0.199127</text:p>
          </table:table-cell>
          <table:table-cell office:value-type="float" office:value="0.758804" calcext:value-type="float">
            <text:p>0.758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7201" calcext:value-type="float">
            <text:p>0.037201</text:p>
          </table:table-cell>
          <table:table-cell office:value-type="float" office:value="0.204697" calcext:value-type="float">
            <text:p>0.204697</text:p>
          </table:table-cell>
          <table:table-cell office:value-type="float" office:value="0.76239" calcext:value-type="float">
            <text:p>0.7623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7201" calcext:value-type="float">
            <text:p>0.037201</text:p>
          </table:table-cell>
          <table:table-cell office:value-type="float" office:value="0.20311" calcext:value-type="float">
            <text:p>0.203110</text:p>
          </table:table-cell>
          <table:table-cell office:value-type="float" office:value="0.757507" calcext:value-type="float">
            <text:p>0.7575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1397" calcext:value-type="float">
            <text:p>0.041397</text:p>
          </table:table-cell>
          <table:table-cell office:value-type="float" office:value="0.206696" calcext:value-type="float">
            <text:p>0.206696</text:p>
          </table:table-cell>
          <table:table-cell office:value-type="float" office:value="0.761734" calcext:value-type="float">
            <text:p>0.7617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1397" calcext:value-type="float">
            <text:p>0.041397</text:p>
          </table:table-cell>
          <table:table-cell office:value-type="float" office:value="0.205109" calcext:value-type="float">
            <text:p>0.205109</text:p>
          </table:table-cell>
          <table:table-cell office:value-type="float" office:value="0.756851" calcext:value-type="float">
            <text:p>0.7568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646" calcext:value-type="float">
            <text:p>0.046646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1093" calcext:value-type="float">
            <text:p>0.761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6646" calcext:value-type="float">
            <text:p>0.046646</text:p>
          </table:table-cell>
          <table:table-cell office:value-type="float" office:value="0.207108" calcext:value-type="float">
            <text:p>0.207108</text:p>
          </table:table-cell>
          <table:table-cell office:value-type="float" office:value="0.75621" calcext:value-type="float">
            <text:p>0.7562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041" calcext:value-type="float">
            <text:p>0.060410</text:p>
          </table:table-cell>
          <table:table-cell office:value-type="float" office:value="0.176529" calcext:value-type="float">
            <text:p>0.176529</text:p>
          </table:table-cell>
          <table:table-cell office:value-type="float" office:value="0.769257" calcext:value-type="float">
            <text:p>0.7692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041" calcext:value-type="float">
            <text:p>0.060410</text:p>
          </table:table-cell>
          <table:table-cell office:value-type="float" office:value="0.174301" calcext:value-type="float">
            <text:p>0.174301</text:p>
          </table:table-cell>
          <table:table-cell office:value-type="float" office:value="0.769989" calcext:value-type="float">
            <text:p>0.7699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25" calcext:value-type="float">
            <text:p>0.059250</text:p>
          </table:table-cell>
          <table:table-cell office:value-type="float" office:value="0.178452" calcext:value-type="float">
            <text:p>0.178452</text:p>
          </table:table-cell>
          <table:table-cell office:value-type="float" office:value="0.768646" calcext:value-type="float">
            <text:p>0.7686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925" calcext:value-type="float">
            <text:p>0.059250</text:p>
          </table:table-cell>
          <table:table-cell office:value-type="float" office:value="0.172379" calcext:value-type="float">
            <text:p>0.172379</text:p>
          </table:table-cell>
          <table:table-cell office:value-type="float" office:value="0.770615" calcext:value-type="float">
            <text:p>0.7706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722" calcext:value-type="float">
            <text:p>0.057220</text:p>
          </table:table-cell>
          <table:table-cell office:value-type="float" office:value="0.179565" calcext:value-type="float">
            <text:p>0.179565</text:p>
          </table:table-cell>
          <table:table-cell office:value-type="float" office:value="0.76828" calcext:value-type="float">
            <text:p>0.7682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722" calcext:value-type="float">
            <text:p>0.057220</text:p>
          </table:table-cell>
          <table:table-cell office:value-type="float" office:value="0.171265" calcext:value-type="float">
            <text:p>0.171265</text:p>
          </table:table-cell>
          <table:table-cell office:value-type="float" office:value="0.770966" calcext:value-type="float">
            <text:p>0.770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4886" calcext:value-type="float">
            <text:p>0.054886</text:p>
          </table:table-cell>
          <table:table-cell office:value-type="float" office:value="0.179565" calcext:value-type="float">
            <text:p>0.179565</text:p>
          </table:table-cell>
          <table:table-cell office:value-type="float" office:value="0.76828" calcext:value-type="float">
            <text:p>0.7682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4886" calcext:value-type="float">
            <text:p>0.054886</text:p>
          </table:table-cell>
          <table:table-cell office:value-type="float" office:value="0.171265" calcext:value-type="float">
            <text:p>0.171265</text:p>
          </table:table-cell>
          <table:table-cell office:value-type="float" office:value="0.770966" calcext:value-type="float">
            <text:p>0.770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856" calcext:value-type="float">
            <text:p>0.052856</text:p>
          </table:table-cell>
          <table:table-cell office:value-type="float" office:value="0.178452" calcext:value-type="float">
            <text:p>0.178452</text:p>
          </table:table-cell>
          <table:table-cell office:value-type="float" office:value="0.768646" calcext:value-type="float">
            <text:p>0.7686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2856" calcext:value-type="float">
            <text:p>0.052856</text:p>
          </table:table-cell>
          <table:table-cell office:value-type="float" office:value="0.172379" calcext:value-type="float">
            <text:p>0.172379</text:p>
          </table:table-cell>
          <table:table-cell office:value-type="float" office:value="0.770615" calcext:value-type="float">
            <text:p>0.7706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1697" calcext:value-type="float">
            <text:p>0.051697</text:p>
          </table:table-cell>
          <table:table-cell office:value-type="float" office:value="0.176529" calcext:value-type="float">
            <text:p>0.176529</text:p>
          </table:table-cell>
          <table:table-cell office:value-type="float" office:value="0.769257" calcext:value-type="float">
            <text:p>0.7692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1697" calcext:value-type="float">
            <text:p>0.051697</text:p>
          </table:table-cell>
          <table:table-cell office:value-type="float" office:value="0.174301" calcext:value-type="float">
            <text:p>0.174301</text:p>
          </table:table-cell>
          <table:table-cell office:value-type="float" office:value="0.769989" calcext:value-type="float">
            <text:p>0.769989</text:p>
          </table:table-cell>
          <table:table-cell table:number-columns-repeated="5"/>
        </table:table-row>
      </table:table>
      <table:table table:name="Needle" table:style-name="ta1">
        <table:table-column table:style-name="co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ARIO_302_NEEDLE</text:p>
          </table:table-cell>
          <table:table-cell table:style-name="Default" table:formula="of:=[$Sheet1.B$2]" office:value-type="float" office:value="-0.15225" calcext:value-type="float">
            <text:p>-0.15225</text:p>
          </table:table-cell>
          <table:table-cell table:style-name="Default" table:formula="of:=[$Sheet1.C$2]" office:value-type="float" office:value="-0.08025" calcext:value-type="float">
            <text:p>-0.08025</text:p>
          </table:table-cell>
          <table:table-cell table:style-name="Default" table:formula="of:=[$Sheet1.D$2]"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28]+[$Sheet1.B$2]" office:value-type="float" office:value="-0.093183" calcext:value-type="float">
            <text:p>-0.093183</text:p>
          </table:table-cell>
          <table:table-cell table:formula="of:=[.C28]+[$Sheet1.C$2]" office:value-type="float" office:value="0.109371" calcext:value-type="float">
            <text:p>0.109371</text:p>
          </table:table-cell>
          <table:table-cell table:formula="of:=[.D28]+[$Sheet1.D$2]" office:value-type="float" office:value="0.794343" calcext:value-type="float">
            <text:p>0.794343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41437" calcext:value-type="float">
            <text:p>0.941437</text:p>
          </table:table-cell>
          <table:table-cell table:style-name="ce1" office:value-type="float" office:value="0.585342" calcext:value-type="float">
            <text:p>0.585342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29]+[$Sheet1.B$2]" office:value-type="float" office:value="-0.093183" calcext:value-type="float">
            <text:p>-0.093183</text:p>
          </table:table-cell>
          <table:table-cell table:formula="of:=[.C29]+[$Sheet1.C$2]" office:value-type="float" office:value="0.107738" calcext:value-type="float">
            <text:p>0.107738</text:p>
          </table:table-cell>
          <table:table-cell table:formula="of:=[.D29]+[$Sheet1.D$2]" office:value-type="float" office:value="0.794877" calcext:value-type="float">
            <text:p>0.794877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41437" calcext:value-type="float">
            <text:p>0.941437</text:p>
          </table:table-cell>
          <table:table-cell table:style-name="ce1" office:value-type="float" office:value="0.59697" calcext:value-type="float">
            <text:p>0.596970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30]+[$Sheet1.B$2]" office:value-type="float" office:value="-0.094022" calcext:value-type="float">
            <text:p>-0.094022</text:p>
          </table:table-cell>
          <table:table-cell table:formula="of:=[.C30]+[$Sheet1.C$2]" office:value-type="float" office:value="0.11076" calcext:value-type="float">
            <text:p>0.110760</text:p>
          </table:table-cell>
          <table:table-cell table:formula="of:=[.D30]+[$Sheet1.D$2]" office:value-type="float" office:value="0.793885" calcext:value-type="float">
            <text:p>0.79388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47266" calcext:value-type="float">
            <text:p>0.947266</text:p>
          </table:table-cell>
          <table:table-cell table:style-name="ce1" office:value-type="float" office:value="0.575287" calcext:value-type="float">
            <text:p>0.575287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31]+[$Sheet1.B$2]" office:value-type="float" office:value="-0.094022" calcext:value-type="float">
            <text:p>-0.094022</text:p>
          </table:table-cell>
          <table:table-cell table:formula="of:=[.C31]+[$Sheet1.C$2]" office:value-type="float" office:value="0.106334" calcext:value-type="float">
            <text:p>0.106334</text:p>
          </table:table-cell>
          <table:table-cell table:formula="of:=[.D31]+[$Sheet1.D$2]" office:value-type="float" office:value="0.795335" calcext:value-type="float">
            <text:p>0.79533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47266" calcext:value-type="float">
            <text:p>0.947266</text:p>
          </table:table-cell>
          <table:table-cell table:style-name="ce1" office:value-type="float" office:value="0.607025" calcext:value-type="float">
            <text:p>0.607025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32]+[$Sheet1.B$2]" office:value-type="float" office:value="-0.095503" calcext:value-type="float">
            <text:p>-0.095503</text:p>
          </table:table-cell>
          <table:table-cell table:formula="of:=[.C32]+[$Sheet1.C$2]" office:value-type="float" office:value="0.111583" calcext:value-type="float">
            <text:p>0.111583</text:p>
          </table:table-cell>
          <table:table-cell table:formula="of:=[.D32]+[$Sheet1.D$2]" office:value-type="float" office:value="0.793626" calcext:value-type="float">
            <text:p>0.79362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57382" calcext:value-type="float">
            <text:p>0.957382</text:p>
          </table:table-cell>
          <table:table-cell table:style-name="ce1" office:value-type="float" office:value="0.569489" calcext:value-type="float">
            <text:p>0.569489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33]+[$Sheet1.B$2]" office:value-type="float" office:value="-0.095503" calcext:value-type="float">
            <text:p>-0.095503</text:p>
          </table:table-cell>
          <table:table-cell table:formula="of:=[.C33]+[$Sheet1.C$2]" office:value-type="float" office:value="0.105526" calcext:value-type="float">
            <text:p>0.105526</text:p>
          </table:table-cell>
          <table:table-cell table:formula="of:=[.D33]+[$Sheet1.D$2]" office:value-type="float" office:value="0.795594" calcext:value-type="float">
            <text:p>0.795594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57382" calcext:value-type="float">
            <text:p>0.957382</text:p>
          </table:table-cell>
          <table:table-cell table:style-name="ce1" office:value-type="float" office:value="0.612823" calcext:value-type="float">
            <text:p>0.612823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34]+[$Sheet1.B$2]" office:value-type="float" office:value="-0.097212" calcext:value-type="float">
            <text:p>-0.097212</text:p>
          </table:table-cell>
          <table:table-cell table:formula="of:=[.C34]+[$Sheet1.C$2]" office:value-type="float" office:value="0.111583" calcext:value-type="float">
            <text:p>0.111583</text:p>
          </table:table-cell>
          <table:table-cell table:formula="of:=[.D34]+[$Sheet1.D$2]" office:value-type="float" office:value="0.793626" calcext:value-type="float">
            <text:p>0.793626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69055" calcext:value-type="float">
            <text:p>0.969055</text:p>
          </table:table-cell>
          <table:table-cell table:style-name="ce1" office:value-type="float" office:value="0.569489" calcext:value-type="float">
            <text:p>0.569489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35]+[$Sheet1.B$2]" office:value-type="float" office:value="-0.097212" calcext:value-type="float">
            <text:p>-0.097212</text:p>
          </table:table-cell>
          <table:table-cell table:formula="of:=[.C35]+[$Sheet1.C$2]" office:value-type="float" office:value="0.105526" calcext:value-type="float">
            <text:p>0.105526</text:p>
          </table:table-cell>
          <table:table-cell table:formula="of:=[.D35]+[$Sheet1.D$2]" office:value-type="float" office:value="0.795594" calcext:value-type="float">
            <text:p>0.795594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69055" calcext:value-type="float">
            <text:p>0.969055</text:p>
          </table:table-cell>
          <table:table-cell table:style-name="ce1" office:value-type="float" office:value="0.612823" calcext:value-type="float">
            <text:p>0.612823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36]+[$Sheet1.B$2]" office:value-type="float" office:value="-0.098676" calcext:value-type="float">
            <text:p>-0.098676</text:p>
          </table:table-cell>
          <table:table-cell table:formula="of:=[.C36]+[$Sheet1.C$2]" office:value-type="float" office:value="0.11076" calcext:value-type="float">
            <text:p>0.110760</text:p>
          </table:table-cell>
          <table:table-cell table:formula="of:=[.D36]+[$Sheet1.D$2]" office:value-type="float" office:value="0.793885" calcext:value-type="float">
            <text:p>0.79388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79156" calcext:value-type="float">
            <text:p>0.979156</text:p>
          </table:table-cell>
          <table:table-cell table:style-name="ce1" office:value-type="float" office:value="0.575287" calcext:value-type="float">
            <text:p>0.575287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37]+[$Sheet1.B$2]" office:value-type="float" office:value="-0.098676" calcext:value-type="float">
            <text:p>-0.098676</text:p>
          </table:table-cell>
          <table:table-cell table:formula="of:=[.C37]+[$Sheet1.C$2]" office:value-type="float" office:value="0.106334" calcext:value-type="float">
            <text:p>0.106334</text:p>
          </table:table-cell>
          <table:table-cell table:formula="of:=[.D37]+[$Sheet1.D$2]" office:value-type="float" office:value="0.795335" calcext:value-type="float">
            <text:p>0.795335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79156" calcext:value-type="float">
            <text:p>0.979156</text:p>
          </table:table-cell>
          <table:table-cell table:style-name="ce1" office:value-type="float" office:value="0.607025" calcext:value-type="float">
            <text:p>0.607025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38]+[$Sheet1.B$2]" office:value-type="float" office:value="-0.099531" calcext:value-type="float">
            <text:p>-0.099531</text:p>
          </table:table-cell>
          <table:table-cell table:formula="of:=[.C38]+[$Sheet1.C$2]" office:value-type="float" office:value="0.109371" calcext:value-type="float">
            <text:p>0.109371</text:p>
          </table:table-cell>
          <table:table-cell table:formula="of:=[.D38]+[$Sheet1.D$2]" office:value-type="float" office:value="0.794343" calcext:value-type="float">
            <text:p>0.794343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85001" calcext:value-type="float">
            <text:p>0.985001</text:p>
          </table:table-cell>
          <table:table-cell table:style-name="ce1" office:value-type="float" office:value="0.585342" calcext:value-type="float">
            <text:p>0.585342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39]+[$Sheet1.B$2]" office:value-type="float" office:value="-0.099531" calcext:value-type="float">
            <text:p>-0.099531</text:p>
          </table:table-cell>
          <table:table-cell table:formula="of:=[.C39]+[$Sheet1.C$2]" office:value-type="float" office:value="0.107738" calcext:value-type="float">
            <text:p>0.107738</text:p>
          </table:table-cell>
          <table:table-cell table:formula="of:=[.D39]+[$Sheet1.D$2]" office:value-type="float" office:value="0.794877" calcext:value-type="float">
            <text:p>0.794877</text:p>
          </table:table-cell>
          <table:table-cell table:style-name="ce1" office:value-type="float" office:value="0" calcext:value-type="float">
            <text:p>0.000000</text:p>
          </table:table-cell>
          <table:table-cell table:style-name="ce1" office:value-type="float" office:value="0.309372" calcext:value-type="float">
            <text:p>0.309372</text:p>
          </table:table-cell>
          <table:table-cell table:style-name="ce1" office:value-type="float" office:value="0.950943" calcext:value-type="float">
            <text:p>0.950943</text:p>
          </table:table-cell>
          <table:table-cell table:style-name="ce1" office:value-type="float" office:value="0.985001" calcext:value-type="float">
            <text:p>0.985001</text:p>
          </table:table-cell>
          <table:table-cell table:style-name="ce1" office:value-type="float" office:value="0.59697" calcext:value-type="float">
            <text:p>0.596970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40]+[$Sheet1.B$2]" office:value-type="float" office:value="-0.094801" calcext:value-type="float">
            <text:p>-0.094801</text:p>
          </table:table-cell>
          <table:table-cell table:formula="of:=[.C40]+[$Sheet1.C$2]" office:value-type="float" office:value="0.070644" calcext:value-type="float">
            <text:p>0.070644</text:p>
          </table:table-cell>
          <table:table-cell table:formula="of:=[.D40]+[$Sheet1.D$2]" office:value-type="float" office:value="0.806489" calcext:value-type="float">
            <text:p>0.806489</text:p>
          </table:table-cell>
          <table:table-cell table:style-name="ce1" office:value-type="float" office:value="0.054031" calcext:value-type="float">
            <text:p>0.054031</text:p>
          </table:table-cell>
          <table:table-cell table:style-name="ce1" office:value-type="float" office:value="0.305038" calcext:value-type="float">
            <text:p>0.305038</text:p>
          </table:table-cell>
          <table:table-cell table:style-name="ce1" office:value-type="float" office:value="0.950806" calcext:value-type="float">
            <text:p>0.950806</text:p>
          </table:table-cell>
          <table:table-cell table:style-name="ce1" office:value-type="float" office:value="0.949661" calcext:value-type="float">
            <text:p>0.949661</text:p>
          </table:table-cell>
          <table:table-cell table:style-name="ce1" office:value-type="float" office:value="0.962402" calcext:value-type="float">
            <text:p>0.962402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41]+[$Sheet1.B$2]" office:value-type="float" office:value="-0.09773" calcext:value-type="float">
            <text:p>-0.097730</text:p>
          </table:table-cell>
          <table:table-cell table:formula="of:=[.C41]+[$Sheet1.C$2]" office:value-type="float" office:value="0.070522" calcext:value-type="float">
            <text:p>0.070522</text:p>
          </table:table-cell>
          <table:table-cell table:formula="of:=[.D41]+[$Sheet1.D$2]" office:value-type="float" office:value="0.806703" calcext:value-type="float">
            <text:p>0.806703</text:p>
          </table:table-cell>
          <table:table-cell table:style-name="ce1" office:value-type="float" office:value="0.054031" calcext:value-type="float">
            <text:p>0.054031</text:p>
          </table:table-cell>
          <table:table-cell table:style-name="ce1" office:value-type="float" office:value="0.305038" calcext:value-type="float">
            <text:p>0.305038</text:p>
          </table:table-cell>
          <table:table-cell table:style-name="ce1" office:value-type="float" office:value="0.950806" calcext:value-type="float">
            <text:p>0.950806</text:p>
          </table:table-cell>
          <table:table-cell table:style-name="ce1" office:value-type="float" office:value="0.974884" calcext:value-type="float">
            <text:p>0.974884</text:p>
          </table:table-cell>
          <table:table-cell table:style-name="ce1" office:value-type="float" office:value="0.962326" calcext:value-type="float">
            <text:p>0.962326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42]+[$Sheet1.B$2]" office:value-type="float" office:value="-0.094801" calcext:value-type="float">
            <text:p>-0.094801</text:p>
          </table:table-cell>
          <table:table-cell table:formula="of:=[.C42]+[$Sheet1.C$2]" office:value-type="float" office:value="0.088619" calcext:value-type="float">
            <text:p>0.088619</text:p>
          </table:table-cell>
          <table:table-cell table:formula="of:=[.D42]+[$Sheet1.D$2]" office:value-type="float" office:value="0.800752" calcext:value-type="float">
            <text:p>0.800752</text:p>
          </table:table-cell>
          <table:table-cell table:style-name="ce1" office:value-type="float" office:value="0.054169" calcext:value-type="float">
            <text:p>0.054169</text:p>
          </table:table-cell>
          <table:table-cell table:style-name="ce1" office:value-type="float" office:value="0.303406" calcext:value-type="float">
            <text:p>0.303406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948944" calcext:value-type="float">
            <text:p>0.948944</text:p>
          </table:table-cell>
          <table:table-cell table:style-name="ce1" office:value-type="float" office:value="0.751389" calcext:value-type="float">
            <text:p>0.751389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43]+[$Sheet1.B$2]" office:value-type="float" office:value="-0.097746" calcext:value-type="float">
            <text:p>-0.097746</text:p>
          </table:table-cell>
          <table:table-cell table:formula="of:=[.C43]+[$Sheet1.C$2]" office:value-type="float" office:value="0.088512" calcext:value-type="float">
            <text:p>0.088512</text:p>
          </table:table-cell>
          <table:table-cell table:formula="of:=[.D43]+[$Sheet1.D$2]" office:value-type="float" office:value="0.800966" calcext:value-type="float">
            <text:p>0.800966</text:p>
          </table:table-cell>
          <table:table-cell table:style-name="ce1" office:value-type="float" office:value="0.054169" calcext:value-type="float">
            <text:p>0.054169</text:p>
          </table:table-cell>
          <table:table-cell table:style-name="ce1" office:value-type="float" office:value="0.303406" calcext:value-type="float">
            <text:p>0.303406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974197" calcext:value-type="float">
            <text:p>0.974197</text:p>
          </table:table-cell>
          <table:table-cell table:style-name="ce1" office:value-type="float" office:value="0.751328" calcext:value-type="float">
            <text:p>0.751328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44]+[$Sheet1.B$2]" office:value-type="float" office:value="-0.094816" calcext:value-type="float">
            <text:p>-0.094816</text:p>
          </table:table-cell>
          <table:table-cell table:formula="of:=[.C44]+[$Sheet1.C$2]" office:value-type="float" office:value="0.106609" calcext:value-type="float">
            <text:p>0.106609</text:p>
          </table:table-cell>
          <table:table-cell table:formula="of:=[.D44]+[$Sheet1.D$2]" office:value-type="float" office:value="0.79503" calcext:value-type="float">
            <text:p>0.795030</text:p>
          </table:table-cell>
          <table:table-cell table:style-name="ce1" office:value-type="float" office:value="0.054199" calcext:value-type="float">
            <text:p>0.054199</text:p>
          </table:table-cell>
          <table:table-cell table:style-name="ce1" office:value-type="float" office:value="0.303406" calcext:value-type="float">
            <text:p>0.303406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950317" calcext:value-type="float">
            <text:p>0.950317</text:p>
          </table:table-cell>
          <table:table-cell table:style-name="ce1" office:value-type="float" office:value="0.609146" calcext:value-type="float">
            <text:p>0.609146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45]+[$Sheet1.B$2]" office:value-type="float" office:value="-0.097746" calcext:value-type="float">
            <text:p>-0.097746</text:p>
          </table:table-cell>
          <table:table-cell table:formula="of:=[.C45]+[$Sheet1.C$2]" office:value-type="float" office:value="0.106487" calcext:value-type="float">
            <text:p>0.106487</text:p>
          </table:table-cell>
          <table:table-cell table:formula="of:=[.D45]+[$Sheet1.D$2]" office:value-type="float" office:value="0.795228" calcext:value-type="float">
            <text:p>0.795228</text:p>
          </table:table-cell>
          <table:table-cell table:style-name="ce1" office:value-type="float" office:value="0.054199" calcext:value-type="float">
            <text:p>0.054199</text:p>
          </table:table-cell>
          <table:table-cell table:style-name="ce1" office:value-type="float" office:value="0.303406" calcext:value-type="float">
            <text:p>0.303406</text:p>
          </table:table-cell>
          <table:table-cell table:style-name="ce1" office:value-type="float" office:value="0.951324" calcext:value-type="float">
            <text:p>0.951324</text:p>
          </table:table-cell>
          <table:table-cell table:style-name="ce1" office:value-type="float" office:value="0.975601" calcext:value-type="float">
            <text:p>0.975601</text:p>
          </table:table-cell>
          <table:table-cell table:style-name="ce1" office:value-type="float" office:value="0.609085" calcext:value-type="float">
            <text:p>0.609085</text:p>
          </table:table-cell>
          <table:table-cell/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formula="of:=[.B46]+[$Sheet1.B$2]" office:value-type="float" office:value="-0.096235" calcext:value-type="float">
            <text:p>-0.096235</text:p>
          </table:table-cell>
          <table:table-cell table:formula="of:=[.C46]+[$Sheet1.C$2]" office:value-type="float" office:value="0.065151" calcext:value-type="float">
            <text:p>0.065151</text:p>
          </table:table-cell>
          <table:table-cell table:formula="of:=[.D46]+[$Sheet1.D$2]" office:value-type="float" office:value="0.808351" calcext:value-type="float">
            <text:p>0.808351</text:p>
          </table:table-cell>
          <table:table-cell table:style-name="ce1" office:value-type="float" office:value="0.053925" calcext:value-type="float">
            <text:p>0.053925</text:p>
          </table:table-cell>
          <table:table-cell table:style-name="ce1" office:value-type="float" office:value="0.306686" calcext:value-type="float">
            <text:p>0.306686</text:p>
          </table:table-cell>
          <table:table-cell table:style-name="ce1" office:value-type="float" office:value="0.950287" calcext:value-type="float">
            <text:p>0.950287</text:p>
          </table:table-cell>
          <table:table-cell table:style-name="ce1" office:value-type="float" office:value="0.960297" calcext:value-type="float">
            <text:p>0.960297</text:p>
          </table:table-cell>
          <table:table-cell table:style-name="ce1" office:value-type="float" office:value="0.995636" calcext:value-type="float">
            <text:p>0.995636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formula="of:=[.B25]+[$Sheet1.B$2]" office:value-type="float" office:value="-0.096088" calcext:value-type="float">
            <text:p>-0.096088</text:p>
          </table:table-cell>
          <table:table-cell table:style-name="Default" table:formula="of:=[.C25]+[$Sheet1.C$2]" office:value-type="float" office:value="0.095651" calcext:value-type="float">
            <text:p>0.095651</text:p>
          </table:table-cell>
          <table:table-cell table:style-name="Default" table:formula="of:=[.D25]+[$Sheet1.D$2]" office:value-type="float" office:value="0.801915" calcext:value-type="float">
            <text:p>0.801915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ANIM_trans</text:p>
          </table:table-cell>
          <table:table-cell table:style-name="ce3" office:value-type="string" calcext:value-type="string">
            <text:p><text:span text:style-name="T1">0.056162</text:span></text:p>
          </table:table-cell>
          <table:table-cell table:style-name="ce3" office:value-type="string" calcext:value-type="string">
            <text:p><text:span text:style-name="T1">0.175901</text:span></text:p>
          </table:table-cell>
          <table:table-cell table:style-name="ce3" office:value-type="string" calcext:value-type="string">
            <text:p><text:span text:style-name="T1">0.771915</text:span></text:p>
          </table:table-cell>
          <table:table-cell table:style-name="ce3" office:value-type="string" calcext:value-type="string">
            <text:p><text:span text:style-name="T1">0.056162</text:span></text:p>
          </table:table-cell>
          <table:table-cell table:style-name="ce3" office:value-type="string" calcext:value-type="string">
            <text:p><text:span text:style-name="T1"> 0.175901</text:span></text:p>
          </table:table-cell>
          <table:table-cell table:style-name="ce3" office:value-type="string" calcext:value-type="string">
            <text:p><text:span text:style-name="T1">0.771915 </text:span></text:p>
          </table:table-cell>
          <table:table-cell table:style-name="ce3" office:value-type="string" calcext:value-type="string">
            <text:p><text:span text:style-name="T1">0.000000 </text:span></text:p>
          </table:table-cell>
          <table:table-cell table:style-name="ce3" office:value-type="string" calcext:value-type="string">
            <text:p><text:span text:style-name="T1">0.000000 </text:span></text:p>
          </table:table-cell>
          <table:table-cell table:style-name="ce3" office:value-type="string" calcext:value-type="string">
            <text:p><text:span text:style-name="T1">none</text:span>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float" office:value="0.059067" calcext:value-type="float">
            <text:p>0.059067</text:p>
          </table:table-cell>
          <table:table-cell office:value-type="float" office:value="0.189621" calcext:value-type="float">
            <text:p>0.189621</text:p>
          </table:table-cell>
          <table:table-cell office:value-type="float" office:value="0.764343" calcext:value-type="float">
            <text:p>0.764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9067" calcext:value-type="float">
            <text:p>0.059067</text:p>
          </table:table-cell>
          <table:table-cell office:value-type="float" office:value="0.187988" calcext:value-type="float">
            <text:p>0.187988</text:p>
          </table:table-cell>
          <table:table-cell office:value-type="float" office:value="0.764877" calcext:value-type="float">
            <text:p>0.76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8228" calcext:value-type="float">
            <text:p>0.058228</text:p>
          </table:table-cell>
          <table:table-cell office:value-type="float" office:value="0.19101" calcext:value-type="float">
            <text:p>0.191010</text:p>
          </table:table-cell>
          <table:table-cell office:value-type="float" office:value="0.763885" calcext:value-type="float">
            <text:p>0.763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8228" calcext:value-type="float">
            <text:p>0.058228</text:p>
          </table:table-cell>
          <table:table-cell office:value-type="float" office:value="0.186584" calcext:value-type="float">
            <text:p>0.186584</text:p>
          </table:table-cell>
          <table:table-cell office:value-type="float" office:value="0.765335" calcext:value-type="float">
            <text:p>0.76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6747" calcext:value-type="float">
            <text:p>0.056747</text:p>
          </table:table-cell>
          <table:table-cell office:value-type="float" office:value="0.191833" calcext:value-type="float">
            <text:p>0.191833</text:p>
          </table:table-cell>
          <table:table-cell office:value-type="float" office:value="0.763626" calcext:value-type="float">
            <text:p>0.763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6747" calcext:value-type="float">
            <text:p>0.056747</text:p>
          </table:table-cell>
          <table:table-cell office:value-type="float" office:value="0.185776" calcext:value-type="float">
            <text:p>0.185776</text:p>
          </table:table-cell>
          <table:table-cell office:value-type="float" office:value="0.765594" calcext:value-type="float">
            <text:p>0.765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5038" calcext:value-type="float">
            <text:p>0.055038</text:p>
          </table:table-cell>
          <table:table-cell office:value-type="float" office:value="0.191833" calcext:value-type="float">
            <text:p>0.191833</text:p>
          </table:table-cell>
          <table:table-cell office:value-type="float" office:value="0.763626" calcext:value-type="float">
            <text:p>0.763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5038" calcext:value-type="float">
            <text:p>0.055038</text:p>
          </table:table-cell>
          <table:table-cell office:value-type="float" office:value="0.185776" calcext:value-type="float">
            <text:p>0.185776</text:p>
          </table:table-cell>
          <table:table-cell office:value-type="float" office:value="0.765594" calcext:value-type="float">
            <text:p>0.765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3574" calcext:value-type="float">
            <text:p>0.053574</text:p>
          </table:table-cell>
          <table:table-cell office:value-type="float" office:value="0.19101" calcext:value-type="float">
            <text:p>0.191010</text:p>
          </table:table-cell>
          <table:table-cell office:value-type="float" office:value="0.763885" calcext:value-type="float">
            <text:p>0.763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3574" calcext:value-type="float">
            <text:p>0.053574</text:p>
          </table:table-cell>
          <table:table-cell office:value-type="float" office:value="0.186584" calcext:value-type="float">
            <text:p>0.186584</text:p>
          </table:table-cell>
          <table:table-cell office:value-type="float" office:value="0.765335" calcext:value-type="float">
            <text:p>0.76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2719" calcext:value-type="float">
            <text:p>0.052719</text:p>
          </table:table-cell>
          <table:table-cell office:value-type="float" office:value="0.189621" calcext:value-type="float">
            <text:p>0.189621</text:p>
          </table:table-cell>
          <table:table-cell office:value-type="float" office:value="0.764343" calcext:value-type="float">
            <text:p>0.764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2719" calcext:value-type="float">
            <text:p>0.052719</text:p>
          </table:table-cell>
          <table:table-cell office:value-type="float" office:value="0.187988" calcext:value-type="float">
            <text:p>0.187988</text:p>
          </table:table-cell>
          <table:table-cell office:value-type="float" office:value="0.764877" calcext:value-type="float">
            <text:p>0.76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7449" calcext:value-type="float">
            <text:p>0.057449</text:p>
          </table:table-cell>
          <table:table-cell office:value-type="float" office:value="0.150894" calcext:value-type="float">
            <text:p>0.150894</text:p>
          </table:table-cell>
          <table:table-cell office:value-type="float" office:value="0.776489" calcext:value-type="float">
            <text:p>0.77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452" calcext:value-type="float">
            <text:p>0.054520</text:p>
          </table:table-cell>
          <table:table-cell office:value-type="float" office:value="0.150772" calcext:value-type="float">
            <text:p>0.150772</text:p>
          </table:table-cell>
          <table:table-cell office:value-type="float" office:value="0.776703" calcext:value-type="float">
            <text:p>0.776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7449" calcext:value-type="float">
            <text:p>0.057449</text:p>
          </table:table-cell>
          <table:table-cell office:value-type="float" office:value="0.168869" calcext:value-type="float">
            <text:p>0.168869</text:p>
          </table:table-cell>
          <table:table-cell office:value-type="float" office:value="0.770752" calcext:value-type="float">
            <text:p>0.770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4504" calcext:value-type="float">
            <text:p>0.054504</text:p>
          </table:table-cell>
          <table:table-cell office:value-type="float" office:value="0.168762" calcext:value-type="float">
            <text:p>0.168762</text:p>
          </table:table-cell>
          <table:table-cell office:value-type="float" office:value="0.770966" calcext:value-type="float">
            <text:p>0.770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7434" calcext:value-type="float">
            <text:p>0.057434</text:p>
          </table:table-cell>
          <table:table-cell office:value-type="float" office:value="0.186859" calcext:value-type="float">
            <text:p>0.186859</text:p>
          </table:table-cell>
          <table:table-cell office:value-type="float" office:value="0.76503" calcext:value-type="float">
            <text:p>0.7650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4504" calcext:value-type="float">
            <text:p>0.054504</text:p>
          </table:table-cell>
          <table:table-cell office:value-type="float" office:value="0.186737" calcext:value-type="float">
            <text:p>0.186737</text:p>
          </table:table-cell>
          <table:table-cell office:value-type="float" office:value="0.765228" calcext:value-type="float">
            <text:p>0.765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6015" calcext:value-type="float">
            <text:p>0.056015</text:p>
          </table:table-cell>
          <table:table-cell office:value-type="float" office:value="0.145401" calcext:value-type="float">
            <text:p>0.145401</text:p>
          </table:table-cell>
          <table:table-cell office:value-type="float" office:value="0.778351" calcext:value-type="float">
            <text:p>0.77835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23:23.688808722</meta:creation-date>
    <dc:date>2019-06-13T15:49:41.405150196</dc:date>
    <meta:editing-duration>PT13M36S</meta:editing-duration>
    <meta:editing-cycles>4</meta:editing-cycles>
    <meta:generator>LibreOffice/6.0.7.3$Linux_X86_64 LibreOffice_project/00m0$Build-3</meta:generator>
    <meta:document-statistic meta:table-count="2" meta:cell-count="3759" meta:object-count="0"/>
  </office:meta>
</office:document-meta>
</file>